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 SemiLight" svg:font-family="'Cascadia Code SemiLight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634in"/>
    </style:style>
    <style:style style:name="co2" style:family="table-column">
      <style:table-column-properties fo:break-before="auto" style:column-width="2.2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84in"/>
    </style:style>
    <style:style style:name="co5" style:family="table-column">
      <style:table-column-properties fo:break-before="auto" style:column-width="1.1256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4" style:family="table-cell" style:parent-style-name="Default" style:data-style-name="N104">
      <style:table-cell-properties fo:background-color="#ffffd7" style:cell-protect="none" style:print-content="true" style:text-align-source="fix" style:repeat-content="false" style:vertical-align="middle"/>
      <style:paragraph-properties fo:text-align="end" fo:margin-left="0in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color="#ffffff" fo:font-size="20pt" style:font-size-asian="20pt" style:font-size-complex="20pt"/>
    </style:style>
    <style:style style:name="ce6" style:family="table-cell" style:parent-style-name="Default" style:data-style-name="N129">
      <style:table-cell-properties fo:background-color="#ffffd7" style:cell-protect="none" style:print-content="true"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7" style:family="table-cell" style:parent-style-name="Default">
      <style:table-cell-properties fo:background-color="#ffffd7" style:cell-protect="none" style:print-content="true"/>
      <style:text-properties fo:font-size="24pt" style:font-size-asian="24pt" style:font-size-complex="24pt"/>
    </style:style>
    <style:style style:name="ce8" style:family="table-cell" style:parent-style-name="Default" style:data-style-name="N104">
      <style:table-cell-properties fo:background-color="#b4c7dc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04">
      <style:text-properties fo:font-size="24pt" style:font-size-asian="24pt" style:font-size-complex="24pt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11" style:family="table-cell" style:parent-style-name="Default">
      <style:text-properties fo:font-size="24pt" style:font-size-asian="24pt" style:font-size-complex="24pt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end" fo:margin-left="0in"/>
      <style:text-properties fo:font-size="24pt" style:font-size-asian="24pt" style:font-size-complex="24pt"/>
    </style:style>
    <style:style style:name="ce13" style:family="table-cell" style:parent-style-name="Default">
      <style:table-cell-properties fo:background-color="#b4c7dc"/>
      <style:text-properties fo:font-size="10pt" style:font-size-asian="10pt" style:font-size-complex="10pt"/>
    </style:style>
    <style:style style:name="ce14" style:family="table-cell" style:parent-style-name="Default" style:data-style-name="N104"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fo:background-color="#b4c7dc"/>
      <style:text-properties fo:font-size="24pt" style:font-size-asian="24pt" style:font-size-complex="24pt"/>
    </style:style>
    <style:style style:name="ce16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color="#ffffff"/>
    </style:style>
    <style:style style:name="ce17" style:family="table-cell" style:parent-style-name="Default">
      <style:table-cell-properties fo:background-color="#dee6ef"/>
    </style:style>
    <style:style style:name="ce18" style:family="table-cell" style:parent-style-name="Default" style:data-style-name="N10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2" table:default-cell-style-name="ce11"/>
        <table:table-column table:style-name="co3" table:number-columns-repeated="16381" table:default-cell-style-name="ce11"/>
        <table:table-row table:style-name="ro1">
          <table:table-cell office:value-type="string" calcext:value-type="string">
            <text:p>Loan Amount:</text:p>
          </table:table-cell>
          <table:table-cell table:style-name="ce4" office:value-type="currency" office:currency="USD" office:value="1320000" calcext:value-type="currency" table:number-columns-spanned="2" table:number-rows-spanned="1">
            <text:p>$1,320,000.00</text:p>
          </table:table-cell>
          <table:covered-table-cell/>
          <table:table-cell table:number-columns-repeated="16381"/>
        </table:table-row>
        <table:table-row table:style-name="ro1">
          <table:table-cell table:style-name="ce2"/>
          <table:table-cell table:style-name="ce5" office:value-type="string" calcext:value-type="string">
            <text:p>Annual</text:p>
          </table:table-cell>
          <table:table-cell table:style-name="ce5" office:value-type="string" calcext:value-type="string">
            <text:p>Monthly</text:p>
          </table:table-cell>
          <table:table-cell table:style-name="ce15" table:number-columns-repeated="16381"/>
        </table:table-row>
        <table:table-row table:style-name="ro1">
          <table:table-cell office:value-type="string" calcext:value-type="string">
            <text:p>Interest Rate:</text:p>
          </table:table-cell>
          <table:table-cell table:style-name="ce6" office:value-type="percentage" office:value="0.0625" calcext:value-type="percentage">
            <text:p>6.250%</text:p>
          </table:table-cell>
          <table:table-cell table:style-name="ce12" table:formula="of:=[.B3]/12" office:value-type="percentage" office:value="0.00520833333333333" calcext:value-type="percentage">
            <text:p>0.520833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rm:</text:p>
          </table:table-cell>
          <table:table-cell table:style-name="ce7" office:value-type="float" office:value="30" calcext:value-type="float">
            <text:p>30</text:p>
          </table:table-cell>
          <table:table-cell table:formula="of:=[.B4]*12" office:value-type="float" office:value="360" calcext:value-type="float">
            <text:p>360</text:p>
          </table:table-cell>
          <table:table-cell table:number-columns-repeated="16381"/>
        </table:table-row>
        <table:table-row table:style-name="ro2">
          <table:table-cell table:style-name="ce3"/>
          <table:table-cell table:style-name="ce8"/>
          <table:table-cell table:style-name="ce13" table:number-columns-repeated="16382"/>
        </table:table-row>
        <table:table-row table:style-name="ro1">
          <table:table-cell office:value-type="string" calcext:value-type="string">
            <text:p>Payment:</text:p>
          </table:table-cell>
          <table:table-cell table:style-name="ce9" table:formula="of:=[.C6]*12" office:value-type="currency" office:currency="USD" office:value="97529.64" calcext:value-type="currency">
            <text:p>$97,529.64</text:p>
          </table:table-cell>
          <table:table-cell table:style-name="ce14" table:formula="of:=CEILING(LoanAmount * InterestRateMonthly / (1 - POWER(1 + InterestRateMonthly; -TermMonths))*100)/100" office:value-type="currency" office:currency="USD" office:value="8127.47" calcext:value-type="currency">
            <text:p>$8,127.4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:</text:p>
          </table:table-cell>
          <table:table-cell table:formula="of:=AnnualPaymentTotal * TermYears" office:value-type="currency" office:currency="USD" office:value="2925889.2" calcext:value-type="currency" table:number-columns-spanned="2" table:number-rows-spanned="1">
            <text:p>$2,925,889.20</text:p>
          </table:table-cell>
          <table:covered-table-cell/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chedule" table:style-name="ta1">
        <table:shapes>
          <draw:frame draw:z-index="0" draw:style-name="gr1" draw:text-style-name="P1" svg:width="9.6953in" svg:height="3.615in" svg:x="5.3236in" svg:y="0.8551in">
            <draw:object draw:notify-on-update-of-ranges="Schedule.A1:Schedule.A1 Schedule.A2:Schedule.A362 Schedule.B1:Schedule.B1 Schedule.B2:Schedule.B362 Schedule.E1:Schedule.E1 Schedule.E2:Schedule.E3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6379" table:default-cell-style-name="Default"/>
        <table:table-row table:style-name="ro2"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alance</text:p>
          </table:table-cell>
          <table:table-cell table:style-name="ce16" office:value-type="string" calcext:value-type="string">
            <text:p>To Principal</text:p>
          </table:table-cell>
          <table:table-cell table:style-name="ce16" office:value-type="string" calcext:value-type="string">
            <text:p>Interest</text:p>
          </table:table-cell>
          <table:table-cell table:style-name="ce16" office:value-type="string" calcext:value-type="string">
            <text:p>Interest Total</text:p>
          </table:table-cell>
          <table:table-cell table:style-name="ce16" table:number-columns-repeated="1637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table:formula="of:=LoanAmount" office:value-type="currency" office:currency="USD" office:value="1320000" calcext:value-type="currency">
            <text:p>$1,320,000.00</text:p>
          </table:table-cell>
          <table:table-cell table:style-name="ce18" table:formula="of:=MIN(Payment - [.D2];[.B2])" office:value-type="currency" office:currency="USD" office:value="1252.47" calcext:value-type="currency">
            <text:p>$1,252.47</text:p>
          </table:table-cell>
          <table:table-cell table:style-name="ce18" table:formula="of:=CEILING(100*[.B2]*InterestRateMonthly)/100" office:value-type="currency" office:currency="USD" office:value="6875" calcext:value-type="currency">
            <text:p>$6,875.00</text:p>
          </table:table-cell>
          <table:table-cell table:style-name="ce18" office:value-type="currency" office:currency="USD" office:value="0" calcext:value-type="currency">
            <text:p>$0.00</text:p>
          </table:table-cell>
          <table:table-cell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8" table:formula="of:=[.B2]-[.C2]" office:value-type="currency" office:currency="USD" office:value="1318747.53" calcext:value-type="currency">
            <text:p>$1,318,747.53</text:p>
          </table:table-cell>
          <table:table-cell table:style-name="ce18" table:formula="of:=MIN(Payment - [.D3];[.B3])" office:value-type="currency" office:currency="USD" office:value="1258.99" calcext:value-type="currency">
            <text:p>$1,258.99</text:p>
          </table:table-cell>
          <table:table-cell table:style-name="ce18" table:formula="of:=CEILING(100*[.B3]*InterestRateMonthly)/100" office:value-type="currency" office:currency="USD" office:value="6868.48" calcext:value-type="currency">
            <text:p>$6,868.48</text:p>
          </table:table-cell>
          <table:table-cell table:style-name="ce18" table:formula="of:=[.E2]+[.D3]" office:value-type="currency" office:currency="USD" office:value="6868.48" calcext:value-type="currency">
            <text:p>$6,868.48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table:formula="of:=[.B3]-[.C3]" office:value-type="currency" office:currency="USD" office:value="1317488.54" calcext:value-type="currency">
            <text:p>$1,317,488.54</text:p>
          </table:table-cell>
          <table:table-cell table:style-name="ce18" table:formula="of:=MIN(Payment - [.D4];[.B4])" office:value-type="currency" office:currency="USD" office:value="1265.55" calcext:value-type="currency">
            <text:p>$1,265.55</text:p>
          </table:table-cell>
          <table:table-cell table:style-name="ce18" table:formula="of:=CEILING(100*[.B4]*InterestRateMonthly)/100" office:value-type="currency" office:currency="USD" office:value="6861.92" calcext:value-type="currency">
            <text:p>$6,861.92</text:p>
          </table:table-cell>
          <table:table-cell table:style-name="ce18" table:formula="of:=[.E3]+[.D4]" office:value-type="currency" office:currency="USD" office:value="13730.4" calcext:value-type="currency">
            <text:p>$13,730.40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table:formula="of:=[.B4]-[.C4]" office:value-type="currency" office:currency="USD" office:value="1316222.99" calcext:value-type="currency">
            <text:p>$1,316,222.99</text:p>
          </table:table-cell>
          <table:table-cell table:style-name="ce18" table:formula="of:=MIN(Payment - [.D5];[.B5])" office:value-type="currency" office:currency="USD" office:value="1272.14" calcext:value-type="currency">
            <text:p>$1,272.14</text:p>
          </table:table-cell>
          <table:table-cell table:style-name="ce18" table:formula="of:=CEILING(100*[.B5]*InterestRateMonthly)/100" office:value-type="currency" office:currency="USD" office:value="6855.33" calcext:value-type="currency">
            <text:p>$6,855.33</text:p>
          </table:table-cell>
          <table:table-cell table:style-name="ce18" table:formula="of:=[.E4]+[.D5]" office:value-type="currency" office:currency="USD" office:value="20585.73" calcext:value-type="currency">
            <text:p>$20,585.73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table:formula="of:=[.B5]-[.C5]" office:value-type="currency" office:currency="USD" office:value="1314950.85" calcext:value-type="currency">
            <text:p>$1,314,950.85</text:p>
          </table:table-cell>
          <table:table-cell table:style-name="ce18" table:formula="of:=MIN(Payment - [.D6];[.B6])" office:value-type="currency" office:currency="USD" office:value="1278.76" calcext:value-type="currency">
            <text:p>$1,278.76</text:p>
          </table:table-cell>
          <table:table-cell table:style-name="ce18" table:formula="of:=CEILING(100*[.B6]*InterestRateMonthly)/100" office:value-type="currency" office:currency="USD" office:value="6848.71" calcext:value-type="currency">
            <text:p>$6,848.71</text:p>
          </table:table-cell>
          <table:table-cell table:style-name="ce18" table:formula="of:=[.E5]+[.D6]" office:value-type="currency" office:currency="USD" office:value="27434.44" calcext:value-type="currency">
            <text:p>$27,434.44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table:formula="of:=[.B6]-[.C6]" office:value-type="currency" office:currency="USD" office:value="1313672.09" calcext:value-type="currency">
            <text:p>$1,313,672.09</text:p>
          </table:table-cell>
          <table:table-cell table:style-name="ce18" table:formula="of:=MIN(Payment - [.D7];[.B7])" office:value-type="currency" office:currency="USD" office:value="1285.42" calcext:value-type="currency">
            <text:p>$1,285.42</text:p>
          </table:table-cell>
          <table:table-cell table:style-name="ce18" table:formula="of:=CEILING(100*[.B7]*InterestRateMonthly)/100" office:value-type="currency" office:currency="USD" office:value="6842.05" calcext:value-type="currency">
            <text:p>$6,842.05</text:p>
          </table:table-cell>
          <table:table-cell table:style-name="ce18" table:formula="of:=[.E6]+[.D7]" office:value-type="currency" office:currency="USD" office:value="34276.49" calcext:value-type="currency">
            <text:p>$34,276.49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8" table:formula="of:=[.B7]-[.C7]" office:value-type="currency" office:currency="USD" office:value="1312386.67" calcext:value-type="currency">
            <text:p>$1,312,386.67</text:p>
          </table:table-cell>
          <table:table-cell table:style-name="ce18" table:formula="of:=MIN(Payment - [.D8];[.B8])" office:value-type="currency" office:currency="USD" office:value="1292.12" calcext:value-type="currency">
            <text:p>$1,292.12</text:p>
          </table:table-cell>
          <table:table-cell table:style-name="ce18" table:formula="of:=CEILING(100*[.B8]*InterestRateMonthly)/100" office:value-type="currency" office:currency="USD" office:value="6835.35" calcext:value-type="currency">
            <text:p>$6,835.35</text:p>
          </table:table-cell>
          <table:table-cell table:style-name="ce18" table:formula="of:=[.E7]+[.D8]" office:value-type="currency" office:currency="USD" office:value="41111.84" calcext:value-type="currency">
            <text:p>$41,111.84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8" table:formula="of:=[.B8]-[.C8]" office:value-type="currency" office:currency="USD" office:value="1311094.55" calcext:value-type="currency">
            <text:p>$1,311,094.55</text:p>
          </table:table-cell>
          <table:table-cell table:style-name="ce18" table:formula="of:=MIN(Payment - [.D9];[.B9])" office:value-type="currency" office:currency="USD" office:value="1298.85" calcext:value-type="currency">
            <text:p>$1,298.85</text:p>
          </table:table-cell>
          <table:table-cell table:style-name="ce18" table:formula="of:=CEILING(100*[.B9]*InterestRateMonthly)/100" office:value-type="currency" office:currency="USD" office:value="6828.62" calcext:value-type="currency">
            <text:p>$6,828.62</text:p>
          </table:table-cell>
          <table:table-cell table:style-name="ce18" table:formula="of:=[.E8]+[.D9]" office:value-type="currency" office:currency="USD" office:value="47940.46" calcext:value-type="currency">
            <text:p>$47,940.46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8" table:formula="of:=[.B9]-[.C9]" office:value-type="currency" office:currency="USD" office:value="1309795.7" calcext:value-type="currency">
            <text:p>$1,309,795.70</text:p>
          </table:table-cell>
          <table:table-cell table:style-name="ce18" table:formula="of:=MIN(Payment - [.D10];[.B10])" office:value-type="currency" office:currency="USD" office:value="1305.61" calcext:value-type="currency">
            <text:p>$1,305.61</text:p>
          </table:table-cell>
          <table:table-cell table:style-name="ce18" table:formula="of:=CEILING(100*[.B10]*InterestRateMonthly)/100" office:value-type="currency" office:currency="USD" office:value="6821.86" calcext:value-type="currency">
            <text:p>$6,821.86</text:p>
          </table:table-cell>
          <table:table-cell table:style-name="ce18" table:formula="of:=[.E9]+[.D10]" office:value-type="currency" office:currency="USD" office:value="54762.32" calcext:value-type="currency">
            <text:p>$54,762.32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8" table:formula="of:=[.B10]-[.C10]" office:value-type="currency" office:currency="USD" office:value="1308490.09" calcext:value-type="currency">
            <text:p>$1,308,490.09</text:p>
          </table:table-cell>
          <table:table-cell table:style-name="ce18" table:formula="of:=MIN(Payment - [.D11];[.B11])" office:value-type="currency" office:currency="USD" office:value="1312.41" calcext:value-type="currency">
            <text:p>$1,312.41</text:p>
          </table:table-cell>
          <table:table-cell table:style-name="ce18" table:formula="of:=CEILING(100*[.B11]*InterestRateMonthly)/100" office:value-type="currency" office:currency="USD" office:value="6815.06" calcext:value-type="currency">
            <text:p>$6,815.06</text:p>
          </table:table-cell>
          <table:table-cell table:style-name="ce18" table:formula="of:=[.E10]+[.D11]" office:value-type="currency" office:currency="USD" office:value="61577.38" calcext:value-type="currency">
            <text:p>$61,577.38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8" table:formula="of:=[.B11]-[.C11]" office:value-type="currency" office:currency="USD" office:value="1307177.68" calcext:value-type="currency">
            <text:p>$1,307,177.68</text:p>
          </table:table-cell>
          <table:table-cell table:style-name="ce18" table:formula="of:=MIN(Payment - [.D12];[.B12])" office:value-type="currency" office:currency="USD" office:value="1319.25" calcext:value-type="currency">
            <text:p>$1,319.25</text:p>
          </table:table-cell>
          <table:table-cell table:style-name="ce18" table:formula="of:=CEILING(100*[.B12]*InterestRateMonthly)/100" office:value-type="currency" office:currency="USD" office:value="6808.22" calcext:value-type="currency">
            <text:p>$6,808.22</text:p>
          </table:table-cell>
          <table:table-cell table:style-name="ce18" table:formula="of:=[.E11]+[.D12]" office:value-type="currency" office:currency="USD" office:value="68385.6" calcext:value-type="currency">
            <text:p>$68,385.60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8" table:formula="of:=[.B12]-[.C12]" office:value-type="currency" office:currency="USD" office:value="1305858.43" calcext:value-type="currency">
            <text:p>$1,305,858.43</text:p>
          </table:table-cell>
          <table:table-cell table:style-name="ce18" table:formula="of:=MIN(Payment - [.D13];[.B13])" office:value-type="currency" office:currency="USD" office:value="1326.12" calcext:value-type="currency">
            <text:p>$1,326.12</text:p>
          </table:table-cell>
          <table:table-cell table:style-name="ce18" table:formula="of:=CEILING(100*[.B13]*InterestRateMonthly)/100" office:value-type="currency" office:currency="USD" office:value="6801.35" calcext:value-type="currency">
            <text:p>$6,801.35</text:p>
          </table:table-cell>
          <table:table-cell table:style-name="ce18" table:formula="of:=[.E12]+[.D13]" office:value-type="currency" office:currency="USD" office:value="75186.95" calcext:value-type="currency">
            <text:p>$75,186.95</text:p>
          </table:table-cell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8" table:formula="of:=[.B13]-[.C13]" office:value-type="currency" office:currency="USD" office:value="1304532.31" calcext:value-type="currency">
            <text:p>$1,304,532.31</text:p>
          </table:table-cell>
          <table:table-cell table:style-name="ce18" table:formula="of:=MIN(Payment - [.D14];[.B14])" office:value-type="currency" office:currency="USD" office:value="1333.03" calcext:value-type="currency">
            <text:p>$1,333.03</text:p>
          </table:table-cell>
          <table:table-cell table:style-name="ce18" table:formula="of:=CEILING(100*[.B14]*InterestRateMonthly)/100" office:value-type="currency" office:currency="USD" office:value="6794.44" calcext:value-type="currency">
            <text:p>$6,794.44</text:p>
          </table:table-cell>
          <table:table-cell table:style-name="ce18" table:formula="of:=[.E13]+[.D14]" office:value-type="currency" office:currency="USD" office:value="81981.39" calcext:value-type="currency">
            <text:p>$81,981.39</text:p>
          </table:table-cell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8" table:formula="of:=[.B14]-[.C14]" office:value-type="currency" office:currency="USD" office:value="1303199.28" calcext:value-type="currency">
            <text:p>$1,303,199.28</text:p>
          </table:table-cell>
          <table:table-cell table:style-name="ce18" table:formula="of:=MIN(Payment - [.D15];[.B15])" office:value-type="currency" office:currency="USD" office:value="1339.97" calcext:value-type="currency">
            <text:p>$1,339.97</text:p>
          </table:table-cell>
          <table:table-cell table:style-name="ce18" table:formula="of:=CEILING(100*[.B15]*InterestRateMonthly)/100" office:value-type="currency" office:currency="USD" office:value="6787.5" calcext:value-type="currency">
            <text:p>$6,787.50</text:p>
          </table:table-cell>
          <table:table-cell table:style-name="ce18" table:formula="of:=[.E14]+[.D15]" office:value-type="currency" office:currency="USD" office:value="88768.89" calcext:value-type="currency">
            <text:p>$88,768.89</text:p>
          </table:table-cell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table:formula="of:=[.B15]-[.C15]" office:value-type="currency" office:currency="USD" office:value="1301859.31" calcext:value-type="currency">
            <text:p>$1,301,859.31</text:p>
          </table:table-cell>
          <table:table-cell table:style-name="ce18" table:formula="of:=MIN(Payment - [.D16];[.B16])" office:value-type="currency" office:currency="USD" office:value="1346.95" calcext:value-type="currency">
            <text:p>$1,346.95</text:p>
          </table:table-cell>
          <table:table-cell table:style-name="ce18" table:formula="of:=CEILING(100*[.B16]*InterestRateMonthly)/100" office:value-type="currency" office:currency="USD" office:value="6780.52" calcext:value-type="currency">
            <text:p>$6,780.52</text:p>
          </table:table-cell>
          <table:table-cell table:style-name="ce18" table:formula="of:=[.E15]+[.D16]" office:value-type="currency" office:currency="USD" office:value="95549.41" calcext:value-type="currency">
            <text:p>$95,549.41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table:formula="of:=[.B16]-[.C16]" office:value-type="currency" office:currency="USD" office:value="1300512.36" calcext:value-type="currency">
            <text:p>$1,300,512.36</text:p>
          </table:table-cell>
          <table:table-cell table:style-name="ce18" table:formula="of:=MIN(Payment - [.D17];[.B17])" office:value-type="currency" office:currency="USD" office:value="1353.96" calcext:value-type="currency">
            <text:p>$1,353.96</text:p>
          </table:table-cell>
          <table:table-cell table:style-name="ce18" table:formula="of:=CEILING(100*[.B17]*InterestRateMonthly)/100" office:value-type="currency" office:currency="USD" office:value="6773.51" calcext:value-type="currency">
            <text:p>$6,773.51</text:p>
          </table:table-cell>
          <table:table-cell table:style-name="ce18" table:formula="of:=[.E16]+[.D17]" office:value-type="currency" office:currency="USD" office:value="102322.92" calcext:value-type="currency">
            <text:p>$102,322.92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8" table:formula="of:=[.B17]-[.C17]" office:value-type="currency" office:currency="USD" office:value="1299158.4" calcext:value-type="currency">
            <text:p>$1,299,158.40</text:p>
          </table:table-cell>
          <table:table-cell table:style-name="ce18" table:formula="of:=MIN(Payment - [.D18];[.B18])" office:value-type="currency" office:currency="USD" office:value="1361.02" calcext:value-type="currency">
            <text:p>$1,361.02</text:p>
          </table:table-cell>
          <table:table-cell table:style-name="ce18" table:formula="of:=CEILING(100*[.B18]*InterestRateMonthly)/100" office:value-type="currency" office:currency="USD" office:value="6766.45" calcext:value-type="currency">
            <text:p>$6,766.45</text:p>
          </table:table-cell>
          <table:table-cell table:style-name="ce18" table:formula="of:=[.E17]+[.D18]" office:value-type="currency" office:currency="USD" office:value="109089.37" calcext:value-type="currency">
            <text:p>$109,089.37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8" table:formula="of:=[.B18]-[.C18]" office:value-type="currency" office:currency="USD" office:value="1297797.38" calcext:value-type="currency">
            <text:p>$1,297,797.38</text:p>
          </table:table-cell>
          <table:table-cell table:style-name="ce18" table:formula="of:=MIN(Payment - [.D19];[.B19])" office:value-type="currency" office:currency="USD" office:value="1368.1" calcext:value-type="currency">
            <text:p>$1,368.10</text:p>
          </table:table-cell>
          <table:table-cell table:style-name="ce18" table:formula="of:=CEILING(100*[.B19]*InterestRateMonthly)/100" office:value-type="currency" office:currency="USD" office:value="6759.37" calcext:value-type="currency">
            <text:p>$6,759.37</text:p>
          </table:table-cell>
          <table:table-cell table:style-name="ce18" table:formula="of:=[.E18]+[.D19]" office:value-type="currency" office:currency="USD" office:value="115848.74" calcext:value-type="currency">
            <text:p>$115,848.74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8" table:formula="of:=[.B19]-[.C19]" office:value-type="currency" office:currency="USD" office:value="1296429.28" calcext:value-type="currency">
            <text:p>$1,296,429.28</text:p>
          </table:table-cell>
          <table:table-cell table:style-name="ce18" table:formula="of:=MIN(Payment - [.D20];[.B20])" office:value-type="currency" office:currency="USD" office:value="1375.23" calcext:value-type="currency">
            <text:p>$1,375.23</text:p>
          </table:table-cell>
          <table:table-cell table:style-name="ce18" table:formula="of:=CEILING(100*[.B20]*InterestRateMonthly)/100" office:value-type="currency" office:currency="USD" office:value="6752.24" calcext:value-type="currency">
            <text:p>$6,752.24</text:p>
          </table:table-cell>
          <table:table-cell table:style-name="ce18" table:formula="of:=[.E19]+[.D20]" office:value-type="currency" office:currency="USD" office:value="122600.98" calcext:value-type="currency">
            <text:p>$122,600.98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8" table:formula="of:=[.B20]-[.C20]" office:value-type="currency" office:currency="USD" office:value="1295054.05" calcext:value-type="currency">
            <text:p>$1,295,054.05</text:p>
          </table:table-cell>
          <table:table-cell table:style-name="ce18" table:formula="of:=MIN(Payment - [.D21];[.B21])" office:value-type="currency" office:currency="USD" office:value="1382.39" calcext:value-type="currency">
            <text:p>$1,382.39</text:p>
          </table:table-cell>
          <table:table-cell table:style-name="ce18" table:formula="of:=CEILING(100*[.B21]*InterestRateMonthly)/100" office:value-type="currency" office:currency="USD" office:value="6745.08" calcext:value-type="currency">
            <text:p>$6,745.08</text:p>
          </table:table-cell>
          <table:table-cell table:style-name="ce18" table:formula="of:=[.E20]+[.D21]" office:value-type="currency" office:currency="USD" office:value="129346.06" calcext:value-type="currency">
            <text:p>$129,346.06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table:formula="of:=[.B21]-[.C21]" office:value-type="currency" office:currency="USD" office:value="1293671.66" calcext:value-type="currency">
            <text:p>$1,293,671.66</text:p>
          </table:table-cell>
          <table:table-cell table:style-name="ce18" table:formula="of:=MIN(Payment - [.D22];[.B22])" office:value-type="currency" office:currency="USD" office:value="1389.59" calcext:value-type="currency">
            <text:p>$1,389.59</text:p>
          </table:table-cell>
          <table:table-cell table:style-name="ce18" table:formula="of:=CEILING(100*[.B22]*InterestRateMonthly)/100" office:value-type="currency" office:currency="USD" office:value="6737.88" calcext:value-type="currency">
            <text:p>$6,737.88</text:p>
          </table:table-cell>
          <table:table-cell table:style-name="ce18" table:formula="of:=[.E21]+[.D22]" office:value-type="currency" office:currency="USD" office:value="136083.94" calcext:value-type="currency">
            <text:p>$136,083.94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table:formula="of:=[.B22]-[.C22]" office:value-type="currency" office:currency="USD" office:value="1292282.07" calcext:value-type="currency">
            <text:p>$1,292,282.07</text:p>
          </table:table-cell>
          <table:table-cell table:style-name="ce18" table:formula="of:=MIN(Payment - [.D23];[.B23])" office:value-type="currency" office:currency="USD" office:value="1396.83" calcext:value-type="currency">
            <text:p>$1,396.83</text:p>
          </table:table-cell>
          <table:table-cell table:style-name="ce18" table:formula="of:=CEILING(100*[.B23]*InterestRateMonthly)/100" office:value-type="currency" office:currency="USD" office:value="6730.64" calcext:value-type="currency">
            <text:p>$6,730.64</text:p>
          </table:table-cell>
          <table:table-cell table:style-name="ce18" table:formula="of:=[.E22]+[.D23]" office:value-type="currency" office:currency="USD" office:value="142814.58" calcext:value-type="currency">
            <text:p>$142,814.58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table:formula="of:=[.B23]-[.C23]" office:value-type="currency" office:currency="USD" office:value="1290885.24" calcext:value-type="currency">
            <text:p>$1,290,885.24</text:p>
          </table:table-cell>
          <table:table-cell table:style-name="ce18" table:formula="of:=MIN(Payment - [.D24];[.B24])" office:value-type="currency" office:currency="USD" office:value="1404.1" calcext:value-type="currency">
            <text:p>$1,404.10</text:p>
          </table:table-cell>
          <table:table-cell table:style-name="ce18" table:formula="of:=CEILING(100*[.B24]*InterestRateMonthly)/100" office:value-type="currency" office:currency="USD" office:value="6723.37" calcext:value-type="currency">
            <text:p>$6,723.37</text:p>
          </table:table-cell>
          <table:table-cell table:style-name="ce18" table:formula="of:=[.E23]+[.D24]" office:value-type="currency" office:currency="USD" office:value="149537.95" calcext:value-type="currency">
            <text:p>$149,537.9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table:formula="of:=[.B24]-[.C24]" office:value-type="currency" office:currency="USD" office:value="1289481.14" calcext:value-type="currency">
            <text:p>$1,289,481.14</text:p>
          </table:table-cell>
          <table:table-cell table:style-name="ce18" table:formula="of:=MIN(Payment - [.D25];[.B25])" office:value-type="currency" office:currency="USD" office:value="1411.42" calcext:value-type="currency">
            <text:p>$1,411.42</text:p>
          </table:table-cell>
          <table:table-cell table:style-name="ce18" table:formula="of:=CEILING(100*[.B25]*InterestRateMonthly)/100" office:value-type="currency" office:currency="USD" office:value="6716.05" calcext:value-type="currency">
            <text:p>$6,716.05</text:p>
          </table:table-cell>
          <table:table-cell table:style-name="ce18" table:formula="of:=[.E24]+[.D25]" office:value-type="currency" office:currency="USD" office:value="156254" calcext:value-type="currency">
            <text:p>$156,254.00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table:formula="of:=[.B25]-[.C25]" office:value-type="currency" office:currency="USD" office:value="1288069.72" calcext:value-type="currency">
            <text:p>$1,288,069.72</text:p>
          </table:table-cell>
          <table:table-cell table:style-name="ce18" table:formula="of:=MIN(Payment - [.D26];[.B26])" office:value-type="currency" office:currency="USD" office:value="1418.77" calcext:value-type="currency">
            <text:p>$1,418.77</text:p>
          </table:table-cell>
          <table:table-cell table:style-name="ce18" table:formula="of:=CEILING(100*[.B26]*InterestRateMonthly)/100" office:value-type="currency" office:currency="USD" office:value="6708.7" calcext:value-type="currency">
            <text:p>$6,708.70</text:p>
          </table:table-cell>
          <table:table-cell table:style-name="ce18" table:formula="of:=[.E25]+[.D26]" office:value-type="currency" office:currency="USD" office:value="162962.7" calcext:value-type="currency">
            <text:p>$162,962.70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table:formula="of:=[.B26]-[.C26]" office:value-type="currency" office:currency="USD" office:value="1286650.95" calcext:value-type="currency">
            <text:p>$1,286,650.95</text:p>
          </table:table-cell>
          <table:table-cell table:style-name="ce18" table:formula="of:=MIN(Payment - [.D27];[.B27])" office:value-type="currency" office:currency="USD" office:value="1426.16" calcext:value-type="currency">
            <text:p>$1,426.16</text:p>
          </table:table-cell>
          <table:table-cell table:style-name="ce18" table:formula="of:=CEILING(100*[.B27]*InterestRateMonthly)/100" office:value-type="currency" office:currency="USD" office:value="6701.31" calcext:value-type="currency">
            <text:p>$6,701.31</text:p>
          </table:table-cell>
          <table:table-cell table:style-name="ce18" table:formula="of:=[.E26]+[.D27]" office:value-type="currency" office:currency="USD" office:value="169664.01" calcext:value-type="currency">
            <text:p>$169,664.01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8" table:formula="of:=[.B27]-[.C27]" office:value-type="currency" office:currency="USD" office:value="1285224.79" calcext:value-type="currency">
            <text:p>$1,285,224.79</text:p>
          </table:table-cell>
          <table:table-cell table:style-name="ce18" table:formula="of:=MIN(Payment - [.D28];[.B28])" office:value-type="currency" office:currency="USD" office:value="1433.59" calcext:value-type="currency">
            <text:p>$1,433.59</text:p>
          </table:table-cell>
          <table:table-cell table:style-name="ce18" table:formula="of:=CEILING(100*[.B28]*InterestRateMonthly)/100" office:value-type="currency" office:currency="USD" office:value="6693.88" calcext:value-type="currency">
            <text:p>$6,693.88</text:p>
          </table:table-cell>
          <table:table-cell table:style-name="ce18" table:formula="of:=[.E27]+[.D28]" office:value-type="currency" office:currency="USD" office:value="176357.89" calcext:value-type="currency">
            <text:p>$176,357.89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8" table:formula="of:=[.B28]-[.C28]" office:value-type="currency" office:currency="USD" office:value="1283791.2" calcext:value-type="currency">
            <text:p>$1,283,791.20</text:p>
          </table:table-cell>
          <table:table-cell table:style-name="ce18" table:formula="of:=MIN(Payment - [.D29];[.B29])" office:value-type="currency" office:currency="USD" office:value="1441.05" calcext:value-type="currency">
            <text:p>$1,441.05</text:p>
          </table:table-cell>
          <table:table-cell table:style-name="ce18" table:formula="of:=CEILING(100*[.B29]*InterestRateMonthly)/100" office:value-type="currency" office:currency="USD" office:value="6686.42" calcext:value-type="currency">
            <text:p>$6,686.42</text:p>
          </table:table-cell>
          <table:table-cell table:style-name="ce18" table:formula="of:=[.E28]+[.D29]" office:value-type="currency" office:currency="USD" office:value="183044.31" calcext:value-type="currency">
            <text:p>$183,044.31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8" table:formula="of:=[.B29]-[.C29]" office:value-type="currency" office:currency="USD" office:value="1282350.15" calcext:value-type="currency">
            <text:p>$1,282,350.15</text:p>
          </table:table-cell>
          <table:table-cell table:style-name="ce18" table:formula="of:=MIN(Payment - [.D30];[.B30])" office:value-type="currency" office:currency="USD" office:value="1448.56" calcext:value-type="currency">
            <text:p>$1,448.56</text:p>
          </table:table-cell>
          <table:table-cell table:style-name="ce18" table:formula="of:=CEILING(100*[.B30]*InterestRateMonthly)/100" office:value-type="currency" office:currency="USD" office:value="6678.91" calcext:value-type="currency">
            <text:p>$6,678.91</text:p>
          </table:table-cell>
          <table:table-cell table:style-name="ce18" table:formula="of:=[.E29]+[.D30]" office:value-type="currency" office:currency="USD" office:value="189723.22" calcext:value-type="currency">
            <text:p>$189,723.22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8" table:formula="of:=[.B30]-[.C30]" office:value-type="currency" office:currency="USD" office:value="1280901.59" calcext:value-type="currency">
            <text:p>$1,280,901.59</text:p>
          </table:table-cell>
          <table:table-cell table:style-name="ce18" table:formula="of:=MIN(Payment - [.D31];[.B31])" office:value-type="currency" office:currency="USD" office:value="1456.1" calcext:value-type="currency">
            <text:p>$1,456.10</text:p>
          </table:table-cell>
          <table:table-cell table:style-name="ce18" table:formula="of:=CEILING(100*[.B31]*InterestRateMonthly)/100" office:value-type="currency" office:currency="USD" office:value="6671.37" calcext:value-type="currency">
            <text:p>$6,671.37</text:p>
          </table:table-cell>
          <table:table-cell table:style-name="ce18" table:formula="of:=[.E30]+[.D31]" office:value-type="currency" office:currency="USD" office:value="196394.59" calcext:value-type="currency">
            <text:p>$196,394.59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table:formula="of:=[.B31]-[.C31]" office:value-type="currency" office:currency="USD" office:value="1279445.49" calcext:value-type="currency">
            <text:p>$1,279,445.49</text:p>
          </table:table-cell>
          <table:table-cell table:style-name="ce18" table:formula="of:=MIN(Payment - [.D32];[.B32])" office:value-type="currency" office:currency="USD" office:value="1463.69" calcext:value-type="currency">
            <text:p>$1,463.69</text:p>
          </table:table-cell>
          <table:table-cell table:style-name="ce18" table:formula="of:=CEILING(100*[.B32]*InterestRateMonthly)/100" office:value-type="currency" office:currency="USD" office:value="6663.78" calcext:value-type="currency">
            <text:p>$6,663.78</text:p>
          </table:table-cell>
          <table:table-cell table:style-name="ce18" table:formula="of:=[.E31]+[.D32]" office:value-type="currency" office:currency="USD" office:value="203058.37" calcext:value-type="currency">
            <text:p>$203,058.37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table:formula="of:=[.B32]-[.C32]" office:value-type="currency" office:currency="USD" office:value="1277981.8" calcext:value-type="currency">
            <text:p>$1,277,981.80</text:p>
          </table:table-cell>
          <table:table-cell table:style-name="ce18" table:formula="of:=MIN(Payment - [.D33];[.B33])" office:value-type="currency" office:currency="USD" office:value="1471.31" calcext:value-type="currency">
            <text:p>$1,471.31</text:p>
          </table:table-cell>
          <table:table-cell table:style-name="ce18" table:formula="of:=CEILING(100*[.B33]*InterestRateMonthly)/100" office:value-type="currency" office:currency="USD" office:value="6656.16" calcext:value-type="currency">
            <text:p>$6,656.16</text:p>
          </table:table-cell>
          <table:table-cell table:style-name="ce18" table:formula="of:=[.E32]+[.D33]" office:value-type="currency" office:currency="USD" office:value="209714.53" calcext:value-type="currency">
            <text:p>$209,714.53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table:formula="of:=[.B33]-[.C33]" office:value-type="currency" office:currency="USD" office:value="1276510.49" calcext:value-type="currency">
            <text:p>$1,276,510.49</text:p>
          </table:table-cell>
          <table:table-cell table:style-name="ce18" table:formula="of:=MIN(Payment - [.D34];[.B34])" office:value-type="currency" office:currency="USD" office:value="1478.97" calcext:value-type="currency">
            <text:p>$1,478.97</text:p>
          </table:table-cell>
          <table:table-cell table:style-name="ce18" table:formula="of:=CEILING(100*[.B34]*InterestRateMonthly)/100" office:value-type="currency" office:currency="USD" office:value="6648.5" calcext:value-type="currency">
            <text:p>$6,648.50</text:p>
          </table:table-cell>
          <table:table-cell table:style-name="ce18" table:formula="of:=[.E33]+[.D34]" office:value-type="currency" office:currency="USD" office:value="216363.03" calcext:value-type="currency">
            <text:p>$216,363.03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table:formula="of:=[.B34]-[.C34]" office:value-type="currency" office:currency="USD" office:value="1275031.52" calcext:value-type="currency">
            <text:p>$1,275,031.52</text:p>
          </table:table-cell>
          <table:table-cell table:style-name="ce18" table:formula="of:=MIN(Payment - [.D35];[.B35])" office:value-type="currency" office:currency="USD" office:value="1486.68" calcext:value-type="currency">
            <text:p>$1,486.68</text:p>
          </table:table-cell>
          <table:table-cell table:style-name="ce18" table:formula="of:=CEILING(100*[.B35]*InterestRateMonthly)/100" office:value-type="currency" office:currency="USD" office:value="6640.79" calcext:value-type="currency">
            <text:p>$6,640.79</text:p>
          </table:table-cell>
          <table:table-cell table:style-name="ce18" table:formula="of:=[.E34]+[.D35]" office:value-type="currency" office:currency="USD" office:value="223003.82" calcext:value-type="currency">
            <text:p>$223,003.82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table:formula="of:=[.B35]-[.C35]" office:value-type="currency" office:currency="USD" office:value="1273544.84" calcext:value-type="currency">
            <text:p>$1,273,544.84</text:p>
          </table:table-cell>
          <table:table-cell table:style-name="ce18" table:formula="of:=MIN(Payment - [.D36];[.B36])" office:value-type="currency" office:currency="USD" office:value="1494.42" calcext:value-type="currency">
            <text:p>$1,494.42</text:p>
          </table:table-cell>
          <table:table-cell table:style-name="ce18" table:formula="of:=CEILING(100*[.B36]*InterestRateMonthly)/100" office:value-type="currency" office:currency="USD" office:value="6633.05" calcext:value-type="currency">
            <text:p>$6,633.05</text:p>
          </table:table-cell>
          <table:table-cell table:style-name="ce18" table:formula="of:=[.E35]+[.D36]" office:value-type="currency" office:currency="USD" office:value="229636.87" calcext:value-type="currency">
            <text:p>$229,636.87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table:formula="of:=[.B36]-[.C36]" office:value-type="currency" office:currency="USD" office:value="1272050.42" calcext:value-type="currency">
            <text:p>$1,272,050.42</text:p>
          </table:table-cell>
          <table:table-cell table:style-name="ce18" table:formula="of:=MIN(Payment - [.D37];[.B37])" office:value-type="currency" office:currency="USD" office:value="1502.2" calcext:value-type="currency">
            <text:p>$1,502.20</text:p>
          </table:table-cell>
          <table:table-cell table:style-name="ce18" table:formula="of:=CEILING(100*[.B37]*InterestRateMonthly)/100" office:value-type="currency" office:currency="USD" office:value="6625.27" calcext:value-type="currency">
            <text:p>$6,625.27</text:p>
          </table:table-cell>
          <table:table-cell table:style-name="ce18" table:formula="of:=[.E36]+[.D37]" office:value-type="currency" office:currency="USD" office:value="236262.14" calcext:value-type="currency">
            <text:p>$236,262.14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8" table:formula="of:=[.B37]-[.C37]" office:value-type="currency" office:currency="USD" office:value="1270548.22" calcext:value-type="currency">
            <text:p>$1,270,548.22</text:p>
          </table:table-cell>
          <table:table-cell table:style-name="ce18" table:formula="of:=MIN(Payment - [.D38];[.B38])" office:value-type="currency" office:currency="USD" office:value="1510.03" calcext:value-type="currency">
            <text:p>$1,510.03</text:p>
          </table:table-cell>
          <table:table-cell table:style-name="ce18" table:formula="of:=CEILING(100*[.B38]*InterestRateMonthly)/100" office:value-type="currency" office:currency="USD" office:value="6617.44" calcext:value-type="currency">
            <text:p>$6,617.44</text:p>
          </table:table-cell>
          <table:table-cell table:style-name="ce18" table:formula="of:=[.E37]+[.D38]" office:value-type="currency" office:currency="USD" office:value="242879.58" calcext:value-type="currency">
            <text:p>$242,879.58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table:formula="of:=[.B38]-[.C38]" office:value-type="currency" office:currency="USD" office:value="1269038.19" calcext:value-type="currency">
            <text:p>$1,269,038.19</text:p>
          </table:table-cell>
          <table:table-cell table:style-name="ce18" table:formula="of:=MIN(Payment - [.D39];[.B39])" office:value-type="currency" office:currency="USD" office:value="1517.89" calcext:value-type="currency">
            <text:p>$1,517.89</text:p>
          </table:table-cell>
          <table:table-cell table:style-name="ce18" table:formula="of:=CEILING(100*[.B39]*InterestRateMonthly)/100" office:value-type="currency" office:currency="USD" office:value="6609.58" calcext:value-type="currency">
            <text:p>$6,609.58</text:p>
          </table:table-cell>
          <table:table-cell table:style-name="ce18" table:formula="of:=[.E38]+[.D39]" office:value-type="currency" office:currency="USD" office:value="249489.16" calcext:value-type="currency">
            <text:p>$249,489.16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table:formula="of:=[.B39]-[.C39]" office:value-type="currency" office:currency="USD" office:value="1267520.3" calcext:value-type="currency">
            <text:p>$1,267,520.30</text:p>
          </table:table-cell>
          <table:table-cell table:style-name="ce18" table:formula="of:=MIN(Payment - [.D40];[.B40])" office:value-type="currency" office:currency="USD" office:value="1525.8" calcext:value-type="currency">
            <text:p>$1,525.80</text:p>
          </table:table-cell>
          <table:table-cell table:style-name="ce18" table:formula="of:=CEILING(100*[.B40]*InterestRateMonthly)/100" office:value-type="currency" office:currency="USD" office:value="6601.67" calcext:value-type="currency">
            <text:p>$6,601.67</text:p>
          </table:table-cell>
          <table:table-cell table:style-name="ce18" table:formula="of:=[.E39]+[.D40]" office:value-type="currency" office:currency="USD" office:value="256090.83" calcext:value-type="currency">
            <text:p>$256,090.83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table:formula="of:=[.B40]-[.C40]" office:value-type="currency" office:currency="USD" office:value="1265994.5" calcext:value-type="currency">
            <text:p>$1,265,994.50</text:p>
          </table:table-cell>
          <table:table-cell table:style-name="ce18" table:formula="of:=MIN(Payment - [.D41];[.B41])" office:value-type="currency" office:currency="USD" office:value="1533.74" calcext:value-type="currency">
            <text:p>$1,533.74</text:p>
          </table:table-cell>
          <table:table-cell table:style-name="ce18" table:formula="of:=CEILING(100*[.B41]*InterestRateMonthly)/100" office:value-type="currency" office:currency="USD" office:value="6593.73" calcext:value-type="currency">
            <text:p>$6,593.73</text:p>
          </table:table-cell>
          <table:table-cell table:style-name="ce18" table:formula="of:=[.E40]+[.D41]" office:value-type="currency" office:currency="USD" office:value="262684.56" calcext:value-type="currency">
            <text:p>$262,684.56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table:formula="of:=[.B41]-[.C41]" office:value-type="currency" office:currency="USD" office:value="1264460.76" calcext:value-type="currency">
            <text:p>$1,264,460.76</text:p>
          </table:table-cell>
          <table:table-cell table:style-name="ce18" table:formula="of:=MIN(Payment - [.D42];[.B42])" office:value-type="currency" office:currency="USD" office:value="1541.73" calcext:value-type="currency">
            <text:p>$1,541.73</text:p>
          </table:table-cell>
          <table:table-cell table:style-name="ce18" table:formula="of:=CEILING(100*[.B42]*InterestRateMonthly)/100" office:value-type="currency" office:currency="USD" office:value="6585.74" calcext:value-type="currency">
            <text:p>$6,585.74</text:p>
          </table:table-cell>
          <table:table-cell table:style-name="ce18" table:formula="of:=[.E41]+[.D42]" office:value-type="currency" office:currency="USD" office:value="269270.3" calcext:value-type="currency">
            <text:p>$269,270.30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table:formula="of:=[.B42]-[.C42]" office:value-type="currency" office:currency="USD" office:value="1262919.03" calcext:value-type="currency">
            <text:p>$1,262,919.03</text:p>
          </table:table-cell>
          <table:table-cell table:style-name="ce18" table:formula="of:=MIN(Payment - [.D43];[.B43])" office:value-type="currency" office:currency="USD" office:value="1549.76" calcext:value-type="currency">
            <text:p>$1,549.76</text:p>
          </table:table-cell>
          <table:table-cell table:style-name="ce18" table:formula="of:=CEILING(100*[.B43]*InterestRateMonthly)/100" office:value-type="currency" office:currency="USD" office:value="6577.71" calcext:value-type="currency">
            <text:p>$6,577.71</text:p>
          </table:table-cell>
          <table:table-cell table:style-name="ce18" table:formula="of:=[.E42]+[.D43]" office:value-type="currency" office:currency="USD" office:value="275848.01" calcext:value-type="currency">
            <text:p>$275,848.01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table:formula="of:=[.B43]-[.C43]" office:value-type="currency" office:currency="USD" office:value="1261369.27" calcext:value-type="currency">
            <text:p>$1,261,369.27</text:p>
          </table:table-cell>
          <table:table-cell table:style-name="ce18" table:formula="of:=MIN(Payment - [.D44];[.B44])" office:value-type="currency" office:currency="USD" office:value="1557.83" calcext:value-type="currency">
            <text:p>$1,557.83</text:p>
          </table:table-cell>
          <table:table-cell table:style-name="ce18" table:formula="of:=CEILING(100*[.B44]*InterestRateMonthly)/100" office:value-type="currency" office:currency="USD" office:value="6569.64" calcext:value-type="currency">
            <text:p>$6,569.64</text:p>
          </table:table-cell>
          <table:table-cell table:style-name="ce18" table:formula="of:=[.E43]+[.D44]" office:value-type="currency" office:currency="USD" office:value="282417.65" calcext:value-type="currency">
            <text:p>$282,417.65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table:formula="of:=[.B44]-[.C44]" office:value-type="currency" office:currency="USD" office:value="1259811.44" calcext:value-type="currency">
            <text:p>$1,259,811.44</text:p>
          </table:table-cell>
          <table:table-cell table:style-name="ce18" table:formula="of:=MIN(Payment - [.D45];[.B45])" office:value-type="currency" office:currency="USD" office:value="1565.95" calcext:value-type="currency">
            <text:p>$1,565.95</text:p>
          </table:table-cell>
          <table:table-cell table:style-name="ce18" table:formula="of:=CEILING(100*[.B45]*InterestRateMonthly)/100" office:value-type="currency" office:currency="USD" office:value="6561.52" calcext:value-type="currency">
            <text:p>$6,561.52</text:p>
          </table:table-cell>
          <table:table-cell table:style-name="ce18" table:formula="of:=[.E44]+[.D45]" office:value-type="currency" office:currency="USD" office:value="288979.17" calcext:value-type="currency">
            <text:p>$288,979.17</text:p>
          </table:table-cell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table:formula="of:=[.B45]-[.C45]" office:value-type="currency" office:currency="USD" office:value="1258245.49" calcext:value-type="currency">
            <text:p>$1,258,245.49</text:p>
          </table:table-cell>
          <table:table-cell table:style-name="ce18" table:formula="of:=MIN(Payment - [.D46];[.B46])" office:value-type="currency" office:currency="USD" office:value="1574.1" calcext:value-type="currency">
            <text:p>$1,574.10</text:p>
          </table:table-cell>
          <table:table-cell table:style-name="ce18" table:formula="of:=CEILING(100*[.B46]*InterestRateMonthly)/100" office:value-type="currency" office:currency="USD" office:value="6553.37" calcext:value-type="currency">
            <text:p>$6,553.37</text:p>
          </table:table-cell>
          <table:table-cell table:style-name="ce18" table:formula="of:=[.E45]+[.D46]" office:value-type="currency" office:currency="USD" office:value="295532.54" calcext:value-type="currency">
            <text:p>$295,532.54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table:formula="of:=[.B46]-[.C46]" office:value-type="currency" office:currency="USD" office:value="1256671.39" calcext:value-type="currency">
            <text:p>$1,256,671.39</text:p>
          </table:table-cell>
          <table:table-cell table:style-name="ce18" table:formula="of:=MIN(Payment - [.D47];[.B47])" office:value-type="currency" office:currency="USD" office:value="1582.3" calcext:value-type="currency">
            <text:p>$1,582.30</text:p>
          </table:table-cell>
          <table:table-cell table:style-name="ce18" table:formula="of:=CEILING(100*[.B47]*InterestRateMonthly)/100" office:value-type="currency" office:currency="USD" office:value="6545.17" calcext:value-type="currency">
            <text:p>$6,545.17</text:p>
          </table:table-cell>
          <table:table-cell table:style-name="ce18" table:formula="of:=[.E46]+[.D47]" office:value-type="currency" office:currency="USD" office:value="302077.71" calcext:value-type="currency">
            <text:p>$302,077.71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table:formula="of:=[.B47]-[.C47]" office:value-type="currency" office:currency="USD" office:value="1255089.09" calcext:value-type="currency">
            <text:p>$1,255,089.09</text:p>
          </table:table-cell>
          <table:table-cell table:style-name="ce18" table:formula="of:=MIN(Payment - [.D48];[.B48])" office:value-type="currency" office:currency="USD" office:value="1590.54" calcext:value-type="currency">
            <text:p>$1,590.54</text:p>
          </table:table-cell>
          <table:table-cell table:style-name="ce18" table:formula="of:=CEILING(100*[.B48]*InterestRateMonthly)/100" office:value-type="currency" office:currency="USD" office:value="6536.93" calcext:value-type="currency">
            <text:p>$6,536.93</text:p>
          </table:table-cell>
          <table:table-cell table:style-name="ce18" table:formula="of:=[.E47]+[.D48]" office:value-type="currency" office:currency="USD" office:value="308614.64" calcext:value-type="currency">
            <text:p>$308,614.64</text:p>
          </table:table-cell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table:formula="of:=[.B48]-[.C48]" office:value-type="currency" office:currency="USD" office:value="1253498.55" calcext:value-type="currency">
            <text:p>$1,253,498.55</text:p>
          </table:table-cell>
          <table:table-cell table:style-name="ce18" table:formula="of:=MIN(Payment - [.D49];[.B49])" office:value-type="currency" office:currency="USD" office:value="1598.83" calcext:value-type="currency">
            <text:p>$1,598.83</text:p>
          </table:table-cell>
          <table:table-cell table:style-name="ce18" table:formula="of:=CEILING(100*[.B49]*InterestRateMonthly)/100" office:value-type="currency" office:currency="USD" office:value="6528.64" calcext:value-type="currency">
            <text:p>$6,528.64</text:p>
          </table:table-cell>
          <table:table-cell table:style-name="ce18" table:formula="of:=[.E48]+[.D49]" office:value-type="currency" office:currency="USD" office:value="315143.28" calcext:value-type="currency">
            <text:p>$315,143.28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table:formula="of:=[.B49]-[.C49]" office:value-type="currency" office:currency="USD" office:value="1251899.72" calcext:value-type="currency">
            <text:p>$1,251,899.72</text:p>
          </table:table-cell>
          <table:table-cell table:style-name="ce18" table:formula="of:=MIN(Payment - [.D50];[.B50])" office:value-type="currency" office:currency="USD" office:value="1607.15" calcext:value-type="currency">
            <text:p>$1,607.15</text:p>
          </table:table-cell>
          <table:table-cell table:style-name="ce18" table:formula="of:=CEILING(100*[.B50]*InterestRateMonthly)/100" office:value-type="currency" office:currency="USD" office:value="6520.32" calcext:value-type="currency">
            <text:p>$6,520.32</text:p>
          </table:table-cell>
          <table:table-cell table:style-name="ce18" table:formula="of:=[.E49]+[.D50]" office:value-type="currency" office:currency="USD" office:value="321663.6" calcext:value-type="currency">
            <text:p>$321,663.60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table:formula="of:=[.B50]-[.C50]" office:value-type="currency" office:currency="USD" office:value="1250292.57" calcext:value-type="currency">
            <text:p>$1,250,292.57</text:p>
          </table:table-cell>
          <table:table-cell table:style-name="ce18" table:formula="of:=MIN(Payment - [.D51];[.B51])" office:value-type="currency" office:currency="USD" office:value="1615.52" calcext:value-type="currency">
            <text:p>$1,615.52</text:p>
          </table:table-cell>
          <table:table-cell table:style-name="ce18" table:formula="of:=CEILING(100*[.B51]*InterestRateMonthly)/100" office:value-type="currency" office:currency="USD" office:value="6511.95" calcext:value-type="currency">
            <text:p>$6,511.95</text:p>
          </table:table-cell>
          <table:table-cell table:style-name="ce18" table:formula="of:=[.E50]+[.D51]" office:value-type="currency" office:currency="USD" office:value="328175.55" calcext:value-type="currency">
            <text:p>$328,175.5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table:formula="of:=[.B51]-[.C51]" office:value-type="currency" office:currency="USD" office:value="1248677.05" calcext:value-type="currency">
            <text:p>$1,248,677.05</text:p>
          </table:table-cell>
          <table:table-cell table:style-name="ce18" table:formula="of:=MIN(Payment - [.D52];[.B52])" office:value-type="currency" office:currency="USD" office:value="1623.94" calcext:value-type="currency">
            <text:p>$1,623.94</text:p>
          </table:table-cell>
          <table:table-cell table:style-name="ce18" table:formula="of:=CEILING(100*[.B52]*InterestRateMonthly)/100" office:value-type="currency" office:currency="USD" office:value="6503.53" calcext:value-type="currency">
            <text:p>$6,503.53</text:p>
          </table:table-cell>
          <table:table-cell table:style-name="ce18" table:formula="of:=[.E51]+[.D52]" office:value-type="currency" office:currency="USD" office:value="334679.08" calcext:value-type="currency">
            <text:p>$334,679.08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table:formula="of:=[.B52]-[.C52]" office:value-type="currency" office:currency="USD" office:value="1247053.11" calcext:value-type="currency">
            <text:p>$1,247,053.11</text:p>
          </table:table-cell>
          <table:table-cell table:style-name="ce18" table:formula="of:=MIN(Payment - [.D53];[.B53])" office:value-type="currency" office:currency="USD" office:value="1632.4" calcext:value-type="currency">
            <text:p>$1,632.40</text:p>
          </table:table-cell>
          <table:table-cell table:style-name="ce18" table:formula="of:=CEILING(100*[.B53]*InterestRateMonthly)/100" office:value-type="currency" office:currency="USD" office:value="6495.07" calcext:value-type="currency">
            <text:p>$6,495.07</text:p>
          </table:table-cell>
          <table:table-cell table:style-name="ce18" table:formula="of:=[.E52]+[.D53]" office:value-type="currency" office:currency="USD" office:value="341174.15" calcext:value-type="currency">
            <text:p>$341,174.15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table:formula="of:=[.B53]-[.C53]" office:value-type="currency" office:currency="USD" office:value="1245420.71" calcext:value-type="currency">
            <text:p>$1,245,420.71</text:p>
          </table:table-cell>
          <table:table-cell table:style-name="ce18" table:formula="of:=MIN(Payment - [.D54];[.B54])" office:value-type="currency" office:currency="USD" office:value="1640.9" calcext:value-type="currency">
            <text:p>$1,640.90</text:p>
          </table:table-cell>
          <table:table-cell table:style-name="ce18" table:formula="of:=CEILING(100*[.B54]*InterestRateMonthly)/100" office:value-type="currency" office:currency="USD" office:value="6486.57" calcext:value-type="currency">
            <text:p>$6,486.57</text:p>
          </table:table-cell>
          <table:table-cell table:style-name="ce18" table:formula="of:=[.E53]+[.D54]" office:value-type="currency" office:currency="USD" office:value="347660.72" calcext:value-type="currency">
            <text:p>$347,660.72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table:formula="of:=[.B54]-[.C54]" office:value-type="currency" office:currency="USD" office:value="1243779.81" calcext:value-type="currency">
            <text:p>$1,243,779.81</text:p>
          </table:table-cell>
          <table:table-cell table:style-name="ce18" table:formula="of:=MIN(Payment - [.D55];[.B55])" office:value-type="currency" office:currency="USD" office:value="1649.45" calcext:value-type="currency">
            <text:p>$1,649.45</text:p>
          </table:table-cell>
          <table:table-cell table:style-name="ce18" table:formula="of:=CEILING(100*[.B55]*InterestRateMonthly)/100" office:value-type="currency" office:currency="USD" office:value="6478.02" calcext:value-type="currency">
            <text:p>$6,478.02</text:p>
          </table:table-cell>
          <table:table-cell table:style-name="ce18" table:formula="of:=[.E54]+[.D55]" office:value-type="currency" office:currency="USD" office:value="354138.74" calcext:value-type="currency">
            <text:p>$354,138.74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table:formula="of:=[.B55]-[.C55]" office:value-type="currency" office:currency="USD" office:value="1242130.36" calcext:value-type="currency">
            <text:p>$1,242,130.36</text:p>
          </table:table-cell>
          <table:table-cell table:style-name="ce18" table:formula="of:=MIN(Payment - [.D56];[.B56])" office:value-type="currency" office:currency="USD" office:value="1658.04" calcext:value-type="currency">
            <text:p>$1,658.04</text:p>
          </table:table-cell>
          <table:table-cell table:style-name="ce18" table:formula="of:=CEILING(100*[.B56]*InterestRateMonthly)/100" office:value-type="currency" office:currency="USD" office:value="6469.43" calcext:value-type="currency">
            <text:p>$6,469.43</text:p>
          </table:table-cell>
          <table:table-cell table:style-name="ce18" table:formula="of:=[.E55]+[.D56]" office:value-type="currency" office:currency="USD" office:value="360608.17" calcext:value-type="currency">
            <text:p>$360,608.17</text:p>
          </table:table-cell>
          <table:table-cell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table:formula="of:=[.B56]-[.C56]" office:value-type="currency" office:currency="USD" office:value="1240472.32" calcext:value-type="currency">
            <text:p>$1,240,472.32</text:p>
          </table:table-cell>
          <table:table-cell table:style-name="ce18" table:formula="of:=MIN(Payment - [.D57];[.B57])" office:value-type="currency" office:currency="USD" office:value="1666.67" calcext:value-type="currency">
            <text:p>$1,666.67</text:p>
          </table:table-cell>
          <table:table-cell table:style-name="ce18" table:formula="of:=CEILING(100*[.B57]*InterestRateMonthly)/100" office:value-type="currency" office:currency="USD" office:value="6460.8" calcext:value-type="currency">
            <text:p>$6,460.80</text:p>
          </table:table-cell>
          <table:table-cell table:style-name="ce18" table:formula="of:=[.E56]+[.D57]" office:value-type="currency" office:currency="USD" office:value="367068.97" calcext:value-type="currency">
            <text:p>$367,068.97</text:p>
          </table:table-cell>
          <table:table-cell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table:formula="of:=[.B57]-[.C57]" office:value-type="currency" office:currency="USD" office:value="1238805.65" calcext:value-type="currency">
            <text:p>$1,238,805.65</text:p>
          </table:table-cell>
          <table:table-cell table:style-name="ce18" table:formula="of:=MIN(Payment - [.D58];[.B58])" office:value-type="currency" office:currency="USD" office:value="1675.35" calcext:value-type="currency">
            <text:p>$1,675.35</text:p>
          </table:table-cell>
          <table:table-cell table:style-name="ce18" table:formula="of:=CEILING(100*[.B58]*InterestRateMonthly)/100" office:value-type="currency" office:currency="USD" office:value="6452.12" calcext:value-type="currency">
            <text:p>$6,452.12</text:p>
          </table:table-cell>
          <table:table-cell table:style-name="ce18" table:formula="of:=[.E57]+[.D58]" office:value-type="currency" office:currency="USD" office:value="373521.09" calcext:value-type="currency">
            <text:p>$373,521.09</text:p>
          </table:table-cell>
          <table:table-cell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table:formula="of:=[.B58]-[.C58]" office:value-type="currency" office:currency="USD" office:value="1237130.3" calcext:value-type="currency">
            <text:p>$1,237,130.30</text:p>
          </table:table-cell>
          <table:table-cell table:style-name="ce18" table:formula="of:=MIN(Payment - [.D59];[.B59])" office:value-type="currency" office:currency="USD" office:value="1684.08" calcext:value-type="currency">
            <text:p>$1,684.08</text:p>
          </table:table-cell>
          <table:table-cell table:style-name="ce18" table:formula="of:=CEILING(100*[.B59]*InterestRateMonthly)/100" office:value-type="currency" office:currency="USD" office:value="6443.39" calcext:value-type="currency">
            <text:p>$6,443.39</text:p>
          </table:table-cell>
          <table:table-cell table:style-name="ce18" table:formula="of:=[.E58]+[.D59]" office:value-type="currency" office:currency="USD" office:value="379964.48" calcext:value-type="currency">
            <text:p>$379,964.48</text:p>
          </table:table-cell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table:formula="of:=[.B59]-[.C59]" office:value-type="currency" office:currency="USD" office:value="1235446.22" calcext:value-type="currency">
            <text:p>$1,235,446.22</text:p>
          </table:table-cell>
          <table:table-cell table:style-name="ce18" table:formula="of:=MIN(Payment - [.D60];[.B60])" office:value-type="currency" office:currency="USD" office:value="1692.85" calcext:value-type="currency">
            <text:p>$1,692.85</text:p>
          </table:table-cell>
          <table:table-cell table:style-name="ce18" table:formula="of:=CEILING(100*[.B60]*InterestRateMonthly)/100" office:value-type="currency" office:currency="USD" office:value="6434.62" calcext:value-type="currency">
            <text:p>$6,434.62</text:p>
          </table:table-cell>
          <table:table-cell table:style-name="ce18" table:formula="of:=[.E59]+[.D60]" office:value-type="currency" office:currency="USD" office:value="386399.1" calcext:value-type="currency">
            <text:p>$386,399.10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table:formula="of:=[.B60]-[.C60]" office:value-type="currency" office:currency="USD" office:value="1233753.37" calcext:value-type="currency">
            <text:p>$1,233,753.37</text:p>
          </table:table-cell>
          <table:table-cell table:style-name="ce18" table:formula="of:=MIN(Payment - [.D61];[.B61])" office:value-type="currency" office:currency="USD" office:value="1701.67" calcext:value-type="currency">
            <text:p>$1,701.67</text:p>
          </table:table-cell>
          <table:table-cell table:style-name="ce18" table:formula="of:=CEILING(100*[.B61]*InterestRateMonthly)/100" office:value-type="currency" office:currency="USD" office:value="6425.8" calcext:value-type="currency">
            <text:p>$6,425.80</text:p>
          </table:table-cell>
          <table:table-cell table:style-name="ce18" table:formula="of:=[.E60]+[.D61]" office:value-type="currency" office:currency="USD" office:value="392824.9" calcext:value-type="currency">
            <text:p>$392,824.90</text:p>
          </table:table-cell>
          <table:table-cell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8" table:formula="of:=[.B61]-[.C61]" office:value-type="currency" office:currency="USD" office:value="1232051.7" calcext:value-type="currency">
            <text:p>$1,232,051.70</text:p>
          </table:table-cell>
          <table:table-cell table:style-name="ce18" table:formula="of:=MIN(Payment - [.D62];[.B62])" office:value-type="currency" office:currency="USD" office:value="1710.53" calcext:value-type="currency">
            <text:p>$1,710.53</text:p>
          </table:table-cell>
          <table:table-cell table:style-name="ce18" table:formula="of:=CEILING(100*[.B62]*InterestRateMonthly)/100" office:value-type="currency" office:currency="USD" office:value="6416.94" calcext:value-type="currency">
            <text:p>$6,416.94</text:p>
          </table:table-cell>
          <table:table-cell table:style-name="ce18" table:formula="of:=[.E61]+[.D62]" office:value-type="currency" office:currency="USD" office:value="399241.84" calcext:value-type="currency">
            <text:p>$399,241.84</text:p>
          </table:table-cell>
          <table:table-cell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8" table:formula="of:=[.B62]-[.C62]" office:value-type="currency" office:currency="USD" office:value="1230341.17" calcext:value-type="currency">
            <text:p>$1,230,341.17</text:p>
          </table:table-cell>
          <table:table-cell table:style-name="ce18" table:formula="of:=MIN(Payment - [.D63];[.B63])" office:value-type="currency" office:currency="USD" office:value="1719.44" calcext:value-type="currency">
            <text:p>$1,719.44</text:p>
          </table:table-cell>
          <table:table-cell table:style-name="ce18" table:formula="of:=CEILING(100*[.B63]*InterestRateMonthly)/100" office:value-type="currency" office:currency="USD" office:value="6408.03" calcext:value-type="currency">
            <text:p>$6,408.03</text:p>
          </table:table-cell>
          <table:table-cell table:style-name="ce18" table:formula="of:=[.E62]+[.D63]" office:value-type="currency" office:currency="USD" office:value="405649.87" calcext:value-type="currency">
            <text:p>$405,649.87</text:p>
          </table:table-cell>
          <table:table-cell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table:formula="of:=[.B63]-[.C63]" office:value-type="currency" office:currency="USD" office:value="1228621.73" calcext:value-type="currency">
            <text:p>$1,228,621.73</text:p>
          </table:table-cell>
          <table:table-cell table:style-name="ce18" table:formula="of:=MIN(Payment - [.D64];[.B64])" office:value-type="currency" office:currency="USD" office:value="1728.39" calcext:value-type="currency">
            <text:p>$1,728.39</text:p>
          </table:table-cell>
          <table:table-cell table:style-name="ce18" table:formula="of:=CEILING(100*[.B64]*InterestRateMonthly)/100" office:value-type="currency" office:currency="USD" office:value="6399.08" calcext:value-type="currency">
            <text:p>$6,399.08</text:p>
          </table:table-cell>
          <table:table-cell table:style-name="ce18" table:formula="of:=[.E63]+[.D64]" office:value-type="currency" office:currency="USD" office:value="412048.95" calcext:value-type="currency">
            <text:p>$412,048.95</text:p>
          </table:table-cell>
          <table:table-cell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8" table:formula="of:=[.B64]-[.C64]" office:value-type="currency" office:currency="USD" office:value="1226893.34" calcext:value-type="currency">
            <text:p>$1,226,893.34</text:p>
          </table:table-cell>
          <table:table-cell table:style-name="ce18" table:formula="of:=MIN(Payment - [.D65];[.B65])" office:value-type="currency" office:currency="USD" office:value="1737.4" calcext:value-type="currency">
            <text:p>$1,737.40</text:p>
          </table:table-cell>
          <table:table-cell table:style-name="ce18" table:formula="of:=CEILING(100*[.B65]*InterestRateMonthly)/100" office:value-type="currency" office:currency="USD" office:value="6390.07" calcext:value-type="currency">
            <text:p>$6,390.07</text:p>
          </table:table-cell>
          <table:table-cell table:style-name="ce18" table:formula="of:=[.E64]+[.D65]" office:value-type="currency" office:currency="USD" office:value="418439.02" calcext:value-type="currency">
            <text:p>$418,439.02</text:p>
          </table:table-cell>
          <table:table-cell table:number-columns-repeated="1637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8" table:formula="of:=[.B65]-[.C65]" office:value-type="currency" office:currency="USD" office:value="1225155.94" calcext:value-type="currency">
            <text:p>$1,225,155.94</text:p>
          </table:table-cell>
          <table:table-cell table:style-name="ce18" table:formula="of:=MIN(Payment - [.D66];[.B66])" office:value-type="currency" office:currency="USD" office:value="1746.44" calcext:value-type="currency">
            <text:p>$1,746.44</text:p>
          </table:table-cell>
          <table:table-cell table:style-name="ce18" table:formula="of:=CEILING(100*[.B66]*InterestRateMonthly)/100" office:value-type="currency" office:currency="USD" office:value="6381.03" calcext:value-type="currency">
            <text:p>$6,381.03</text:p>
          </table:table-cell>
          <table:table-cell table:style-name="ce18" table:formula="of:=[.E65]+[.D66]" office:value-type="currency" office:currency="USD" office:value="424820.05" calcext:value-type="currency">
            <text:p>$424,820.05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8" table:formula="of:=[.B66]-[.C66]" office:value-type="currency" office:currency="USD" office:value="1223409.5" calcext:value-type="currency">
            <text:p>$1,223,409.50</text:p>
          </table:table-cell>
          <table:table-cell table:style-name="ce18" table:formula="of:=MIN(Payment - [.D67];[.B67])" office:value-type="currency" office:currency="USD" office:value="1755.54" calcext:value-type="currency">
            <text:p>$1,755.54</text:p>
          </table:table-cell>
          <table:table-cell table:style-name="ce18" table:formula="of:=CEILING(100*[.B67]*InterestRateMonthly)/100" office:value-type="currency" office:currency="USD" office:value="6371.93" calcext:value-type="currency">
            <text:p>$6,371.93</text:p>
          </table:table-cell>
          <table:table-cell table:style-name="ce18" table:formula="of:=[.E66]+[.D67]" office:value-type="currency" office:currency="USD" office:value="431191.98" calcext:value-type="currency">
            <text:p>$431,191.98</text:p>
          </table:table-cell>
          <table:table-cell table:number-columns-repeated="1637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8" table:formula="of:=[.B67]-[.C67]" office:value-type="currency" office:currency="USD" office:value="1221653.96" calcext:value-type="currency">
            <text:p>$1,221,653.96</text:p>
          </table:table-cell>
          <table:table-cell table:style-name="ce18" table:formula="of:=MIN(Payment - [.D68];[.B68])" office:value-type="currency" office:currency="USD" office:value="1764.68" calcext:value-type="currency">
            <text:p>$1,764.68</text:p>
          </table:table-cell>
          <table:table-cell table:style-name="ce18" table:formula="of:=CEILING(100*[.B68]*InterestRateMonthly)/100" office:value-type="currency" office:currency="USD" office:value="6362.79" calcext:value-type="currency">
            <text:p>$6,362.79</text:p>
          </table:table-cell>
          <table:table-cell table:style-name="ce18" table:formula="of:=[.E67]+[.D68]" office:value-type="currency" office:currency="USD" office:value="437554.77" calcext:value-type="currency">
            <text:p>$437,554.77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table:formula="of:=[.B68]-[.C68]" office:value-type="currency" office:currency="USD" office:value="1219889.28" calcext:value-type="currency">
            <text:p>$1,219,889.28</text:p>
          </table:table-cell>
          <table:table-cell table:style-name="ce18" table:formula="of:=MIN(Payment - [.D69];[.B69])" office:value-type="currency" office:currency="USD" office:value="1773.88" calcext:value-type="currency">
            <text:p>$1,773.88</text:p>
          </table:table-cell>
          <table:table-cell table:style-name="ce18" table:formula="of:=CEILING(100*[.B69]*InterestRateMonthly)/100" office:value-type="currency" office:currency="USD" office:value="6353.59" calcext:value-type="currency">
            <text:p>$6,353.59</text:p>
          </table:table-cell>
          <table:table-cell table:style-name="ce18" table:formula="of:=[.E68]+[.D69]" office:value-type="currency" office:currency="USD" office:value="443908.36" calcext:value-type="currency">
            <text:p>$443,908.36</text:p>
          </table:table-cell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8" table:formula="of:=[.B69]-[.C69]" office:value-type="currency" office:currency="USD" office:value="1218115.4" calcext:value-type="currency">
            <text:p>$1,218,115.40</text:p>
          </table:table-cell>
          <table:table-cell table:style-name="ce18" table:formula="of:=MIN(Payment - [.D70];[.B70])" office:value-type="currency" office:currency="USD" office:value="1783.11" calcext:value-type="currency">
            <text:p>$1,783.11</text:p>
          </table:table-cell>
          <table:table-cell table:style-name="ce18" table:formula="of:=CEILING(100*[.B70]*InterestRateMonthly)/100" office:value-type="currency" office:currency="USD" office:value="6344.36" calcext:value-type="currency">
            <text:p>$6,344.36</text:p>
          </table:table-cell>
          <table:table-cell table:style-name="ce18" table:formula="of:=[.E69]+[.D70]" office:value-type="currency" office:currency="USD" office:value="450252.72" calcext:value-type="currency">
            <text:p>$450,252.72</text:p>
          </table:table-cell>
          <table:table-cell table:number-columns-repeated="1637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8" table:formula="of:=[.B70]-[.C70]" office:value-type="currency" office:currency="USD" office:value="1216332.29" calcext:value-type="currency">
            <text:p>$1,216,332.29</text:p>
          </table:table-cell>
          <table:table-cell table:style-name="ce18" table:formula="of:=MIN(Payment - [.D71];[.B71])" office:value-type="currency" office:currency="USD" office:value="1792.4" calcext:value-type="currency">
            <text:p>$1,792.40</text:p>
          </table:table-cell>
          <table:table-cell table:style-name="ce18" table:formula="of:=CEILING(100*[.B71]*InterestRateMonthly)/100" office:value-type="currency" office:currency="USD" office:value="6335.07" calcext:value-type="currency">
            <text:p>$6,335.07</text:p>
          </table:table-cell>
          <table:table-cell table:style-name="ce18" table:formula="of:=[.E70]+[.D71]" office:value-type="currency" office:currency="USD" office:value="456587.79" calcext:value-type="currency">
            <text:p>$456,587.79</text:p>
          </table:table-cell>
          <table:table-cell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8" table:formula="of:=[.B71]-[.C71]" office:value-type="currency" office:currency="USD" office:value="1214539.89" calcext:value-type="currency">
            <text:p>$1,214,539.89</text:p>
          </table:table-cell>
          <table:table-cell table:style-name="ce18" table:formula="of:=MIN(Payment - [.D72];[.B72])" office:value-type="currency" office:currency="USD" office:value="1801.74" calcext:value-type="currency">
            <text:p>$1,801.74</text:p>
          </table:table-cell>
          <table:table-cell table:style-name="ce18" table:formula="of:=CEILING(100*[.B72]*InterestRateMonthly)/100" office:value-type="currency" office:currency="USD" office:value="6325.73" calcext:value-type="currency">
            <text:p>$6,325.73</text:p>
          </table:table-cell>
          <table:table-cell table:style-name="ce18" table:formula="of:=[.E71]+[.D72]" office:value-type="currency" office:currency="USD" office:value="462913.52" calcext:value-type="currency">
            <text:p>$462,913.52</text:p>
          </table:table-cell>
          <table:table-cell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8" table:formula="of:=[.B72]-[.C72]" office:value-type="currency" office:currency="USD" office:value="1212738.15" calcext:value-type="currency">
            <text:p>$1,212,738.15</text:p>
          </table:table-cell>
          <table:table-cell table:style-name="ce18" table:formula="of:=MIN(Payment - [.D73];[.B73])" office:value-type="currency" office:currency="USD" office:value="1811.12" calcext:value-type="currency">
            <text:p>$1,811.12</text:p>
          </table:table-cell>
          <table:table-cell table:style-name="ce18" table:formula="of:=CEILING(100*[.B73]*InterestRateMonthly)/100" office:value-type="currency" office:currency="USD" office:value="6316.35" calcext:value-type="currency">
            <text:p>$6,316.35</text:p>
          </table:table-cell>
          <table:table-cell table:style-name="ce18" table:formula="of:=[.E72]+[.D73]" office:value-type="currency" office:currency="USD" office:value="469229.87" calcext:value-type="currency">
            <text:p>$469,229.87</text:p>
          </table:table-cell>
          <table:table-cell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8" table:formula="of:=[.B73]-[.C73]" office:value-type="currency" office:currency="USD" office:value="1210927.03" calcext:value-type="currency">
            <text:p>$1,210,927.03</text:p>
          </table:table-cell>
          <table:table-cell table:style-name="ce18" table:formula="of:=MIN(Payment - [.D74];[.B74])" office:value-type="currency" office:currency="USD" office:value="1820.55" calcext:value-type="currency">
            <text:p>$1,820.55</text:p>
          </table:table-cell>
          <table:table-cell table:style-name="ce18" table:formula="of:=CEILING(100*[.B74]*InterestRateMonthly)/100" office:value-type="currency" office:currency="USD" office:value="6306.92" calcext:value-type="currency">
            <text:p>$6,306.92</text:p>
          </table:table-cell>
          <table:table-cell table:style-name="ce18" table:formula="of:=[.E73]+[.D74]" office:value-type="currency" office:currency="USD" office:value="475536.79" calcext:value-type="currency">
            <text:p>$475,536.79</text:p>
          </table:table-cell>
          <table:table-cell table:number-columns-repeated="1637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8" table:formula="of:=[.B74]-[.C74]" office:value-type="currency" office:currency="USD" office:value="1209106.48" calcext:value-type="currency">
            <text:p>$1,209,106.48</text:p>
          </table:table-cell>
          <table:table-cell table:style-name="ce18" table:formula="of:=MIN(Payment - [.D75];[.B75])" office:value-type="currency" office:currency="USD" office:value="1830.04" calcext:value-type="currency">
            <text:p>$1,830.04</text:p>
          </table:table-cell>
          <table:table-cell table:style-name="ce18" table:formula="of:=CEILING(100*[.B75]*InterestRateMonthly)/100" office:value-type="currency" office:currency="USD" office:value="6297.43" calcext:value-type="currency">
            <text:p>$6,297.43</text:p>
          </table:table-cell>
          <table:table-cell table:style-name="ce18" table:formula="of:=[.E74]+[.D75]" office:value-type="currency" office:currency="USD" office:value="481834.22" calcext:value-type="currency">
            <text:p>$481,834.22</text:p>
          </table:table-cell>
          <table:table-cell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8" table:formula="of:=[.B75]-[.C75]" office:value-type="currency" office:currency="USD" office:value="1207276.44" calcext:value-type="currency">
            <text:p>$1,207,276.44</text:p>
          </table:table-cell>
          <table:table-cell table:style-name="ce18" table:formula="of:=MIN(Payment - [.D76];[.B76])" office:value-type="currency" office:currency="USD" office:value="1839.57" calcext:value-type="currency">
            <text:p>$1,839.57</text:p>
          </table:table-cell>
          <table:table-cell table:style-name="ce18" table:formula="of:=CEILING(100*[.B76]*InterestRateMonthly)/100" office:value-type="currency" office:currency="USD" office:value="6287.9" calcext:value-type="currency">
            <text:p>$6,287.90</text:p>
          </table:table-cell>
          <table:table-cell table:style-name="ce18" table:formula="of:=[.E75]+[.D76]" office:value-type="currency" office:currency="USD" office:value="488122.12" calcext:value-type="currency">
            <text:p>$488,122.12</text:p>
          </table:table-cell>
          <table:table-cell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8" table:formula="of:=[.B76]-[.C76]" office:value-type="currency" office:currency="USD" office:value="1205436.87" calcext:value-type="currency">
            <text:p>$1,205,436.87</text:p>
          </table:table-cell>
          <table:table-cell table:style-name="ce18" table:formula="of:=MIN(Payment - [.D77];[.B77])" office:value-type="currency" office:currency="USD" office:value="1849.15" calcext:value-type="currency">
            <text:p>$1,849.15</text:p>
          </table:table-cell>
          <table:table-cell table:style-name="ce18" table:formula="of:=CEILING(100*[.B77]*InterestRateMonthly)/100" office:value-type="currency" office:currency="USD" office:value="6278.32" calcext:value-type="currency">
            <text:p>$6,278.32</text:p>
          </table:table-cell>
          <table:table-cell table:style-name="ce18" table:formula="of:=[.E76]+[.D77]" office:value-type="currency" office:currency="USD" office:value="494400.44" calcext:value-type="currency">
            <text:p>$494,400.44</text:p>
          </table:table-cell>
          <table:table-cell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8" table:formula="of:=[.B77]-[.C77]" office:value-type="currency" office:currency="USD" office:value="1203587.72" calcext:value-type="currency">
            <text:p>$1,203,587.72</text:p>
          </table:table-cell>
          <table:table-cell table:style-name="ce18" table:formula="of:=MIN(Payment - [.D78];[.B78])" office:value-type="currency" office:currency="USD" office:value="1858.78" calcext:value-type="currency">
            <text:p>$1,858.78</text:p>
          </table:table-cell>
          <table:table-cell table:style-name="ce18" table:formula="of:=CEILING(100*[.B78]*InterestRateMonthly)/100" office:value-type="currency" office:currency="USD" office:value="6268.69" calcext:value-type="currency">
            <text:p>$6,268.69</text:p>
          </table:table-cell>
          <table:table-cell table:style-name="ce18" table:formula="of:=[.E77]+[.D78]" office:value-type="currency" office:currency="USD" office:value="500669.13" calcext:value-type="currency">
            <text:p>$500,669.13</text:p>
          </table:table-cell>
          <table:table-cell table:number-columns-repeated="1637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8" table:formula="of:=[.B78]-[.C78]" office:value-type="currency" office:currency="USD" office:value="1201728.94" calcext:value-type="currency">
            <text:p>$1,201,728.94</text:p>
          </table:table-cell>
          <table:table-cell table:style-name="ce18" table:formula="of:=MIN(Payment - [.D79];[.B79])" office:value-type="currency" office:currency="USD" office:value="1868.46" calcext:value-type="currency">
            <text:p>$1,868.46</text:p>
          </table:table-cell>
          <table:table-cell table:style-name="ce18" table:formula="of:=CEILING(100*[.B79]*InterestRateMonthly)/100" office:value-type="currency" office:currency="USD" office:value="6259.01" calcext:value-type="currency">
            <text:p>$6,259.01</text:p>
          </table:table-cell>
          <table:table-cell table:style-name="ce18" table:formula="of:=[.E78]+[.D79]" office:value-type="currency" office:currency="USD" office:value="506928.14" calcext:value-type="currency">
            <text:p>$506,928.14</text:p>
          </table:table-cell>
          <table:table-cell table:number-columns-repeated="1637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8" table:formula="of:=[.B79]-[.C79]" office:value-type="currency" office:currency="USD" office:value="1199860.48" calcext:value-type="currency">
            <text:p>$1,199,860.48</text:p>
          </table:table-cell>
          <table:table-cell table:style-name="ce18" table:formula="of:=MIN(Payment - [.D80];[.B80])" office:value-type="currency" office:currency="USD" office:value="1878.19" calcext:value-type="currency">
            <text:p>$1,878.19</text:p>
          </table:table-cell>
          <table:table-cell table:style-name="ce18" table:formula="of:=CEILING(100*[.B80]*InterestRateMonthly)/100" office:value-type="currency" office:currency="USD" office:value="6249.28" calcext:value-type="currency">
            <text:p>$6,249.28</text:p>
          </table:table-cell>
          <table:table-cell table:style-name="ce18" table:formula="of:=[.E79]+[.D80]" office:value-type="currency" office:currency="USD" office:value="513177.42" calcext:value-type="currency">
            <text:p>$513,177.42</text:p>
          </table:table-cell>
          <table:table-cell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8" table:formula="of:=[.B80]-[.C80]" office:value-type="currency" office:currency="USD" office:value="1197982.29" calcext:value-type="currency">
            <text:p>$1,197,982.29</text:p>
          </table:table-cell>
          <table:table-cell table:style-name="ce18" table:formula="of:=MIN(Payment - [.D81];[.B81])" office:value-type="currency" office:currency="USD" office:value="1887.97" calcext:value-type="currency">
            <text:p>$1,887.97</text:p>
          </table:table-cell>
          <table:table-cell table:style-name="ce18" table:formula="of:=CEILING(100*[.B81]*InterestRateMonthly)/100" office:value-type="currency" office:currency="USD" office:value="6239.5" calcext:value-type="currency">
            <text:p>$6,239.50</text:p>
          </table:table-cell>
          <table:table-cell table:style-name="ce18" table:formula="of:=[.E80]+[.D81]" office:value-type="currency" office:currency="USD" office:value="519416.92" calcext:value-type="currency">
            <text:p>$519,416.92</text:p>
          </table:table-cell>
          <table:table-cell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8" table:formula="of:=[.B81]-[.C81]" office:value-type="currency" office:currency="USD" office:value="1196094.32" calcext:value-type="currency">
            <text:p>$1,196,094.32</text:p>
          </table:table-cell>
          <table:table-cell table:style-name="ce18" table:formula="of:=MIN(Payment - [.D82];[.B82])" office:value-type="currency" office:currency="USD" office:value="1897.81" calcext:value-type="currency">
            <text:p>$1,897.81</text:p>
          </table:table-cell>
          <table:table-cell table:style-name="ce18" table:formula="of:=CEILING(100*[.B82]*InterestRateMonthly)/100" office:value-type="currency" office:currency="USD" office:value="6229.66" calcext:value-type="currency">
            <text:p>$6,229.66</text:p>
          </table:table-cell>
          <table:table-cell table:style-name="ce18" table:formula="of:=[.E81]+[.D82]" office:value-type="currency" office:currency="USD" office:value="525646.58" calcext:value-type="currency">
            <text:p>$525,646.58</text:p>
          </table:table-cell>
          <table:table-cell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8" table:formula="of:=[.B82]-[.C82]" office:value-type="currency" office:currency="USD" office:value="1194196.51" calcext:value-type="currency">
            <text:p>$1,194,196.51</text:p>
          </table:table-cell>
          <table:table-cell table:style-name="ce18" table:formula="of:=MIN(Payment - [.D83];[.B83])" office:value-type="currency" office:currency="USD" office:value="1907.69" calcext:value-type="currency">
            <text:p>$1,907.69</text:p>
          </table:table-cell>
          <table:table-cell table:style-name="ce18" table:formula="of:=CEILING(100*[.B83]*InterestRateMonthly)/100" office:value-type="currency" office:currency="USD" office:value="6219.78" calcext:value-type="currency">
            <text:p>$6,219.78</text:p>
          </table:table-cell>
          <table:table-cell table:style-name="ce18" table:formula="of:=[.E82]+[.D83]" office:value-type="currency" office:currency="USD" office:value="531866.36" calcext:value-type="currency">
            <text:p>$531,866.36</text:p>
          </table:table-cell>
          <table:table-cell table:number-columns-repeated="1637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8" table:formula="of:=[.B83]-[.C83]" office:value-type="currency" office:currency="USD" office:value="1192288.82" calcext:value-type="currency">
            <text:p>$1,192,288.82</text:p>
          </table:table-cell>
          <table:table-cell table:style-name="ce18" table:formula="of:=MIN(Payment - [.D84];[.B84])" office:value-type="currency" office:currency="USD" office:value="1917.63" calcext:value-type="currency">
            <text:p>$1,917.63</text:p>
          </table:table-cell>
          <table:table-cell table:style-name="ce18" table:formula="of:=CEILING(100*[.B84]*InterestRateMonthly)/100" office:value-type="currency" office:currency="USD" office:value="6209.84" calcext:value-type="currency">
            <text:p>$6,209.84</text:p>
          </table:table-cell>
          <table:table-cell table:style-name="ce18" table:formula="of:=[.E83]+[.D84]" office:value-type="currency" office:currency="USD" office:value="538076.2" calcext:value-type="currency">
            <text:p>$538,076.20</text:p>
          </table:table-cell>
          <table:table-cell table:number-columns-repeated="1637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8" table:formula="of:=[.B84]-[.C84]" office:value-type="currency" office:currency="USD" office:value="1190371.19" calcext:value-type="currency">
            <text:p>$1,190,371.19</text:p>
          </table:table-cell>
          <table:table-cell table:style-name="ce18" table:formula="of:=MIN(Payment - [.D85];[.B85])" office:value-type="currency" office:currency="USD" office:value="1927.62" calcext:value-type="currency">
            <text:p>$1,927.62</text:p>
          </table:table-cell>
          <table:table-cell table:style-name="ce18" table:formula="of:=CEILING(100*[.B85]*InterestRateMonthly)/100" office:value-type="currency" office:currency="USD" office:value="6199.85" calcext:value-type="currency">
            <text:p>$6,199.85</text:p>
          </table:table-cell>
          <table:table-cell table:style-name="ce18" table:formula="of:=[.E84]+[.D85]" office:value-type="currency" office:currency="USD" office:value="544276.05" calcext:value-type="currency">
            <text:p>$544,276.05</text:p>
          </table:table-cell>
          <table:table-cell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8" table:formula="of:=[.B85]-[.C85]" office:value-type="currency" office:currency="USD" office:value="1188443.57" calcext:value-type="currency">
            <text:p>$1,188,443.57</text:p>
          </table:table-cell>
          <table:table-cell table:style-name="ce18" table:formula="of:=MIN(Payment - [.D86];[.B86])" office:value-type="currency" office:currency="USD" office:value="1937.65" calcext:value-type="currency">
            <text:p>$1,937.65</text:p>
          </table:table-cell>
          <table:table-cell table:style-name="ce18" table:formula="of:=CEILING(100*[.B86]*InterestRateMonthly)/100" office:value-type="currency" office:currency="USD" office:value="6189.82" calcext:value-type="currency">
            <text:p>$6,189.82</text:p>
          </table:table-cell>
          <table:table-cell table:style-name="ce18" table:formula="of:=[.E85]+[.D86]" office:value-type="currency" office:currency="USD" office:value="550465.87" calcext:value-type="currency">
            <text:p>$550,465.87</text:p>
          </table:table-cell>
          <table:table-cell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8" table:formula="of:=[.B86]-[.C86]" office:value-type="currency" office:currency="USD" office:value="1186505.92" calcext:value-type="currency">
            <text:p>$1,186,505.92</text:p>
          </table:table-cell>
          <table:table-cell table:style-name="ce18" table:formula="of:=MIN(Payment - [.D87];[.B87])" office:value-type="currency" office:currency="USD" office:value="1947.75" calcext:value-type="currency">
            <text:p>$1,947.75</text:p>
          </table:table-cell>
          <table:table-cell table:style-name="ce18" table:formula="of:=CEILING(100*[.B87]*InterestRateMonthly)/100" office:value-type="currency" office:currency="USD" office:value="6179.72" calcext:value-type="currency">
            <text:p>$6,179.72</text:p>
          </table:table-cell>
          <table:table-cell table:style-name="ce18" table:formula="of:=[.E86]+[.D87]" office:value-type="currency" office:currency="USD" office:value="556645.59" calcext:value-type="currency">
            <text:p>$556,645.59</text:p>
          </table:table-cell>
          <table:table-cell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8" table:formula="of:=[.B87]-[.C87]" office:value-type="currency" office:currency="USD" office:value="1184558.17" calcext:value-type="currency">
            <text:p>$1,184,558.17</text:p>
          </table:table-cell>
          <table:table-cell table:style-name="ce18" table:formula="of:=MIN(Payment - [.D88];[.B88])" office:value-type="currency" office:currency="USD" office:value="1957.89" calcext:value-type="currency">
            <text:p>$1,957.89</text:p>
          </table:table-cell>
          <table:table-cell table:style-name="ce18" table:formula="of:=CEILING(100*[.B88]*InterestRateMonthly)/100" office:value-type="currency" office:currency="USD" office:value="6169.58" calcext:value-type="currency">
            <text:p>$6,169.58</text:p>
          </table:table-cell>
          <table:table-cell table:style-name="ce18" table:formula="of:=[.E87]+[.D88]" office:value-type="currency" office:currency="USD" office:value="562815.17" calcext:value-type="currency">
            <text:p>$562,815.17</text:p>
          </table:table-cell>
          <table:table-cell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8" table:formula="of:=[.B88]-[.C88]" office:value-type="currency" office:currency="USD" office:value="1182600.28" calcext:value-type="currency">
            <text:p>$1,182,600.28</text:p>
          </table:table-cell>
          <table:table-cell table:style-name="ce18" table:formula="of:=MIN(Payment - [.D89];[.B89])" office:value-type="currency" office:currency="USD" office:value="1968.09" calcext:value-type="currency">
            <text:p>$1,968.09</text:p>
          </table:table-cell>
          <table:table-cell table:style-name="ce18" table:formula="of:=CEILING(100*[.B89]*InterestRateMonthly)/100" office:value-type="currency" office:currency="USD" office:value="6159.38" calcext:value-type="currency">
            <text:p>$6,159.38</text:p>
          </table:table-cell>
          <table:table-cell table:style-name="ce18" table:formula="of:=[.E88]+[.D89]" office:value-type="currency" office:currency="USD" office:value="568974.55" calcext:value-type="currency">
            <text:p>$568,974.55</text:p>
          </table:table-cell>
          <table:table-cell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8" table:formula="of:=[.B89]-[.C89]" office:value-type="currency" office:currency="USD" office:value="1180632.19" calcext:value-type="currency">
            <text:p>$1,180,632.19</text:p>
          </table:table-cell>
          <table:table-cell table:style-name="ce18" table:formula="of:=MIN(Payment - [.D90];[.B90])" office:value-type="currency" office:currency="USD" office:value="1978.34" calcext:value-type="currency">
            <text:p>$1,978.34</text:p>
          </table:table-cell>
          <table:table-cell table:style-name="ce18" table:formula="of:=CEILING(100*[.B90]*InterestRateMonthly)/100" office:value-type="currency" office:currency="USD" office:value="6149.13" calcext:value-type="currency">
            <text:p>$6,149.13</text:p>
          </table:table-cell>
          <table:table-cell table:style-name="ce18" table:formula="of:=[.E89]+[.D90]" office:value-type="currency" office:currency="USD" office:value="575123.68" calcext:value-type="currency">
            <text:p>$575,123.68</text:p>
          </table:table-cell>
          <table:table-cell table:number-columns-repeated="1637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8" table:formula="of:=[.B90]-[.C90]" office:value-type="currency" office:currency="USD" office:value="1178653.85" calcext:value-type="currency">
            <text:p>$1,178,653.85</text:p>
          </table:table-cell>
          <table:table-cell table:style-name="ce18" table:formula="of:=MIN(Payment - [.D91];[.B91])" office:value-type="currency" office:currency="USD" office:value="1988.64" calcext:value-type="currency">
            <text:p>$1,988.64</text:p>
          </table:table-cell>
          <table:table-cell table:style-name="ce18" table:formula="of:=CEILING(100*[.B91]*InterestRateMonthly)/100" office:value-type="currency" office:currency="USD" office:value="6138.83" calcext:value-type="currency">
            <text:p>$6,138.83</text:p>
          </table:table-cell>
          <table:table-cell table:style-name="ce18" table:formula="of:=[.E90]+[.D91]" office:value-type="currency" office:currency="USD" office:value="581262.51" calcext:value-type="currency">
            <text:p>$581,262.51</text:p>
          </table:table-cell>
          <table:table-cell table:number-columns-repeated="1637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8" table:formula="of:=[.B91]-[.C91]" office:value-type="currency" office:currency="USD" office:value="1176665.21" calcext:value-type="currency">
            <text:p>$1,176,665.21</text:p>
          </table:table-cell>
          <table:table-cell table:style-name="ce18" table:formula="of:=MIN(Payment - [.D92];[.B92])" office:value-type="currency" office:currency="USD" office:value="1999" calcext:value-type="currency">
            <text:p>$1,999.00</text:p>
          </table:table-cell>
          <table:table-cell table:style-name="ce18" table:formula="of:=CEILING(100*[.B92]*InterestRateMonthly)/100" office:value-type="currency" office:currency="USD" office:value="6128.47" calcext:value-type="currency">
            <text:p>$6,128.47</text:p>
          </table:table-cell>
          <table:table-cell table:style-name="ce18" table:formula="of:=[.E91]+[.D92]" office:value-type="currency" office:currency="USD" office:value="587390.98" calcext:value-type="currency">
            <text:p>$587,390.98</text:p>
          </table:table-cell>
          <table:table-cell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8" table:formula="of:=[.B92]-[.C92]" office:value-type="currency" office:currency="USD" office:value="1174666.21" calcext:value-type="currency">
            <text:p>$1,174,666.21</text:p>
          </table:table-cell>
          <table:table-cell table:style-name="ce18" table:formula="of:=MIN(Payment - [.D93];[.B93])" office:value-type="currency" office:currency="USD" office:value="2009.41" calcext:value-type="currency">
            <text:p>$2,009.41</text:p>
          </table:table-cell>
          <table:table-cell table:style-name="ce18" table:formula="of:=CEILING(100*[.B93]*InterestRateMonthly)/100" office:value-type="currency" office:currency="USD" office:value="6118.06" calcext:value-type="currency">
            <text:p>$6,118.06</text:p>
          </table:table-cell>
          <table:table-cell table:style-name="ce18" table:formula="of:=[.E92]+[.D93]" office:value-type="currency" office:currency="USD" office:value="593509.04" calcext:value-type="currency">
            <text:p>$593,509.04</text:p>
          </table:table-cell>
          <table:table-cell table:number-columns-repeated="1637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8" table:formula="of:=[.B93]-[.C93]" office:value-type="currency" office:currency="USD" office:value="1172656.8" calcext:value-type="currency">
            <text:p>$1,172,656.80</text:p>
          </table:table-cell>
          <table:table-cell table:style-name="ce18" table:formula="of:=MIN(Payment - [.D94];[.B94])" office:value-type="currency" office:currency="USD" office:value="2019.88" calcext:value-type="currency">
            <text:p>$2,019.88</text:p>
          </table:table-cell>
          <table:table-cell table:style-name="ce18" table:formula="of:=CEILING(100*[.B94]*InterestRateMonthly)/100" office:value-type="currency" office:currency="USD" office:value="6107.59" calcext:value-type="currency">
            <text:p>$6,107.59</text:p>
          </table:table-cell>
          <table:table-cell table:style-name="ce18" table:formula="of:=[.E93]+[.D94]" office:value-type="currency" office:currency="USD" office:value="599616.63" calcext:value-type="currency">
            <text:p>$599,616.63</text:p>
          </table:table-cell>
          <table:table-cell table:number-columns-repeated="1637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8" table:formula="of:=[.B94]-[.C94]" office:value-type="currency" office:currency="USD" office:value="1170636.92" calcext:value-type="currency">
            <text:p>$1,170,636.92</text:p>
          </table:table-cell>
          <table:table-cell table:style-name="ce18" table:formula="of:=MIN(Payment - [.D95];[.B95])" office:value-type="currency" office:currency="USD" office:value="2030.4" calcext:value-type="currency">
            <text:p>$2,030.40</text:p>
          </table:table-cell>
          <table:table-cell table:style-name="ce18" table:formula="of:=CEILING(100*[.B95]*InterestRateMonthly)/100" office:value-type="currency" office:currency="USD" office:value="6097.07" calcext:value-type="currency">
            <text:p>$6,097.07</text:p>
          </table:table-cell>
          <table:table-cell table:style-name="ce18" table:formula="of:=[.E94]+[.D95]" office:value-type="currency" office:currency="USD" office:value="605713.7" calcext:value-type="currency">
            <text:p>$605,713.70</text:p>
          </table:table-cell>
          <table:table-cell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8" table:formula="of:=[.B95]-[.C95]" office:value-type="currency" office:currency="USD" office:value="1168606.52" calcext:value-type="currency">
            <text:p>$1,168,606.52</text:p>
          </table:table-cell>
          <table:table-cell table:style-name="ce18" table:formula="of:=MIN(Payment - [.D96];[.B96])" office:value-type="currency" office:currency="USD" office:value="2040.97" calcext:value-type="currency">
            <text:p>$2,040.97</text:p>
          </table:table-cell>
          <table:table-cell table:style-name="ce18" table:formula="of:=CEILING(100*[.B96]*InterestRateMonthly)/100" office:value-type="currency" office:currency="USD" office:value="6086.5" calcext:value-type="currency">
            <text:p>$6,086.50</text:p>
          </table:table-cell>
          <table:table-cell table:style-name="ce18" table:formula="of:=[.E95]+[.D96]" office:value-type="currency" office:currency="USD" office:value="611800.2" calcext:value-type="currency">
            <text:p>$611,800.20</text:p>
          </table:table-cell>
          <table:table-cell table:number-columns-repeated="1637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8" table:formula="of:=[.B96]-[.C96]" office:value-type="currency" office:currency="USD" office:value="1166565.55" calcext:value-type="currency">
            <text:p>$1,166,565.55</text:p>
          </table:table-cell>
          <table:table-cell table:style-name="ce18" table:formula="of:=MIN(Payment - [.D97];[.B97])" office:value-type="currency" office:currency="USD" office:value="2051.6" calcext:value-type="currency">
            <text:p>$2,051.60</text:p>
          </table:table-cell>
          <table:table-cell table:style-name="ce18" table:formula="of:=CEILING(100*[.B97]*InterestRateMonthly)/100" office:value-type="currency" office:currency="USD" office:value="6075.87" calcext:value-type="currency">
            <text:p>$6,075.87</text:p>
          </table:table-cell>
          <table:table-cell table:style-name="ce18" table:formula="of:=[.E96]+[.D97]" office:value-type="currency" office:currency="USD" office:value="617876.07" calcext:value-type="currency">
            <text:p>$617,876.07</text:p>
          </table:table-cell>
          <table:table-cell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8" table:formula="of:=[.B97]-[.C97]" office:value-type="currency" office:currency="USD" office:value="1164513.95" calcext:value-type="currency">
            <text:p>$1,164,513.95</text:p>
          </table:table-cell>
          <table:table-cell table:style-name="ce18" table:formula="of:=MIN(Payment - [.D98];[.B98])" office:value-type="currency" office:currency="USD" office:value="2062.29" calcext:value-type="currency">
            <text:p>$2,062.29</text:p>
          </table:table-cell>
          <table:table-cell table:style-name="ce18" table:formula="of:=CEILING(100*[.B98]*InterestRateMonthly)/100" office:value-type="currency" office:currency="USD" office:value="6065.18" calcext:value-type="currency">
            <text:p>$6,065.18</text:p>
          </table:table-cell>
          <table:table-cell table:style-name="ce18" table:formula="of:=[.E97]+[.D98]" office:value-type="currency" office:currency="USD" office:value="623941.25" calcext:value-type="currency">
            <text:p>$623,941.25</text:p>
          </table:table-cell>
          <table:table-cell table:number-columns-repeated="1637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8" table:formula="of:=[.B98]-[.C98]" office:value-type="currency" office:currency="USD" office:value="1162451.66" calcext:value-type="currency">
            <text:p>$1,162,451.66</text:p>
          </table:table-cell>
          <table:table-cell table:style-name="ce18" table:formula="of:=MIN(Payment - [.D99];[.B99])" office:value-type="currency" office:currency="USD" office:value="2073.03" calcext:value-type="currency">
            <text:p>$2,073.03</text:p>
          </table:table-cell>
          <table:table-cell table:style-name="ce18" table:formula="of:=CEILING(100*[.B99]*InterestRateMonthly)/100" office:value-type="currency" office:currency="USD" office:value="6054.44" calcext:value-type="currency">
            <text:p>$6,054.44</text:p>
          </table:table-cell>
          <table:table-cell table:style-name="ce18" table:formula="of:=[.E98]+[.D99]" office:value-type="currency" office:currency="USD" office:value="629995.69" calcext:value-type="currency">
            <text:p>$629,995.69</text:p>
          </table:table-cell>
          <table:table-cell table:number-columns-repeated="1637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8" table:formula="of:=[.B99]-[.C99]" office:value-type="currency" office:currency="USD" office:value="1160378.63" calcext:value-type="currency">
            <text:p>$1,160,378.63</text:p>
          </table:table-cell>
          <table:table-cell table:style-name="ce18" table:formula="of:=MIN(Payment - [.D100];[.B100])" office:value-type="currency" office:currency="USD" office:value="2083.83" calcext:value-type="currency">
            <text:p>$2,083.83</text:p>
          </table:table-cell>
          <table:table-cell table:style-name="ce18" table:formula="of:=CEILING(100*[.B100]*InterestRateMonthly)/100" office:value-type="currency" office:currency="USD" office:value="6043.64" calcext:value-type="currency">
            <text:p>$6,043.64</text:p>
          </table:table-cell>
          <table:table-cell table:style-name="ce18" table:formula="of:=[.E99]+[.D100]" office:value-type="currency" office:currency="USD" office:value="636039.33" calcext:value-type="currency">
            <text:p>$636,039.33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8" table:formula="of:=[.B100]-[.C100]" office:value-type="currency" office:currency="USD" office:value="1158294.8" calcext:value-type="currency">
            <text:p>$1,158,294.80</text:p>
          </table:table-cell>
          <table:table-cell table:style-name="ce18" table:formula="of:=MIN(Payment - [.D101];[.B101])" office:value-type="currency" office:currency="USD" office:value="2094.68" calcext:value-type="currency">
            <text:p>$2,094.68</text:p>
          </table:table-cell>
          <table:table-cell table:style-name="ce18" table:formula="of:=CEILING(100*[.B101]*InterestRateMonthly)/100" office:value-type="currency" office:currency="USD" office:value="6032.79" calcext:value-type="currency">
            <text:p>$6,032.79</text:p>
          </table:table-cell>
          <table:table-cell table:style-name="ce18" table:formula="of:=[.E100]+[.D101]" office:value-type="currency" office:currency="USD" office:value="642072.12" calcext:value-type="currency">
            <text:p>$642,072.12</text:p>
          </table:table-cell>
          <table:table-cell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8" table:formula="of:=[.B101]-[.C101]" office:value-type="currency" office:currency="USD" office:value="1156200.12" calcext:value-type="currency">
            <text:p>$1,156,200.12</text:p>
          </table:table-cell>
          <table:table-cell table:style-name="ce18" table:formula="of:=MIN(Payment - [.D102];[.B102])" office:value-type="currency" office:currency="USD" office:value="2105.59" calcext:value-type="currency">
            <text:p>$2,105.59</text:p>
          </table:table-cell>
          <table:table-cell table:style-name="ce18" table:formula="of:=CEILING(100*[.B102]*InterestRateMonthly)/100" office:value-type="currency" office:currency="USD" office:value="6021.88" calcext:value-type="currency">
            <text:p>$6,021.88</text:p>
          </table:table-cell>
          <table:table-cell table:style-name="ce18" table:formula="of:=[.E101]+[.D102]" office:value-type="currency" office:currency="USD" office:value="648094" calcext:value-type="currency">
            <text:p>$648,094.00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8" table:formula="of:=[.B102]-[.C102]" office:value-type="currency" office:currency="USD" office:value="1154094.53" calcext:value-type="currency">
            <text:p>$1,154,094.53</text:p>
          </table:table-cell>
          <table:table-cell table:style-name="ce18" table:formula="of:=MIN(Payment - [.D103];[.B103])" office:value-type="currency" office:currency="USD" office:value="2116.56" calcext:value-type="currency">
            <text:p>$2,116.56</text:p>
          </table:table-cell>
          <table:table-cell table:style-name="ce18" table:formula="of:=CEILING(100*[.B103]*InterestRateMonthly)/100" office:value-type="currency" office:currency="USD" office:value="6010.91" calcext:value-type="currency">
            <text:p>$6,010.91</text:p>
          </table:table-cell>
          <table:table-cell table:style-name="ce18" table:formula="of:=[.E102]+[.D103]" office:value-type="currency" office:currency="USD" office:value="654104.91" calcext:value-type="currency">
            <text:p>$654,104.91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8" table:formula="of:=[.B103]-[.C103]" office:value-type="currency" office:currency="USD" office:value="1151977.97" calcext:value-type="currency">
            <text:p>$1,151,977.97</text:p>
          </table:table-cell>
          <table:table-cell table:style-name="ce18" table:formula="of:=MIN(Payment - [.D104];[.B104])" office:value-type="currency" office:currency="USD" office:value="2127.58" calcext:value-type="currency">
            <text:p>$2,127.58</text:p>
          </table:table-cell>
          <table:table-cell table:style-name="ce18" table:formula="of:=CEILING(100*[.B104]*InterestRateMonthly)/100" office:value-type="currency" office:currency="USD" office:value="5999.89" calcext:value-type="currency">
            <text:p>$5,999.89</text:p>
          </table:table-cell>
          <table:table-cell table:style-name="ce18" table:formula="of:=[.E103]+[.D104]" office:value-type="currency" office:currency="USD" office:value="660104.8" calcext:value-type="currency">
            <text:p>$660,104.80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8" table:formula="of:=[.B104]-[.C104]" office:value-type="currency" office:currency="USD" office:value="1149850.39" calcext:value-type="currency">
            <text:p>$1,149,850.39</text:p>
          </table:table-cell>
          <table:table-cell table:style-name="ce18" table:formula="of:=MIN(Payment - [.D105];[.B105])" office:value-type="currency" office:currency="USD" office:value="2138.66" calcext:value-type="currency">
            <text:p>$2,138.66</text:p>
          </table:table-cell>
          <table:table-cell table:style-name="ce18" table:formula="of:=CEILING(100*[.B105]*InterestRateMonthly)/100" office:value-type="currency" office:currency="USD" office:value="5988.81" calcext:value-type="currency">
            <text:p>$5,988.81</text:p>
          </table:table-cell>
          <table:table-cell table:style-name="ce18" table:formula="of:=[.E104]+[.D105]" office:value-type="currency" office:currency="USD" office:value="666093.61" calcext:value-type="currency">
            <text:p>$666,093.61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8" table:formula="of:=[.B105]-[.C105]" office:value-type="currency" office:currency="USD" office:value="1147711.73" calcext:value-type="currency">
            <text:p>$1,147,711.73</text:p>
          </table:table-cell>
          <table:table-cell table:style-name="ce18" table:formula="of:=MIN(Payment - [.D106];[.B106])" office:value-type="currency" office:currency="USD" office:value="2149.8" calcext:value-type="currency">
            <text:p>$2,149.80</text:p>
          </table:table-cell>
          <table:table-cell table:style-name="ce18" table:formula="of:=CEILING(100*[.B106]*InterestRateMonthly)/100" office:value-type="currency" office:currency="USD" office:value="5977.67" calcext:value-type="currency">
            <text:p>$5,977.67</text:p>
          </table:table-cell>
          <table:table-cell table:style-name="ce18" table:formula="of:=[.E105]+[.D106]" office:value-type="currency" office:currency="USD" office:value="672071.28" calcext:value-type="currency">
            <text:p>$672,071.28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8" table:formula="of:=[.B106]-[.C106]" office:value-type="currency" office:currency="USD" office:value="1145561.93" calcext:value-type="currency">
            <text:p>$1,145,561.93</text:p>
          </table:table-cell>
          <table:table-cell table:style-name="ce18" table:formula="of:=MIN(Payment - [.D107];[.B107])" office:value-type="currency" office:currency="USD" office:value="2161" calcext:value-type="currency">
            <text:p>$2,161.00</text:p>
          </table:table-cell>
          <table:table-cell table:style-name="ce18" table:formula="of:=CEILING(100*[.B107]*InterestRateMonthly)/100" office:value-type="currency" office:currency="USD" office:value="5966.47" calcext:value-type="currency">
            <text:p>$5,966.47</text:p>
          </table:table-cell>
          <table:table-cell table:style-name="ce18" table:formula="of:=[.E106]+[.D107]" office:value-type="currency" office:currency="USD" office:value="678037.75" calcext:value-type="currency">
            <text:p>$678,037.75</text:p>
          </table:table-cell>
          <table:table-cell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8" table:formula="of:=[.B107]-[.C107]" office:value-type="currency" office:currency="USD" office:value="1143400.93" calcext:value-type="currency">
            <text:p>$1,143,400.93</text:p>
          </table:table-cell>
          <table:table-cell table:style-name="ce18" table:formula="of:=MIN(Payment - [.D108];[.B108])" office:value-type="currency" office:currency="USD" office:value="2172.25" calcext:value-type="currency">
            <text:p>$2,172.25</text:p>
          </table:table-cell>
          <table:table-cell table:style-name="ce18" table:formula="of:=CEILING(100*[.B108]*InterestRateMonthly)/100" office:value-type="currency" office:currency="USD" office:value="5955.22" calcext:value-type="currency">
            <text:p>$5,955.22</text:p>
          </table:table-cell>
          <table:table-cell table:style-name="ce18" table:formula="of:=[.E107]+[.D108]" office:value-type="currency" office:currency="USD" office:value="683992.97" calcext:value-type="currency">
            <text:p>$683,992.97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8" table:formula="of:=[.B108]-[.C108]" office:value-type="currency" office:currency="USD" office:value="1141228.68" calcext:value-type="currency">
            <text:p>$1,141,228.68</text:p>
          </table:table-cell>
          <table:table-cell table:style-name="ce18" table:formula="of:=MIN(Payment - [.D109];[.B109])" office:value-type="currency" office:currency="USD" office:value="2183.57" calcext:value-type="currency">
            <text:p>$2,183.57</text:p>
          </table:table-cell>
          <table:table-cell table:style-name="ce18" table:formula="of:=CEILING(100*[.B109]*InterestRateMonthly)/100" office:value-type="currency" office:currency="USD" office:value="5943.9" calcext:value-type="currency">
            <text:p>$5,943.90</text:p>
          </table:table-cell>
          <table:table-cell table:style-name="ce18" table:formula="of:=[.E108]+[.D109]" office:value-type="currency" office:currency="USD" office:value="689936.87" calcext:value-type="currency">
            <text:p>$689,936.87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8" table:formula="of:=[.B109]-[.C109]" office:value-type="currency" office:currency="USD" office:value="1139045.11" calcext:value-type="currency">
            <text:p>$1,139,045.11</text:p>
          </table:table-cell>
          <table:table-cell table:style-name="ce18" table:formula="of:=MIN(Payment - [.D110];[.B110])" office:value-type="currency" office:currency="USD" office:value="2194.94" calcext:value-type="currency">
            <text:p>$2,194.94</text:p>
          </table:table-cell>
          <table:table-cell table:style-name="ce18" table:formula="of:=CEILING(100*[.B110]*InterestRateMonthly)/100" office:value-type="currency" office:currency="USD" office:value="5932.53" calcext:value-type="currency">
            <text:p>$5,932.53</text:p>
          </table:table-cell>
          <table:table-cell table:style-name="ce18" table:formula="of:=[.E109]+[.D110]" office:value-type="currency" office:currency="USD" office:value="695869.4" calcext:value-type="currency">
            <text:p>$695,869.40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8" table:formula="of:=[.B110]-[.C110]" office:value-type="currency" office:currency="USD" office:value="1136850.17" calcext:value-type="currency">
            <text:p>$1,136,850.17</text:p>
          </table:table-cell>
          <table:table-cell table:style-name="ce18" table:formula="of:=MIN(Payment - [.D111];[.B111])" office:value-type="currency" office:currency="USD" office:value="2206.37" calcext:value-type="currency">
            <text:p>$2,206.37</text:p>
          </table:table-cell>
          <table:table-cell table:style-name="ce18" table:formula="of:=CEILING(100*[.B111]*InterestRateMonthly)/100" office:value-type="currency" office:currency="USD" office:value="5921.1" calcext:value-type="currency">
            <text:p>$5,921.10</text:p>
          </table:table-cell>
          <table:table-cell table:style-name="ce18" table:formula="of:=[.E110]+[.D111]" office:value-type="currency" office:currency="USD" office:value="701790.5" calcext:value-type="currency">
            <text:p>$701,790.50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8" table:formula="of:=[.B111]-[.C111]" office:value-type="currency" office:currency="USD" office:value="1134643.8" calcext:value-type="currency">
            <text:p>$1,134,643.80</text:p>
          </table:table-cell>
          <table:table-cell table:style-name="ce18" table:formula="of:=MIN(Payment - [.D112];[.B112])" office:value-type="currency" office:currency="USD" office:value="2217.86" calcext:value-type="currency">
            <text:p>$2,217.86</text:p>
          </table:table-cell>
          <table:table-cell table:style-name="ce18" table:formula="of:=CEILING(100*[.B112]*InterestRateMonthly)/100" office:value-type="currency" office:currency="USD" office:value="5909.61" calcext:value-type="currency">
            <text:p>$5,909.61</text:p>
          </table:table-cell>
          <table:table-cell table:style-name="ce18" table:formula="of:=[.E111]+[.D112]" office:value-type="currency" office:currency="USD" office:value="707700.11" calcext:value-type="currency">
            <text:p>$707,700.11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8" table:formula="of:=[.B112]-[.C112]" office:value-type="currency" office:currency="USD" office:value="1132425.94" calcext:value-type="currency">
            <text:p>$1,132,425.94</text:p>
          </table:table-cell>
          <table:table-cell table:style-name="ce18" table:formula="of:=MIN(Payment - [.D113];[.B113])" office:value-type="currency" office:currency="USD" office:value="2229.41" calcext:value-type="currency">
            <text:p>$2,229.41</text:p>
          </table:table-cell>
          <table:table-cell table:style-name="ce18" table:formula="of:=CEILING(100*[.B113]*InterestRateMonthly)/100" office:value-type="currency" office:currency="USD" office:value="5898.06" calcext:value-type="currency">
            <text:p>$5,898.06</text:p>
          </table:table-cell>
          <table:table-cell table:style-name="ce18" table:formula="of:=[.E112]+[.D113]" office:value-type="currency" office:currency="USD" office:value="713598.17" calcext:value-type="currency">
            <text:p>$713,598.17</text:p>
          </table:table-cell>
          <table:table-cell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8" table:formula="of:=[.B113]-[.C113]" office:value-type="currency" office:currency="USD" office:value="1130196.53" calcext:value-type="currency">
            <text:p>$1,130,196.53</text:p>
          </table:table-cell>
          <table:table-cell table:style-name="ce18" table:formula="of:=MIN(Payment - [.D114];[.B114])" office:value-type="currency" office:currency="USD" office:value="2241.02" calcext:value-type="currency">
            <text:p>$2,241.02</text:p>
          </table:table-cell>
          <table:table-cell table:style-name="ce18" table:formula="of:=CEILING(100*[.B114]*InterestRateMonthly)/100" office:value-type="currency" office:currency="USD" office:value="5886.45" calcext:value-type="currency">
            <text:p>$5,886.45</text:p>
          </table:table-cell>
          <table:table-cell table:style-name="ce18" table:formula="of:=[.E113]+[.D114]" office:value-type="currency" office:currency="USD" office:value="719484.62" calcext:value-type="currency">
            <text:p>$719,484.62</text:p>
          </table:table-cell>
          <table:table-cell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8" table:formula="of:=[.B114]-[.C114]" office:value-type="currency" office:currency="USD" office:value="1127955.51" calcext:value-type="currency">
            <text:p>$1,127,955.51</text:p>
          </table:table-cell>
          <table:table-cell table:style-name="ce18" table:formula="of:=MIN(Payment - [.D115];[.B115])" office:value-type="currency" office:currency="USD" office:value="2252.7" calcext:value-type="currency">
            <text:p>$2,252.70</text:p>
          </table:table-cell>
          <table:table-cell table:style-name="ce18" table:formula="of:=CEILING(100*[.B115]*InterestRateMonthly)/100" office:value-type="currency" office:currency="USD" office:value="5874.77" calcext:value-type="currency">
            <text:p>$5,874.77</text:p>
          </table:table-cell>
          <table:table-cell table:style-name="ce18" table:formula="of:=[.E114]+[.D115]" office:value-type="currency" office:currency="USD" office:value="725359.39" calcext:value-type="currency">
            <text:p>$725,359.39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8" table:formula="of:=[.B115]-[.C115]" office:value-type="currency" office:currency="USD" office:value="1125702.81" calcext:value-type="currency">
            <text:p>$1,125,702.81</text:p>
          </table:table-cell>
          <table:table-cell table:style-name="ce18" table:formula="of:=MIN(Payment - [.D116];[.B116])" office:value-type="currency" office:currency="USD" office:value="2264.43" calcext:value-type="currency">
            <text:p>$2,264.43</text:p>
          </table:table-cell>
          <table:table-cell table:style-name="ce18" table:formula="of:=CEILING(100*[.B116]*InterestRateMonthly)/100" office:value-type="currency" office:currency="USD" office:value="5863.04" calcext:value-type="currency">
            <text:p>$5,863.04</text:p>
          </table:table-cell>
          <table:table-cell table:style-name="ce18" table:formula="of:=[.E115]+[.D116]" office:value-type="currency" office:currency="USD" office:value="731222.43" calcext:value-type="currency">
            <text:p>$731,222.43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8" table:formula="of:=[.B116]-[.C116]" office:value-type="currency" office:currency="USD" office:value="1123438.38" calcext:value-type="currency">
            <text:p>$1,123,438.38</text:p>
          </table:table-cell>
          <table:table-cell table:style-name="ce18" table:formula="of:=MIN(Payment - [.D117];[.B117])" office:value-type="currency" office:currency="USD" office:value="2276.22" calcext:value-type="currency">
            <text:p>$2,276.22</text:p>
          </table:table-cell>
          <table:table-cell table:style-name="ce18" table:formula="of:=CEILING(100*[.B117]*InterestRateMonthly)/100" office:value-type="currency" office:currency="USD" office:value="5851.25" calcext:value-type="currency">
            <text:p>$5,851.25</text:p>
          </table:table-cell>
          <table:table-cell table:style-name="ce18" table:formula="of:=[.E116]+[.D117]" office:value-type="currency" office:currency="USD" office:value="737073.68" calcext:value-type="currency">
            <text:p>$737,073.68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8" table:formula="of:=[.B117]-[.C117]" office:value-type="currency" office:currency="USD" office:value="1121162.16" calcext:value-type="currency">
            <text:p>$1,121,162.16</text:p>
          </table:table-cell>
          <table:table-cell table:style-name="ce18" table:formula="of:=MIN(Payment - [.D118];[.B118])" office:value-type="currency" office:currency="USD" office:value="2288.08" calcext:value-type="currency">
            <text:p>$2,288.08</text:p>
          </table:table-cell>
          <table:table-cell table:style-name="ce18" table:formula="of:=CEILING(100*[.B118]*InterestRateMonthly)/100" office:value-type="currency" office:currency="USD" office:value="5839.39" calcext:value-type="currency">
            <text:p>$5,839.39</text:p>
          </table:table-cell>
          <table:table-cell table:style-name="ce18" table:formula="of:=[.E117]+[.D118]" office:value-type="currency" office:currency="USD" office:value="742913.07" calcext:value-type="currency">
            <text:p>$742,913.07</text:p>
          </table:table-cell>
          <table:table-cell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8" table:formula="of:=[.B118]-[.C118]" office:value-type="currency" office:currency="USD" office:value="1118874.08" calcext:value-type="currency">
            <text:p>$1,118,874.08</text:p>
          </table:table-cell>
          <table:table-cell table:style-name="ce18" table:formula="of:=MIN(Payment - [.D119];[.B119])" office:value-type="currency" office:currency="USD" office:value="2300" calcext:value-type="currency">
            <text:p>$2,300.00</text:p>
          </table:table-cell>
          <table:table-cell table:style-name="ce18" table:formula="of:=CEILING(100*[.B119]*InterestRateMonthly)/100" office:value-type="currency" office:currency="USD" office:value="5827.47" calcext:value-type="currency">
            <text:p>$5,827.47</text:p>
          </table:table-cell>
          <table:table-cell table:style-name="ce18" table:formula="of:=[.E118]+[.D119]" office:value-type="currency" office:currency="USD" office:value="748740.54" calcext:value-type="currency">
            <text:p>$748,740.54</text:p>
          </table:table-cell>
          <table:table-cell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8" table:formula="of:=[.B119]-[.C119]" office:value-type="currency" office:currency="USD" office:value="1116574.08" calcext:value-type="currency">
            <text:p>$1,116,574.08</text:p>
          </table:table-cell>
          <table:table-cell table:style-name="ce18" table:formula="of:=MIN(Payment - [.D120];[.B120])" office:value-type="currency" office:currency="USD" office:value="2311.98" calcext:value-type="currency">
            <text:p>$2,311.98</text:p>
          </table:table-cell>
          <table:table-cell table:style-name="ce18" table:formula="of:=CEILING(100*[.B120]*InterestRateMonthly)/100" office:value-type="currency" office:currency="USD" office:value="5815.49" calcext:value-type="currency">
            <text:p>$5,815.49</text:p>
          </table:table-cell>
          <table:table-cell table:style-name="ce18" table:formula="of:=[.E119]+[.D120]" office:value-type="currency" office:currency="USD" office:value="754556.03" calcext:value-type="currency">
            <text:p>$754,556.03</text:p>
          </table:table-cell>
          <table:table-cell table:number-columns-repeated="1637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8" table:formula="of:=[.B120]-[.C120]" office:value-type="currency" office:currency="USD" office:value="1114262.1" calcext:value-type="currency">
            <text:p>$1,114,262.10</text:p>
          </table:table-cell>
          <table:table-cell table:style-name="ce18" table:formula="of:=MIN(Payment - [.D121];[.B121])" office:value-type="currency" office:currency="USD" office:value="2324.02" calcext:value-type="currency">
            <text:p>$2,324.02</text:p>
          </table:table-cell>
          <table:table-cell table:style-name="ce18" table:formula="of:=CEILING(100*[.B121]*InterestRateMonthly)/100" office:value-type="currency" office:currency="USD" office:value="5803.45" calcext:value-type="currency">
            <text:p>$5,803.45</text:p>
          </table:table-cell>
          <table:table-cell table:style-name="ce18" table:formula="of:=[.E120]+[.D121]" office:value-type="currency" office:currency="USD" office:value="760359.48" calcext:value-type="currency">
            <text:p>$760,359.48</text:p>
          </table:table-cell>
          <table:table-cell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8" table:formula="of:=[.B121]-[.C121]" office:value-type="currency" office:currency="USD" office:value="1111938.08" calcext:value-type="currency">
            <text:p>$1,111,938.08</text:p>
          </table:table-cell>
          <table:table-cell table:style-name="ce18" table:formula="of:=MIN(Payment - [.D122];[.B122])" office:value-type="currency" office:currency="USD" office:value="2336.12" calcext:value-type="currency">
            <text:p>$2,336.12</text:p>
          </table:table-cell>
          <table:table-cell table:style-name="ce18" table:formula="of:=CEILING(100*[.B122]*InterestRateMonthly)/100" office:value-type="currency" office:currency="USD" office:value="5791.35" calcext:value-type="currency">
            <text:p>$5,791.35</text:p>
          </table:table-cell>
          <table:table-cell table:style-name="ce18" table:formula="of:=[.E121]+[.D122]" office:value-type="currency" office:currency="USD" office:value="766150.83" calcext:value-type="currency">
            <text:p>$766,150.83</text:p>
          </table:table-cell>
          <table:table-cell table:number-columns-repeated="1637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8" table:formula="of:=[.B122]-[.C122]" office:value-type="currency" office:currency="USD" office:value="1109601.96" calcext:value-type="currency">
            <text:p>$1,109,601.96</text:p>
          </table:table-cell>
          <table:table-cell table:style-name="ce18" table:formula="of:=MIN(Payment - [.D123];[.B123])" office:value-type="currency" office:currency="USD" office:value="2348.29" calcext:value-type="currency">
            <text:p>$2,348.29</text:p>
          </table:table-cell>
          <table:table-cell table:style-name="ce18" table:formula="of:=CEILING(100*[.B123]*InterestRateMonthly)/100" office:value-type="currency" office:currency="USD" office:value="5779.18" calcext:value-type="currency">
            <text:p>$5,779.18</text:p>
          </table:table-cell>
          <table:table-cell table:style-name="ce18" table:formula="of:=[.E122]+[.D123]" office:value-type="currency" office:currency="USD" office:value="771930.01" calcext:value-type="currency">
            <text:p>$771,930.01</text:p>
          </table:table-cell>
          <table:table-cell table:number-columns-repeated="1637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8" table:formula="of:=[.B123]-[.C123]" office:value-type="currency" office:currency="USD" office:value="1107253.67" calcext:value-type="currency">
            <text:p>$1,107,253.67</text:p>
          </table:table-cell>
          <table:table-cell table:style-name="ce18" table:formula="of:=MIN(Payment - [.D124];[.B124])" office:value-type="currency" office:currency="USD" office:value="2360.52" calcext:value-type="currency">
            <text:p>$2,360.52</text:p>
          </table:table-cell>
          <table:table-cell table:style-name="ce18" table:formula="of:=CEILING(100*[.B124]*InterestRateMonthly)/100" office:value-type="currency" office:currency="USD" office:value="5766.95" calcext:value-type="currency">
            <text:p>$5,766.95</text:p>
          </table:table-cell>
          <table:table-cell table:style-name="ce18" table:formula="of:=[.E123]+[.D124]" office:value-type="currency" office:currency="USD" office:value="777696.96" calcext:value-type="currency">
            <text:p>$777,696.96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8" table:formula="of:=[.B124]-[.C124]" office:value-type="currency" office:currency="USD" office:value="1104893.15" calcext:value-type="currency">
            <text:p>$1,104,893.15</text:p>
          </table:table-cell>
          <table:table-cell table:style-name="ce18" table:formula="of:=MIN(Payment - [.D125];[.B125])" office:value-type="currency" office:currency="USD" office:value="2372.81" calcext:value-type="currency">
            <text:p>$2,372.81</text:p>
          </table:table-cell>
          <table:table-cell table:style-name="ce18" table:formula="of:=CEILING(100*[.B125]*InterestRateMonthly)/100" office:value-type="currency" office:currency="USD" office:value="5754.66" calcext:value-type="currency">
            <text:p>$5,754.66</text:p>
          </table:table-cell>
          <table:table-cell table:style-name="ce18" table:formula="of:=[.E124]+[.D125]" office:value-type="currency" office:currency="USD" office:value="783451.62" calcext:value-type="currency">
            <text:p>$783,451.62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8" table:formula="of:=[.B125]-[.C125]" office:value-type="currency" office:currency="USD" office:value="1102520.34" calcext:value-type="currency">
            <text:p>$1,102,520.34</text:p>
          </table:table-cell>
          <table:table-cell table:style-name="ce18" table:formula="of:=MIN(Payment - [.D126];[.B126])" office:value-type="currency" office:currency="USD" office:value="2385.17" calcext:value-type="currency">
            <text:p>$2,385.17</text:p>
          </table:table-cell>
          <table:table-cell table:style-name="ce18" table:formula="of:=CEILING(100*[.B126]*InterestRateMonthly)/100" office:value-type="currency" office:currency="USD" office:value="5742.3" calcext:value-type="currency">
            <text:p>$5,742.30</text:p>
          </table:table-cell>
          <table:table-cell table:style-name="ce18" table:formula="of:=[.E125]+[.D126]" office:value-type="currency" office:currency="USD" office:value="789193.92" calcext:value-type="currency">
            <text:p>$789,193.92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8" table:formula="of:=[.B126]-[.C126]" office:value-type="currency" office:currency="USD" office:value="1100135.17" calcext:value-type="currency">
            <text:p>$1,100,135.17</text:p>
          </table:table-cell>
          <table:table-cell table:style-name="ce18" table:formula="of:=MIN(Payment - [.D127];[.B127])" office:value-type="currency" office:currency="USD" office:value="2397.59" calcext:value-type="currency">
            <text:p>$2,397.59</text:p>
          </table:table-cell>
          <table:table-cell table:style-name="ce18" table:formula="of:=CEILING(100*[.B127]*InterestRateMonthly)/100" office:value-type="currency" office:currency="USD" office:value="5729.88" calcext:value-type="currency">
            <text:p>$5,729.88</text:p>
          </table:table-cell>
          <table:table-cell table:style-name="ce18" table:formula="of:=[.E126]+[.D127]" office:value-type="currency" office:currency="USD" office:value="794923.8" calcext:value-type="currency">
            <text:p>$794,923.80</text:p>
          </table:table-cell>
          <table:table-cell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8" table:formula="of:=[.B127]-[.C127]" office:value-type="currency" office:currency="USD" office:value="1097737.58" calcext:value-type="currency">
            <text:p>$1,097,737.58</text:p>
          </table:table-cell>
          <table:table-cell table:style-name="ce18" table:formula="of:=MIN(Payment - [.D128];[.B128])" office:value-type="currency" office:currency="USD" office:value="2410.08" calcext:value-type="currency">
            <text:p>$2,410.08</text:p>
          </table:table-cell>
          <table:table-cell table:style-name="ce18" table:formula="of:=CEILING(100*[.B128]*InterestRateMonthly)/100" office:value-type="currency" office:currency="USD" office:value="5717.39" calcext:value-type="currency">
            <text:p>$5,717.39</text:p>
          </table:table-cell>
          <table:table-cell table:style-name="ce18" table:formula="of:=[.E127]+[.D128]" office:value-type="currency" office:currency="USD" office:value="800641.19" calcext:value-type="currency">
            <text:p>$800,641.19</text:p>
          </table:table-cell>
          <table:table-cell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8" table:formula="of:=[.B128]-[.C128]" office:value-type="currency" office:currency="USD" office:value="1095327.5" calcext:value-type="currency">
            <text:p>$1,095,327.50</text:p>
          </table:table-cell>
          <table:table-cell table:style-name="ce18" table:formula="of:=MIN(Payment - [.D129];[.B129])" office:value-type="currency" office:currency="USD" office:value="2422.63" calcext:value-type="currency">
            <text:p>$2,422.63</text:p>
          </table:table-cell>
          <table:table-cell table:style-name="ce18" table:formula="of:=CEILING(100*[.B129]*InterestRateMonthly)/100" office:value-type="currency" office:currency="USD" office:value="5704.84" calcext:value-type="currency">
            <text:p>$5,704.84</text:p>
          </table:table-cell>
          <table:table-cell table:style-name="ce18" table:formula="of:=[.E128]+[.D129]" office:value-type="currency" office:currency="USD" office:value="806346.03" calcext:value-type="currency">
            <text:p>$806,346.03</text:p>
          </table:table-cell>
          <table:table-cell table:number-columns-repeated="1637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8" table:formula="of:=[.B129]-[.C129]" office:value-type="currency" office:currency="USD" office:value="1092904.87" calcext:value-type="currency">
            <text:p>$1,092,904.87</text:p>
          </table:table-cell>
          <table:table-cell table:style-name="ce18" table:formula="of:=MIN(Payment - [.D130];[.B130])" office:value-type="currency" office:currency="USD" office:value="2435.25" calcext:value-type="currency">
            <text:p>$2,435.25</text:p>
          </table:table-cell>
          <table:table-cell table:style-name="ce18" table:formula="of:=CEILING(100*[.B130]*InterestRateMonthly)/100" office:value-type="currency" office:currency="USD" office:value="5692.22" calcext:value-type="currency">
            <text:p>$5,692.22</text:p>
          </table:table-cell>
          <table:table-cell table:style-name="ce18" table:formula="of:=[.E129]+[.D130]" office:value-type="currency" office:currency="USD" office:value="812038.25" calcext:value-type="currency">
            <text:p>$812,038.25</text:p>
          </table:table-cell>
          <table:table-cell table:number-columns-repeated="1637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8" table:formula="of:=[.B130]-[.C130]" office:value-type="currency" office:currency="USD" office:value="1090469.62" calcext:value-type="currency">
            <text:p>$1,090,469.62</text:p>
          </table:table-cell>
          <table:table-cell table:style-name="ce18" table:formula="of:=MIN(Payment - [.D131];[.B131])" office:value-type="currency" office:currency="USD" office:value="2447.94" calcext:value-type="currency">
            <text:p>$2,447.94</text:p>
          </table:table-cell>
          <table:table-cell table:style-name="ce18" table:formula="of:=CEILING(100*[.B131]*InterestRateMonthly)/100" office:value-type="currency" office:currency="USD" office:value="5679.53" calcext:value-type="currency">
            <text:p>$5,679.53</text:p>
          </table:table-cell>
          <table:table-cell table:style-name="ce18" table:formula="of:=[.E130]+[.D131]" office:value-type="currency" office:currency="USD" office:value="817717.78" calcext:value-type="currency">
            <text:p>$817,717.78</text:p>
          </table:table-cell>
          <table:table-cell table:number-columns-repeated="1637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8" table:formula="of:=[.B131]-[.C131]" office:value-type="currency" office:currency="USD" office:value="1088021.68" calcext:value-type="currency">
            <text:p>$1,088,021.68</text:p>
          </table:table-cell>
          <table:table-cell table:style-name="ce18" table:formula="of:=MIN(Payment - [.D132];[.B132])" office:value-type="currency" office:currency="USD" office:value="2460.69" calcext:value-type="currency">
            <text:p>$2,460.69</text:p>
          </table:table-cell>
          <table:table-cell table:style-name="ce18" table:formula="of:=CEILING(100*[.B132]*InterestRateMonthly)/100" office:value-type="currency" office:currency="USD" office:value="5666.78" calcext:value-type="currency">
            <text:p>$5,666.78</text:p>
          </table:table-cell>
          <table:table-cell table:style-name="ce18" table:formula="of:=[.E131]+[.D132]" office:value-type="currency" office:currency="USD" office:value="823384.56" calcext:value-type="currency">
            <text:p>$823,384.56</text:p>
          </table:table-cell>
          <table:table-cell table:number-columns-repeated="1637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8" table:formula="of:=[.B132]-[.C132]" office:value-type="currency" office:currency="USD" office:value="1085560.99" calcext:value-type="currency">
            <text:p>$1,085,560.99</text:p>
          </table:table-cell>
          <table:table-cell table:style-name="ce18" table:formula="of:=MIN(Payment - [.D133];[.B133])" office:value-type="currency" office:currency="USD" office:value="2473.5" calcext:value-type="currency">
            <text:p>$2,473.50</text:p>
          </table:table-cell>
          <table:table-cell table:style-name="ce18" table:formula="of:=CEILING(100*[.B133]*InterestRateMonthly)/100" office:value-type="currency" office:currency="USD" office:value="5653.97" calcext:value-type="currency">
            <text:p>$5,653.97</text:p>
          </table:table-cell>
          <table:table-cell table:style-name="ce18" table:formula="of:=[.E132]+[.D133]" office:value-type="currency" office:currency="USD" office:value="829038.53" calcext:value-type="currency">
            <text:p>$829,038.53</text:p>
          </table:table-cell>
          <table:table-cell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8" table:formula="of:=[.B133]-[.C133]" office:value-type="currency" office:currency="USD" office:value="1083087.49" calcext:value-type="currency">
            <text:p>$1,083,087.49</text:p>
          </table:table-cell>
          <table:table-cell table:style-name="ce18" table:formula="of:=MIN(Payment - [.D134];[.B134])" office:value-type="currency" office:currency="USD" office:value="2486.38" calcext:value-type="currency">
            <text:p>$2,486.38</text:p>
          </table:table-cell>
          <table:table-cell table:style-name="ce18" table:formula="of:=CEILING(100*[.B134]*InterestRateMonthly)/100" office:value-type="currency" office:currency="USD" office:value="5641.09" calcext:value-type="currency">
            <text:p>$5,641.09</text:p>
          </table:table-cell>
          <table:table-cell table:style-name="ce18" table:formula="of:=[.E133]+[.D134]" office:value-type="currency" office:currency="USD" office:value="834679.62" calcext:value-type="currency">
            <text:p>$834,679.62</text:p>
          </table:table-cell>
          <table:table-cell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8" table:formula="of:=[.B134]-[.C134]" office:value-type="currency" office:currency="USD" office:value="1080601.11" calcext:value-type="currency">
            <text:p>$1,080,601.11</text:p>
          </table:table-cell>
          <table:table-cell table:style-name="ce18" table:formula="of:=MIN(Payment - [.D135];[.B135])" office:value-type="currency" office:currency="USD" office:value="2499.33" calcext:value-type="currency">
            <text:p>$2,499.33</text:p>
          </table:table-cell>
          <table:table-cell table:style-name="ce18" table:formula="of:=CEILING(100*[.B135]*InterestRateMonthly)/100" office:value-type="currency" office:currency="USD" office:value="5628.14" calcext:value-type="currency">
            <text:p>$5,628.14</text:p>
          </table:table-cell>
          <table:table-cell table:style-name="ce18" table:formula="of:=[.E134]+[.D135]" office:value-type="currency" office:currency="USD" office:value="840307.76" calcext:value-type="currency">
            <text:p>$840,307.76</text:p>
          </table:table-cell>
          <table:table-cell table:number-columns-repeated="1637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8" table:formula="of:=[.B135]-[.C135]" office:value-type="currency" office:currency="USD" office:value="1078101.78" calcext:value-type="currency">
            <text:p>$1,078,101.78</text:p>
          </table:table-cell>
          <table:table-cell table:style-name="ce18" table:formula="of:=MIN(Payment - [.D136];[.B136])" office:value-type="currency" office:currency="USD" office:value="2512.35" calcext:value-type="currency">
            <text:p>$2,512.35</text:p>
          </table:table-cell>
          <table:table-cell table:style-name="ce18" table:formula="of:=CEILING(100*[.B136]*InterestRateMonthly)/100" office:value-type="currency" office:currency="USD" office:value="5615.12" calcext:value-type="currency">
            <text:p>$5,615.12</text:p>
          </table:table-cell>
          <table:table-cell table:style-name="ce18" table:formula="of:=[.E135]+[.D136]" office:value-type="currency" office:currency="USD" office:value="845922.88" calcext:value-type="currency">
            <text:p>$845,922.88</text:p>
          </table:table-cell>
          <table:table-cell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8" table:formula="of:=[.B136]-[.C136]" office:value-type="currency" office:currency="USD" office:value="1075589.43" calcext:value-type="currency">
            <text:p>$1,075,589.43</text:p>
          </table:table-cell>
          <table:table-cell table:style-name="ce18" table:formula="of:=MIN(Payment - [.D137];[.B137])" office:value-type="currency" office:currency="USD" office:value="2525.44" calcext:value-type="currency">
            <text:p>$2,525.44</text:p>
          </table:table-cell>
          <table:table-cell table:style-name="ce18" table:formula="of:=CEILING(100*[.B137]*InterestRateMonthly)/100" office:value-type="currency" office:currency="USD" office:value="5602.03" calcext:value-type="currency">
            <text:p>$5,602.03</text:p>
          </table:table-cell>
          <table:table-cell table:style-name="ce18" table:formula="of:=[.E136]+[.D137]" office:value-type="currency" office:currency="USD" office:value="851524.91" calcext:value-type="currency">
            <text:p>$851,524.91</text:p>
          </table:table-cell>
          <table:table-cell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8" table:formula="of:=[.B137]-[.C137]" office:value-type="currency" office:currency="USD" office:value="1073063.99" calcext:value-type="currency">
            <text:p>$1,073,063.99</text:p>
          </table:table-cell>
          <table:table-cell table:style-name="ce18" table:formula="of:=MIN(Payment - [.D138];[.B138])" office:value-type="currency" office:currency="USD" office:value="2538.59" calcext:value-type="currency">
            <text:p>$2,538.59</text:p>
          </table:table-cell>
          <table:table-cell table:style-name="ce18" table:formula="of:=CEILING(100*[.B138]*InterestRateMonthly)/100" office:value-type="currency" office:currency="USD" office:value="5588.88" calcext:value-type="currency">
            <text:p>$5,588.88</text:p>
          </table:table-cell>
          <table:table-cell table:style-name="ce18" table:formula="of:=[.E137]+[.D138]" office:value-type="currency" office:currency="USD" office:value="857113.79" calcext:value-type="currency">
            <text:p>$857,113.79</text:p>
          </table:table-cell>
          <table:table-cell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8" table:formula="of:=[.B138]-[.C138]" office:value-type="currency" office:currency="USD" office:value="1070525.4" calcext:value-type="currency">
            <text:p>$1,070,525.40</text:p>
          </table:table-cell>
          <table:table-cell table:style-name="ce18" table:formula="of:=MIN(Payment - [.D139];[.B139])" office:value-type="currency" office:currency="USD" office:value="2551.81" calcext:value-type="currency">
            <text:p>$2,551.81</text:p>
          </table:table-cell>
          <table:table-cell table:style-name="ce18" table:formula="of:=CEILING(100*[.B139]*InterestRateMonthly)/100" office:value-type="currency" office:currency="USD" office:value="5575.66" calcext:value-type="currency">
            <text:p>$5,575.66</text:p>
          </table:table-cell>
          <table:table-cell table:style-name="ce18" table:formula="of:=[.E138]+[.D139]" office:value-type="currency" office:currency="USD" office:value="862689.45" calcext:value-type="currency">
            <text:p>$862,689.45</text:p>
          </table:table-cell>
          <table:table-cell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8" table:formula="of:=[.B139]-[.C139]" office:value-type="currency" office:currency="USD" office:value="1067973.59" calcext:value-type="currency">
            <text:p>$1,067,973.59</text:p>
          </table:table-cell>
          <table:table-cell table:style-name="ce18" table:formula="of:=MIN(Payment - [.D140];[.B140])" office:value-type="currency" office:currency="USD" office:value="2565.1" calcext:value-type="currency">
            <text:p>$2,565.10</text:p>
          </table:table-cell>
          <table:table-cell table:style-name="ce18" table:formula="of:=CEILING(100*[.B140]*InterestRateMonthly)/100" office:value-type="currency" office:currency="USD" office:value="5562.37" calcext:value-type="currency">
            <text:p>$5,562.37</text:p>
          </table:table-cell>
          <table:table-cell table:style-name="ce18" table:formula="of:=[.E139]+[.D140]" office:value-type="currency" office:currency="USD" office:value="868251.82" calcext:value-type="currency">
            <text:p>$868,251.82</text:p>
          </table:table-cell>
          <table:table-cell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8" table:formula="of:=[.B140]-[.C140]" office:value-type="currency" office:currency="USD" office:value="1065408.49" calcext:value-type="currency">
            <text:p>$1,065,408.49</text:p>
          </table:table-cell>
          <table:table-cell table:style-name="ce18" table:formula="of:=MIN(Payment - [.D141];[.B141])" office:value-type="currency" office:currency="USD" office:value="2578.46" calcext:value-type="currency">
            <text:p>$2,578.46</text:p>
          </table:table-cell>
          <table:table-cell table:style-name="ce18" table:formula="of:=CEILING(100*[.B141]*InterestRateMonthly)/100" office:value-type="currency" office:currency="USD" office:value="5549.01" calcext:value-type="currency">
            <text:p>$5,549.01</text:p>
          </table:table-cell>
          <table:table-cell table:style-name="ce18" table:formula="of:=[.E140]+[.D141]" office:value-type="currency" office:currency="USD" office:value="873800.83" calcext:value-type="currency">
            <text:p>$873,800.83</text:p>
          </table:table-cell>
          <table:table-cell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8" table:formula="of:=[.B141]-[.C141]" office:value-type="currency" office:currency="USD" office:value="1062830.03" calcext:value-type="currency">
            <text:p>$1,062,830.03</text:p>
          </table:table-cell>
          <table:table-cell table:style-name="ce18" table:formula="of:=MIN(Payment - [.D142];[.B142])" office:value-type="currency" office:currency="USD" office:value="2591.89" calcext:value-type="currency">
            <text:p>$2,591.89</text:p>
          </table:table-cell>
          <table:table-cell table:style-name="ce18" table:formula="of:=CEILING(100*[.B142]*InterestRateMonthly)/100" office:value-type="currency" office:currency="USD" office:value="5535.58" calcext:value-type="currency">
            <text:p>$5,535.58</text:p>
          </table:table-cell>
          <table:table-cell table:style-name="ce18" table:formula="of:=[.E141]+[.D142]" office:value-type="currency" office:currency="USD" office:value="879336.41" calcext:value-type="currency">
            <text:p>$879,336.41</text:p>
          </table:table-cell>
          <table:table-cell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8" table:formula="of:=[.B142]-[.C142]" office:value-type="currency" office:currency="USD" office:value="1060238.14" calcext:value-type="currency">
            <text:p>$1,060,238.14</text:p>
          </table:table-cell>
          <table:table-cell table:style-name="ce18" table:formula="of:=MIN(Payment - [.D143];[.B143])" office:value-type="currency" office:currency="USD" office:value="2605.39" calcext:value-type="currency">
            <text:p>$2,605.39</text:p>
          </table:table-cell>
          <table:table-cell table:style-name="ce18" table:formula="of:=CEILING(100*[.B143]*InterestRateMonthly)/100" office:value-type="currency" office:currency="USD" office:value="5522.08" calcext:value-type="currency">
            <text:p>$5,522.08</text:p>
          </table:table-cell>
          <table:table-cell table:style-name="ce18" table:formula="of:=[.E142]+[.D143]" office:value-type="currency" office:currency="USD" office:value="884858.49" calcext:value-type="currency">
            <text:p>$884,858.49</text:p>
          </table:table-cell>
          <table:table-cell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8" table:formula="of:=[.B143]-[.C143]" office:value-type="currency" office:currency="USD" office:value="1057632.75" calcext:value-type="currency">
            <text:p>$1,057,632.75</text:p>
          </table:table-cell>
          <table:table-cell table:style-name="ce18" table:formula="of:=MIN(Payment - [.D144];[.B144])" office:value-type="currency" office:currency="USD" office:value="2618.96" calcext:value-type="currency">
            <text:p>$2,618.96</text:p>
          </table:table-cell>
          <table:table-cell table:style-name="ce18" table:formula="of:=CEILING(100*[.B144]*InterestRateMonthly)/100" office:value-type="currency" office:currency="USD" office:value="5508.51" calcext:value-type="currency">
            <text:p>$5,508.51</text:p>
          </table:table-cell>
          <table:table-cell table:style-name="ce18" table:formula="of:=[.E143]+[.D144]" office:value-type="currency" office:currency="USD" office:value="890367" calcext:value-type="currency">
            <text:p>$890,367.00</text:p>
          </table:table-cell>
          <table:table-cell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8" table:formula="of:=[.B144]-[.C144]" office:value-type="currency" office:currency="USD" office:value="1055013.79" calcext:value-type="currency">
            <text:p>$1,055,013.79</text:p>
          </table:table-cell>
          <table:table-cell table:style-name="ce18" table:formula="of:=MIN(Payment - [.D145];[.B145])" office:value-type="currency" office:currency="USD" office:value="2632.6" calcext:value-type="currency">
            <text:p>$2,632.60</text:p>
          </table:table-cell>
          <table:table-cell table:style-name="ce18" table:formula="of:=CEILING(100*[.B145]*InterestRateMonthly)/100" office:value-type="currency" office:currency="USD" office:value="5494.87" calcext:value-type="currency">
            <text:p>$5,494.87</text:p>
          </table:table-cell>
          <table:table-cell table:style-name="ce18" table:formula="of:=[.E144]+[.D145]" office:value-type="currency" office:currency="USD" office:value="895861.87" calcext:value-type="currency">
            <text:p>$895,861.87</text:p>
          </table:table-cell>
          <table:table-cell table:number-columns-repeated="1637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8" table:formula="of:=[.B145]-[.C145]" office:value-type="currency" office:currency="USD" office:value="1052381.19" calcext:value-type="currency">
            <text:p>$1,052,381.19</text:p>
          </table:table-cell>
          <table:table-cell table:style-name="ce18" table:formula="of:=MIN(Payment - [.D146];[.B146])" office:value-type="currency" office:currency="USD" office:value="2646.31" calcext:value-type="currency">
            <text:p>$2,646.31</text:p>
          </table:table-cell>
          <table:table-cell table:style-name="ce18" table:formula="of:=CEILING(100*[.B146]*InterestRateMonthly)/100" office:value-type="currency" office:currency="USD" office:value="5481.16" calcext:value-type="currency">
            <text:p>$5,481.16</text:p>
          </table:table-cell>
          <table:table-cell table:style-name="ce18" table:formula="of:=[.E145]+[.D146]" office:value-type="currency" office:currency="USD" office:value="901343.03" calcext:value-type="currency">
            <text:p>$901,343.03</text:p>
          </table:table-cell>
          <table:table-cell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8" table:formula="of:=[.B146]-[.C146]" office:value-type="currency" office:currency="USD" office:value="1049734.88" calcext:value-type="currency">
            <text:p>$1,049,734.88</text:p>
          </table:table-cell>
          <table:table-cell table:style-name="ce18" table:formula="of:=MIN(Payment - [.D147];[.B147])" office:value-type="currency" office:currency="USD" office:value="2660.1" calcext:value-type="currency">
            <text:p>$2,660.10</text:p>
          </table:table-cell>
          <table:table-cell table:style-name="ce18" table:formula="of:=CEILING(100*[.B147]*InterestRateMonthly)/100" office:value-type="currency" office:currency="USD" office:value="5467.37" calcext:value-type="currency">
            <text:p>$5,467.37</text:p>
          </table:table-cell>
          <table:table-cell table:style-name="ce18" table:formula="of:=[.E146]+[.D147]" office:value-type="currency" office:currency="USD" office:value="906810.4" calcext:value-type="currency">
            <text:p>$906,810.40</text:p>
          </table:table-cell>
          <table:table-cell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8" table:formula="of:=[.B147]-[.C147]" office:value-type="currency" office:currency="USD" office:value="1047074.78" calcext:value-type="currency">
            <text:p>$1,047,074.78</text:p>
          </table:table-cell>
          <table:table-cell table:style-name="ce18" table:formula="of:=MIN(Payment - [.D148];[.B148])" office:value-type="currency" office:currency="USD" office:value="2673.95" calcext:value-type="currency">
            <text:p>$2,673.95</text:p>
          </table:table-cell>
          <table:table-cell table:style-name="ce18" table:formula="of:=CEILING(100*[.B148]*InterestRateMonthly)/100" office:value-type="currency" office:currency="USD" office:value="5453.52" calcext:value-type="currency">
            <text:p>$5,453.52</text:p>
          </table:table-cell>
          <table:table-cell table:style-name="ce18" table:formula="of:=[.E147]+[.D148]" office:value-type="currency" office:currency="USD" office:value="912263.92" calcext:value-type="currency">
            <text:p>$912,263.92</text:p>
          </table:table-cell>
          <table:table-cell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8" table:formula="of:=[.B148]-[.C148]" office:value-type="currency" office:currency="USD" office:value="1044400.83" calcext:value-type="currency">
            <text:p>$1,044,400.83</text:p>
          </table:table-cell>
          <table:table-cell table:style-name="ce18" table:formula="of:=MIN(Payment - [.D149];[.B149])" office:value-type="currency" office:currency="USD" office:value="2687.88" calcext:value-type="currency">
            <text:p>$2,687.88</text:p>
          </table:table-cell>
          <table:table-cell table:style-name="ce18" table:formula="of:=CEILING(100*[.B149]*InterestRateMonthly)/100" office:value-type="currency" office:currency="USD" office:value="5439.59" calcext:value-type="currency">
            <text:p>$5,439.59</text:p>
          </table:table-cell>
          <table:table-cell table:style-name="ce18" table:formula="of:=[.E148]+[.D149]" office:value-type="currency" office:currency="USD" office:value="917703.51" calcext:value-type="currency">
            <text:p>$917,703.51</text:p>
          </table:table-cell>
          <table:table-cell table:number-columns-repeated="1637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8" table:formula="of:=[.B149]-[.C149]" office:value-type="currency" office:currency="USD" office:value="1041712.95" calcext:value-type="currency">
            <text:p>$1,041,712.95</text:p>
          </table:table-cell>
          <table:table-cell table:style-name="ce18" table:formula="of:=MIN(Payment - [.D150];[.B150])" office:value-type="currency" office:currency="USD" office:value="2701.88" calcext:value-type="currency">
            <text:p>$2,701.88</text:p>
          </table:table-cell>
          <table:table-cell table:style-name="ce18" table:formula="of:=CEILING(100*[.B150]*InterestRateMonthly)/100" office:value-type="currency" office:currency="USD" office:value="5425.59" calcext:value-type="currency">
            <text:p>$5,425.59</text:p>
          </table:table-cell>
          <table:table-cell table:style-name="ce18" table:formula="of:=[.E149]+[.D150]" office:value-type="currency" office:currency="USD" office:value="923129.1" calcext:value-type="currency">
            <text:p>$923,129.10</text:p>
          </table:table-cell>
          <table:table-cell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8" table:formula="of:=[.B150]-[.C150]" office:value-type="currency" office:currency="USD" office:value="1039011.07" calcext:value-type="currency">
            <text:p>$1,039,011.07</text:p>
          </table:table-cell>
          <table:table-cell table:style-name="ce18" table:formula="of:=MIN(Payment - [.D151];[.B151])" office:value-type="currency" office:currency="USD" office:value="2715.95" calcext:value-type="currency">
            <text:p>$2,715.95</text:p>
          </table:table-cell>
          <table:table-cell table:style-name="ce18" table:formula="of:=CEILING(100*[.B151]*InterestRateMonthly)/100" office:value-type="currency" office:currency="USD" office:value="5411.52" calcext:value-type="currency">
            <text:p>$5,411.52</text:p>
          </table:table-cell>
          <table:table-cell table:style-name="ce18" table:formula="of:=[.E150]+[.D151]" office:value-type="currency" office:currency="USD" office:value="928540.62" calcext:value-type="currency">
            <text:p>$928,540.62</text:p>
          </table:table-cell>
          <table:table-cell table:number-columns-repeated="1637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8" table:formula="of:=[.B151]-[.C151]" office:value-type="currency" office:currency="USD" office:value="1036295.12" calcext:value-type="currency">
            <text:p>$1,036,295.12</text:p>
          </table:table-cell>
          <table:table-cell table:style-name="ce18" table:formula="of:=MIN(Payment - [.D152];[.B152])" office:value-type="currency" office:currency="USD" office:value="2730.09" calcext:value-type="currency">
            <text:p>$2,730.09</text:p>
          </table:table-cell>
          <table:table-cell table:style-name="ce18" table:formula="of:=CEILING(100*[.B152]*InterestRateMonthly)/100" office:value-type="currency" office:currency="USD" office:value="5397.38" calcext:value-type="currency">
            <text:p>$5,397.38</text:p>
          </table:table-cell>
          <table:table-cell table:style-name="ce18" table:formula="of:=[.E151]+[.D152]" office:value-type="currency" office:currency="USD" office:value="933938" calcext:value-type="currency">
            <text:p>$933,938.00</text:p>
          </table:table-cell>
          <table:table-cell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8" table:formula="of:=[.B152]-[.C152]" office:value-type="currency" office:currency="USD" office:value="1033565.03" calcext:value-type="currency">
            <text:p>$1,033,565.03</text:p>
          </table:table-cell>
          <table:table-cell table:style-name="ce18" table:formula="of:=MIN(Payment - [.D153];[.B153])" office:value-type="currency" office:currency="USD" office:value="2744.31" calcext:value-type="currency">
            <text:p>$2,744.31</text:p>
          </table:table-cell>
          <table:table-cell table:style-name="ce18" table:formula="of:=CEILING(100*[.B153]*InterestRateMonthly)/100" office:value-type="currency" office:currency="USD" office:value="5383.16" calcext:value-type="currency">
            <text:p>$5,383.16</text:p>
          </table:table-cell>
          <table:table-cell table:style-name="ce18" table:formula="of:=[.E152]+[.D153]" office:value-type="currency" office:currency="USD" office:value="939321.16" calcext:value-type="currency">
            <text:p>$939,321.16</text:p>
          </table:table-cell>
          <table:table-cell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8" table:formula="of:=[.B153]-[.C153]" office:value-type="currency" office:currency="USD" office:value="1030820.72" calcext:value-type="currency">
            <text:p>$1,030,820.72</text:p>
          </table:table-cell>
          <table:table-cell table:style-name="ce18" table:formula="of:=MIN(Payment - [.D154];[.B154])" office:value-type="currency" office:currency="USD" office:value="2758.61" calcext:value-type="currency">
            <text:p>$2,758.61</text:p>
          </table:table-cell>
          <table:table-cell table:style-name="ce18" table:formula="of:=CEILING(100*[.B154]*InterestRateMonthly)/100" office:value-type="currency" office:currency="USD" office:value="5368.86" calcext:value-type="currency">
            <text:p>$5,368.86</text:p>
          </table:table-cell>
          <table:table-cell table:style-name="ce18" table:formula="of:=[.E153]+[.D154]" office:value-type="currency" office:currency="USD" office:value="944690.02" calcext:value-type="currency">
            <text:p>$944,690.02</text:p>
          </table:table-cell>
          <table:table-cell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8" table:formula="of:=[.B154]-[.C154]" office:value-type="currency" office:currency="USD" office:value="1028062.11" calcext:value-type="currency">
            <text:p>$1,028,062.11</text:p>
          </table:table-cell>
          <table:table-cell table:style-name="ce18" table:formula="of:=MIN(Payment - [.D155];[.B155])" office:value-type="currency" office:currency="USD" office:value="2772.97" calcext:value-type="currency">
            <text:p>$2,772.97</text:p>
          </table:table-cell>
          <table:table-cell table:style-name="ce18" table:formula="of:=CEILING(100*[.B155]*InterestRateMonthly)/100" office:value-type="currency" office:currency="USD" office:value="5354.5" calcext:value-type="currency">
            <text:p>$5,354.50</text:p>
          </table:table-cell>
          <table:table-cell table:style-name="ce18" table:formula="of:=[.E154]+[.D155]" office:value-type="currency" office:currency="USD" office:value="950044.52" calcext:value-type="currency">
            <text:p>$950,044.52</text:p>
          </table:table-cell>
          <table:table-cell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8" table:formula="of:=[.B155]-[.C155]" office:value-type="currency" office:currency="USD" office:value="1025289.14" calcext:value-type="currency">
            <text:p>$1,025,289.14</text:p>
          </table:table-cell>
          <table:table-cell table:style-name="ce18" table:formula="of:=MIN(Payment - [.D156];[.B156])" office:value-type="currency" office:currency="USD" office:value="2787.42" calcext:value-type="currency">
            <text:p>$2,787.42</text:p>
          </table:table-cell>
          <table:table-cell table:style-name="ce18" table:formula="of:=CEILING(100*[.B156]*InterestRateMonthly)/100" office:value-type="currency" office:currency="USD" office:value="5340.05" calcext:value-type="currency">
            <text:p>$5,340.05</text:p>
          </table:table-cell>
          <table:table-cell table:style-name="ce18" table:formula="of:=[.E155]+[.D156]" office:value-type="currency" office:currency="USD" office:value="955384.57" calcext:value-type="currency">
            <text:p>$955,384.57</text:p>
          </table:table-cell>
          <table:table-cell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8" table:formula="of:=[.B156]-[.C156]" office:value-type="currency" office:currency="USD" office:value="1022501.72" calcext:value-type="currency">
            <text:p>$1,022,501.72</text:p>
          </table:table-cell>
          <table:table-cell table:style-name="ce18" table:formula="of:=MIN(Payment - [.D157];[.B157])" office:value-type="currency" office:currency="USD" office:value="2801.94" calcext:value-type="currency">
            <text:p>$2,801.94</text:p>
          </table:table-cell>
          <table:table-cell table:style-name="ce18" table:formula="of:=CEILING(100*[.B157]*InterestRateMonthly)/100" office:value-type="currency" office:currency="USD" office:value="5325.53" calcext:value-type="currency">
            <text:p>$5,325.53</text:p>
          </table:table-cell>
          <table:table-cell table:style-name="ce18" table:formula="of:=[.E156]+[.D157]" office:value-type="currency" office:currency="USD" office:value="960710.1" calcext:value-type="currency">
            <text:p>$960,710.10</text:p>
          </table:table-cell>
          <table:table-cell table:number-columns-repeated="1637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8" table:formula="of:=[.B157]-[.C157]" office:value-type="currency" office:currency="USD" office:value="1019699.78" calcext:value-type="currency">
            <text:p>$1,019,699.78</text:p>
          </table:table-cell>
          <table:table-cell table:style-name="ce18" table:formula="of:=MIN(Payment - [.D158];[.B158])" office:value-type="currency" office:currency="USD" office:value="2816.53" calcext:value-type="currency">
            <text:p>$2,816.53</text:p>
          </table:table-cell>
          <table:table-cell table:style-name="ce18" table:formula="of:=CEILING(100*[.B158]*InterestRateMonthly)/100" office:value-type="currency" office:currency="USD" office:value="5310.94" calcext:value-type="currency">
            <text:p>$5,310.94</text:p>
          </table:table-cell>
          <table:table-cell table:style-name="ce18" table:formula="of:=[.E157]+[.D158]" office:value-type="currency" office:currency="USD" office:value="966021.04" calcext:value-type="currency">
            <text:p>$966,021.04</text:p>
          </table:table-cell>
          <table:table-cell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8" table:formula="of:=[.B158]-[.C158]" office:value-type="currency" office:currency="USD" office:value="1016883.25" calcext:value-type="currency">
            <text:p>$1,016,883.25</text:p>
          </table:table-cell>
          <table:table-cell table:style-name="ce18" table:formula="of:=MIN(Payment - [.D159];[.B159])" office:value-type="currency" office:currency="USD" office:value="2831.2" calcext:value-type="currency">
            <text:p>$2,831.20</text:p>
          </table:table-cell>
          <table:table-cell table:style-name="ce18" table:formula="of:=CEILING(100*[.B159]*InterestRateMonthly)/100" office:value-type="currency" office:currency="USD" office:value="5296.27" calcext:value-type="currency">
            <text:p>$5,296.27</text:p>
          </table:table-cell>
          <table:table-cell table:style-name="ce18" table:formula="of:=[.E158]+[.D159]" office:value-type="currency" office:currency="USD" office:value="971317.31" calcext:value-type="currency">
            <text:p>$971,317.31</text:p>
          </table:table-cell>
          <table:table-cell table:number-columns-repeated="1637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8" table:formula="of:=[.B159]-[.C159]" office:value-type="currency" office:currency="USD" office:value="1014052.05" calcext:value-type="currency">
            <text:p>$1,014,052.05</text:p>
          </table:table-cell>
          <table:table-cell table:style-name="ce18" table:formula="of:=MIN(Payment - [.D160];[.B160])" office:value-type="currency" office:currency="USD" office:value="2845.94" calcext:value-type="currency">
            <text:p>$2,845.94</text:p>
          </table:table-cell>
          <table:table-cell table:style-name="ce18" table:formula="of:=CEILING(100*[.B160]*InterestRateMonthly)/100" office:value-type="currency" office:currency="USD" office:value="5281.53" calcext:value-type="currency">
            <text:p>$5,281.53</text:p>
          </table:table-cell>
          <table:table-cell table:style-name="ce18" table:formula="of:=[.E159]+[.D160]" office:value-type="currency" office:currency="USD" office:value="976598.84" calcext:value-type="currency">
            <text:p>$976,598.84</text:p>
          </table:table-cell>
          <table:table-cell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8" table:formula="of:=[.B160]-[.C160]" office:value-type="currency" office:currency="USD" office:value="1011206.11" calcext:value-type="currency">
            <text:p>$1,011,206.11</text:p>
          </table:table-cell>
          <table:table-cell table:style-name="ce18" table:formula="of:=MIN(Payment - [.D161];[.B161])" office:value-type="currency" office:currency="USD" office:value="2860.77" calcext:value-type="currency">
            <text:p>$2,860.77</text:p>
          </table:table-cell>
          <table:table-cell table:style-name="ce18" table:formula="of:=CEILING(100*[.B161]*InterestRateMonthly)/100" office:value-type="currency" office:currency="USD" office:value="5266.7" calcext:value-type="currency">
            <text:p>$5,266.70</text:p>
          </table:table-cell>
          <table:table-cell table:style-name="ce18" table:formula="of:=[.E160]+[.D161]" office:value-type="currency" office:currency="USD" office:value="981865.54" calcext:value-type="currency">
            <text:p>$981,865.54</text:p>
          </table:table-cell>
          <table:table-cell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8" table:formula="of:=[.B161]-[.C161]" office:value-type="currency" office:currency="USD" office:value="1008345.34" calcext:value-type="currency">
            <text:p>$1,008,345.34</text:p>
          </table:table-cell>
          <table:table-cell table:style-name="ce18" table:formula="of:=MIN(Payment - [.D162];[.B162])" office:value-type="currency" office:currency="USD" office:value="2875.67" calcext:value-type="currency">
            <text:p>$2,875.67</text:p>
          </table:table-cell>
          <table:table-cell table:style-name="ce18" table:formula="of:=CEILING(100*[.B162]*InterestRateMonthly)/100" office:value-type="currency" office:currency="USD" office:value="5251.8" calcext:value-type="currency">
            <text:p>$5,251.80</text:p>
          </table:table-cell>
          <table:table-cell table:style-name="ce18" table:formula="of:=[.E161]+[.D162]" office:value-type="currency" office:currency="USD" office:value="987117.34" calcext:value-type="currency">
            <text:p>$987,117.34</text:p>
          </table:table-cell>
          <table:table-cell table:number-columns-repeated="1637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8" table:formula="of:=[.B162]-[.C162]" office:value-type="currency" office:currency="USD" office:value="1005469.67" calcext:value-type="currency">
            <text:p>$1,005,469.67</text:p>
          </table:table-cell>
          <table:table-cell table:style-name="ce18" table:formula="of:=MIN(Payment - [.D163];[.B163])" office:value-type="currency" office:currency="USD" office:value="2890.64" calcext:value-type="currency">
            <text:p>$2,890.64</text:p>
          </table:table-cell>
          <table:table-cell table:style-name="ce18" table:formula="of:=CEILING(100*[.B163]*InterestRateMonthly)/100" office:value-type="currency" office:currency="USD" office:value="5236.83" calcext:value-type="currency">
            <text:p>$5,236.83</text:p>
          </table:table-cell>
          <table:table-cell table:style-name="ce18" table:formula="of:=[.E162]+[.D163]" office:value-type="currency" office:currency="USD" office:value="992354.17" calcext:value-type="currency">
            <text:p>$992,354.17</text:p>
          </table:table-cell>
          <table:table-cell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8" table:formula="of:=[.B163]-[.C163]" office:value-type="currency" office:currency="USD" office:value="1002579.03" calcext:value-type="currency">
            <text:p>$1,002,579.03</text:p>
          </table:table-cell>
          <table:table-cell table:style-name="ce18" table:formula="of:=MIN(Payment - [.D164];[.B164])" office:value-type="currency" office:currency="USD" office:value="2905.7" calcext:value-type="currency">
            <text:p>$2,905.70</text:p>
          </table:table-cell>
          <table:table-cell table:style-name="ce18" table:formula="of:=CEILING(100*[.B164]*InterestRateMonthly)/100" office:value-type="currency" office:currency="USD" office:value="5221.77" calcext:value-type="currency">
            <text:p>$5,221.77</text:p>
          </table:table-cell>
          <table:table-cell table:style-name="ce18" table:formula="of:=[.E163]+[.D164]" office:value-type="currency" office:currency="USD" office:value="997575.94" calcext:value-type="currency">
            <text:p>$997,575.94</text:p>
          </table:table-cell>
          <table:table-cell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8" table:formula="of:=[.B164]-[.C164]" office:value-type="currency" office:currency="USD" office:value="999673.33" calcext:value-type="currency">
            <text:p>$999,673.33</text:p>
          </table:table-cell>
          <table:table-cell table:style-name="ce18" table:formula="of:=MIN(Payment - [.D165];[.B165])" office:value-type="currency" office:currency="USD" office:value="2920.83" calcext:value-type="currency">
            <text:p>$2,920.83</text:p>
          </table:table-cell>
          <table:table-cell table:style-name="ce18" table:formula="of:=CEILING(100*[.B165]*InterestRateMonthly)/100" office:value-type="currency" office:currency="USD" office:value="5206.64" calcext:value-type="currency">
            <text:p>$5,206.64</text:p>
          </table:table-cell>
          <table:table-cell table:style-name="ce18" table:formula="of:=[.E164]+[.D165]" office:value-type="currency" office:currency="USD" office:value="1002782.58" calcext:value-type="currency">
            <text:p>$1,002,782.58</text:p>
          </table:table-cell>
          <table:table-cell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8" table:formula="of:=[.B165]-[.C165]" office:value-type="currency" office:currency="USD" office:value="996752.5" calcext:value-type="currency">
            <text:p>$996,752.50</text:p>
          </table:table-cell>
          <table:table-cell table:style-name="ce18" table:formula="of:=MIN(Payment - [.D166];[.B166])" office:value-type="currency" office:currency="USD" office:value="2936.05" calcext:value-type="currency">
            <text:p>$2,936.05</text:p>
          </table:table-cell>
          <table:table-cell table:style-name="ce18" table:formula="of:=CEILING(100*[.B166]*InterestRateMonthly)/100" office:value-type="currency" office:currency="USD" office:value="5191.42" calcext:value-type="currency">
            <text:p>$5,191.42</text:p>
          </table:table-cell>
          <table:table-cell table:style-name="ce18" table:formula="of:=[.E165]+[.D166]" office:value-type="currency" office:currency="USD" office:value="1007974" calcext:value-type="currency">
            <text:p>$1,007,974.00</text:p>
          </table:table-cell>
          <table:table-cell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8" table:formula="of:=[.B166]-[.C166]" office:value-type="currency" office:currency="USD" office:value="993816.45" calcext:value-type="currency">
            <text:p>$993,816.45</text:p>
          </table:table-cell>
          <table:table-cell table:style-name="ce18" table:formula="of:=MIN(Payment - [.D167];[.B167])" office:value-type="currency" office:currency="USD" office:value="2951.34" calcext:value-type="currency">
            <text:p>$2,951.34</text:p>
          </table:table-cell>
          <table:table-cell table:style-name="ce18" table:formula="of:=CEILING(100*[.B167]*InterestRateMonthly)/100" office:value-type="currency" office:currency="USD" office:value="5176.13" calcext:value-type="currency">
            <text:p>$5,176.13</text:p>
          </table:table-cell>
          <table:table-cell table:style-name="ce18" table:formula="of:=[.E166]+[.D167]" office:value-type="currency" office:currency="USD" office:value="1013150.13" calcext:value-type="currency">
            <text:p>$1,013,150.13</text:p>
          </table:table-cell>
          <table:table-cell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8" table:formula="of:=[.B167]-[.C167]" office:value-type="currency" office:currency="USD" office:value="990865.11" calcext:value-type="currency">
            <text:p>$990,865.11</text:p>
          </table:table-cell>
          <table:table-cell table:style-name="ce18" table:formula="of:=MIN(Payment - [.D168];[.B168])" office:value-type="currency" office:currency="USD" office:value="2966.71" calcext:value-type="currency">
            <text:p>$2,966.71</text:p>
          </table:table-cell>
          <table:table-cell table:style-name="ce18" table:formula="of:=CEILING(100*[.B168]*InterestRateMonthly)/100" office:value-type="currency" office:currency="USD" office:value="5160.76" calcext:value-type="currency">
            <text:p>$5,160.76</text:p>
          </table:table-cell>
          <table:table-cell table:style-name="ce18" table:formula="of:=[.E167]+[.D168]" office:value-type="currency" office:currency="USD" office:value="1018310.89" calcext:value-type="currency">
            <text:p>$1,018,310.89</text:p>
          </table:table-cell>
          <table:table-cell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8" table:formula="of:=[.B168]-[.C168]" office:value-type="currency" office:currency="USD" office:value="987898.4" calcext:value-type="currency">
            <text:p>$987,898.40</text:p>
          </table:table-cell>
          <table:table-cell table:style-name="ce18" table:formula="of:=MIN(Payment - [.D169];[.B169])" office:value-type="currency" office:currency="USD" office:value="2982.16" calcext:value-type="currency">
            <text:p>$2,982.16</text:p>
          </table:table-cell>
          <table:table-cell table:style-name="ce18" table:formula="of:=CEILING(100*[.B169]*InterestRateMonthly)/100" office:value-type="currency" office:currency="USD" office:value="5145.31" calcext:value-type="currency">
            <text:p>$5,145.31</text:p>
          </table:table-cell>
          <table:table-cell table:style-name="ce18" table:formula="of:=[.E168]+[.D169]" office:value-type="currency" office:currency="USD" office:value="1023456.2" calcext:value-type="currency">
            <text:p>$1,023,456.20</text:p>
          </table:table-cell>
          <table:table-cell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8" table:formula="of:=[.B169]-[.C169]" office:value-type="currency" office:currency="USD" office:value="984916.24" calcext:value-type="currency">
            <text:p>$984,916.24</text:p>
          </table:table-cell>
          <table:table-cell table:style-name="ce18" table:formula="of:=MIN(Payment - [.D170];[.B170])" office:value-type="currency" office:currency="USD" office:value="2997.69" calcext:value-type="currency">
            <text:p>$2,997.69</text:p>
          </table:table-cell>
          <table:table-cell table:style-name="ce18" table:formula="of:=CEILING(100*[.B170]*InterestRateMonthly)/100" office:value-type="currency" office:currency="USD" office:value="5129.78" calcext:value-type="currency">
            <text:p>$5,129.78</text:p>
          </table:table-cell>
          <table:table-cell table:style-name="ce18" table:formula="of:=[.E169]+[.D170]" office:value-type="currency" office:currency="USD" office:value="1028585.98" calcext:value-type="currency">
            <text:p>$1,028,585.98</text:p>
          </table:table-cell>
          <table:table-cell table:number-columns-repeated="1637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8" table:formula="of:=[.B170]-[.C170]" office:value-type="currency" office:currency="USD" office:value="981918.55" calcext:value-type="currency">
            <text:p>$981,918.55</text:p>
          </table:table-cell>
          <table:table-cell table:style-name="ce18" table:formula="of:=MIN(Payment - [.D171];[.B171])" office:value-type="currency" office:currency="USD" office:value="3013.31" calcext:value-type="currency">
            <text:p>$3,013.31</text:p>
          </table:table-cell>
          <table:table-cell table:style-name="ce18" table:formula="of:=CEILING(100*[.B171]*InterestRateMonthly)/100" office:value-type="currency" office:currency="USD" office:value="5114.16" calcext:value-type="currency">
            <text:p>$5,114.16</text:p>
          </table:table-cell>
          <table:table-cell table:style-name="ce18" table:formula="of:=[.E170]+[.D171]" office:value-type="currency" office:currency="USD" office:value="1033700.14" calcext:value-type="currency">
            <text:p>$1,033,700.14</text:p>
          </table:table-cell>
          <table:table-cell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8" table:formula="of:=[.B171]-[.C171]" office:value-type="currency" office:currency="USD" office:value="978905.24" calcext:value-type="currency">
            <text:p>$978,905.24</text:p>
          </table:table-cell>
          <table:table-cell table:style-name="ce18" table:formula="of:=MIN(Payment - [.D172];[.B172])" office:value-type="currency" office:currency="USD" office:value="3029" calcext:value-type="currency">
            <text:p>$3,029.00</text:p>
          </table:table-cell>
          <table:table-cell table:style-name="ce18" table:formula="of:=CEILING(100*[.B172]*InterestRateMonthly)/100" office:value-type="currency" office:currency="USD" office:value="5098.47" calcext:value-type="currency">
            <text:p>$5,098.47</text:p>
          </table:table-cell>
          <table:table-cell table:style-name="ce18" table:formula="of:=[.E171]+[.D172]" office:value-type="currency" office:currency="USD" office:value="1038798.61" calcext:value-type="currency">
            <text:p>$1,038,798.61</text:p>
          </table:table-cell>
          <table:table-cell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8" table:formula="of:=[.B172]-[.C172]" office:value-type="currency" office:currency="USD" office:value="975876.24" calcext:value-type="currency">
            <text:p>$975,876.24</text:p>
          </table:table-cell>
          <table:table-cell table:style-name="ce18" table:formula="of:=MIN(Payment - [.D173];[.B173])" office:value-type="currency" office:currency="USD" office:value="3044.78" calcext:value-type="currency">
            <text:p>$3,044.78</text:p>
          </table:table-cell>
          <table:table-cell table:style-name="ce18" table:formula="of:=CEILING(100*[.B173]*InterestRateMonthly)/100" office:value-type="currency" office:currency="USD" office:value="5082.69" calcext:value-type="currency">
            <text:p>$5,082.69</text:p>
          </table:table-cell>
          <table:table-cell table:style-name="ce18" table:formula="of:=[.E172]+[.D173]" office:value-type="currency" office:currency="USD" office:value="1043881.3" calcext:value-type="currency">
            <text:p>$1,043,881.30</text:p>
          </table:table-cell>
          <table:table-cell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8" table:formula="of:=[.B173]-[.C173]" office:value-type="currency" office:currency="USD" office:value="972831.46" calcext:value-type="currency">
            <text:p>$972,831.46</text:p>
          </table:table-cell>
          <table:table-cell table:style-name="ce18" table:formula="of:=MIN(Payment - [.D174];[.B174])" office:value-type="currency" office:currency="USD" office:value="3060.63" calcext:value-type="currency">
            <text:p>$3,060.63</text:p>
          </table:table-cell>
          <table:table-cell table:style-name="ce18" table:formula="of:=CEILING(100*[.B174]*InterestRateMonthly)/100" office:value-type="currency" office:currency="USD" office:value="5066.84" calcext:value-type="currency">
            <text:p>$5,066.84</text:p>
          </table:table-cell>
          <table:table-cell table:style-name="ce18" table:formula="of:=[.E173]+[.D174]" office:value-type="currency" office:currency="USD" office:value="1048948.14" calcext:value-type="currency">
            <text:p>$1,048,948.14</text:p>
          </table:table-cell>
          <table:table-cell table:number-columns-repeated="1637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8" table:formula="of:=[.B174]-[.C174]" office:value-type="currency" office:currency="USD" office:value="969770.83" calcext:value-type="currency">
            <text:p>$969,770.83</text:p>
          </table:table-cell>
          <table:table-cell table:style-name="ce18" table:formula="of:=MIN(Payment - [.D175];[.B175])" office:value-type="currency" office:currency="USD" office:value="3076.58" calcext:value-type="currency">
            <text:p>$3,076.58</text:p>
          </table:table-cell>
          <table:table-cell table:style-name="ce18" table:formula="of:=CEILING(100*[.B175]*InterestRateMonthly)/100" office:value-type="currency" office:currency="USD" office:value="5050.89" calcext:value-type="currency">
            <text:p>$5,050.89</text:p>
          </table:table-cell>
          <table:table-cell table:style-name="ce18" table:formula="of:=[.E174]+[.D175]" office:value-type="currency" office:currency="USD" office:value="1053999.03" calcext:value-type="currency">
            <text:p>$1,053,999.03</text:p>
          </table:table-cell>
          <table:table-cell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8" table:formula="of:=[.B175]-[.C175]" office:value-type="currency" office:currency="USD" office:value="966694.25" calcext:value-type="currency">
            <text:p>$966,694.25</text:p>
          </table:table-cell>
          <table:table-cell table:style-name="ce18" table:formula="of:=MIN(Payment - [.D176];[.B176])" office:value-type="currency" office:currency="USD" office:value="3092.6" calcext:value-type="currency">
            <text:p>$3,092.60</text:p>
          </table:table-cell>
          <table:table-cell table:style-name="ce18" table:formula="of:=CEILING(100*[.B176]*InterestRateMonthly)/100" office:value-type="currency" office:currency="USD" office:value="5034.87" calcext:value-type="currency">
            <text:p>$5,034.87</text:p>
          </table:table-cell>
          <table:table-cell table:style-name="ce18" table:formula="of:=[.E175]+[.D176]" office:value-type="currency" office:currency="USD" office:value="1059033.9" calcext:value-type="currency">
            <text:p>$1,059,033.90</text:p>
          </table:table-cell>
          <table:table-cell table:number-columns-repeated="1637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8" table:formula="of:=[.B176]-[.C176]" office:value-type="currency" office:currency="USD" office:value="963601.65" calcext:value-type="currency">
            <text:p>$963,601.65</text:p>
          </table:table-cell>
          <table:table-cell table:style-name="ce18" table:formula="of:=MIN(Payment - [.D177];[.B177])" office:value-type="currency" office:currency="USD" office:value="3108.71" calcext:value-type="currency">
            <text:p>$3,108.71</text:p>
          </table:table-cell>
          <table:table-cell table:style-name="ce18" table:formula="of:=CEILING(100*[.B177]*InterestRateMonthly)/100" office:value-type="currency" office:currency="USD" office:value="5018.76" calcext:value-type="currency">
            <text:p>$5,018.76</text:p>
          </table:table-cell>
          <table:table-cell table:style-name="ce18" table:formula="of:=[.E176]+[.D177]" office:value-type="currency" office:currency="USD" office:value="1064052.66" calcext:value-type="currency">
            <text:p>$1,064,052.66</text:p>
          </table:table-cell>
          <table:table-cell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8" table:formula="of:=[.B177]-[.C177]" office:value-type="currency" office:currency="USD" office:value="960492.94" calcext:value-type="currency">
            <text:p>$960,492.94</text:p>
          </table:table-cell>
          <table:table-cell table:style-name="ce18" table:formula="of:=MIN(Payment - [.D178];[.B178])" office:value-type="currency" office:currency="USD" office:value="3124.9" calcext:value-type="currency">
            <text:p>$3,124.90</text:p>
          </table:table-cell>
          <table:table-cell table:style-name="ce18" table:formula="of:=CEILING(100*[.B178]*InterestRateMonthly)/100" office:value-type="currency" office:currency="USD" office:value="5002.57" calcext:value-type="currency">
            <text:p>$5,002.57</text:p>
          </table:table-cell>
          <table:table-cell table:style-name="ce18" table:formula="of:=[.E177]+[.D178]" office:value-type="currency" office:currency="USD" office:value="1069055.23" calcext:value-type="currency">
            <text:p>$1,069,055.23</text:p>
          </table:table-cell>
          <table:table-cell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8" table:formula="of:=[.B178]-[.C178]" office:value-type="currency" office:currency="USD" office:value="957368.04" calcext:value-type="currency">
            <text:p>$957,368.04</text:p>
          </table:table-cell>
          <table:table-cell table:style-name="ce18" table:formula="of:=MIN(Payment - [.D179];[.B179])" office:value-type="currency" office:currency="USD" office:value="3141.17" calcext:value-type="currency">
            <text:p>$3,141.17</text:p>
          </table:table-cell>
          <table:table-cell table:style-name="ce18" table:formula="of:=CEILING(100*[.B179]*InterestRateMonthly)/100" office:value-type="currency" office:currency="USD" office:value="4986.3" calcext:value-type="currency">
            <text:p>$4,986.30</text:p>
          </table:table-cell>
          <table:table-cell table:style-name="ce18" table:formula="of:=[.E178]+[.D179]" office:value-type="currency" office:currency="USD" office:value="1074041.53" calcext:value-type="currency">
            <text:p>$1,074,041.53</text:p>
          </table:table-cell>
          <table:table-cell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8" table:formula="of:=[.B179]-[.C179]" office:value-type="currency" office:currency="USD" office:value="954226.87" calcext:value-type="currency">
            <text:p>$954,226.87</text:p>
          </table:table-cell>
          <table:table-cell table:style-name="ce18" table:formula="of:=MIN(Payment - [.D180];[.B180])" office:value-type="currency" office:currency="USD" office:value="3157.53" calcext:value-type="currency">
            <text:p>$3,157.53</text:p>
          </table:table-cell>
          <table:table-cell table:style-name="ce18" table:formula="of:=CEILING(100*[.B180]*InterestRateMonthly)/100" office:value-type="currency" office:currency="USD" office:value="4969.94" calcext:value-type="currency">
            <text:p>$4,969.94</text:p>
          </table:table-cell>
          <table:table-cell table:style-name="ce18" table:formula="of:=[.E179]+[.D180]" office:value-type="currency" office:currency="USD" office:value="1079011.47" calcext:value-type="currency">
            <text:p>$1,079,011.47</text:p>
          </table:table-cell>
          <table:table-cell table:number-columns-repeated="16379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18" table:formula="of:=[.B180]-[.C180]" office:value-type="currency" office:currency="USD" office:value="951069.34" calcext:value-type="currency">
            <text:p>$951,069.34</text:p>
          </table:table-cell>
          <table:table-cell table:style-name="ce18" table:formula="of:=MIN(Payment - [.D181];[.B181])" office:value-type="currency" office:currency="USD" office:value="3173.98" calcext:value-type="currency">
            <text:p>$3,173.98</text:p>
          </table:table-cell>
          <table:table-cell table:style-name="ce18" table:formula="of:=CEILING(100*[.B181]*InterestRateMonthly)/100" office:value-type="currency" office:currency="USD" office:value="4953.49" calcext:value-type="currency">
            <text:p>$4,953.49</text:p>
          </table:table-cell>
          <table:table-cell table:style-name="ce18" table:formula="of:=[.E180]+[.D181]" office:value-type="currency" office:currency="USD" office:value="1083964.96" calcext:value-type="currency">
            <text:p>$1,083,964.96</text:p>
          </table:table-cell>
          <table:table-cell table:number-columns-repeated="16379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8" table:formula="of:=[.B181]-[.C181]" office:value-type="currency" office:currency="USD" office:value="947895.36" calcext:value-type="currency">
            <text:p>$947,895.36</text:p>
          </table:table-cell>
          <table:table-cell table:style-name="ce18" table:formula="of:=MIN(Payment - [.D182];[.B182])" office:value-type="currency" office:currency="USD" office:value="3190.51" calcext:value-type="currency">
            <text:p>$3,190.51</text:p>
          </table:table-cell>
          <table:table-cell table:style-name="ce18" table:formula="of:=CEILING(100*[.B182]*InterestRateMonthly)/100" office:value-type="currency" office:currency="USD" office:value="4936.96" calcext:value-type="currency">
            <text:p>$4,936.96</text:p>
          </table:table-cell>
          <table:table-cell table:style-name="ce18" table:formula="of:=[.E181]+[.D182]" office:value-type="currency" office:currency="USD" office:value="1088901.92" calcext:value-type="currency">
            <text:p>$1,088,901.92</text:p>
          </table:table-cell>
          <table:table-cell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8" table:formula="of:=[.B182]-[.C182]" office:value-type="currency" office:currency="USD" office:value="944704.85" calcext:value-type="currency">
            <text:p>$944,704.85</text:p>
          </table:table-cell>
          <table:table-cell table:style-name="ce18" table:formula="of:=MIN(Payment - [.D183];[.B183])" office:value-type="currency" office:currency="USD" office:value="3207.13" calcext:value-type="currency">
            <text:p>$3,207.13</text:p>
          </table:table-cell>
          <table:table-cell table:style-name="ce18" table:formula="of:=CEILING(100*[.B183]*InterestRateMonthly)/100" office:value-type="currency" office:currency="USD" office:value="4920.34" calcext:value-type="currency">
            <text:p>$4,920.34</text:p>
          </table:table-cell>
          <table:table-cell table:style-name="ce18" table:formula="of:=[.E182]+[.D183]" office:value-type="currency" office:currency="USD" office:value="1093822.26" calcext:value-type="currency">
            <text:p>$1,093,822.26</text:p>
          </table:table-cell>
          <table:table-cell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8" table:formula="of:=[.B183]-[.C183]" office:value-type="currency" office:currency="USD" office:value="941497.72" calcext:value-type="currency">
            <text:p>$941,497.72</text:p>
          </table:table-cell>
          <table:table-cell table:style-name="ce18" table:formula="of:=MIN(Payment - [.D184];[.B184])" office:value-type="currency" office:currency="USD" office:value="3223.83" calcext:value-type="currency">
            <text:p>$3,223.83</text:p>
          </table:table-cell>
          <table:table-cell table:style-name="ce18" table:formula="of:=CEILING(100*[.B184]*InterestRateMonthly)/100" office:value-type="currency" office:currency="USD" office:value="4903.64" calcext:value-type="currency">
            <text:p>$4,903.64</text:p>
          </table:table-cell>
          <table:table-cell table:style-name="ce18" table:formula="of:=[.E183]+[.D184]" office:value-type="currency" office:currency="USD" office:value="1098725.9" calcext:value-type="currency">
            <text:p>$1,098,725.90</text:p>
          </table:table-cell>
          <table:table-cell table:number-columns-repeated="16379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8" table:formula="of:=[.B184]-[.C184]" office:value-type="currency" office:currency="USD" office:value="938273.89" calcext:value-type="currency">
            <text:p>$938,273.89</text:p>
          </table:table-cell>
          <table:table-cell table:style-name="ce18" table:formula="of:=MIN(Payment - [.D185];[.B185])" office:value-type="currency" office:currency="USD" office:value="3240.62" calcext:value-type="currency">
            <text:p>$3,240.62</text:p>
          </table:table-cell>
          <table:table-cell table:style-name="ce18" table:formula="of:=CEILING(100*[.B185]*InterestRateMonthly)/100" office:value-type="currency" office:currency="USD" office:value="4886.85" calcext:value-type="currency">
            <text:p>$4,886.85</text:p>
          </table:table-cell>
          <table:table-cell table:style-name="ce18" table:formula="of:=[.E184]+[.D185]" office:value-type="currency" office:currency="USD" office:value="1103612.75" calcext:value-type="currency">
            <text:p>$1,103,612.75</text:p>
          </table:table-cell>
          <table:table-cell table:number-columns-repeated="16379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8" table:formula="of:=[.B185]-[.C185]" office:value-type="currency" office:currency="USD" office:value="935033.27" calcext:value-type="currency">
            <text:p>$935,033.27</text:p>
          </table:table-cell>
          <table:table-cell table:style-name="ce18" table:formula="of:=MIN(Payment - [.D186];[.B186])" office:value-type="currency" office:currency="USD" office:value="3257.5" calcext:value-type="currency">
            <text:p>$3,257.50</text:p>
          </table:table-cell>
          <table:table-cell table:style-name="ce18" table:formula="of:=CEILING(100*[.B186]*InterestRateMonthly)/100" office:value-type="currency" office:currency="USD" office:value="4869.97" calcext:value-type="currency">
            <text:p>$4,869.97</text:p>
          </table:table-cell>
          <table:table-cell table:style-name="ce18" table:formula="of:=[.E185]+[.D186]" office:value-type="currency" office:currency="USD" office:value="1108482.72" calcext:value-type="currency">
            <text:p>$1,108,482.72</text:p>
          </table:table-cell>
          <table:table-cell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8" table:formula="of:=[.B186]-[.C186]" office:value-type="currency" office:currency="USD" office:value="931775.77" calcext:value-type="currency">
            <text:p>$931,775.77</text:p>
          </table:table-cell>
          <table:table-cell table:style-name="ce18" table:formula="of:=MIN(Payment - [.D187];[.B187])" office:value-type="currency" office:currency="USD" office:value="3274.47" calcext:value-type="currency">
            <text:p>$3,274.47</text:p>
          </table:table-cell>
          <table:table-cell table:style-name="ce18" table:formula="of:=CEILING(100*[.B187]*InterestRateMonthly)/100" office:value-type="currency" office:currency="USD" office:value="4853" calcext:value-type="currency">
            <text:p>$4,853.00</text:p>
          </table:table-cell>
          <table:table-cell table:style-name="ce18" table:formula="of:=[.E186]+[.D187]" office:value-type="currency" office:currency="USD" office:value="1113335.72" calcext:value-type="currency">
            <text:p>$1,113,335.72</text:p>
          </table:table-cell>
          <table:table-cell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8" table:formula="of:=[.B187]-[.C187]" office:value-type="currency" office:currency="USD" office:value="928501.3" calcext:value-type="currency">
            <text:p>$928,501.30</text:p>
          </table:table-cell>
          <table:table-cell table:style-name="ce18" table:formula="of:=MIN(Payment - [.D188];[.B188])" office:value-type="currency" office:currency="USD" office:value="3291.52" calcext:value-type="currency">
            <text:p>$3,291.52</text:p>
          </table:table-cell>
          <table:table-cell table:style-name="ce18" table:formula="of:=CEILING(100*[.B188]*InterestRateMonthly)/100" office:value-type="currency" office:currency="USD" office:value="4835.95" calcext:value-type="currency">
            <text:p>$4,835.95</text:p>
          </table:table-cell>
          <table:table-cell table:style-name="ce18" table:formula="of:=[.E187]+[.D188]" office:value-type="currency" office:currency="USD" office:value="1118171.67" calcext:value-type="currency">
            <text:p>$1,118,171.67</text:p>
          </table:table-cell>
          <table:table-cell table:number-columns-repeated="16379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8" table:formula="of:=[.B188]-[.C188]" office:value-type="currency" office:currency="USD" office:value="925209.78" calcext:value-type="currency">
            <text:p>$925,209.78</text:p>
          </table:table-cell>
          <table:table-cell table:style-name="ce18" table:formula="of:=MIN(Payment - [.D189];[.B189])" office:value-type="currency" office:currency="USD" office:value="3308.66" calcext:value-type="currency">
            <text:p>$3,308.66</text:p>
          </table:table-cell>
          <table:table-cell table:style-name="ce18" table:formula="of:=CEILING(100*[.B189]*InterestRateMonthly)/100" office:value-type="currency" office:currency="USD" office:value="4818.81" calcext:value-type="currency">
            <text:p>$4,818.81</text:p>
          </table:table-cell>
          <table:table-cell table:style-name="ce18" table:formula="of:=[.E188]+[.D189]" office:value-type="currency" office:currency="USD" office:value="1122990.48" calcext:value-type="currency">
            <text:p>$1,122,990.48</text:p>
          </table:table-cell>
          <table:table-cell table:number-columns-repeated="16379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8" table:formula="of:=[.B189]-[.C189]" office:value-type="currency" office:currency="USD" office:value="921901.12" calcext:value-type="currency">
            <text:p>$921,901.12</text:p>
          </table:table-cell>
          <table:table-cell table:style-name="ce18" table:formula="of:=MIN(Payment - [.D190];[.B190])" office:value-type="currency" office:currency="USD" office:value="3325.9" calcext:value-type="currency">
            <text:p>$3,325.90</text:p>
          </table:table-cell>
          <table:table-cell table:style-name="ce18" table:formula="of:=CEILING(100*[.B190]*InterestRateMonthly)/100" office:value-type="currency" office:currency="USD" office:value="4801.57" calcext:value-type="currency">
            <text:p>$4,801.57</text:p>
          </table:table-cell>
          <table:table-cell table:style-name="ce18" table:formula="of:=[.E189]+[.D190]" office:value-type="currency" office:currency="USD" office:value="1127792.05" calcext:value-type="currency">
            <text:p>$1,127,792.05</text:p>
          </table:table-cell>
          <table:table-cell table:number-columns-repeated="16379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8" table:formula="of:=[.B190]-[.C190]" office:value-type="currency" office:currency="USD" office:value="918575.22" calcext:value-type="currency">
            <text:p>$918,575.22</text:p>
          </table:table-cell>
          <table:table-cell table:style-name="ce18" table:formula="of:=MIN(Payment - [.D191];[.B191])" office:value-type="currency" office:currency="USD" office:value="3343.22" calcext:value-type="currency">
            <text:p>$3,343.22</text:p>
          </table:table-cell>
          <table:table-cell table:style-name="ce18" table:formula="of:=CEILING(100*[.B191]*InterestRateMonthly)/100" office:value-type="currency" office:currency="USD" office:value="4784.25" calcext:value-type="currency">
            <text:p>$4,784.25</text:p>
          </table:table-cell>
          <table:table-cell table:style-name="ce18" table:formula="of:=[.E190]+[.D191]" office:value-type="currency" office:currency="USD" office:value="1132576.3" calcext:value-type="currency">
            <text:p>$1,132,576.30</text:p>
          </table:table-cell>
          <table:table-cell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8" table:formula="of:=[.B191]-[.C191]" office:value-type="currency" office:currency="USD" office:value="915232" calcext:value-type="currency">
            <text:p>$915,232.00</text:p>
          </table:table-cell>
          <table:table-cell table:style-name="ce18" table:formula="of:=MIN(Payment - [.D192];[.B192])" office:value-type="currency" office:currency="USD" office:value="3360.63" calcext:value-type="currency">
            <text:p>$3,360.63</text:p>
          </table:table-cell>
          <table:table-cell table:style-name="ce18" table:formula="of:=CEILING(100*[.B192]*InterestRateMonthly)/100" office:value-type="currency" office:currency="USD" office:value="4766.84" calcext:value-type="currency">
            <text:p>$4,766.84</text:p>
          </table:table-cell>
          <table:table-cell table:style-name="ce18" table:formula="of:=[.E191]+[.D192]" office:value-type="currency" office:currency="USD" office:value="1137343.14" calcext:value-type="currency">
            <text:p>$1,137,343.14</text:p>
          </table:table-cell>
          <table:table-cell table:number-columns-repeated="16379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8" table:formula="of:=[.B192]-[.C192]" office:value-type="currency" office:currency="USD" office:value="911871.37" calcext:value-type="currency">
            <text:p>$911,871.37</text:p>
          </table:table-cell>
          <table:table-cell table:style-name="ce18" table:formula="of:=MIN(Payment - [.D193];[.B193])" office:value-type="currency" office:currency="USD" office:value="3378.13" calcext:value-type="currency">
            <text:p>$3,378.13</text:p>
          </table:table-cell>
          <table:table-cell table:style-name="ce18" table:formula="of:=CEILING(100*[.B193]*InterestRateMonthly)/100" office:value-type="currency" office:currency="USD" office:value="4749.34" calcext:value-type="currency">
            <text:p>$4,749.34</text:p>
          </table:table-cell>
          <table:table-cell table:style-name="ce18" table:formula="of:=[.E192]+[.D193]" office:value-type="currency" office:currency="USD" office:value="1142092.48" calcext:value-type="currency">
            <text:p>$1,142,092.48</text:p>
          </table:table-cell>
          <table:table-cell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8" table:formula="of:=[.B193]-[.C193]" office:value-type="currency" office:currency="USD" office:value="908493.24" calcext:value-type="currency">
            <text:p>$908,493.24</text:p>
          </table:table-cell>
          <table:table-cell table:style-name="ce18" table:formula="of:=MIN(Payment - [.D194];[.B194])" office:value-type="currency" office:currency="USD" office:value="3395.73" calcext:value-type="currency">
            <text:p>$3,395.73</text:p>
          </table:table-cell>
          <table:table-cell table:style-name="ce18" table:formula="of:=CEILING(100*[.B194]*InterestRateMonthly)/100" office:value-type="currency" office:currency="USD" office:value="4731.74" calcext:value-type="currency">
            <text:p>$4,731.74</text:p>
          </table:table-cell>
          <table:table-cell table:style-name="ce18" table:formula="of:=[.E193]+[.D194]" office:value-type="currency" office:currency="USD" office:value="1146824.22" calcext:value-type="currency">
            <text:p>$1,146,824.22</text:p>
          </table:table-cell>
          <table:table-cell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8" table:formula="of:=[.B194]-[.C194]" office:value-type="currency" office:currency="USD" office:value="905097.51" calcext:value-type="currency">
            <text:p>$905,097.51</text:p>
          </table:table-cell>
          <table:table-cell table:style-name="ce18" table:formula="of:=MIN(Payment - [.D195];[.B195])" office:value-type="currency" office:currency="USD" office:value="3413.42" calcext:value-type="currency">
            <text:p>$3,413.42</text:p>
          </table:table-cell>
          <table:table-cell table:style-name="ce18" table:formula="of:=CEILING(100*[.B195]*InterestRateMonthly)/100" office:value-type="currency" office:currency="USD" office:value="4714.05" calcext:value-type="currency">
            <text:p>$4,714.05</text:p>
          </table:table-cell>
          <table:table-cell table:style-name="ce18" table:formula="of:=[.E194]+[.D195]" office:value-type="currency" office:currency="USD" office:value="1151538.27" calcext:value-type="currency">
            <text:p>$1,151,538.27</text:p>
          </table:table-cell>
          <table:table-cell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8" table:formula="of:=[.B195]-[.C195]" office:value-type="currency" office:currency="USD" office:value="901684.09" calcext:value-type="currency">
            <text:p>$901,684.09</text:p>
          </table:table-cell>
          <table:table-cell table:style-name="ce18" table:formula="of:=MIN(Payment - [.D196];[.B196])" office:value-type="currency" office:currency="USD" office:value="3431.19" calcext:value-type="currency">
            <text:p>$3,431.19</text:p>
          </table:table-cell>
          <table:table-cell table:style-name="ce18" table:formula="of:=CEILING(100*[.B196]*InterestRateMonthly)/100" office:value-type="currency" office:currency="USD" office:value="4696.28" calcext:value-type="currency">
            <text:p>$4,696.28</text:p>
          </table:table-cell>
          <table:table-cell table:style-name="ce18" table:formula="of:=[.E195]+[.D196]" office:value-type="currency" office:currency="USD" office:value="1156234.55" calcext:value-type="currency">
            <text:p>$1,156,234.55</text:p>
          </table:table-cell>
          <table:table-cell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8" table:formula="of:=[.B196]-[.C196]" office:value-type="currency" office:currency="USD" office:value="898252.9" calcext:value-type="currency">
            <text:p>$898,252.90</text:p>
          </table:table-cell>
          <table:table-cell table:style-name="ce18" table:formula="of:=MIN(Payment - [.D197];[.B197])" office:value-type="currency" office:currency="USD" office:value="3449.06" calcext:value-type="currency">
            <text:p>$3,449.06</text:p>
          </table:table-cell>
          <table:table-cell table:style-name="ce18" table:formula="of:=CEILING(100*[.B197]*InterestRateMonthly)/100" office:value-type="currency" office:currency="USD" office:value="4678.41" calcext:value-type="currency">
            <text:p>$4,678.41</text:p>
          </table:table-cell>
          <table:table-cell table:style-name="ce18" table:formula="of:=[.E196]+[.D197]" office:value-type="currency" office:currency="USD" office:value="1160912.96" calcext:value-type="currency">
            <text:p>$1,160,912.96</text:p>
          </table:table-cell>
          <table:table-cell table:number-columns-repeated="16379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8" table:formula="of:=[.B197]-[.C197]" office:value-type="currency" office:currency="USD" office:value="894803.84" calcext:value-type="currency">
            <text:p>$894,803.84</text:p>
          </table:table-cell>
          <table:table-cell table:style-name="ce18" table:formula="of:=MIN(Payment - [.D198];[.B198])" office:value-type="currency" office:currency="USD" office:value="3467.03" calcext:value-type="currency">
            <text:p>$3,467.03</text:p>
          </table:table-cell>
          <table:table-cell table:style-name="ce18" table:formula="of:=CEILING(100*[.B198]*InterestRateMonthly)/100" office:value-type="currency" office:currency="USD" office:value="4660.44" calcext:value-type="currency">
            <text:p>$4,660.44</text:p>
          </table:table-cell>
          <table:table-cell table:style-name="ce18" table:formula="of:=[.E197]+[.D198]" office:value-type="currency" office:currency="USD" office:value="1165573.4" calcext:value-type="currency">
            <text:p>$1,165,573.40</text:p>
          </table:table-cell>
          <table:table-cell table:number-columns-repeated="16379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8" table:formula="of:=[.B198]-[.C198]" office:value-type="currency" office:currency="USD" office:value="891336.81" calcext:value-type="currency">
            <text:p>$891,336.81</text:p>
          </table:table-cell>
          <table:table-cell table:style-name="ce18" table:formula="of:=MIN(Payment - [.D199];[.B199])" office:value-type="currency" office:currency="USD" office:value="3485.09" calcext:value-type="currency">
            <text:p>$3,485.09</text:p>
          </table:table-cell>
          <table:table-cell table:style-name="ce18" table:formula="of:=CEILING(100*[.B199]*InterestRateMonthly)/100" office:value-type="currency" office:currency="USD" office:value="4642.38" calcext:value-type="currency">
            <text:p>$4,642.38</text:p>
          </table:table-cell>
          <table:table-cell table:style-name="ce18" table:formula="of:=[.E198]+[.D199]" office:value-type="currency" office:currency="USD" office:value="1170215.78" calcext:value-type="currency">
            <text:p>$1,170,215.78</text:p>
          </table:table-cell>
          <table:table-cell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8" table:formula="of:=[.B199]-[.C199]" office:value-type="currency" office:currency="USD" office:value="887851.72" calcext:value-type="currency">
            <text:p>$887,851.72</text:p>
          </table:table-cell>
          <table:table-cell table:style-name="ce18" table:formula="of:=MIN(Payment - [.D200];[.B200])" office:value-type="currency" office:currency="USD" office:value="3503.24" calcext:value-type="currency">
            <text:p>$3,503.24</text:p>
          </table:table-cell>
          <table:table-cell table:style-name="ce18" table:formula="of:=CEILING(100*[.B200]*InterestRateMonthly)/100" office:value-type="currency" office:currency="USD" office:value="4624.23" calcext:value-type="currency">
            <text:p>$4,624.23</text:p>
          </table:table-cell>
          <table:table-cell table:style-name="ce18" table:formula="of:=[.E199]+[.D200]" office:value-type="currency" office:currency="USD" office:value="1174840.01" calcext:value-type="currency">
            <text:p>$1,174,840.01</text:p>
          </table:table-cell>
          <table:table-cell table:number-columns-repeated="16379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8" table:formula="of:=[.B200]-[.C200]" office:value-type="currency" office:currency="USD" office:value="884348.48" calcext:value-type="currency">
            <text:p>$884,348.48</text:p>
          </table:table-cell>
          <table:table-cell table:style-name="ce18" table:formula="of:=MIN(Payment - [.D201];[.B201])" office:value-type="currency" office:currency="USD" office:value="3521.48" calcext:value-type="currency">
            <text:p>$3,521.48</text:p>
          </table:table-cell>
          <table:table-cell table:style-name="ce18" table:formula="of:=CEILING(100*[.B201]*InterestRateMonthly)/100" office:value-type="currency" office:currency="USD" office:value="4605.99" calcext:value-type="currency">
            <text:p>$4,605.99</text:p>
          </table:table-cell>
          <table:table-cell table:style-name="ce18" table:formula="of:=[.E200]+[.D201]" office:value-type="currency" office:currency="USD" office:value="1179446" calcext:value-type="currency">
            <text:p>$1,179,446.00</text:p>
          </table:table-cell>
          <table:table-cell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8" table:formula="of:=[.B201]-[.C201]" office:value-type="currency" office:currency="USD" office:value="880827" calcext:value-type="currency">
            <text:p>$880,827.00</text:p>
          </table:table-cell>
          <table:table-cell table:style-name="ce18" table:formula="of:=MIN(Payment - [.D202];[.B202])" office:value-type="currency" office:currency="USD" office:value="3539.82" calcext:value-type="currency">
            <text:p>$3,539.82</text:p>
          </table:table-cell>
          <table:table-cell table:style-name="ce18" table:formula="of:=CEILING(100*[.B202]*InterestRateMonthly)/100" office:value-type="currency" office:currency="USD" office:value="4587.65" calcext:value-type="currency">
            <text:p>$4,587.65</text:p>
          </table:table-cell>
          <table:table-cell table:style-name="ce18" table:formula="of:=[.E201]+[.D202]" office:value-type="currency" office:currency="USD" office:value="1184033.65" calcext:value-type="currency">
            <text:p>$1,184,033.65</text:p>
          </table:table-cell>
          <table:table-cell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8" table:formula="of:=[.B202]-[.C202]" office:value-type="currency" office:currency="USD" office:value="877287.18" calcext:value-type="currency">
            <text:p>$877,287.18</text:p>
          </table:table-cell>
          <table:table-cell table:style-name="ce18" table:formula="of:=MIN(Payment - [.D203];[.B203])" office:value-type="currency" office:currency="USD" office:value="3558.26" calcext:value-type="currency">
            <text:p>$3,558.26</text:p>
          </table:table-cell>
          <table:table-cell table:style-name="ce18" table:formula="of:=CEILING(100*[.B203]*InterestRateMonthly)/100" office:value-type="currency" office:currency="USD" office:value="4569.21" calcext:value-type="currency">
            <text:p>$4,569.21</text:p>
          </table:table-cell>
          <table:table-cell table:style-name="ce18" table:formula="of:=[.E202]+[.D203]" office:value-type="currency" office:currency="USD" office:value="1188602.86" calcext:value-type="currency">
            <text:p>$1,188,602.86</text:p>
          </table:table-cell>
          <table:table-cell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8" table:formula="of:=[.B203]-[.C203]" office:value-type="currency" office:currency="USD" office:value="873728.92" calcext:value-type="currency">
            <text:p>$873,728.92</text:p>
          </table:table-cell>
          <table:table-cell table:style-name="ce18" table:formula="of:=MIN(Payment - [.D204];[.B204])" office:value-type="currency" office:currency="USD" office:value="3576.79" calcext:value-type="currency">
            <text:p>$3,576.79</text:p>
          </table:table-cell>
          <table:table-cell table:style-name="ce18" table:formula="of:=CEILING(100*[.B204]*InterestRateMonthly)/100" office:value-type="currency" office:currency="USD" office:value="4550.68" calcext:value-type="currency">
            <text:p>$4,550.68</text:p>
          </table:table-cell>
          <table:table-cell table:style-name="ce18" table:formula="of:=[.E203]+[.D204]" office:value-type="currency" office:currency="USD" office:value="1193153.54" calcext:value-type="currency">
            <text:p>$1,193,153.54</text:p>
          </table:table-cell>
          <table:table-cell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18" table:formula="of:=[.B204]-[.C204]" office:value-type="currency" office:currency="USD" office:value="870152.13" calcext:value-type="currency">
            <text:p>$870,152.13</text:p>
          </table:table-cell>
          <table:table-cell table:style-name="ce18" table:formula="of:=MIN(Payment - [.D205];[.B205])" office:value-type="currency" office:currency="USD" office:value="3595.42" calcext:value-type="currency">
            <text:p>$3,595.42</text:p>
          </table:table-cell>
          <table:table-cell table:style-name="ce18" table:formula="of:=CEILING(100*[.B205]*InterestRateMonthly)/100" office:value-type="currency" office:currency="USD" office:value="4532.05" calcext:value-type="currency">
            <text:p>$4,532.05</text:p>
          </table:table-cell>
          <table:table-cell table:style-name="ce18" table:formula="of:=[.E204]+[.D205]" office:value-type="currency" office:currency="USD" office:value="1197685.59" calcext:value-type="currency">
            <text:p>$1,197,685.59</text:p>
          </table:table-cell>
          <table:table-cell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8" table:formula="of:=[.B205]-[.C205]" office:value-type="currency" office:currency="USD" office:value="866556.71" calcext:value-type="currency">
            <text:p>$866,556.71</text:p>
          </table:table-cell>
          <table:table-cell table:style-name="ce18" table:formula="of:=MIN(Payment - [.D206];[.B206])" office:value-type="currency" office:currency="USD" office:value="3614.15" calcext:value-type="currency">
            <text:p>$3,614.15</text:p>
          </table:table-cell>
          <table:table-cell table:style-name="ce18" table:formula="of:=CEILING(100*[.B206]*InterestRateMonthly)/100" office:value-type="currency" office:currency="USD" office:value="4513.32" calcext:value-type="currency">
            <text:p>$4,513.32</text:p>
          </table:table-cell>
          <table:table-cell table:style-name="ce18" table:formula="of:=[.E205]+[.D206]" office:value-type="currency" office:currency="USD" office:value="1202198.91" calcext:value-type="currency">
            <text:p>$1,202,198.91</text:p>
          </table:table-cell>
          <table:table-cell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8" table:formula="of:=[.B206]-[.C206]" office:value-type="currency" office:currency="USD" office:value="862942.56" calcext:value-type="currency">
            <text:p>$862,942.56</text:p>
          </table:table-cell>
          <table:table-cell table:style-name="ce18" table:formula="of:=MIN(Payment - [.D207];[.B207])" office:value-type="currency" office:currency="USD" office:value="3632.97" calcext:value-type="currency">
            <text:p>$3,632.97</text:p>
          </table:table-cell>
          <table:table-cell table:style-name="ce18" table:formula="of:=CEILING(100*[.B207]*InterestRateMonthly)/100" office:value-type="currency" office:currency="USD" office:value="4494.5" calcext:value-type="currency">
            <text:p>$4,494.50</text:p>
          </table:table-cell>
          <table:table-cell table:style-name="ce18" table:formula="of:=[.E206]+[.D207]" office:value-type="currency" office:currency="USD" office:value="1206693.41" calcext:value-type="currency">
            <text:p>$1,206,693.41</text:p>
          </table:table-cell>
          <table:table-cell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8" table:formula="of:=[.B207]-[.C207]" office:value-type="currency" office:currency="USD" office:value="859309.59" calcext:value-type="currency">
            <text:p>$859,309.59</text:p>
          </table:table-cell>
          <table:table-cell table:style-name="ce18" table:formula="of:=MIN(Payment - [.D208];[.B208])" office:value-type="currency" office:currency="USD" office:value="3651.89" calcext:value-type="currency">
            <text:p>$3,651.89</text:p>
          </table:table-cell>
          <table:table-cell table:style-name="ce18" table:formula="of:=CEILING(100*[.B208]*InterestRateMonthly)/100" office:value-type="currency" office:currency="USD" office:value="4475.58" calcext:value-type="currency">
            <text:p>$4,475.58</text:p>
          </table:table-cell>
          <table:table-cell table:style-name="ce18" table:formula="of:=[.E207]+[.D208]" office:value-type="currency" office:currency="USD" office:value="1211168.99" calcext:value-type="currency">
            <text:p>$1,211,168.99</text:p>
          </table:table-cell>
          <table:table-cell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8" table:formula="of:=[.B208]-[.C208]" office:value-type="currency" office:currency="USD" office:value="855657.7" calcext:value-type="currency">
            <text:p>$855,657.70</text:p>
          </table:table-cell>
          <table:table-cell table:style-name="ce18" table:formula="of:=MIN(Payment - [.D209];[.B209])" office:value-type="currency" office:currency="USD" office:value="3670.91" calcext:value-type="currency">
            <text:p>$3,670.91</text:p>
          </table:table-cell>
          <table:table-cell table:style-name="ce18" table:formula="of:=CEILING(100*[.B209]*InterestRateMonthly)/100" office:value-type="currency" office:currency="USD" office:value="4456.56" calcext:value-type="currency">
            <text:p>$4,456.56</text:p>
          </table:table-cell>
          <table:table-cell table:style-name="ce18" table:formula="of:=[.E208]+[.D209]" office:value-type="currency" office:currency="USD" office:value="1215625.55" calcext:value-type="currency">
            <text:p>$1,215,625.55</text:p>
          </table:table-cell>
          <table:table-cell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8" table:formula="of:=[.B209]-[.C209]" office:value-type="currency" office:currency="USD" office:value="851986.79" calcext:value-type="currency">
            <text:p>$851,986.79</text:p>
          </table:table-cell>
          <table:table-cell table:style-name="ce18" table:formula="of:=MIN(Payment - [.D210];[.B210])" office:value-type="currency" office:currency="USD" office:value="3690.03" calcext:value-type="currency">
            <text:p>$3,690.03</text:p>
          </table:table-cell>
          <table:table-cell table:style-name="ce18" table:formula="of:=CEILING(100*[.B210]*InterestRateMonthly)/100" office:value-type="currency" office:currency="USD" office:value="4437.44" calcext:value-type="currency">
            <text:p>$4,437.44</text:p>
          </table:table-cell>
          <table:table-cell table:style-name="ce18" table:formula="of:=[.E209]+[.D210]" office:value-type="currency" office:currency="USD" office:value="1220062.99" calcext:value-type="currency">
            <text:p>$1,220,062.99</text:p>
          </table:table-cell>
          <table:table-cell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8" table:formula="of:=[.B210]-[.C210]" office:value-type="currency" office:currency="USD" office:value="848296.76" calcext:value-type="currency">
            <text:p>$848,296.76</text:p>
          </table:table-cell>
          <table:table-cell table:style-name="ce18" table:formula="of:=MIN(Payment - [.D211];[.B211])" office:value-type="currency" office:currency="USD" office:value="3709.25" calcext:value-type="currency">
            <text:p>$3,709.25</text:p>
          </table:table-cell>
          <table:table-cell table:style-name="ce18" table:formula="of:=CEILING(100*[.B211]*InterestRateMonthly)/100" office:value-type="currency" office:currency="USD" office:value="4418.22" calcext:value-type="currency">
            <text:p>$4,418.22</text:p>
          </table:table-cell>
          <table:table-cell table:style-name="ce18" table:formula="of:=[.E210]+[.D211]" office:value-type="currency" office:currency="USD" office:value="1224481.21" calcext:value-type="currency">
            <text:p>$1,224,481.21</text:p>
          </table:table-cell>
          <table:table-cell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8" table:formula="of:=[.B211]-[.C211]" office:value-type="currency" office:currency="USD" office:value="844587.51" calcext:value-type="currency">
            <text:p>$844,587.51</text:p>
          </table:table-cell>
          <table:table-cell table:style-name="ce18" table:formula="of:=MIN(Payment - [.D212];[.B212])" office:value-type="currency" office:currency="USD" office:value="3728.57" calcext:value-type="currency">
            <text:p>$3,728.57</text:p>
          </table:table-cell>
          <table:table-cell table:style-name="ce18" table:formula="of:=CEILING(100*[.B212]*InterestRateMonthly)/100" office:value-type="currency" office:currency="USD" office:value="4398.9" calcext:value-type="currency">
            <text:p>$4,398.90</text:p>
          </table:table-cell>
          <table:table-cell table:style-name="ce18" table:formula="of:=[.E211]+[.D212]" office:value-type="currency" office:currency="USD" office:value="1228880.11" calcext:value-type="currency">
            <text:p>$1,228,880.11</text:p>
          </table:table-cell>
          <table:table-cell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8" table:formula="of:=[.B212]-[.C212]" office:value-type="currency" office:currency="USD" office:value="840858.94" calcext:value-type="currency">
            <text:p>$840,858.94</text:p>
          </table:table-cell>
          <table:table-cell table:style-name="ce18" table:formula="of:=MIN(Payment - [.D213];[.B213])" office:value-type="currency" office:currency="USD" office:value="3747.99" calcext:value-type="currency">
            <text:p>$3,747.99</text:p>
          </table:table-cell>
          <table:table-cell table:style-name="ce18" table:formula="of:=CEILING(100*[.B213]*InterestRateMonthly)/100" office:value-type="currency" office:currency="USD" office:value="4379.48" calcext:value-type="currency">
            <text:p>$4,379.48</text:p>
          </table:table-cell>
          <table:table-cell table:style-name="ce18" table:formula="of:=[.E212]+[.D213]" office:value-type="currency" office:currency="USD" office:value="1233259.59" calcext:value-type="currency">
            <text:p>$1,233,259.59</text:p>
          </table:table-cell>
          <table:table-cell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8" table:formula="of:=[.B213]-[.C213]" office:value-type="currency" office:currency="USD" office:value="837110.95" calcext:value-type="currency">
            <text:p>$837,110.95</text:p>
          </table:table-cell>
          <table:table-cell table:style-name="ce18" table:formula="of:=MIN(Payment - [.D214];[.B214])" office:value-type="currency" office:currency="USD" office:value="3767.51" calcext:value-type="currency">
            <text:p>$3,767.51</text:p>
          </table:table-cell>
          <table:table-cell table:style-name="ce18" table:formula="of:=CEILING(100*[.B214]*InterestRateMonthly)/100" office:value-type="currency" office:currency="USD" office:value="4359.96" calcext:value-type="currency">
            <text:p>$4,359.96</text:p>
          </table:table-cell>
          <table:table-cell table:style-name="ce18" table:formula="of:=[.E213]+[.D214]" office:value-type="currency" office:currency="USD" office:value="1237619.55" calcext:value-type="currency">
            <text:p>$1,237,619.55</text:p>
          </table:table-cell>
          <table:table-cell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8" table:formula="of:=[.B214]-[.C214]" office:value-type="currency" office:currency="USD" office:value="833343.44" calcext:value-type="currency">
            <text:p>$833,343.44</text:p>
          </table:table-cell>
          <table:table-cell table:style-name="ce18" table:formula="of:=MIN(Payment - [.D215];[.B215])" office:value-type="currency" office:currency="USD" office:value="3787.13" calcext:value-type="currency">
            <text:p>$3,787.13</text:p>
          </table:table-cell>
          <table:table-cell table:style-name="ce18" table:formula="of:=CEILING(100*[.B215]*InterestRateMonthly)/100" office:value-type="currency" office:currency="USD" office:value="4340.34" calcext:value-type="currency">
            <text:p>$4,340.34</text:p>
          </table:table-cell>
          <table:table-cell table:style-name="ce18" table:formula="of:=[.E214]+[.D215]" office:value-type="currency" office:currency="USD" office:value="1241959.89" calcext:value-type="currency">
            <text:p>$1,241,959.89</text:p>
          </table:table-cell>
          <table:table-cell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18" table:formula="of:=[.B215]-[.C215]" office:value-type="currency" office:currency="USD" office:value="829556.31" calcext:value-type="currency">
            <text:p>$829,556.31</text:p>
          </table:table-cell>
          <table:table-cell table:style-name="ce18" table:formula="of:=MIN(Payment - [.D216];[.B216])" office:value-type="currency" office:currency="USD" office:value="3806.86" calcext:value-type="currency">
            <text:p>$3,806.86</text:p>
          </table:table-cell>
          <table:table-cell table:style-name="ce18" table:formula="of:=CEILING(100*[.B216]*InterestRateMonthly)/100" office:value-type="currency" office:currency="USD" office:value="4320.61" calcext:value-type="currency">
            <text:p>$4,320.61</text:p>
          </table:table-cell>
          <table:table-cell table:style-name="ce18" table:formula="of:=[.E215]+[.D216]" office:value-type="currency" office:currency="USD" office:value="1246280.5" calcext:value-type="currency">
            <text:p>$1,246,280.50</text:p>
          </table:table-cell>
          <table:table-cell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8" table:formula="of:=[.B216]-[.C216]" office:value-type="currency" office:currency="USD" office:value="825749.45" calcext:value-type="currency">
            <text:p>$825,749.45</text:p>
          </table:table-cell>
          <table:table-cell table:style-name="ce18" table:formula="of:=MIN(Payment - [.D217];[.B217])" office:value-type="currency" office:currency="USD" office:value="3826.69" calcext:value-type="currency">
            <text:p>$3,826.69</text:p>
          </table:table-cell>
          <table:table-cell table:style-name="ce18" table:formula="of:=CEILING(100*[.B217]*InterestRateMonthly)/100" office:value-type="currency" office:currency="USD" office:value="4300.78" calcext:value-type="currency">
            <text:p>$4,300.78</text:p>
          </table:table-cell>
          <table:table-cell table:style-name="ce18" table:formula="of:=[.E216]+[.D217]" office:value-type="currency" office:currency="USD" office:value="1250581.28" calcext:value-type="currency">
            <text:p>$1,250,581.28</text:p>
          </table:table-cell>
          <table:table-cell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8" table:formula="of:=[.B217]-[.C217]" office:value-type="currency" office:currency="USD" office:value="821922.76" calcext:value-type="currency">
            <text:p>$821,922.76</text:p>
          </table:table-cell>
          <table:table-cell table:style-name="ce18" table:formula="of:=MIN(Payment - [.D218];[.B218])" office:value-type="currency" office:currency="USD" office:value="3846.62" calcext:value-type="currency">
            <text:p>$3,846.62</text:p>
          </table:table-cell>
          <table:table-cell table:style-name="ce18" table:formula="of:=CEILING(100*[.B218]*InterestRateMonthly)/100" office:value-type="currency" office:currency="USD" office:value="4280.85" calcext:value-type="currency">
            <text:p>$4,280.85</text:p>
          </table:table-cell>
          <table:table-cell table:style-name="ce18" table:formula="of:=[.E217]+[.D218]" office:value-type="currency" office:currency="USD" office:value="1254862.13" calcext:value-type="currency">
            <text:p>$1,254,862.13</text:p>
          </table:table-cell>
          <table:table-cell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8" table:formula="of:=[.B218]-[.C218]" office:value-type="currency" office:currency="USD" office:value="818076.14" calcext:value-type="currency">
            <text:p>$818,076.14</text:p>
          </table:table-cell>
          <table:table-cell table:style-name="ce18" table:formula="of:=MIN(Payment - [.D219];[.B219])" office:value-type="currency" office:currency="USD" office:value="3866.65" calcext:value-type="currency">
            <text:p>$3,866.65</text:p>
          </table:table-cell>
          <table:table-cell table:style-name="ce18" table:formula="of:=CEILING(100*[.B219]*InterestRateMonthly)/100" office:value-type="currency" office:currency="USD" office:value="4260.82" calcext:value-type="currency">
            <text:p>$4,260.82</text:p>
          </table:table-cell>
          <table:table-cell table:style-name="ce18" table:formula="of:=[.E218]+[.D219]" office:value-type="currency" office:currency="USD" office:value="1259122.95" calcext:value-type="currency">
            <text:p>$1,259,122.95</text:p>
          </table:table-cell>
          <table:table-cell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8" table:formula="of:=[.B219]-[.C219]" office:value-type="currency" office:currency="USD" office:value="814209.49" calcext:value-type="currency">
            <text:p>$814,209.49</text:p>
          </table:table-cell>
          <table:table-cell table:style-name="ce18" table:formula="of:=MIN(Payment - [.D220];[.B220])" office:value-type="currency" office:currency="USD" office:value="3886.79" calcext:value-type="currency">
            <text:p>$3,886.79</text:p>
          </table:table-cell>
          <table:table-cell table:style-name="ce18" table:formula="of:=CEILING(100*[.B220]*InterestRateMonthly)/100" office:value-type="currency" office:currency="USD" office:value="4240.68" calcext:value-type="currency">
            <text:p>$4,240.68</text:p>
          </table:table-cell>
          <table:table-cell table:style-name="ce18" table:formula="of:=[.E219]+[.D220]" office:value-type="currency" office:currency="USD" office:value="1263363.63" calcext:value-type="currency">
            <text:p>$1,263,363.63</text:p>
          </table:table-cell>
          <table:table-cell table:number-columns-repeated="16379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8" table:formula="of:=[.B220]-[.C220]" office:value-type="currency" office:currency="USD" office:value="810322.7" calcext:value-type="currency">
            <text:p>$810,322.70</text:p>
          </table:table-cell>
          <table:table-cell table:style-name="ce18" table:formula="of:=MIN(Payment - [.D221];[.B221])" office:value-type="currency" office:currency="USD" office:value="3907.03" calcext:value-type="currency">
            <text:p>$3,907.03</text:p>
          </table:table-cell>
          <table:table-cell table:style-name="ce18" table:formula="of:=CEILING(100*[.B221]*InterestRateMonthly)/100" office:value-type="currency" office:currency="USD" office:value="4220.44" calcext:value-type="currency">
            <text:p>$4,220.44</text:p>
          </table:table-cell>
          <table:table-cell table:style-name="ce18" table:formula="of:=[.E220]+[.D221]" office:value-type="currency" office:currency="USD" office:value="1267584.07" calcext:value-type="currency">
            <text:p>$1,267,584.07</text:p>
          </table:table-cell>
          <table:table-cell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18" table:formula="of:=[.B221]-[.C221]" office:value-type="currency" office:currency="USD" office:value="806415.67" calcext:value-type="currency">
            <text:p>$806,415.67</text:p>
          </table:table-cell>
          <table:table-cell table:style-name="ce18" table:formula="of:=MIN(Payment - [.D222];[.B222])" office:value-type="currency" office:currency="USD" office:value="3927.38" calcext:value-type="currency">
            <text:p>$3,927.38</text:p>
          </table:table-cell>
          <table:table-cell table:style-name="ce18" table:formula="of:=CEILING(100*[.B222]*InterestRateMonthly)/100" office:value-type="currency" office:currency="USD" office:value="4200.09" calcext:value-type="currency">
            <text:p>$4,200.09</text:p>
          </table:table-cell>
          <table:table-cell table:style-name="ce18" table:formula="of:=[.E221]+[.D222]" office:value-type="currency" office:currency="USD" office:value="1271784.16" calcext:value-type="currency">
            <text:p>$1,271,784.16</text:p>
          </table:table-cell>
          <table:table-cell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8" table:formula="of:=[.B222]-[.C222]" office:value-type="currency" office:currency="USD" office:value="802488.29" calcext:value-type="currency">
            <text:p>$802,488.29</text:p>
          </table:table-cell>
          <table:table-cell table:style-name="ce18" table:formula="of:=MIN(Payment - [.D223];[.B223])" office:value-type="currency" office:currency="USD" office:value="3947.84" calcext:value-type="currency">
            <text:p>$3,947.84</text:p>
          </table:table-cell>
          <table:table-cell table:style-name="ce18" table:formula="of:=CEILING(100*[.B223]*InterestRateMonthly)/100" office:value-type="currency" office:currency="USD" office:value="4179.63" calcext:value-type="currency">
            <text:p>$4,179.63</text:p>
          </table:table-cell>
          <table:table-cell table:style-name="ce18" table:formula="of:=[.E222]+[.D223]" office:value-type="currency" office:currency="USD" office:value="1275963.79" calcext:value-type="currency">
            <text:p>$1,275,963.79</text:p>
          </table:table-cell>
          <table:table-cell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8" table:formula="of:=[.B223]-[.C223]" office:value-type="currency" office:currency="USD" office:value="798540.45" calcext:value-type="currency">
            <text:p>$798,540.45</text:p>
          </table:table-cell>
          <table:table-cell table:style-name="ce18" table:formula="of:=MIN(Payment - [.D224];[.B224])" office:value-type="currency" office:currency="USD" office:value="3968.4" calcext:value-type="currency">
            <text:p>$3,968.40</text:p>
          </table:table-cell>
          <table:table-cell table:style-name="ce18" table:formula="of:=CEILING(100*[.B224]*InterestRateMonthly)/100" office:value-type="currency" office:currency="USD" office:value="4159.07" calcext:value-type="currency">
            <text:p>$4,159.07</text:p>
          </table:table-cell>
          <table:table-cell table:style-name="ce18" table:formula="of:=[.E223]+[.D224]" office:value-type="currency" office:currency="USD" office:value="1280122.86" calcext:value-type="currency">
            <text:p>$1,280,122.86</text:p>
          </table:table-cell>
          <table:table-cell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8" table:formula="of:=[.B224]-[.C224]" office:value-type="currency" office:currency="USD" office:value="794572.05" calcext:value-type="currency">
            <text:p>$794,572.05</text:p>
          </table:table-cell>
          <table:table-cell table:style-name="ce18" table:formula="of:=MIN(Payment - [.D225];[.B225])" office:value-type="currency" office:currency="USD" office:value="3989.07" calcext:value-type="currency">
            <text:p>$3,989.07</text:p>
          </table:table-cell>
          <table:table-cell table:style-name="ce18" table:formula="of:=CEILING(100*[.B225]*InterestRateMonthly)/100" office:value-type="currency" office:currency="USD" office:value="4138.4" calcext:value-type="currency">
            <text:p>$4,138.40</text:p>
          </table:table-cell>
          <table:table-cell table:style-name="ce18" table:formula="of:=[.E224]+[.D225]" office:value-type="currency" office:currency="USD" office:value="1284261.26" calcext:value-type="currency">
            <text:p>$1,284,261.26</text:p>
          </table:table-cell>
          <table:table-cell table:number-columns-repeated="16379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8" table:formula="of:=[.B225]-[.C225]" office:value-type="currency" office:currency="USD" office:value="790582.98" calcext:value-type="currency">
            <text:p>$790,582.98</text:p>
          </table:table-cell>
          <table:table-cell table:style-name="ce18" table:formula="of:=MIN(Payment - [.D226];[.B226])" office:value-type="currency" office:currency="USD" office:value="4009.85" calcext:value-type="currency">
            <text:p>$4,009.85</text:p>
          </table:table-cell>
          <table:table-cell table:style-name="ce18" table:formula="of:=CEILING(100*[.B226]*InterestRateMonthly)/100" office:value-type="currency" office:currency="USD" office:value="4117.62" calcext:value-type="currency">
            <text:p>$4,117.62</text:p>
          </table:table-cell>
          <table:table-cell table:style-name="ce18" table:formula="of:=[.E225]+[.D226]" office:value-type="currency" office:currency="USD" office:value="1288378.88" calcext:value-type="currency">
            <text:p>$1,288,378.88</text:p>
          </table:table-cell>
          <table:table-cell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8" table:formula="of:=[.B226]-[.C226]" office:value-type="currency" office:currency="USD" office:value="786573.13" calcext:value-type="currency">
            <text:p>$786,573.13</text:p>
          </table:table-cell>
          <table:table-cell table:style-name="ce18" table:formula="of:=MIN(Payment - [.D227];[.B227])" office:value-type="currency" office:currency="USD" office:value="4030.73" calcext:value-type="currency">
            <text:p>$4,030.73</text:p>
          </table:table-cell>
          <table:table-cell table:style-name="ce18" table:formula="of:=CEILING(100*[.B227]*InterestRateMonthly)/100" office:value-type="currency" office:currency="USD" office:value="4096.74" calcext:value-type="currency">
            <text:p>$4,096.74</text:p>
          </table:table-cell>
          <table:table-cell table:style-name="ce18" table:formula="of:=[.E226]+[.D227]" office:value-type="currency" office:currency="USD" office:value="1292475.62" calcext:value-type="currency">
            <text:p>$1,292,475.62</text:p>
          </table:table-cell>
          <table:table-cell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8" table:formula="of:=[.B227]-[.C227]" office:value-type="currency" office:currency="USD" office:value="782542.4" calcext:value-type="currency">
            <text:p>$782,542.40</text:p>
          </table:table-cell>
          <table:table-cell table:style-name="ce18" table:formula="of:=MIN(Payment - [.D228];[.B228])" office:value-type="currency" office:currency="USD" office:value="4051.72" calcext:value-type="currency">
            <text:p>$4,051.72</text:p>
          </table:table-cell>
          <table:table-cell table:style-name="ce18" table:formula="of:=CEILING(100*[.B228]*InterestRateMonthly)/100" office:value-type="currency" office:currency="USD" office:value="4075.75" calcext:value-type="currency">
            <text:p>$4,075.75</text:p>
          </table:table-cell>
          <table:table-cell table:style-name="ce18" table:formula="of:=[.E227]+[.D228]" office:value-type="currency" office:currency="USD" office:value="1296551.37" calcext:value-type="currency">
            <text:p>$1,296,551.37</text:p>
          </table:table-cell>
          <table:table-cell table:number-columns-repeated="16379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8" table:formula="of:=[.B228]-[.C228]" office:value-type="currency" office:currency="USD" office:value="778490.68" calcext:value-type="currency">
            <text:p>$778,490.68</text:p>
          </table:table-cell>
          <table:table-cell table:style-name="ce18" table:formula="of:=MIN(Payment - [.D229];[.B229])" office:value-type="currency" office:currency="USD" office:value="4072.83" calcext:value-type="currency">
            <text:p>$4,072.83</text:p>
          </table:table-cell>
          <table:table-cell table:style-name="ce18" table:formula="of:=CEILING(100*[.B229]*InterestRateMonthly)/100" office:value-type="currency" office:currency="USD" office:value="4054.64" calcext:value-type="currency">
            <text:p>$4,054.64</text:p>
          </table:table-cell>
          <table:table-cell table:style-name="ce18" table:formula="of:=[.E228]+[.D229]" office:value-type="currency" office:currency="USD" office:value="1300606.01" calcext:value-type="currency">
            <text:p>$1,300,606.01</text:p>
          </table:table-cell>
          <table:table-cell table:number-columns-repeated="16379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8" table:formula="of:=[.B229]-[.C229]" office:value-type="currency" office:currency="USD" office:value="774417.85" calcext:value-type="currency">
            <text:p>$774,417.85</text:p>
          </table:table-cell>
          <table:table-cell table:style-name="ce18" table:formula="of:=MIN(Payment - [.D230];[.B230])" office:value-type="currency" office:currency="USD" office:value="4094.04" calcext:value-type="currency">
            <text:p>$4,094.04</text:p>
          </table:table-cell>
          <table:table-cell table:style-name="ce18" table:formula="of:=CEILING(100*[.B230]*InterestRateMonthly)/100" office:value-type="currency" office:currency="USD" office:value="4033.43" calcext:value-type="currency">
            <text:p>$4,033.43</text:p>
          </table:table-cell>
          <table:table-cell table:style-name="ce18" table:formula="of:=[.E229]+[.D230]" office:value-type="currency" office:currency="USD" office:value="1304639.44" calcext:value-type="currency">
            <text:p>$1,304,639.44</text:p>
          </table:table-cell>
          <table:table-cell table:number-columns-repeated="16379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8" table:formula="of:=[.B230]-[.C230]" office:value-type="currency" office:currency="USD" office:value="770323.81" calcext:value-type="currency">
            <text:p>$770,323.81</text:p>
          </table:table-cell>
          <table:table-cell table:style-name="ce18" table:formula="of:=MIN(Payment - [.D231];[.B231])" office:value-type="currency" office:currency="USD" office:value="4115.36" calcext:value-type="currency">
            <text:p>$4,115.36</text:p>
          </table:table-cell>
          <table:table-cell table:style-name="ce18" table:formula="of:=CEILING(100*[.B231]*InterestRateMonthly)/100" office:value-type="currency" office:currency="USD" office:value="4012.11" calcext:value-type="currency">
            <text:p>$4,012.11</text:p>
          </table:table-cell>
          <table:table-cell table:style-name="ce18" table:formula="of:=[.E230]+[.D231]" office:value-type="currency" office:currency="USD" office:value="1308651.55" calcext:value-type="currency">
            <text:p>$1,308,651.55</text:p>
          </table:table-cell>
          <table:table-cell table:number-columns-repeated="16379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8" table:formula="of:=[.B231]-[.C231]" office:value-type="currency" office:currency="USD" office:value="766208.45" calcext:value-type="currency">
            <text:p>$766,208.45</text:p>
          </table:table-cell>
          <table:table-cell table:style-name="ce18" table:formula="of:=MIN(Payment - [.D232];[.B232])" office:value-type="currency" office:currency="USD" office:value="4136.8" calcext:value-type="currency">
            <text:p>$4,136.80</text:p>
          </table:table-cell>
          <table:table-cell table:style-name="ce18" table:formula="of:=CEILING(100*[.B232]*InterestRateMonthly)/100" office:value-type="currency" office:currency="USD" office:value="3990.67" calcext:value-type="currency">
            <text:p>$3,990.67</text:p>
          </table:table-cell>
          <table:table-cell table:style-name="ce18" table:formula="of:=[.E231]+[.D232]" office:value-type="currency" office:currency="USD" office:value="1312642.22" calcext:value-type="currency">
            <text:p>$1,312,642.22</text:p>
          </table:table-cell>
          <table:table-cell table:number-columns-repeated="16379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8" table:formula="of:=[.B232]-[.C232]" office:value-type="currency" office:currency="USD" office:value="762071.65" calcext:value-type="currency">
            <text:p>$762,071.65</text:p>
          </table:table-cell>
          <table:table-cell table:style-name="ce18" table:formula="of:=MIN(Payment - [.D233];[.B233])" office:value-type="currency" office:currency="USD" office:value="4158.34" calcext:value-type="currency">
            <text:p>$4,158.34</text:p>
          </table:table-cell>
          <table:table-cell table:style-name="ce18" table:formula="of:=CEILING(100*[.B233]*InterestRateMonthly)/100" office:value-type="currency" office:currency="USD" office:value="3969.13" calcext:value-type="currency">
            <text:p>$3,969.13</text:p>
          </table:table-cell>
          <table:table-cell table:style-name="ce18" table:formula="of:=[.E232]+[.D233]" office:value-type="currency" office:currency="USD" office:value="1316611.35" calcext:value-type="currency">
            <text:p>$1,316,611.35</text:p>
          </table:table-cell>
          <table:table-cell table:number-columns-repeated="16379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8" table:formula="of:=[.B233]-[.C233]" office:value-type="currency" office:currency="USD" office:value="757913.31" calcext:value-type="currency">
            <text:p>$757,913.31</text:p>
          </table:table-cell>
          <table:table-cell table:style-name="ce18" table:formula="of:=MIN(Payment - [.D234];[.B234])" office:value-type="currency" office:currency="USD" office:value="4180" calcext:value-type="currency">
            <text:p>$4,180.00</text:p>
          </table:table-cell>
          <table:table-cell table:style-name="ce18" table:formula="of:=CEILING(100*[.B234]*InterestRateMonthly)/100" office:value-type="currency" office:currency="USD" office:value="3947.47" calcext:value-type="currency">
            <text:p>$3,947.47</text:p>
          </table:table-cell>
          <table:table-cell table:style-name="ce18" table:formula="of:=[.E233]+[.D234]" office:value-type="currency" office:currency="USD" office:value="1320558.82" calcext:value-type="currency">
            <text:p>$1,320,558.82</text:p>
          </table:table-cell>
          <table:table-cell table:number-columns-repeated="16379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8" table:formula="of:=[.B234]-[.C234]" office:value-type="currency" office:currency="USD" office:value="753733.31" calcext:value-type="currency">
            <text:p>$753,733.31</text:p>
          </table:table-cell>
          <table:table-cell table:style-name="ce18" table:formula="of:=MIN(Payment - [.D235];[.B235])" office:value-type="currency" office:currency="USD" office:value="4201.77" calcext:value-type="currency">
            <text:p>$4,201.77</text:p>
          </table:table-cell>
          <table:table-cell table:style-name="ce18" table:formula="of:=CEILING(100*[.B235]*InterestRateMonthly)/100" office:value-type="currency" office:currency="USD" office:value="3925.7" calcext:value-type="currency">
            <text:p>$3,925.70</text:p>
          </table:table-cell>
          <table:table-cell table:style-name="ce18" table:formula="of:=[.E234]+[.D235]" office:value-type="currency" office:currency="USD" office:value="1324484.52" calcext:value-type="currency">
            <text:p>$1,324,484.52</text:p>
          </table:table-cell>
          <table:table-cell table:number-columns-repeated="16379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8" table:formula="of:=[.B235]-[.C235]" office:value-type="currency" office:currency="USD" office:value="749531.54" calcext:value-type="currency">
            <text:p>$749,531.54</text:p>
          </table:table-cell>
          <table:table-cell table:style-name="ce18" table:formula="of:=MIN(Payment - [.D236];[.B236])" office:value-type="currency" office:currency="USD" office:value="4223.65" calcext:value-type="currency">
            <text:p>$4,223.65</text:p>
          </table:table-cell>
          <table:table-cell table:style-name="ce18" table:formula="of:=CEILING(100*[.B236]*InterestRateMonthly)/100" office:value-type="currency" office:currency="USD" office:value="3903.82" calcext:value-type="currency">
            <text:p>$3,903.82</text:p>
          </table:table-cell>
          <table:table-cell table:style-name="ce18" table:formula="of:=[.E235]+[.D236]" office:value-type="currency" office:currency="USD" office:value="1328388.34" calcext:value-type="currency">
            <text:p>$1,328,388.34</text:p>
          </table:table-cell>
          <table:table-cell table:number-columns-repeated="16379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8" table:formula="of:=[.B236]-[.C236]" office:value-type="currency" office:currency="USD" office:value="745307.89" calcext:value-type="currency">
            <text:p>$745,307.89</text:p>
          </table:table-cell>
          <table:table-cell table:style-name="ce18" table:formula="of:=MIN(Payment - [.D237];[.B237])" office:value-type="currency" office:currency="USD" office:value="4245.65" calcext:value-type="currency">
            <text:p>$4,245.65</text:p>
          </table:table-cell>
          <table:table-cell table:style-name="ce18" table:formula="of:=CEILING(100*[.B237]*InterestRateMonthly)/100" office:value-type="currency" office:currency="USD" office:value="3881.82" calcext:value-type="currency">
            <text:p>$3,881.82</text:p>
          </table:table-cell>
          <table:table-cell table:style-name="ce18" table:formula="of:=[.E236]+[.D237]" office:value-type="currency" office:currency="USD" office:value="1332270.16" calcext:value-type="currency">
            <text:p>$1,332,270.16</text:p>
          </table:table-cell>
          <table:table-cell table:number-columns-repeated="16379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8" table:formula="of:=[.B237]-[.C237]" office:value-type="currency" office:currency="USD" office:value="741062.24" calcext:value-type="currency">
            <text:p>$741,062.24</text:p>
          </table:table-cell>
          <table:table-cell table:style-name="ce18" table:formula="of:=MIN(Payment - [.D238];[.B238])" office:value-type="currency" office:currency="USD" office:value="4267.77" calcext:value-type="currency">
            <text:p>$4,267.77</text:p>
          </table:table-cell>
          <table:table-cell table:style-name="ce18" table:formula="of:=CEILING(100*[.B238]*InterestRateMonthly)/100" office:value-type="currency" office:currency="USD" office:value="3859.7" calcext:value-type="currency">
            <text:p>$3,859.70</text:p>
          </table:table-cell>
          <table:table-cell table:style-name="ce18" table:formula="of:=[.E237]+[.D238]" office:value-type="currency" office:currency="USD" office:value="1336129.86" calcext:value-type="currency">
            <text:p>$1,336,129.86</text:p>
          </table:table-cell>
          <table:table-cell table:number-columns-repeated="16379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8" table:formula="of:=[.B238]-[.C238]" office:value-type="currency" office:currency="USD" office:value="736794.47" calcext:value-type="currency">
            <text:p>$736,794.47</text:p>
          </table:table-cell>
          <table:table-cell table:style-name="ce18" table:formula="of:=MIN(Payment - [.D239];[.B239])" office:value-type="currency" office:currency="USD" office:value="4289.99" calcext:value-type="currency">
            <text:p>$4,289.99</text:p>
          </table:table-cell>
          <table:table-cell table:style-name="ce18" table:formula="of:=CEILING(100*[.B239]*InterestRateMonthly)/100" office:value-type="currency" office:currency="USD" office:value="3837.48" calcext:value-type="currency">
            <text:p>$3,837.48</text:p>
          </table:table-cell>
          <table:table-cell table:style-name="ce18" table:formula="of:=[.E238]+[.D239]" office:value-type="currency" office:currency="USD" office:value="1339967.34" calcext:value-type="currency">
            <text:p>$1,339,967.34</text:p>
          </table:table-cell>
          <table:table-cell table:number-columns-repeated="16379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8" table:formula="of:=[.B239]-[.C239]" office:value-type="currency" office:currency="USD" office:value="732504.48" calcext:value-type="currency">
            <text:p>$732,504.48</text:p>
          </table:table-cell>
          <table:table-cell table:style-name="ce18" table:formula="of:=MIN(Payment - [.D240];[.B240])" office:value-type="currency" office:currency="USD" office:value="4312.34" calcext:value-type="currency">
            <text:p>$4,312.34</text:p>
          </table:table-cell>
          <table:table-cell table:style-name="ce18" table:formula="of:=CEILING(100*[.B240]*InterestRateMonthly)/100" office:value-type="currency" office:currency="USD" office:value="3815.13" calcext:value-type="currency">
            <text:p>$3,815.13</text:p>
          </table:table-cell>
          <table:table-cell table:style-name="ce18" table:formula="of:=[.E239]+[.D240]" office:value-type="currency" office:currency="USD" office:value="1343782.47" calcext:value-type="currency">
            <text:p>$1,343,782.47</text:p>
          </table:table-cell>
          <table:table-cell table:number-columns-repeated="16379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8" table:formula="of:=[.B240]-[.C240]" office:value-type="currency" office:currency="USD" office:value="728192.14" calcext:value-type="currency">
            <text:p>$728,192.14</text:p>
          </table:table-cell>
          <table:table-cell table:style-name="ce18" table:formula="of:=MIN(Payment - [.D241];[.B241])" office:value-type="currency" office:currency="USD" office:value="4334.8" calcext:value-type="currency">
            <text:p>$4,334.80</text:p>
          </table:table-cell>
          <table:table-cell table:style-name="ce18" table:formula="of:=CEILING(100*[.B241]*InterestRateMonthly)/100" office:value-type="currency" office:currency="USD" office:value="3792.67" calcext:value-type="currency">
            <text:p>$3,792.67</text:p>
          </table:table-cell>
          <table:table-cell table:style-name="ce18" table:formula="of:=[.E240]+[.D241]" office:value-type="currency" office:currency="USD" office:value="1347575.14" calcext:value-type="currency">
            <text:p>$1,347,575.14</text:p>
          </table:table-cell>
          <table:table-cell table:number-columns-repeated="16379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8" table:formula="of:=[.B241]-[.C241]" office:value-type="currency" office:currency="USD" office:value="723857.34" calcext:value-type="currency">
            <text:p>$723,857.34</text:p>
          </table:table-cell>
          <table:table-cell table:style-name="ce18" table:formula="of:=MIN(Payment - [.D242];[.B242])" office:value-type="currency" office:currency="USD" office:value="4357.37" calcext:value-type="currency">
            <text:p>$4,357.37</text:p>
          </table:table-cell>
          <table:table-cell table:style-name="ce18" table:formula="of:=CEILING(100*[.B242]*InterestRateMonthly)/100" office:value-type="currency" office:currency="USD" office:value="3770.1" calcext:value-type="currency">
            <text:p>$3,770.10</text:p>
          </table:table-cell>
          <table:table-cell table:style-name="ce18" table:formula="of:=[.E241]+[.D242]" office:value-type="currency" office:currency="USD" office:value="1351345.24" calcext:value-type="currency">
            <text:p>$1,351,345.24</text:p>
          </table:table-cell>
          <table:table-cell table:number-columns-repeated="16379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8" table:formula="of:=[.B242]-[.C242]" office:value-type="currency" office:currency="USD" office:value="719499.97" calcext:value-type="currency">
            <text:p>$719,499.97</text:p>
          </table:table-cell>
          <table:table-cell table:style-name="ce18" table:formula="of:=MIN(Payment - [.D243];[.B243])" office:value-type="currency" office:currency="USD" office:value="4380.07" calcext:value-type="currency">
            <text:p>$4,380.07</text:p>
          </table:table-cell>
          <table:table-cell table:style-name="ce18" table:formula="of:=CEILING(100*[.B243]*InterestRateMonthly)/100" office:value-type="currency" office:currency="USD" office:value="3747.4" calcext:value-type="currency">
            <text:p>$3,747.40</text:p>
          </table:table-cell>
          <table:table-cell table:style-name="ce18" table:formula="of:=[.E242]+[.D243]" office:value-type="currency" office:currency="USD" office:value="1355092.64" calcext:value-type="currency">
            <text:p>$1,355,092.64</text:p>
          </table:table-cell>
          <table:table-cell table:number-columns-repeated="16379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8" table:formula="of:=[.B243]-[.C243]" office:value-type="currency" office:currency="USD" office:value="715119.9" calcext:value-type="currency">
            <text:p>$715,119.90</text:p>
          </table:table-cell>
          <table:table-cell table:style-name="ce18" table:formula="of:=MIN(Payment - [.D244];[.B244])" office:value-type="currency" office:currency="USD" office:value="4402.88" calcext:value-type="currency">
            <text:p>$4,402.88</text:p>
          </table:table-cell>
          <table:table-cell table:style-name="ce18" table:formula="of:=CEILING(100*[.B244]*InterestRateMonthly)/100" office:value-type="currency" office:currency="USD" office:value="3724.59" calcext:value-type="currency">
            <text:p>$3,724.59</text:p>
          </table:table-cell>
          <table:table-cell table:style-name="ce18" table:formula="of:=[.E243]+[.D244]" office:value-type="currency" office:currency="USD" office:value="1358817.23" calcext:value-type="currency">
            <text:p>$1,358,817.23</text:p>
          </table:table-cell>
          <table:table-cell table:number-columns-repeated="16379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8" table:formula="of:=[.B244]-[.C244]" office:value-type="currency" office:currency="USD" office:value="710717.02" calcext:value-type="currency">
            <text:p>$710,717.02</text:p>
          </table:table-cell>
          <table:table-cell table:style-name="ce18" table:formula="of:=MIN(Payment - [.D245];[.B245])" office:value-type="currency" office:currency="USD" office:value="4425.81" calcext:value-type="currency">
            <text:p>$4,425.81</text:p>
          </table:table-cell>
          <table:table-cell table:style-name="ce18" table:formula="of:=CEILING(100*[.B245]*InterestRateMonthly)/100" office:value-type="currency" office:currency="USD" office:value="3701.66" calcext:value-type="currency">
            <text:p>$3,701.66</text:p>
          </table:table-cell>
          <table:table-cell table:style-name="ce18" table:formula="of:=[.E244]+[.D245]" office:value-type="currency" office:currency="USD" office:value="1362518.89" calcext:value-type="currency">
            <text:p>$1,362,518.89</text:p>
          </table:table-cell>
          <table:table-cell table:number-columns-repeated="16379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8" table:formula="of:=[.B245]-[.C245]" office:value-type="currency" office:currency="USD" office:value="706291.21" calcext:value-type="currency">
            <text:p>$706,291.21</text:p>
          </table:table-cell>
          <table:table-cell table:style-name="ce18" table:formula="of:=MIN(Payment - [.D246];[.B246])" office:value-type="currency" office:currency="USD" office:value="4448.86" calcext:value-type="currency">
            <text:p>$4,448.86</text:p>
          </table:table-cell>
          <table:table-cell table:style-name="ce18" table:formula="of:=CEILING(100*[.B246]*InterestRateMonthly)/100" office:value-type="currency" office:currency="USD" office:value="3678.61" calcext:value-type="currency">
            <text:p>$3,678.61</text:p>
          </table:table-cell>
          <table:table-cell table:style-name="ce18" table:formula="of:=[.E245]+[.D246]" office:value-type="currency" office:currency="USD" office:value="1366197.5" calcext:value-type="currency">
            <text:p>$1,366,197.50</text:p>
          </table:table-cell>
          <table:table-cell table:number-columns-repeated="16379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8" table:formula="of:=[.B246]-[.C246]" office:value-type="currency" office:currency="USD" office:value="701842.35" calcext:value-type="currency">
            <text:p>$701,842.35</text:p>
          </table:table-cell>
          <table:table-cell table:style-name="ce18" table:formula="of:=MIN(Payment - [.D247];[.B247])" office:value-type="currency" office:currency="USD" office:value="4472.04" calcext:value-type="currency">
            <text:p>$4,472.04</text:p>
          </table:table-cell>
          <table:table-cell table:style-name="ce18" table:formula="of:=CEILING(100*[.B247]*InterestRateMonthly)/100" office:value-type="currency" office:currency="USD" office:value="3655.43" calcext:value-type="currency">
            <text:p>$3,655.43</text:p>
          </table:table-cell>
          <table:table-cell table:style-name="ce18" table:formula="of:=[.E246]+[.D247]" office:value-type="currency" office:currency="USD" office:value="1369852.93" calcext:value-type="currency">
            <text:p>$1,369,852.93</text:p>
          </table:table-cell>
          <table:table-cell table:number-columns-repeated="16379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8" table:formula="of:=[.B247]-[.C247]" office:value-type="currency" office:currency="USD" office:value="697370.31" calcext:value-type="currency">
            <text:p>$697,370.31</text:p>
          </table:table-cell>
          <table:table-cell table:style-name="ce18" table:formula="of:=MIN(Payment - [.D248];[.B248])" office:value-type="currency" office:currency="USD" office:value="4495.33" calcext:value-type="currency">
            <text:p>$4,495.33</text:p>
          </table:table-cell>
          <table:table-cell table:style-name="ce18" table:formula="of:=CEILING(100*[.B248]*InterestRateMonthly)/100" office:value-type="currency" office:currency="USD" office:value="3632.14" calcext:value-type="currency">
            <text:p>$3,632.14</text:p>
          </table:table-cell>
          <table:table-cell table:style-name="ce18" table:formula="of:=[.E247]+[.D248]" office:value-type="currency" office:currency="USD" office:value="1373485.07" calcext:value-type="currency">
            <text:p>$1,373,485.07</text:p>
          </table:table-cell>
          <table:table-cell table:number-columns-repeated="16379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8" table:formula="of:=[.B248]-[.C248]" office:value-type="currency" office:currency="USD" office:value="692874.98" calcext:value-type="currency">
            <text:p>$692,874.98</text:p>
          </table:table-cell>
          <table:table-cell table:style-name="ce18" table:formula="of:=MIN(Payment - [.D249];[.B249])" office:value-type="currency" office:currency="USD" office:value="4518.74" calcext:value-type="currency">
            <text:p>$4,518.74</text:p>
          </table:table-cell>
          <table:table-cell table:style-name="ce18" table:formula="of:=CEILING(100*[.B249]*InterestRateMonthly)/100" office:value-type="currency" office:currency="USD" office:value="3608.73" calcext:value-type="currency">
            <text:p>$3,608.73</text:p>
          </table:table-cell>
          <table:table-cell table:style-name="ce18" table:formula="of:=[.E248]+[.D249]" office:value-type="currency" office:currency="USD" office:value="1377093.8" calcext:value-type="currency">
            <text:p>$1,377,093.80</text:p>
          </table:table-cell>
          <table:table-cell table:number-columns-repeated="16379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8" table:formula="of:=[.B249]-[.C249]" office:value-type="currency" office:currency="USD" office:value="688356.24" calcext:value-type="currency">
            <text:p>$688,356.24</text:p>
          </table:table-cell>
          <table:table-cell table:style-name="ce18" table:formula="of:=MIN(Payment - [.D250];[.B250])" office:value-type="currency" office:currency="USD" office:value="4542.28" calcext:value-type="currency">
            <text:p>$4,542.28</text:p>
          </table:table-cell>
          <table:table-cell table:style-name="ce18" table:formula="of:=CEILING(100*[.B250]*InterestRateMonthly)/100" office:value-type="currency" office:currency="USD" office:value="3585.19" calcext:value-type="currency">
            <text:p>$3,585.19</text:p>
          </table:table-cell>
          <table:table-cell table:style-name="ce18" table:formula="of:=[.E249]+[.D250]" office:value-type="currency" office:currency="USD" office:value="1380678.99" calcext:value-type="currency">
            <text:p>$1,380,678.99</text:p>
          </table:table-cell>
          <table:table-cell table:number-columns-repeated="16379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8" table:formula="of:=[.B250]-[.C250]" office:value-type="currency" office:currency="USD" office:value="683813.96" calcext:value-type="currency">
            <text:p>$683,813.96</text:p>
          </table:table-cell>
          <table:table-cell table:style-name="ce18" table:formula="of:=MIN(Payment - [.D251];[.B251])" office:value-type="currency" office:currency="USD" office:value="4565.93" calcext:value-type="currency">
            <text:p>$4,565.93</text:p>
          </table:table-cell>
          <table:table-cell table:style-name="ce18" table:formula="of:=CEILING(100*[.B251]*InterestRateMonthly)/100" office:value-type="currency" office:currency="USD" office:value="3561.54" calcext:value-type="currency">
            <text:p>$3,561.54</text:p>
          </table:table-cell>
          <table:table-cell table:style-name="ce18" table:formula="of:=[.E250]+[.D251]" office:value-type="currency" office:currency="USD" office:value="1384240.53" calcext:value-type="currency">
            <text:p>$1,384,240.53</text:p>
          </table:table-cell>
          <table:table-cell table:number-columns-repeated="16379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8" table:formula="of:=[.B251]-[.C251]" office:value-type="currency" office:currency="USD" office:value="679248.03" calcext:value-type="currency">
            <text:p>$679,248.03</text:p>
          </table:table-cell>
          <table:table-cell table:style-name="ce18" table:formula="of:=MIN(Payment - [.D252];[.B252])" office:value-type="currency" office:currency="USD" office:value="4589.71" calcext:value-type="currency">
            <text:p>$4,589.71</text:p>
          </table:table-cell>
          <table:table-cell table:style-name="ce18" table:formula="of:=CEILING(100*[.B252]*InterestRateMonthly)/100" office:value-type="currency" office:currency="USD" office:value="3537.76" calcext:value-type="currency">
            <text:p>$3,537.76</text:p>
          </table:table-cell>
          <table:table-cell table:style-name="ce18" table:formula="of:=[.E251]+[.D252]" office:value-type="currency" office:currency="USD" office:value="1387778.29" calcext:value-type="currency">
            <text:p>$1,387,778.29</text:p>
          </table:table-cell>
          <table:table-cell table:number-columns-repeated="16379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8" table:formula="of:=[.B252]-[.C252]" office:value-type="currency" office:currency="USD" office:value="674658.32" calcext:value-type="currency">
            <text:p>$674,658.32</text:p>
          </table:table-cell>
          <table:table-cell table:style-name="ce18" table:formula="of:=MIN(Payment - [.D253];[.B253])" office:value-type="currency" office:currency="USD" office:value="4613.62" calcext:value-type="currency">
            <text:p>$4,613.62</text:p>
          </table:table-cell>
          <table:table-cell table:style-name="ce18" table:formula="of:=CEILING(100*[.B253]*InterestRateMonthly)/100" office:value-type="currency" office:currency="USD" office:value="3513.85" calcext:value-type="currency">
            <text:p>$3,513.85</text:p>
          </table:table-cell>
          <table:table-cell table:style-name="ce18" table:formula="of:=[.E252]+[.D253]" office:value-type="currency" office:currency="USD" office:value="1391292.14" calcext:value-type="currency">
            <text:p>$1,391,292.14</text:p>
          </table:table-cell>
          <table:table-cell table:number-columns-repeated="16379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8" table:formula="of:=[.B253]-[.C253]" office:value-type="currency" office:currency="USD" office:value="670044.7" calcext:value-type="currency">
            <text:p>$670,044.70</text:p>
          </table:table-cell>
          <table:table-cell table:style-name="ce18" table:formula="of:=MIN(Payment - [.D254];[.B254])" office:value-type="currency" office:currency="USD" office:value="4637.65" calcext:value-type="currency">
            <text:p>$4,637.65</text:p>
          </table:table-cell>
          <table:table-cell table:style-name="ce18" table:formula="of:=CEILING(100*[.B254]*InterestRateMonthly)/100" office:value-type="currency" office:currency="USD" office:value="3489.82" calcext:value-type="currency">
            <text:p>$3,489.82</text:p>
          </table:table-cell>
          <table:table-cell table:style-name="ce18" table:formula="of:=[.E253]+[.D254]" office:value-type="currency" office:currency="USD" office:value="1394781.96" calcext:value-type="currency">
            <text:p>$1,394,781.96</text:p>
          </table:table-cell>
          <table:table-cell table:number-columns-repeated="16379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18" table:formula="of:=[.B254]-[.C254]" office:value-type="currency" office:currency="USD" office:value="665407.05" calcext:value-type="currency">
            <text:p>$665,407.05</text:p>
          </table:table-cell>
          <table:table-cell table:style-name="ce18" table:formula="of:=MIN(Payment - [.D255];[.B255])" office:value-type="currency" office:currency="USD" office:value="4661.8" calcext:value-type="currency">
            <text:p>$4,661.80</text:p>
          </table:table-cell>
          <table:table-cell table:style-name="ce18" table:formula="of:=CEILING(100*[.B255]*InterestRateMonthly)/100" office:value-type="currency" office:currency="USD" office:value="3465.67" calcext:value-type="currency">
            <text:p>$3,465.67</text:p>
          </table:table-cell>
          <table:table-cell table:style-name="ce18" table:formula="of:=[.E254]+[.D255]" office:value-type="currency" office:currency="USD" office:value="1398247.63" calcext:value-type="currency">
            <text:p>$1,398,247.63</text:p>
          </table:table-cell>
          <table:table-cell table:number-columns-repeated="16379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18" table:formula="of:=[.B255]-[.C255]" office:value-type="currency" office:currency="USD" office:value="660745.25" calcext:value-type="currency">
            <text:p>$660,745.25</text:p>
          </table:table-cell>
          <table:table-cell table:style-name="ce18" table:formula="of:=MIN(Payment - [.D256];[.B256])" office:value-type="currency" office:currency="USD" office:value="4686.08" calcext:value-type="currency">
            <text:p>$4,686.08</text:p>
          </table:table-cell>
          <table:table-cell table:style-name="ce18" table:formula="of:=CEILING(100*[.B256]*InterestRateMonthly)/100" office:value-type="currency" office:currency="USD" office:value="3441.39" calcext:value-type="currency">
            <text:p>$3,441.39</text:p>
          </table:table-cell>
          <table:table-cell table:style-name="ce18" table:formula="of:=[.E255]+[.D256]" office:value-type="currency" office:currency="USD" office:value="1401689.02" calcext:value-type="currency">
            <text:p>$1,401,689.02</text:p>
          </table:table-cell>
          <table:table-cell table:number-columns-repeated="16379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18" table:formula="of:=[.B256]-[.C256]" office:value-type="currency" office:currency="USD" office:value="656059.17" calcext:value-type="currency">
            <text:p>$656,059.17</text:p>
          </table:table-cell>
          <table:table-cell table:style-name="ce18" table:formula="of:=MIN(Payment - [.D257];[.B257])" office:value-type="currency" office:currency="USD" office:value="4710.49" calcext:value-type="currency">
            <text:p>$4,710.49</text:p>
          </table:table-cell>
          <table:table-cell table:style-name="ce18" table:formula="of:=CEILING(100*[.B257]*InterestRateMonthly)/100" office:value-type="currency" office:currency="USD" office:value="3416.98" calcext:value-type="currency">
            <text:p>$3,416.98</text:p>
          </table:table-cell>
          <table:table-cell table:style-name="ce18" table:formula="of:=[.E256]+[.D257]" office:value-type="currency" office:currency="USD" office:value="1405106" calcext:value-type="currency">
            <text:p>$1,405,106.00</text:p>
          </table:table-cell>
          <table:table-cell table:number-columns-repeated="16379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8" table:formula="of:=[.B257]-[.C257]" office:value-type="currency" office:currency="USD" office:value="651348.68" calcext:value-type="currency">
            <text:p>$651,348.68</text:p>
          </table:table-cell>
          <table:table-cell table:style-name="ce18" table:formula="of:=MIN(Payment - [.D258];[.B258])" office:value-type="currency" office:currency="USD" office:value="4735.02" calcext:value-type="currency">
            <text:p>$4,735.02</text:p>
          </table:table-cell>
          <table:table-cell table:style-name="ce18" table:formula="of:=CEILING(100*[.B258]*InterestRateMonthly)/100" office:value-type="currency" office:currency="USD" office:value="3392.45" calcext:value-type="currency">
            <text:p>$3,392.45</text:p>
          </table:table-cell>
          <table:table-cell table:style-name="ce18" table:formula="of:=[.E257]+[.D258]" office:value-type="currency" office:currency="USD" office:value="1408498.45" calcext:value-type="currency">
            <text:p>$1,408,498.45</text:p>
          </table:table-cell>
          <table:table-cell table:number-columns-repeated="16379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8" table:formula="of:=[.B258]-[.C258]" office:value-type="currency" office:currency="USD" office:value="646613.66" calcext:value-type="currency">
            <text:p>$646,613.66</text:p>
          </table:table-cell>
          <table:table-cell table:style-name="ce18" table:formula="of:=MIN(Payment - [.D259];[.B259])" office:value-type="currency" office:currency="USD" office:value="4759.69" calcext:value-type="currency">
            <text:p>$4,759.69</text:p>
          </table:table-cell>
          <table:table-cell table:style-name="ce18" table:formula="of:=CEILING(100*[.B259]*InterestRateMonthly)/100" office:value-type="currency" office:currency="USD" office:value="3367.78" calcext:value-type="currency">
            <text:p>$3,367.78</text:p>
          </table:table-cell>
          <table:table-cell table:style-name="ce18" table:formula="of:=[.E258]+[.D259]" office:value-type="currency" office:currency="USD" office:value="1411866.23" calcext:value-type="currency">
            <text:p>$1,411,866.23</text:p>
          </table:table-cell>
          <table:table-cell table:number-columns-repeated="16379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8" table:formula="of:=[.B259]-[.C259]" office:value-type="currency" office:currency="USD" office:value="641853.97" calcext:value-type="currency">
            <text:p>$641,853.97</text:p>
          </table:table-cell>
          <table:table-cell table:style-name="ce18" table:formula="of:=MIN(Payment - [.D260];[.B260])" office:value-type="currency" office:currency="USD" office:value="4784.48" calcext:value-type="currency">
            <text:p>$4,784.48</text:p>
          </table:table-cell>
          <table:table-cell table:style-name="ce18" table:formula="of:=CEILING(100*[.B260]*InterestRateMonthly)/100" office:value-type="currency" office:currency="USD" office:value="3342.99" calcext:value-type="currency">
            <text:p>$3,342.99</text:p>
          </table:table-cell>
          <table:table-cell table:style-name="ce18" table:formula="of:=[.E259]+[.D260]" office:value-type="currency" office:currency="USD" office:value="1415209.22" calcext:value-type="currency">
            <text:p>$1,415,209.22</text:p>
          </table:table-cell>
          <table:table-cell table:number-columns-repeated="16379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8" table:formula="of:=[.B260]-[.C260]" office:value-type="currency" office:currency="USD" office:value="637069.49" calcext:value-type="currency">
            <text:p>$637,069.49</text:p>
          </table:table-cell>
          <table:table-cell table:style-name="ce18" table:formula="of:=MIN(Payment - [.D261];[.B261])" office:value-type="currency" office:currency="USD" office:value="4809.39" calcext:value-type="currency">
            <text:p>$4,809.39</text:p>
          </table:table-cell>
          <table:table-cell table:style-name="ce18" table:formula="of:=CEILING(100*[.B261]*InterestRateMonthly)/100" office:value-type="currency" office:currency="USD" office:value="3318.08" calcext:value-type="currency">
            <text:p>$3,318.08</text:p>
          </table:table-cell>
          <table:table-cell table:style-name="ce18" table:formula="of:=[.E260]+[.D261]" office:value-type="currency" office:currency="USD" office:value="1418527.3" calcext:value-type="currency">
            <text:p>$1,418,527.30</text:p>
          </table:table-cell>
          <table:table-cell table:number-columns-repeated="16379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8" table:formula="of:=[.B261]-[.C261]" office:value-type="currency" office:currency="USD" office:value="632260.1" calcext:value-type="currency">
            <text:p>$632,260.10</text:p>
          </table:table-cell>
          <table:table-cell table:style-name="ce18" table:formula="of:=MIN(Payment - [.D262];[.B262])" office:value-type="currency" office:currency="USD" office:value="4834.44" calcext:value-type="currency">
            <text:p>$4,834.44</text:p>
          </table:table-cell>
          <table:table-cell table:style-name="ce18" table:formula="of:=CEILING(100*[.B262]*InterestRateMonthly)/100" office:value-type="currency" office:currency="USD" office:value="3293.03" calcext:value-type="currency">
            <text:p>$3,293.03</text:p>
          </table:table-cell>
          <table:table-cell table:style-name="ce18" table:formula="of:=[.E261]+[.D262]" office:value-type="currency" office:currency="USD" office:value="1421820.33" calcext:value-type="currency">
            <text:p>$1,421,820.33</text:p>
          </table:table-cell>
          <table:table-cell table:number-columns-repeated="16379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8" table:formula="of:=[.B262]-[.C262]" office:value-type="currency" office:currency="USD" office:value="627425.66" calcext:value-type="currency">
            <text:p>$627,425.66</text:p>
          </table:table-cell>
          <table:table-cell table:style-name="ce18" table:formula="of:=MIN(Payment - [.D263];[.B263])" office:value-type="currency" office:currency="USD" office:value="4859.62" calcext:value-type="currency">
            <text:p>$4,859.62</text:p>
          </table:table-cell>
          <table:table-cell table:style-name="ce18" table:formula="of:=CEILING(100*[.B263]*InterestRateMonthly)/100" office:value-type="currency" office:currency="USD" office:value="3267.85" calcext:value-type="currency">
            <text:p>$3,267.85</text:p>
          </table:table-cell>
          <table:table-cell table:style-name="ce18" table:formula="of:=[.E262]+[.D263]" office:value-type="currency" office:currency="USD" office:value="1425088.18" calcext:value-type="currency">
            <text:p>$1,425,088.18</text:p>
          </table:table-cell>
          <table:table-cell table:number-columns-repeated="16379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8" table:formula="of:=[.B263]-[.C263]" office:value-type="currency" office:currency="USD" office:value="622566.04" calcext:value-type="currency">
            <text:p>$622,566.04</text:p>
          </table:table-cell>
          <table:table-cell table:style-name="ce18" table:formula="of:=MIN(Payment - [.D264];[.B264])" office:value-type="currency" office:currency="USD" office:value="4884.93" calcext:value-type="currency">
            <text:p>$4,884.93</text:p>
          </table:table-cell>
          <table:table-cell table:style-name="ce18" table:formula="of:=CEILING(100*[.B264]*InterestRateMonthly)/100" office:value-type="currency" office:currency="USD" office:value="3242.54" calcext:value-type="currency">
            <text:p>$3,242.54</text:p>
          </table:table-cell>
          <table:table-cell table:style-name="ce18" table:formula="of:=[.E263]+[.D264]" office:value-type="currency" office:currency="USD" office:value="1428330.72" calcext:value-type="currency">
            <text:p>$1,428,330.72</text:p>
          </table:table-cell>
          <table:table-cell table:number-columns-repeated="16379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8" table:formula="of:=[.B264]-[.C264]" office:value-type="currency" office:currency="USD" office:value="617681.11" calcext:value-type="currency">
            <text:p>$617,681.11</text:p>
          </table:table-cell>
          <table:table-cell table:style-name="ce18" table:formula="of:=MIN(Payment - [.D265];[.B265])" office:value-type="currency" office:currency="USD" office:value="4910.38" calcext:value-type="currency">
            <text:p>$4,910.38</text:p>
          </table:table-cell>
          <table:table-cell table:style-name="ce18" table:formula="of:=CEILING(100*[.B265]*InterestRateMonthly)/100" office:value-type="currency" office:currency="USD" office:value="3217.09" calcext:value-type="currency">
            <text:p>$3,217.09</text:p>
          </table:table-cell>
          <table:table-cell table:style-name="ce18" table:formula="of:=[.E264]+[.D265]" office:value-type="currency" office:currency="USD" office:value="1431547.81" calcext:value-type="currency">
            <text:p>$1,431,547.81</text:p>
          </table:table-cell>
          <table:table-cell table:number-columns-repeated="16379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8" table:formula="of:=[.B265]-[.C265]" office:value-type="currency" office:currency="USD" office:value="612770.73" calcext:value-type="currency">
            <text:p>$612,770.73</text:p>
          </table:table-cell>
          <table:table-cell table:style-name="ce18" table:formula="of:=MIN(Payment - [.D266];[.B266])" office:value-type="currency" office:currency="USD" office:value="4935.95" calcext:value-type="currency">
            <text:p>$4,935.95</text:p>
          </table:table-cell>
          <table:table-cell table:style-name="ce18" table:formula="of:=CEILING(100*[.B266]*InterestRateMonthly)/100" office:value-type="currency" office:currency="USD" office:value="3191.52" calcext:value-type="currency">
            <text:p>$3,191.52</text:p>
          </table:table-cell>
          <table:table-cell table:style-name="ce18" table:formula="of:=[.E265]+[.D266]" office:value-type="currency" office:currency="USD" office:value="1434739.33" calcext:value-type="currency">
            <text:p>$1,434,739.33</text:p>
          </table:table-cell>
          <table:table-cell table:number-columns-repeated="16379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8" table:formula="of:=[.B266]-[.C266]" office:value-type="currency" office:currency="USD" office:value="607834.78" calcext:value-type="currency">
            <text:p>$607,834.78</text:p>
          </table:table-cell>
          <table:table-cell table:style-name="ce18" table:formula="of:=MIN(Payment - [.D267];[.B267])" office:value-type="currency" office:currency="USD" office:value="4961.66" calcext:value-type="currency">
            <text:p>$4,961.66</text:p>
          </table:table-cell>
          <table:table-cell table:style-name="ce18" table:formula="of:=CEILING(100*[.B267]*InterestRateMonthly)/100" office:value-type="currency" office:currency="USD" office:value="3165.81" calcext:value-type="currency">
            <text:p>$3,165.81</text:p>
          </table:table-cell>
          <table:table-cell table:style-name="ce18" table:formula="of:=[.E266]+[.D267]" office:value-type="currency" office:currency="USD" office:value="1437905.14" calcext:value-type="currency">
            <text:p>$1,437,905.14</text:p>
          </table:table-cell>
          <table:table-cell table:number-columns-repeated="16379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8" table:formula="of:=[.B267]-[.C267]" office:value-type="currency" office:currency="USD" office:value="602873.12" calcext:value-type="currency">
            <text:p>$602,873.12</text:p>
          </table:table-cell>
          <table:table-cell table:style-name="ce18" table:formula="of:=MIN(Payment - [.D268];[.B268])" office:value-type="currency" office:currency="USD" office:value="4987.5" calcext:value-type="currency">
            <text:p>$4,987.50</text:p>
          </table:table-cell>
          <table:table-cell table:style-name="ce18" table:formula="of:=CEILING(100*[.B268]*InterestRateMonthly)/100" office:value-type="currency" office:currency="USD" office:value="3139.97" calcext:value-type="currency">
            <text:p>$3,139.97</text:p>
          </table:table-cell>
          <table:table-cell table:style-name="ce18" table:formula="of:=[.E267]+[.D268]" office:value-type="currency" office:currency="USD" office:value="1441045.11" calcext:value-type="currency">
            <text:p>$1,441,045.11</text:p>
          </table:table-cell>
          <table:table-cell table:number-columns-repeated="16379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8" table:formula="of:=[.B268]-[.C268]" office:value-type="currency" office:currency="USD" office:value="597885.62" calcext:value-type="currency">
            <text:p>$597,885.62</text:p>
          </table:table-cell>
          <table:table-cell table:style-name="ce18" table:formula="of:=MIN(Payment - [.D269];[.B269])" office:value-type="currency" office:currency="USD" office:value="5013.48" calcext:value-type="currency">
            <text:p>$5,013.48</text:p>
          </table:table-cell>
          <table:table-cell table:style-name="ce18" table:formula="of:=CEILING(100*[.B269]*InterestRateMonthly)/100" office:value-type="currency" office:currency="USD" office:value="3113.99" calcext:value-type="currency">
            <text:p>$3,113.99</text:p>
          </table:table-cell>
          <table:table-cell table:style-name="ce18" table:formula="of:=[.E268]+[.D269]" office:value-type="currency" office:currency="USD" office:value="1444159.1" calcext:value-type="currency">
            <text:p>$1,444,159.10</text:p>
          </table:table-cell>
          <table:table-cell table:number-columns-repeated="16379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8" table:formula="of:=[.B269]-[.C269]" office:value-type="currency" office:currency="USD" office:value="592872.14" calcext:value-type="currency">
            <text:p>$592,872.14</text:p>
          </table:table-cell>
          <table:table-cell table:style-name="ce18" table:formula="of:=MIN(Payment - [.D270];[.B270])" office:value-type="currency" office:currency="USD" office:value="5039.59" calcext:value-type="currency">
            <text:p>$5,039.59</text:p>
          </table:table-cell>
          <table:table-cell table:style-name="ce18" table:formula="of:=CEILING(100*[.B270]*InterestRateMonthly)/100" office:value-type="currency" office:currency="USD" office:value="3087.88" calcext:value-type="currency">
            <text:p>$3,087.88</text:p>
          </table:table-cell>
          <table:table-cell table:style-name="ce18" table:formula="of:=[.E269]+[.D270]" office:value-type="currency" office:currency="USD" office:value="1447246.98" calcext:value-type="currency">
            <text:p>$1,447,246.98</text:p>
          </table:table-cell>
          <table:table-cell table:number-columns-repeated="16379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8" table:formula="of:=[.B270]-[.C270]" office:value-type="currency" office:currency="USD" office:value="587832.55" calcext:value-type="currency">
            <text:p>$587,832.55</text:p>
          </table:table-cell>
          <table:table-cell table:style-name="ce18" table:formula="of:=MIN(Payment - [.D271];[.B271])" office:value-type="currency" office:currency="USD" office:value="5065.84" calcext:value-type="currency">
            <text:p>$5,065.84</text:p>
          </table:table-cell>
          <table:table-cell table:style-name="ce18" table:formula="of:=CEILING(100*[.B271]*InterestRateMonthly)/100" office:value-type="currency" office:currency="USD" office:value="3061.63" calcext:value-type="currency">
            <text:p>$3,061.63</text:p>
          </table:table-cell>
          <table:table-cell table:style-name="ce18" table:formula="of:=[.E270]+[.D271]" office:value-type="currency" office:currency="USD" office:value="1450308.61" calcext:value-type="currency">
            <text:p>$1,450,308.61</text:p>
          </table:table-cell>
          <table:table-cell table:number-columns-repeated="16379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8" table:formula="of:=[.B271]-[.C271]" office:value-type="currency" office:currency="USD" office:value="582766.71" calcext:value-type="currency">
            <text:p>$582,766.71</text:p>
          </table:table-cell>
          <table:table-cell table:style-name="ce18" table:formula="of:=MIN(Payment - [.D272];[.B272])" office:value-type="currency" office:currency="USD" office:value="5092.22" calcext:value-type="currency">
            <text:p>$5,092.22</text:p>
          </table:table-cell>
          <table:table-cell table:style-name="ce18" table:formula="of:=CEILING(100*[.B272]*InterestRateMonthly)/100" office:value-type="currency" office:currency="USD" office:value="3035.25" calcext:value-type="currency">
            <text:p>$3,035.25</text:p>
          </table:table-cell>
          <table:table-cell table:style-name="ce18" table:formula="of:=[.E271]+[.D272]" office:value-type="currency" office:currency="USD" office:value="1453343.86" calcext:value-type="currency">
            <text:p>$1,453,343.86</text:p>
          </table:table-cell>
          <table:table-cell table:number-columns-repeated="16379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8" table:formula="of:=[.B272]-[.C272]" office:value-type="currency" office:currency="USD" office:value="577674.49" calcext:value-type="currency">
            <text:p>$577,674.49</text:p>
          </table:table-cell>
          <table:table-cell table:style-name="ce18" table:formula="of:=MIN(Payment - [.D273];[.B273])" office:value-type="currency" office:currency="USD" office:value="5118.74" calcext:value-type="currency">
            <text:p>$5,118.74</text:p>
          </table:table-cell>
          <table:table-cell table:style-name="ce18" table:formula="of:=CEILING(100*[.B273]*InterestRateMonthly)/100" office:value-type="currency" office:currency="USD" office:value="3008.73" calcext:value-type="currency">
            <text:p>$3,008.73</text:p>
          </table:table-cell>
          <table:table-cell table:style-name="ce18" table:formula="of:=[.E272]+[.D273]" office:value-type="currency" office:currency="USD" office:value="1456352.59" calcext:value-type="currency">
            <text:p>$1,456,352.59</text:p>
          </table:table-cell>
          <table:table-cell table:number-columns-repeated="16379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8" table:formula="of:=[.B273]-[.C273]" office:value-type="currency" office:currency="USD" office:value="572555.75" calcext:value-type="currency">
            <text:p>$572,555.75</text:p>
          </table:table-cell>
          <table:table-cell table:style-name="ce18" table:formula="of:=MIN(Payment - [.D274];[.B274])" office:value-type="currency" office:currency="USD" office:value="5145.4" calcext:value-type="currency">
            <text:p>$5,145.40</text:p>
          </table:table-cell>
          <table:table-cell table:style-name="ce18" table:formula="of:=CEILING(100*[.B274]*InterestRateMonthly)/100" office:value-type="currency" office:currency="USD" office:value="2982.07" calcext:value-type="currency">
            <text:p>$2,982.07</text:p>
          </table:table-cell>
          <table:table-cell table:style-name="ce18" table:formula="of:=[.E273]+[.D274]" office:value-type="currency" office:currency="USD" office:value="1459334.66" calcext:value-type="currency">
            <text:p>$1,459,334.66</text:p>
          </table:table-cell>
          <table:table-cell table:number-columns-repeated="16379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8" table:formula="of:=[.B274]-[.C274]" office:value-type="currency" office:currency="USD" office:value="567410.35" calcext:value-type="currency">
            <text:p>$567,410.35</text:p>
          </table:table-cell>
          <table:table-cell table:style-name="ce18" table:formula="of:=MIN(Payment - [.D275];[.B275])" office:value-type="currency" office:currency="USD" office:value="5172.2" calcext:value-type="currency">
            <text:p>$5,172.20</text:p>
          </table:table-cell>
          <table:table-cell table:style-name="ce18" table:formula="of:=CEILING(100*[.B275]*InterestRateMonthly)/100" office:value-type="currency" office:currency="USD" office:value="2955.27" calcext:value-type="currency">
            <text:p>$2,955.27</text:p>
          </table:table-cell>
          <table:table-cell table:style-name="ce18" table:formula="of:=[.E274]+[.D275]" office:value-type="currency" office:currency="USD" office:value="1462289.93" calcext:value-type="currency">
            <text:p>$1,462,289.93</text:p>
          </table:table-cell>
          <table:table-cell table:number-columns-repeated="16379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8" table:formula="of:=[.B275]-[.C275]" office:value-type="currency" office:currency="USD" office:value="562238.15" calcext:value-type="currency">
            <text:p>$562,238.15</text:p>
          </table:table-cell>
          <table:table-cell table:style-name="ce18" table:formula="of:=MIN(Payment - [.D276];[.B276])" office:value-type="currency" office:currency="USD" office:value="5199.14" calcext:value-type="currency">
            <text:p>$5,199.14</text:p>
          </table:table-cell>
          <table:table-cell table:style-name="ce18" table:formula="of:=CEILING(100*[.B276]*InterestRateMonthly)/100" office:value-type="currency" office:currency="USD" office:value="2928.33" calcext:value-type="currency">
            <text:p>$2,928.33</text:p>
          </table:table-cell>
          <table:table-cell table:style-name="ce18" table:formula="of:=[.E275]+[.D276]" office:value-type="currency" office:currency="USD" office:value="1465218.26" calcext:value-type="currency">
            <text:p>$1,465,218.26</text:p>
          </table:table-cell>
          <table:table-cell table:number-columns-repeated="16379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8" table:formula="of:=[.B276]-[.C276]" office:value-type="currency" office:currency="USD" office:value="557039.01" calcext:value-type="currency">
            <text:p>$557,039.01</text:p>
          </table:table-cell>
          <table:table-cell table:style-name="ce18" table:formula="of:=MIN(Payment - [.D277];[.B277])" office:value-type="currency" office:currency="USD" office:value="5226.22" calcext:value-type="currency">
            <text:p>$5,226.22</text:p>
          </table:table-cell>
          <table:table-cell table:style-name="ce18" table:formula="of:=CEILING(100*[.B277]*InterestRateMonthly)/100" office:value-type="currency" office:currency="USD" office:value="2901.25" calcext:value-type="currency">
            <text:p>$2,901.25</text:p>
          </table:table-cell>
          <table:table-cell table:style-name="ce18" table:formula="of:=[.E276]+[.D277]" office:value-type="currency" office:currency="USD" office:value="1468119.51" calcext:value-type="currency">
            <text:p>$1,468,119.51</text:p>
          </table:table-cell>
          <table:table-cell table:number-columns-repeated="16379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8" table:formula="of:=[.B277]-[.C277]" office:value-type="currency" office:currency="USD" office:value="551812.79" calcext:value-type="currency">
            <text:p>$551,812.79</text:p>
          </table:table-cell>
          <table:table-cell table:style-name="ce18" table:formula="of:=MIN(Payment - [.D278];[.B278])" office:value-type="currency" office:currency="USD" office:value="5253.44" calcext:value-type="currency">
            <text:p>$5,253.44</text:p>
          </table:table-cell>
          <table:table-cell table:style-name="ce18" table:formula="of:=CEILING(100*[.B278]*InterestRateMonthly)/100" office:value-type="currency" office:currency="USD" office:value="2874.03" calcext:value-type="currency">
            <text:p>$2,874.03</text:p>
          </table:table-cell>
          <table:table-cell table:style-name="ce18" table:formula="of:=[.E277]+[.D278]" office:value-type="currency" office:currency="USD" office:value="1470993.54" calcext:value-type="currency">
            <text:p>$1,470,993.54</text:p>
          </table:table-cell>
          <table:table-cell table:number-columns-repeated="16379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8" table:formula="of:=[.B278]-[.C278]" office:value-type="currency" office:currency="USD" office:value="546559.35" calcext:value-type="currency">
            <text:p>$546,559.35</text:p>
          </table:table-cell>
          <table:table-cell table:style-name="ce18" table:formula="of:=MIN(Payment - [.D279];[.B279])" office:value-type="currency" office:currency="USD" office:value="5280.8" calcext:value-type="currency">
            <text:p>$5,280.80</text:p>
          </table:table-cell>
          <table:table-cell table:style-name="ce18" table:formula="of:=CEILING(100*[.B279]*InterestRateMonthly)/100" office:value-type="currency" office:currency="USD" office:value="2846.67" calcext:value-type="currency">
            <text:p>$2,846.67</text:p>
          </table:table-cell>
          <table:table-cell table:style-name="ce18" table:formula="of:=[.E278]+[.D279]" office:value-type="currency" office:currency="USD" office:value="1473840.21" calcext:value-type="currency">
            <text:p>$1,473,840.21</text:p>
          </table:table-cell>
          <table:table-cell table:number-columns-repeated="16379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8" table:formula="of:=[.B279]-[.C279]" office:value-type="currency" office:currency="USD" office:value="541278.55" calcext:value-type="currency">
            <text:p>$541,278.55</text:p>
          </table:table-cell>
          <table:table-cell table:style-name="ce18" table:formula="of:=MIN(Payment - [.D280];[.B280])" office:value-type="currency" office:currency="USD" office:value="5308.31" calcext:value-type="currency">
            <text:p>$5,308.31</text:p>
          </table:table-cell>
          <table:table-cell table:style-name="ce18" table:formula="of:=CEILING(100*[.B280]*InterestRateMonthly)/100" office:value-type="currency" office:currency="USD" office:value="2819.16" calcext:value-type="currency">
            <text:p>$2,819.16</text:p>
          </table:table-cell>
          <table:table-cell table:style-name="ce18" table:formula="of:=[.E279]+[.D280]" office:value-type="currency" office:currency="USD" office:value="1476659.37" calcext:value-type="currency">
            <text:p>$1,476,659.37</text:p>
          </table:table-cell>
          <table:table-cell table:number-columns-repeated="16379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8" table:formula="of:=[.B280]-[.C280]" office:value-type="currency" office:currency="USD" office:value="535970.24" calcext:value-type="currency">
            <text:p>$535,970.24</text:p>
          </table:table-cell>
          <table:table-cell table:style-name="ce18" table:formula="of:=MIN(Payment - [.D281];[.B281])" office:value-type="currency" office:currency="USD" office:value="5335.95" calcext:value-type="currency">
            <text:p>$5,335.95</text:p>
          </table:table-cell>
          <table:table-cell table:style-name="ce18" table:formula="of:=CEILING(100*[.B281]*InterestRateMonthly)/100" office:value-type="currency" office:currency="USD" office:value="2791.52" calcext:value-type="currency">
            <text:p>$2,791.52</text:p>
          </table:table-cell>
          <table:table-cell table:style-name="ce18" table:formula="of:=[.E280]+[.D281]" office:value-type="currency" office:currency="USD" office:value="1479450.89" calcext:value-type="currency">
            <text:p>$1,479,450.89</text:p>
          </table:table-cell>
          <table:table-cell table:number-columns-repeated="16379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8" table:formula="of:=[.B281]-[.C281]" office:value-type="currency" office:currency="USD" office:value="530634.29" calcext:value-type="currency">
            <text:p>$530,634.29</text:p>
          </table:table-cell>
          <table:table-cell table:style-name="ce18" table:formula="of:=MIN(Payment - [.D282];[.B282])" office:value-type="currency" office:currency="USD" office:value="5363.74" calcext:value-type="currency">
            <text:p>$5,363.74</text:p>
          </table:table-cell>
          <table:table-cell table:style-name="ce18" table:formula="of:=CEILING(100*[.B282]*InterestRateMonthly)/100" office:value-type="currency" office:currency="USD" office:value="2763.73" calcext:value-type="currency">
            <text:p>$2,763.73</text:p>
          </table:table-cell>
          <table:table-cell table:style-name="ce18" table:formula="of:=[.E281]+[.D282]" office:value-type="currency" office:currency="USD" office:value="1482214.62" calcext:value-type="currency">
            <text:p>$1,482,214.62</text:p>
          </table:table-cell>
          <table:table-cell table:number-columns-repeated="16379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8" table:formula="of:=[.B282]-[.C282]" office:value-type="currency" office:currency="USD" office:value="525270.55" calcext:value-type="currency">
            <text:p>$525,270.55</text:p>
          </table:table-cell>
          <table:table-cell table:style-name="ce18" table:formula="of:=MIN(Payment - [.D283];[.B283])" office:value-type="currency" office:currency="USD" office:value="5391.68" calcext:value-type="currency">
            <text:p>$5,391.68</text:p>
          </table:table-cell>
          <table:table-cell table:style-name="ce18" table:formula="of:=CEILING(100*[.B283]*InterestRateMonthly)/100" office:value-type="currency" office:currency="USD" office:value="2735.79" calcext:value-type="currency">
            <text:p>$2,735.79</text:p>
          </table:table-cell>
          <table:table-cell table:style-name="ce18" table:formula="of:=[.E282]+[.D283]" office:value-type="currency" office:currency="USD" office:value="1484950.41" calcext:value-type="currency">
            <text:p>$1,484,950.41</text:p>
          </table:table-cell>
          <table:table-cell table:number-columns-repeated="16379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8" table:formula="of:=[.B283]-[.C283]" office:value-type="currency" office:currency="USD" office:value="519878.87" calcext:value-type="currency">
            <text:p>$519,878.87</text:p>
          </table:table-cell>
          <table:table-cell table:style-name="ce18" table:formula="of:=MIN(Payment - [.D284];[.B284])" office:value-type="currency" office:currency="USD" office:value="5419.76" calcext:value-type="currency">
            <text:p>$5,419.76</text:p>
          </table:table-cell>
          <table:table-cell table:style-name="ce18" table:formula="of:=CEILING(100*[.B284]*InterestRateMonthly)/100" office:value-type="currency" office:currency="USD" office:value="2707.71" calcext:value-type="currency">
            <text:p>$2,707.71</text:p>
          </table:table-cell>
          <table:table-cell table:style-name="ce18" table:formula="of:=[.E283]+[.D284]" office:value-type="currency" office:currency="USD" office:value="1487658.12" calcext:value-type="currency">
            <text:p>$1,487,658.12</text:p>
          </table:table-cell>
          <table:table-cell table:number-columns-repeated="16379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8" table:formula="of:=[.B284]-[.C284]" office:value-type="currency" office:currency="USD" office:value="514459.11" calcext:value-type="currency">
            <text:p>$514,459.11</text:p>
          </table:table-cell>
          <table:table-cell table:style-name="ce18" table:formula="of:=MIN(Payment - [.D285];[.B285])" office:value-type="currency" office:currency="USD" office:value="5447.99" calcext:value-type="currency">
            <text:p>$5,447.99</text:p>
          </table:table-cell>
          <table:table-cell table:style-name="ce18" table:formula="of:=CEILING(100*[.B285]*InterestRateMonthly)/100" office:value-type="currency" office:currency="USD" office:value="2679.48" calcext:value-type="currency">
            <text:p>$2,679.48</text:p>
          </table:table-cell>
          <table:table-cell table:style-name="ce18" table:formula="of:=[.E284]+[.D285]" office:value-type="currency" office:currency="USD" office:value="1490337.6" calcext:value-type="currency">
            <text:p>$1,490,337.60</text:p>
          </table:table-cell>
          <table:table-cell table:number-columns-repeated="16379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8" table:formula="of:=[.B285]-[.C285]" office:value-type="currency" office:currency="USD" office:value="509011.12" calcext:value-type="currency">
            <text:p>$509,011.12</text:p>
          </table:table-cell>
          <table:table-cell table:style-name="ce18" table:formula="of:=MIN(Payment - [.D286];[.B286])" office:value-type="currency" office:currency="USD" office:value="5476.37" calcext:value-type="currency">
            <text:p>$5,476.37</text:p>
          </table:table-cell>
          <table:table-cell table:style-name="ce18" table:formula="of:=CEILING(100*[.B286]*InterestRateMonthly)/100" office:value-type="currency" office:currency="USD" office:value="2651.1" calcext:value-type="currency">
            <text:p>$2,651.10</text:p>
          </table:table-cell>
          <table:table-cell table:style-name="ce18" table:formula="of:=[.E285]+[.D286]" office:value-type="currency" office:currency="USD" office:value="1492988.7" calcext:value-type="currency">
            <text:p>$1,492,988.70</text:p>
          </table:table-cell>
          <table:table-cell table:number-columns-repeated="16379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8" table:formula="of:=[.B286]-[.C286]" office:value-type="currency" office:currency="USD" office:value="503534.75" calcext:value-type="currency">
            <text:p>$503,534.75</text:p>
          </table:table-cell>
          <table:table-cell table:style-name="ce18" table:formula="of:=MIN(Payment - [.D287];[.B287])" office:value-type="currency" office:currency="USD" office:value="5504.89" calcext:value-type="currency">
            <text:p>$5,504.89</text:p>
          </table:table-cell>
          <table:table-cell table:style-name="ce18" table:formula="of:=CEILING(100*[.B287]*InterestRateMonthly)/100" office:value-type="currency" office:currency="USD" office:value="2622.58" calcext:value-type="currency">
            <text:p>$2,622.58</text:p>
          </table:table-cell>
          <table:table-cell table:style-name="ce18" table:formula="of:=[.E286]+[.D287]" office:value-type="currency" office:currency="USD" office:value="1495611.28" calcext:value-type="currency">
            <text:p>$1,495,611.28</text:p>
          </table:table-cell>
          <table:table-cell table:number-columns-repeated="16379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8" table:formula="of:=[.B287]-[.C287]" office:value-type="currency" office:currency="USD" office:value="498029.86" calcext:value-type="currency">
            <text:p>$498,029.86</text:p>
          </table:table-cell>
          <table:table-cell table:style-name="ce18" table:formula="of:=MIN(Payment - [.D288];[.B288])" office:value-type="currency" office:currency="USD" office:value="5533.56" calcext:value-type="currency">
            <text:p>$5,533.56</text:p>
          </table:table-cell>
          <table:table-cell table:style-name="ce18" table:formula="of:=CEILING(100*[.B288]*InterestRateMonthly)/100" office:value-type="currency" office:currency="USD" office:value="2593.91" calcext:value-type="currency">
            <text:p>$2,593.91</text:p>
          </table:table-cell>
          <table:table-cell table:style-name="ce18" table:formula="of:=[.E287]+[.D288]" office:value-type="currency" office:currency="USD" office:value="1498205.19" calcext:value-type="currency">
            <text:p>$1,498,205.19</text:p>
          </table:table-cell>
          <table:table-cell table:number-columns-repeated="16379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8" table:formula="of:=[.B288]-[.C288]" office:value-type="currency" office:currency="USD" office:value="492496.3" calcext:value-type="currency">
            <text:p>$492,496.30</text:p>
          </table:table-cell>
          <table:table-cell table:style-name="ce18" table:formula="of:=MIN(Payment - [.D289];[.B289])" office:value-type="currency" office:currency="USD" office:value="5562.38" calcext:value-type="currency">
            <text:p>$5,562.38</text:p>
          </table:table-cell>
          <table:table-cell table:style-name="ce18" table:formula="of:=CEILING(100*[.B289]*InterestRateMonthly)/100" office:value-type="currency" office:currency="USD" office:value="2565.09" calcext:value-type="currency">
            <text:p>$2,565.09</text:p>
          </table:table-cell>
          <table:table-cell table:style-name="ce18" table:formula="of:=[.E288]+[.D289]" office:value-type="currency" office:currency="USD" office:value="1500770.28" calcext:value-type="currency">
            <text:p>$1,500,770.28</text:p>
          </table:table-cell>
          <table:table-cell table:number-columns-repeated="16379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8" table:formula="of:=[.B289]-[.C289]" office:value-type="currency" office:currency="USD" office:value="486933.92" calcext:value-type="currency">
            <text:p>$486,933.92</text:p>
          </table:table-cell>
          <table:table-cell table:style-name="ce18" table:formula="of:=MIN(Payment - [.D290];[.B290])" office:value-type="currency" office:currency="USD" office:value="5591.35" calcext:value-type="currency">
            <text:p>$5,591.35</text:p>
          </table:table-cell>
          <table:table-cell table:style-name="ce18" table:formula="of:=CEILING(100*[.B290]*InterestRateMonthly)/100" office:value-type="currency" office:currency="USD" office:value="2536.12" calcext:value-type="currency">
            <text:p>$2,536.12</text:p>
          </table:table-cell>
          <table:table-cell table:style-name="ce18" table:formula="of:=[.E289]+[.D290]" office:value-type="currency" office:currency="USD" office:value="1503306.4" calcext:value-type="currency">
            <text:p>$1,503,306.40</text:p>
          </table:table-cell>
          <table:table-cell table:number-columns-repeated="16379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8" table:formula="of:=[.B290]-[.C290]" office:value-type="currency" office:currency="USD" office:value="481342.57" calcext:value-type="currency">
            <text:p>$481,342.57</text:p>
          </table:table-cell>
          <table:table-cell table:style-name="ce18" table:formula="of:=MIN(Payment - [.D291];[.B291])" office:value-type="currency" office:currency="USD" office:value="5620.47" calcext:value-type="currency">
            <text:p>$5,620.47</text:p>
          </table:table-cell>
          <table:table-cell table:style-name="ce18" table:formula="of:=CEILING(100*[.B291]*InterestRateMonthly)/100" office:value-type="currency" office:currency="USD" office:value="2507" calcext:value-type="currency">
            <text:p>$2,507.00</text:p>
          </table:table-cell>
          <table:table-cell table:style-name="ce18" table:formula="of:=[.E290]+[.D291]" office:value-type="currency" office:currency="USD" office:value="1505813.4" calcext:value-type="currency">
            <text:p>$1,505,813.40</text:p>
          </table:table-cell>
          <table:table-cell table:number-columns-repeated="16379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18" table:formula="of:=[.B291]-[.C291]" office:value-type="currency" office:currency="USD" office:value="475722.1" calcext:value-type="currency">
            <text:p>$475,722.10</text:p>
          </table:table-cell>
          <table:table-cell table:style-name="ce18" table:formula="of:=MIN(Payment - [.D292];[.B292])" office:value-type="currency" office:currency="USD" office:value="5649.75" calcext:value-type="currency">
            <text:p>$5,649.75</text:p>
          </table:table-cell>
          <table:table-cell table:style-name="ce18" table:formula="of:=CEILING(100*[.B292]*InterestRateMonthly)/100" office:value-type="currency" office:currency="USD" office:value="2477.72" calcext:value-type="currency">
            <text:p>$2,477.72</text:p>
          </table:table-cell>
          <table:table-cell table:style-name="ce18" table:formula="of:=[.E291]+[.D292]" office:value-type="currency" office:currency="USD" office:value="1508291.12" calcext:value-type="currency">
            <text:p>$1,508,291.12</text:p>
          </table:table-cell>
          <table:table-cell table:number-columns-repeated="16379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8" table:formula="of:=[.B292]-[.C292]" office:value-type="currency" office:currency="USD" office:value="470072.35" calcext:value-type="currency">
            <text:p>$470,072.35</text:p>
          </table:table-cell>
          <table:table-cell table:style-name="ce18" table:formula="of:=MIN(Payment - [.D293];[.B293])" office:value-type="currency" office:currency="USD" office:value="5679.17" calcext:value-type="currency">
            <text:p>$5,679.17</text:p>
          </table:table-cell>
          <table:table-cell table:style-name="ce18" table:formula="of:=CEILING(100*[.B293]*InterestRateMonthly)/100" office:value-type="currency" office:currency="USD" office:value="2448.3" calcext:value-type="currency">
            <text:p>$2,448.30</text:p>
          </table:table-cell>
          <table:table-cell table:style-name="ce18" table:formula="of:=[.E292]+[.D293]" office:value-type="currency" office:currency="USD" office:value="1510739.42" calcext:value-type="currency">
            <text:p>$1,510,739.42</text:p>
          </table:table-cell>
          <table:table-cell table:number-columns-repeated="16379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8" table:formula="of:=[.B293]-[.C293]" office:value-type="currency" office:currency="USD" office:value="464393.18" calcext:value-type="currency">
            <text:p>$464,393.18</text:p>
          </table:table-cell>
          <table:table-cell table:style-name="ce18" table:formula="of:=MIN(Payment - [.D294];[.B294])" office:value-type="currency" office:currency="USD" office:value="5708.75" calcext:value-type="currency">
            <text:p>$5,708.75</text:p>
          </table:table-cell>
          <table:table-cell table:style-name="ce18" table:formula="of:=CEILING(100*[.B294]*InterestRateMonthly)/100" office:value-type="currency" office:currency="USD" office:value="2418.72" calcext:value-type="currency">
            <text:p>$2,418.72</text:p>
          </table:table-cell>
          <table:table-cell table:style-name="ce18" table:formula="of:=[.E293]+[.D294]" office:value-type="currency" office:currency="USD" office:value="1513158.14" calcext:value-type="currency">
            <text:p>$1,513,158.14</text:p>
          </table:table-cell>
          <table:table-cell table:number-columns-repeated="16379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8" table:formula="of:=[.B294]-[.C294]" office:value-type="currency" office:currency="USD" office:value="458684.43" calcext:value-type="currency">
            <text:p>$458,684.43</text:p>
          </table:table-cell>
          <table:table-cell table:style-name="ce18" table:formula="of:=MIN(Payment - [.D295];[.B295])" office:value-type="currency" office:currency="USD" office:value="5738.48" calcext:value-type="currency">
            <text:p>$5,738.48</text:p>
          </table:table-cell>
          <table:table-cell table:style-name="ce18" table:formula="of:=CEILING(100*[.B295]*InterestRateMonthly)/100" office:value-type="currency" office:currency="USD" office:value="2388.99" calcext:value-type="currency">
            <text:p>$2,388.99</text:p>
          </table:table-cell>
          <table:table-cell table:style-name="ce18" table:formula="of:=[.E294]+[.D295]" office:value-type="currency" office:currency="USD" office:value="1515547.13" calcext:value-type="currency">
            <text:p>$1,515,547.13</text:p>
          </table:table-cell>
          <table:table-cell table:number-columns-repeated="16379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8" table:formula="of:=[.B295]-[.C295]" office:value-type="currency" office:currency="USD" office:value="452945.95" calcext:value-type="currency">
            <text:p>$452,945.95</text:p>
          </table:table-cell>
          <table:table-cell table:style-name="ce18" table:formula="of:=MIN(Payment - [.D296];[.B296])" office:value-type="currency" office:currency="USD" office:value="5768.37" calcext:value-type="currency">
            <text:p>$5,768.37</text:p>
          </table:table-cell>
          <table:table-cell table:style-name="ce18" table:formula="of:=CEILING(100*[.B296]*InterestRateMonthly)/100" office:value-type="currency" office:currency="USD" office:value="2359.1" calcext:value-type="currency">
            <text:p>$2,359.10</text:p>
          </table:table-cell>
          <table:table-cell table:style-name="ce18" table:formula="of:=[.E295]+[.D296]" office:value-type="currency" office:currency="USD" office:value="1517906.23" calcext:value-type="currency">
            <text:p>$1,517,906.23</text:p>
          </table:table-cell>
          <table:table-cell table:number-columns-repeated="16379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8" table:formula="of:=[.B296]-[.C296]" office:value-type="currency" office:currency="USD" office:value="447177.58" calcext:value-type="currency">
            <text:p>$447,177.58</text:p>
          </table:table-cell>
          <table:table-cell table:style-name="ce18" table:formula="of:=MIN(Payment - [.D297];[.B297])" office:value-type="currency" office:currency="USD" office:value="5798.42" calcext:value-type="currency">
            <text:p>$5,798.42</text:p>
          </table:table-cell>
          <table:table-cell table:style-name="ce18" table:formula="of:=CEILING(100*[.B297]*InterestRateMonthly)/100" office:value-type="currency" office:currency="USD" office:value="2329.05" calcext:value-type="currency">
            <text:p>$2,329.05</text:p>
          </table:table-cell>
          <table:table-cell table:style-name="ce18" table:formula="of:=[.E296]+[.D297]" office:value-type="currency" office:currency="USD" office:value="1520235.28" calcext:value-type="currency">
            <text:p>$1,520,235.28</text:p>
          </table:table-cell>
          <table:table-cell table:number-columns-repeated="16379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8" table:formula="of:=[.B297]-[.C297]" office:value-type="currency" office:currency="USD" office:value="441379.16" calcext:value-type="currency">
            <text:p>$441,379.16</text:p>
          </table:table-cell>
          <table:table-cell table:style-name="ce18" table:formula="of:=MIN(Payment - [.D298];[.B298])" office:value-type="currency" office:currency="USD" office:value="5828.62" calcext:value-type="currency">
            <text:p>$5,828.62</text:p>
          </table:table-cell>
          <table:table-cell table:style-name="ce18" table:formula="of:=CEILING(100*[.B298]*InterestRateMonthly)/100" office:value-type="currency" office:currency="USD" office:value="2298.85" calcext:value-type="currency">
            <text:p>$2,298.85</text:p>
          </table:table-cell>
          <table:table-cell table:style-name="ce18" table:formula="of:=[.E297]+[.D298]" office:value-type="currency" office:currency="USD" office:value="1522534.13" calcext:value-type="currency">
            <text:p>$1,522,534.13</text:p>
          </table:table-cell>
          <table:table-cell table:number-columns-repeated="16379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8" table:formula="of:=[.B298]-[.C298]" office:value-type="currency" office:currency="USD" office:value="435550.54" calcext:value-type="currency">
            <text:p>$435,550.54</text:p>
          </table:table-cell>
          <table:table-cell table:style-name="ce18" table:formula="of:=MIN(Payment - [.D299];[.B299])" office:value-type="currency" office:currency="USD" office:value="5858.97" calcext:value-type="currency">
            <text:p>$5,858.97</text:p>
          </table:table-cell>
          <table:table-cell table:style-name="ce18" table:formula="of:=CEILING(100*[.B299]*InterestRateMonthly)/100" office:value-type="currency" office:currency="USD" office:value="2268.5" calcext:value-type="currency">
            <text:p>$2,268.50</text:p>
          </table:table-cell>
          <table:table-cell table:style-name="ce18" table:formula="of:=[.E298]+[.D299]" office:value-type="currency" office:currency="USD" office:value="1524802.63" calcext:value-type="currency">
            <text:p>$1,524,802.63</text:p>
          </table:table-cell>
          <table:table-cell table:number-columns-repeated="16379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8" table:formula="of:=[.B299]-[.C299]" office:value-type="currency" office:currency="USD" office:value="429691.57" calcext:value-type="currency">
            <text:p>$429,691.57</text:p>
          </table:table-cell>
          <table:table-cell table:style-name="ce18" table:formula="of:=MIN(Payment - [.D300];[.B300])" office:value-type="currency" office:currency="USD" office:value="5889.49" calcext:value-type="currency">
            <text:p>$5,889.49</text:p>
          </table:table-cell>
          <table:table-cell table:style-name="ce18" table:formula="of:=CEILING(100*[.B300]*InterestRateMonthly)/100" office:value-type="currency" office:currency="USD" office:value="2237.98" calcext:value-type="currency">
            <text:p>$2,237.98</text:p>
          </table:table-cell>
          <table:table-cell table:style-name="ce18" table:formula="of:=[.E299]+[.D300]" office:value-type="currency" office:currency="USD" office:value="1527040.61" calcext:value-type="currency">
            <text:p>$1,527,040.61</text:p>
          </table:table-cell>
          <table:table-cell table:number-columns-repeated="16379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8" table:formula="of:=[.B300]-[.C300]" office:value-type="currency" office:currency="USD" office:value="423802.08" calcext:value-type="currency">
            <text:p>$423,802.08</text:p>
          </table:table-cell>
          <table:table-cell table:style-name="ce18" table:formula="of:=MIN(Payment - [.D301];[.B301])" office:value-type="currency" office:currency="USD" office:value="5920.16" calcext:value-type="currency">
            <text:p>$5,920.16</text:p>
          </table:table-cell>
          <table:table-cell table:style-name="ce18" table:formula="of:=CEILING(100*[.B301]*InterestRateMonthly)/100" office:value-type="currency" office:currency="USD" office:value="2207.31" calcext:value-type="currency">
            <text:p>$2,207.31</text:p>
          </table:table-cell>
          <table:table-cell table:style-name="ce18" table:formula="of:=[.E300]+[.D301]" office:value-type="currency" office:currency="USD" office:value="1529247.92" calcext:value-type="currency">
            <text:p>$1,529,247.92</text:p>
          </table:table-cell>
          <table:table-cell table:number-columns-repeated="16379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8" table:formula="of:=[.B301]-[.C301]" office:value-type="currency" office:currency="USD" office:value="417881.92" calcext:value-type="currency">
            <text:p>$417,881.92</text:p>
          </table:table-cell>
          <table:table-cell table:style-name="ce18" table:formula="of:=MIN(Payment - [.D302];[.B302])" office:value-type="currency" office:currency="USD" office:value="5951" calcext:value-type="currency">
            <text:p>$5,951.00</text:p>
          </table:table-cell>
          <table:table-cell table:style-name="ce18" table:formula="of:=CEILING(100*[.B302]*InterestRateMonthly)/100" office:value-type="currency" office:currency="USD" office:value="2176.47" calcext:value-type="currency">
            <text:p>$2,176.47</text:p>
          </table:table-cell>
          <table:table-cell table:style-name="ce18" table:formula="of:=[.E301]+[.D302]" office:value-type="currency" office:currency="USD" office:value="1531424.39" calcext:value-type="currency">
            <text:p>$1,531,424.39</text:p>
          </table:table-cell>
          <table:table-cell table:number-columns-repeated="16379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8" table:formula="of:=[.B302]-[.C302]" office:value-type="currency" office:currency="USD" office:value="411930.92" calcext:value-type="currency">
            <text:p>$411,930.92</text:p>
          </table:table-cell>
          <table:table-cell table:style-name="ce18" table:formula="of:=MIN(Payment - [.D303];[.B303])" office:value-type="currency" office:currency="USD" office:value="5981.99" calcext:value-type="currency">
            <text:p>$5,981.99</text:p>
          </table:table-cell>
          <table:table-cell table:style-name="ce18" table:formula="of:=CEILING(100*[.B303]*InterestRateMonthly)/100" office:value-type="currency" office:currency="USD" office:value="2145.48" calcext:value-type="currency">
            <text:p>$2,145.48</text:p>
          </table:table-cell>
          <table:table-cell table:style-name="ce18" table:formula="of:=[.E302]+[.D303]" office:value-type="currency" office:currency="USD" office:value="1533569.87" calcext:value-type="currency">
            <text:p>$1,533,569.87</text:p>
          </table:table-cell>
          <table:table-cell table:number-columns-repeated="16379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8" table:formula="of:=[.B303]-[.C303]" office:value-type="currency" office:currency="USD" office:value="405948.93" calcext:value-type="currency">
            <text:p>$405,948.93</text:p>
          </table:table-cell>
          <table:table-cell table:style-name="ce18" table:formula="of:=MIN(Payment - [.D304];[.B304])" office:value-type="currency" office:currency="USD" office:value="6013.15" calcext:value-type="currency">
            <text:p>$6,013.15</text:p>
          </table:table-cell>
          <table:table-cell table:style-name="ce18" table:formula="of:=CEILING(100*[.B304]*InterestRateMonthly)/100" office:value-type="currency" office:currency="USD" office:value="2114.32" calcext:value-type="currency">
            <text:p>$2,114.32</text:p>
          </table:table-cell>
          <table:table-cell table:style-name="ce18" table:formula="of:=[.E303]+[.D304]" office:value-type="currency" office:currency="USD" office:value="1535684.19" calcext:value-type="currency">
            <text:p>$1,535,684.19</text:p>
          </table:table-cell>
          <table:table-cell table:number-columns-repeated="16379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8" table:formula="of:=[.B304]-[.C304]" office:value-type="currency" office:currency="USD" office:value="399935.78" calcext:value-type="currency">
            <text:p>$399,935.78</text:p>
          </table:table-cell>
          <table:table-cell table:style-name="ce18" table:formula="of:=MIN(Payment - [.D305];[.B305])" office:value-type="currency" office:currency="USD" office:value="6044.47" calcext:value-type="currency">
            <text:p>$6,044.47</text:p>
          </table:table-cell>
          <table:table-cell table:style-name="ce18" table:formula="of:=CEILING(100*[.B305]*InterestRateMonthly)/100" office:value-type="currency" office:currency="USD" office:value="2083" calcext:value-type="currency">
            <text:p>$2,083.00</text:p>
          </table:table-cell>
          <table:table-cell table:style-name="ce18" table:formula="of:=[.E304]+[.D305]" office:value-type="currency" office:currency="USD" office:value="1537767.19" calcext:value-type="currency">
            <text:p>$1,537,767.19</text:p>
          </table:table-cell>
          <table:table-cell table:number-columns-repeated="16379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8" table:formula="of:=[.B305]-[.C305]" office:value-type="currency" office:currency="USD" office:value="393891.31" calcext:value-type="currency">
            <text:p>$393,891.31</text:p>
          </table:table-cell>
          <table:table-cell table:style-name="ce18" table:formula="of:=MIN(Payment - [.D306];[.B306])" office:value-type="currency" office:currency="USD" office:value="6075.95" calcext:value-type="currency">
            <text:p>$6,075.95</text:p>
          </table:table-cell>
          <table:table-cell table:style-name="ce18" table:formula="of:=CEILING(100*[.B306]*InterestRateMonthly)/100" office:value-type="currency" office:currency="USD" office:value="2051.52" calcext:value-type="currency">
            <text:p>$2,051.52</text:p>
          </table:table-cell>
          <table:table-cell table:style-name="ce18" table:formula="of:=[.E305]+[.D306]" office:value-type="currency" office:currency="USD" office:value="1539818.71" calcext:value-type="currency">
            <text:p>$1,539,818.71</text:p>
          </table:table-cell>
          <table:table-cell table:number-columns-repeated="16379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8" table:formula="of:=[.B306]-[.C306]" office:value-type="currency" office:currency="USD" office:value="387815.36" calcext:value-type="currency">
            <text:p>$387,815.36</text:p>
          </table:table-cell>
          <table:table-cell table:style-name="ce18" table:formula="of:=MIN(Payment - [.D307];[.B307])" office:value-type="currency" office:currency="USD" office:value="6107.59" calcext:value-type="currency">
            <text:p>$6,107.59</text:p>
          </table:table-cell>
          <table:table-cell table:style-name="ce18" table:formula="of:=CEILING(100*[.B307]*InterestRateMonthly)/100" office:value-type="currency" office:currency="USD" office:value="2019.88" calcext:value-type="currency">
            <text:p>$2,019.88</text:p>
          </table:table-cell>
          <table:table-cell table:style-name="ce18" table:formula="of:=[.E306]+[.D307]" office:value-type="currency" office:currency="USD" office:value="1541838.59" calcext:value-type="currency">
            <text:p>$1,541,838.59</text:p>
          </table:table-cell>
          <table:table-cell table:number-columns-repeated="16379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8" table:formula="of:=[.B307]-[.C307]" office:value-type="currency" office:currency="USD" office:value="381707.77" calcext:value-type="currency">
            <text:p>$381,707.77</text:p>
          </table:table-cell>
          <table:table-cell table:style-name="ce18" table:formula="of:=MIN(Payment - [.D308];[.B308])" office:value-type="currency" office:currency="USD" office:value="6139.4" calcext:value-type="currency">
            <text:p>$6,139.40</text:p>
          </table:table-cell>
          <table:table-cell table:style-name="ce18" table:formula="of:=CEILING(100*[.B308]*InterestRateMonthly)/100" office:value-type="currency" office:currency="USD" office:value="1988.07" calcext:value-type="currency">
            <text:p>$1,988.07</text:p>
          </table:table-cell>
          <table:table-cell table:style-name="ce18" table:formula="of:=[.E307]+[.D308]" office:value-type="currency" office:currency="USD" office:value="1543826.66" calcext:value-type="currency">
            <text:p>$1,543,826.66</text:p>
          </table:table-cell>
          <table:table-cell table:number-columns-repeated="16379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8" table:formula="of:=[.B308]-[.C308]" office:value-type="currency" office:currency="USD" office:value="375568.37" calcext:value-type="currency">
            <text:p>$375,568.37</text:p>
          </table:table-cell>
          <table:table-cell table:style-name="ce18" table:formula="of:=MIN(Payment - [.D309];[.B309])" office:value-type="currency" office:currency="USD" office:value="6171.38" calcext:value-type="currency">
            <text:p>$6,171.38</text:p>
          </table:table-cell>
          <table:table-cell table:style-name="ce18" table:formula="of:=CEILING(100*[.B309]*InterestRateMonthly)/100" office:value-type="currency" office:currency="USD" office:value="1956.09" calcext:value-type="currency">
            <text:p>$1,956.09</text:p>
          </table:table-cell>
          <table:table-cell table:style-name="ce18" table:formula="of:=[.E308]+[.D309]" office:value-type="currency" office:currency="USD" office:value="1545782.75" calcext:value-type="currency">
            <text:p>$1,545,782.75</text:p>
          </table:table-cell>
          <table:table-cell table:number-columns-repeated="16379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8" table:formula="of:=[.B309]-[.C309]" office:value-type="currency" office:currency="USD" office:value="369396.99" calcext:value-type="currency">
            <text:p>$369,396.99</text:p>
          </table:table-cell>
          <table:table-cell table:style-name="ce18" table:formula="of:=MIN(Payment - [.D310];[.B310])" office:value-type="currency" office:currency="USD" office:value="6203.52" calcext:value-type="currency">
            <text:p>$6,203.52</text:p>
          </table:table-cell>
          <table:table-cell table:style-name="ce18" table:formula="of:=CEILING(100*[.B310]*InterestRateMonthly)/100" office:value-type="currency" office:currency="USD" office:value="1923.95" calcext:value-type="currency">
            <text:p>$1,923.95</text:p>
          </table:table-cell>
          <table:table-cell table:style-name="ce18" table:formula="of:=[.E309]+[.D310]" office:value-type="currency" office:currency="USD" office:value="1547706.7" calcext:value-type="currency">
            <text:p>$1,547,706.70</text:p>
          </table:table-cell>
          <table:table-cell table:number-columns-repeated="16379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8" table:formula="of:=[.B310]-[.C310]" office:value-type="currency" office:currency="USD" office:value="363193.47" calcext:value-type="currency">
            <text:p>$363,193.47</text:p>
          </table:table-cell>
          <table:table-cell table:style-name="ce18" table:formula="of:=MIN(Payment - [.D311];[.B311])" office:value-type="currency" office:currency="USD" office:value="6235.83" calcext:value-type="currency">
            <text:p>$6,235.83</text:p>
          </table:table-cell>
          <table:table-cell table:style-name="ce18" table:formula="of:=CEILING(100*[.B311]*InterestRateMonthly)/100" office:value-type="currency" office:currency="USD" office:value="1891.64" calcext:value-type="currency">
            <text:p>$1,891.64</text:p>
          </table:table-cell>
          <table:table-cell table:style-name="ce18" table:formula="of:=[.E310]+[.D311]" office:value-type="currency" office:currency="USD" office:value="1549598.34" calcext:value-type="currency">
            <text:p>$1,549,598.34</text:p>
          </table:table-cell>
          <table:table-cell table:number-columns-repeated="16379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8" table:formula="of:=[.B311]-[.C311]" office:value-type="currency" office:currency="USD" office:value="356957.64" calcext:value-type="currency">
            <text:p>$356,957.64</text:p>
          </table:table-cell>
          <table:table-cell table:style-name="ce18" table:formula="of:=MIN(Payment - [.D312];[.B312])" office:value-type="currency" office:currency="USD" office:value="6268.31" calcext:value-type="currency">
            <text:p>$6,268.31</text:p>
          </table:table-cell>
          <table:table-cell table:style-name="ce18" table:formula="of:=CEILING(100*[.B312]*InterestRateMonthly)/100" office:value-type="currency" office:currency="USD" office:value="1859.16" calcext:value-type="currency">
            <text:p>$1,859.16</text:p>
          </table:table-cell>
          <table:table-cell table:style-name="ce18" table:formula="of:=[.E311]+[.D312]" office:value-type="currency" office:currency="USD" office:value="1551457.5" calcext:value-type="currency">
            <text:p>$1,551,457.50</text:p>
          </table:table-cell>
          <table:table-cell table:number-columns-repeated="16379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18" table:formula="of:=[.B312]-[.C312]" office:value-type="currency" office:currency="USD" office:value="350689.33" calcext:value-type="currency">
            <text:p>$350,689.33</text:p>
          </table:table-cell>
          <table:table-cell table:style-name="ce18" table:formula="of:=MIN(Payment - [.D313];[.B313])" office:value-type="currency" office:currency="USD" office:value="6300.96" calcext:value-type="currency">
            <text:p>$6,300.96</text:p>
          </table:table-cell>
          <table:table-cell table:style-name="ce18" table:formula="of:=CEILING(100*[.B313]*InterestRateMonthly)/100" office:value-type="currency" office:currency="USD" office:value="1826.51" calcext:value-type="currency">
            <text:p>$1,826.51</text:p>
          </table:table-cell>
          <table:table-cell table:style-name="ce18" table:formula="of:=[.E312]+[.D313]" office:value-type="currency" office:currency="USD" office:value="1553284.01" calcext:value-type="currency">
            <text:p>$1,553,284.01</text:p>
          </table:table-cell>
          <table:table-cell table:number-columns-repeated="16379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8" table:formula="of:=[.B313]-[.C313]" office:value-type="currency" office:currency="USD" office:value="344388.37" calcext:value-type="currency">
            <text:p>$344,388.37</text:p>
          </table:table-cell>
          <table:table-cell table:style-name="ce18" table:formula="of:=MIN(Payment - [.D314];[.B314])" office:value-type="currency" office:currency="USD" office:value="6333.78" calcext:value-type="currency">
            <text:p>$6,333.78</text:p>
          </table:table-cell>
          <table:table-cell table:style-name="ce18" table:formula="of:=CEILING(100*[.B314]*InterestRateMonthly)/100" office:value-type="currency" office:currency="USD" office:value="1793.69" calcext:value-type="currency">
            <text:p>$1,793.69</text:p>
          </table:table-cell>
          <table:table-cell table:style-name="ce18" table:formula="of:=[.E313]+[.D314]" office:value-type="currency" office:currency="USD" office:value="1555077.7" calcext:value-type="currency">
            <text:p>$1,555,077.70</text:p>
          </table:table-cell>
          <table:table-cell table:number-columns-repeated="16379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8" table:formula="of:=[.B314]-[.C314]" office:value-type="currency" office:currency="USD" office:value="338054.59" calcext:value-type="currency">
            <text:p>$338,054.59</text:p>
          </table:table-cell>
          <table:table-cell table:style-name="ce18" table:formula="of:=MIN(Payment - [.D315];[.B315])" office:value-type="currency" office:currency="USD" office:value="6366.76" calcext:value-type="currency">
            <text:p>$6,366.76</text:p>
          </table:table-cell>
          <table:table-cell table:style-name="ce18" table:formula="of:=CEILING(100*[.B315]*InterestRateMonthly)/100" office:value-type="currency" office:currency="USD" office:value="1760.71" calcext:value-type="currency">
            <text:p>$1,760.71</text:p>
          </table:table-cell>
          <table:table-cell table:style-name="ce18" table:formula="of:=[.E314]+[.D315]" office:value-type="currency" office:currency="USD" office:value="1556838.41" calcext:value-type="currency">
            <text:p>$1,556,838.41</text:p>
          </table:table-cell>
          <table:table-cell table:number-columns-repeated="16379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8" table:formula="of:=[.B315]-[.C315]" office:value-type="currency" office:currency="USD" office:value="331687.83" calcext:value-type="currency">
            <text:p>$331,687.83</text:p>
          </table:table-cell>
          <table:table-cell table:style-name="ce18" table:formula="of:=MIN(Payment - [.D316];[.B316])" office:value-type="currency" office:currency="USD" office:value="6399.92" calcext:value-type="currency">
            <text:p>$6,399.92</text:p>
          </table:table-cell>
          <table:table-cell table:style-name="ce18" table:formula="of:=CEILING(100*[.B316]*InterestRateMonthly)/100" office:value-type="currency" office:currency="USD" office:value="1727.55" calcext:value-type="currency">
            <text:p>$1,727.55</text:p>
          </table:table-cell>
          <table:table-cell table:style-name="ce18" table:formula="of:=[.E315]+[.D316]" office:value-type="currency" office:currency="USD" office:value="1558565.96" calcext:value-type="currency">
            <text:p>$1,558,565.96</text:p>
          </table:table-cell>
          <table:table-cell table:number-columns-repeated="16379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8" table:formula="of:=[.B316]-[.C316]" office:value-type="currency" office:currency="USD" office:value="325287.91" calcext:value-type="currency">
            <text:p>$325,287.91</text:p>
          </table:table-cell>
          <table:table-cell table:style-name="ce18" table:formula="of:=MIN(Payment - [.D317];[.B317])" office:value-type="currency" office:currency="USD" office:value="6433.26" calcext:value-type="currency">
            <text:p>$6,433.26</text:p>
          </table:table-cell>
          <table:table-cell table:style-name="ce18" table:formula="of:=CEILING(100*[.B317]*InterestRateMonthly)/100" office:value-type="currency" office:currency="USD" office:value="1694.21" calcext:value-type="currency">
            <text:p>$1,694.21</text:p>
          </table:table-cell>
          <table:table-cell table:style-name="ce18" table:formula="of:=[.E316]+[.D317]" office:value-type="currency" office:currency="USD" office:value="1560260.17" calcext:value-type="currency">
            <text:p>$1,560,260.17</text:p>
          </table:table-cell>
          <table:table-cell table:number-columns-repeated="16379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8" table:formula="of:=[.B317]-[.C317]" office:value-type="currency" office:currency="USD" office:value="318854.65" calcext:value-type="currency">
            <text:p>$318,854.65</text:p>
          </table:table-cell>
          <table:table-cell table:style-name="ce18" table:formula="of:=MIN(Payment - [.D318];[.B318])" office:value-type="currency" office:currency="USD" office:value="6466.76" calcext:value-type="currency">
            <text:p>$6,466.76</text:p>
          </table:table-cell>
          <table:table-cell table:style-name="ce18" table:formula="of:=CEILING(100*[.B318]*InterestRateMonthly)/100" office:value-type="currency" office:currency="USD" office:value="1660.71" calcext:value-type="currency">
            <text:p>$1,660.71</text:p>
          </table:table-cell>
          <table:table-cell table:style-name="ce18" table:formula="of:=[.E317]+[.D318]" office:value-type="currency" office:currency="USD" office:value="1561920.88" calcext:value-type="currency">
            <text:p>$1,561,920.88</text:p>
          </table:table-cell>
          <table:table-cell table:number-columns-repeated="16379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8" table:formula="of:=[.B318]-[.C318]" office:value-type="currency" office:currency="USD" office:value="312387.89" calcext:value-type="currency">
            <text:p>$312,387.89</text:p>
          </table:table-cell>
          <table:table-cell table:style-name="ce18" table:formula="of:=MIN(Payment - [.D319];[.B319])" office:value-type="currency" office:currency="USD" office:value="6500.44" calcext:value-type="currency">
            <text:p>$6,500.44</text:p>
          </table:table-cell>
          <table:table-cell table:style-name="ce18" table:formula="of:=CEILING(100*[.B319]*InterestRateMonthly)/100" office:value-type="currency" office:currency="USD" office:value="1627.03" calcext:value-type="currency">
            <text:p>$1,627.03</text:p>
          </table:table-cell>
          <table:table-cell table:style-name="ce18" table:formula="of:=[.E318]+[.D319]" office:value-type="currency" office:currency="USD" office:value="1563547.91" calcext:value-type="currency">
            <text:p>$1,563,547.91</text:p>
          </table:table-cell>
          <table:table-cell table:number-columns-repeated="16379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8" table:formula="of:=[.B319]-[.C319]" office:value-type="currency" office:currency="USD" office:value="305887.45" calcext:value-type="currency">
            <text:p>$305,887.45</text:p>
          </table:table-cell>
          <table:table-cell table:style-name="ce18" table:formula="of:=MIN(Payment - [.D320];[.B320])" office:value-type="currency" office:currency="USD" office:value="6534.3" calcext:value-type="currency">
            <text:p>$6,534.30</text:p>
          </table:table-cell>
          <table:table-cell table:style-name="ce18" table:formula="of:=CEILING(100*[.B320]*InterestRateMonthly)/100" office:value-type="currency" office:currency="USD" office:value="1593.17" calcext:value-type="currency">
            <text:p>$1,593.17</text:p>
          </table:table-cell>
          <table:table-cell table:style-name="ce18" table:formula="of:=[.E319]+[.D320]" office:value-type="currency" office:currency="USD" office:value="1565141.08" calcext:value-type="currency">
            <text:p>$1,565,141.08</text:p>
          </table:table-cell>
          <table:table-cell table:number-columns-repeated="16379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18" table:formula="of:=[.B320]-[.C320]" office:value-type="currency" office:currency="USD" office:value="299353.15" calcext:value-type="currency">
            <text:p>$299,353.15</text:p>
          </table:table-cell>
          <table:table-cell table:style-name="ce18" table:formula="of:=MIN(Payment - [.D321];[.B321])" office:value-type="currency" office:currency="USD" office:value="6568.33" calcext:value-type="currency">
            <text:p>$6,568.33</text:p>
          </table:table-cell>
          <table:table-cell table:style-name="ce18" table:formula="of:=CEILING(100*[.B321]*InterestRateMonthly)/100" office:value-type="currency" office:currency="USD" office:value="1559.14" calcext:value-type="currency">
            <text:p>$1,559.14</text:p>
          </table:table-cell>
          <table:table-cell table:style-name="ce18" table:formula="of:=[.E320]+[.D321]" office:value-type="currency" office:currency="USD" office:value="1566700.22" calcext:value-type="currency">
            <text:p>$1,566,700.22</text:p>
          </table:table-cell>
          <table:table-cell table:number-columns-repeated="16379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8" table:formula="of:=[.B321]-[.C321]" office:value-type="currency" office:currency="USD" office:value="292784.82" calcext:value-type="currency">
            <text:p>$292,784.82</text:p>
          </table:table-cell>
          <table:table-cell table:style-name="ce18" table:formula="of:=MIN(Payment - [.D322];[.B322])" office:value-type="currency" office:currency="USD" office:value="6602.54" calcext:value-type="currency">
            <text:p>$6,602.54</text:p>
          </table:table-cell>
          <table:table-cell table:style-name="ce18" table:formula="of:=CEILING(100*[.B322]*InterestRateMonthly)/100" office:value-type="currency" office:currency="USD" office:value="1524.93" calcext:value-type="currency">
            <text:p>$1,524.93</text:p>
          </table:table-cell>
          <table:table-cell table:style-name="ce18" table:formula="of:=[.E321]+[.D322]" office:value-type="currency" office:currency="USD" office:value="1568225.15" calcext:value-type="currency">
            <text:p>$1,568,225.15</text:p>
          </table:table-cell>
          <table:table-cell table:number-columns-repeated="16379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8" table:formula="of:=[.B322]-[.C322]" office:value-type="currency" office:currency="USD" office:value="286182.28" calcext:value-type="currency">
            <text:p>$286,182.28</text:p>
          </table:table-cell>
          <table:table-cell table:style-name="ce18" table:formula="of:=MIN(Payment - [.D323];[.B323])" office:value-type="currency" office:currency="USD" office:value="6636.93" calcext:value-type="currency">
            <text:p>$6,636.93</text:p>
          </table:table-cell>
          <table:table-cell table:style-name="ce18" table:formula="of:=CEILING(100*[.B323]*InterestRateMonthly)/100" office:value-type="currency" office:currency="USD" office:value="1490.54" calcext:value-type="currency">
            <text:p>$1,490.54</text:p>
          </table:table-cell>
          <table:table-cell table:style-name="ce18" table:formula="of:=[.E322]+[.D323]" office:value-type="currency" office:currency="USD" office:value="1569715.69" calcext:value-type="currency">
            <text:p>$1,569,715.69</text:p>
          </table:table-cell>
          <table:table-cell table:number-columns-repeated="16379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8" table:formula="of:=[.B323]-[.C323]" office:value-type="currency" office:currency="USD" office:value="279545.35" calcext:value-type="currency">
            <text:p>$279,545.35</text:p>
          </table:table-cell>
          <table:table-cell table:style-name="ce18" table:formula="of:=MIN(Payment - [.D324];[.B324])" office:value-type="currency" office:currency="USD" office:value="6671.5" calcext:value-type="currency">
            <text:p>$6,671.50</text:p>
          </table:table-cell>
          <table:table-cell table:style-name="ce18" table:formula="of:=CEILING(100*[.B324]*InterestRateMonthly)/100" office:value-type="currency" office:currency="USD" office:value="1455.97" calcext:value-type="currency">
            <text:p>$1,455.97</text:p>
          </table:table-cell>
          <table:table-cell table:style-name="ce18" table:formula="of:=[.E323]+[.D324]" office:value-type="currency" office:currency="USD" office:value="1571171.66" calcext:value-type="currency">
            <text:p>$1,571,171.66</text:p>
          </table:table-cell>
          <table:table-cell table:number-columns-repeated="16379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8" table:formula="of:=[.B324]-[.C324]" office:value-type="currency" office:currency="USD" office:value="272873.85" calcext:value-type="currency">
            <text:p>$272,873.85</text:p>
          </table:table-cell>
          <table:table-cell table:style-name="ce18" table:formula="of:=MIN(Payment - [.D325];[.B325])" office:value-type="currency" office:currency="USD" office:value="6706.25" calcext:value-type="currency">
            <text:p>$6,706.25</text:p>
          </table:table-cell>
          <table:table-cell table:style-name="ce18" table:formula="of:=CEILING(100*[.B325]*InterestRateMonthly)/100" office:value-type="currency" office:currency="USD" office:value="1421.22" calcext:value-type="currency">
            <text:p>$1,421.22</text:p>
          </table:table-cell>
          <table:table-cell table:style-name="ce18" table:formula="of:=[.E324]+[.D325]" office:value-type="currency" office:currency="USD" office:value="1572592.88" calcext:value-type="currency">
            <text:p>$1,572,592.88</text:p>
          </table:table-cell>
          <table:table-cell table:number-columns-repeated="16379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8" table:formula="of:=[.B325]-[.C325]" office:value-type="currency" office:currency="USD" office:value="266167.6" calcext:value-type="currency">
            <text:p>$266,167.60</text:p>
          </table:table-cell>
          <table:table-cell table:style-name="ce18" table:formula="of:=MIN(Payment - [.D326];[.B326])" office:value-type="currency" office:currency="USD" office:value="6741.18" calcext:value-type="currency">
            <text:p>$6,741.18</text:p>
          </table:table-cell>
          <table:table-cell table:style-name="ce18" table:formula="of:=CEILING(100*[.B326]*InterestRateMonthly)/100" office:value-type="currency" office:currency="USD" office:value="1386.29" calcext:value-type="currency">
            <text:p>$1,386.29</text:p>
          </table:table-cell>
          <table:table-cell table:style-name="ce18" table:formula="of:=[.E325]+[.D326]" office:value-type="currency" office:currency="USD" office:value="1573979.17" calcext:value-type="currency">
            <text:p>$1,573,979.17</text:p>
          </table:table-cell>
          <table:table-cell table:number-columns-repeated="16379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8" table:formula="of:=[.B326]-[.C326]" office:value-type="currency" office:currency="USD" office:value="259426.42" calcext:value-type="currency">
            <text:p>$259,426.42</text:p>
          </table:table-cell>
          <table:table-cell table:style-name="ce18" table:formula="of:=MIN(Payment - [.D327];[.B327])" office:value-type="currency" office:currency="USD" office:value="6776.29" calcext:value-type="currency">
            <text:p>$6,776.29</text:p>
          </table:table-cell>
          <table:table-cell table:style-name="ce18" table:formula="of:=CEILING(100*[.B327]*InterestRateMonthly)/100" office:value-type="currency" office:currency="USD" office:value="1351.18" calcext:value-type="currency">
            <text:p>$1,351.18</text:p>
          </table:table-cell>
          <table:table-cell table:style-name="ce18" table:formula="of:=[.E326]+[.D327]" office:value-type="currency" office:currency="USD" office:value="1575330.35" calcext:value-type="currency">
            <text:p>$1,575,330.35</text:p>
          </table:table-cell>
          <table:table-cell table:number-columns-repeated="16379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8" table:formula="of:=[.B327]-[.C327]" office:value-type="currency" office:currency="USD" office:value="252650.13" calcext:value-type="currency">
            <text:p>$252,650.13</text:p>
          </table:table-cell>
          <table:table-cell table:style-name="ce18" table:formula="of:=MIN(Payment - [.D328];[.B328])" office:value-type="currency" office:currency="USD" office:value="6811.58" calcext:value-type="currency">
            <text:p>$6,811.58</text:p>
          </table:table-cell>
          <table:table-cell table:style-name="ce18" table:formula="of:=CEILING(100*[.B328]*InterestRateMonthly)/100" office:value-type="currency" office:currency="USD" office:value="1315.89" calcext:value-type="currency">
            <text:p>$1,315.89</text:p>
          </table:table-cell>
          <table:table-cell table:style-name="ce18" table:formula="of:=[.E327]+[.D328]" office:value-type="currency" office:currency="USD" office:value="1576646.24" calcext:value-type="currency">
            <text:p>$1,576,646.24</text:p>
          </table:table-cell>
          <table:table-cell table:number-columns-repeated="16379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8" table:formula="of:=[.B328]-[.C328]" office:value-type="currency" office:currency="USD" office:value="245838.55" calcext:value-type="currency">
            <text:p>$245,838.55</text:p>
          </table:table-cell>
          <table:table-cell table:style-name="ce18" table:formula="of:=MIN(Payment - [.D329];[.B329])" office:value-type="currency" office:currency="USD" office:value="6847.06" calcext:value-type="currency">
            <text:p>$6,847.06</text:p>
          </table:table-cell>
          <table:table-cell table:style-name="ce18" table:formula="of:=CEILING(100*[.B329]*InterestRateMonthly)/100" office:value-type="currency" office:currency="USD" office:value="1280.41" calcext:value-type="currency">
            <text:p>$1,280.41</text:p>
          </table:table-cell>
          <table:table-cell table:style-name="ce18" table:formula="of:=[.E328]+[.D329]" office:value-type="currency" office:currency="USD" office:value="1577926.65" calcext:value-type="currency">
            <text:p>$1,577,926.65</text:p>
          </table:table-cell>
          <table:table-cell table:number-columns-repeated="16379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8" table:formula="of:=[.B329]-[.C329]" office:value-type="currency" office:currency="USD" office:value="238991.49" calcext:value-type="currency">
            <text:p>$238,991.49</text:p>
          </table:table-cell>
          <table:table-cell table:style-name="ce18" table:formula="of:=MIN(Payment - [.D330];[.B330])" office:value-type="currency" office:currency="USD" office:value="6882.72" calcext:value-type="currency">
            <text:p>$6,882.72</text:p>
          </table:table-cell>
          <table:table-cell table:style-name="ce18" table:formula="of:=CEILING(100*[.B330]*InterestRateMonthly)/100" office:value-type="currency" office:currency="USD" office:value="1244.75" calcext:value-type="currency">
            <text:p>$1,244.75</text:p>
          </table:table-cell>
          <table:table-cell table:style-name="ce18" table:formula="of:=[.E329]+[.D330]" office:value-type="currency" office:currency="USD" office:value="1579171.4" calcext:value-type="currency">
            <text:p>$1,579,171.40</text:p>
          </table:table-cell>
          <table:table-cell table:number-columns-repeated="16379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8" table:formula="of:=[.B330]-[.C330]" office:value-type="currency" office:currency="USD" office:value="232108.77" calcext:value-type="currency">
            <text:p>$232,108.77</text:p>
          </table:table-cell>
          <table:table-cell table:style-name="ce18" table:formula="of:=MIN(Payment - [.D331];[.B331])" office:value-type="currency" office:currency="USD" office:value="6918.57" calcext:value-type="currency">
            <text:p>$6,918.57</text:p>
          </table:table-cell>
          <table:table-cell table:style-name="ce18" table:formula="of:=CEILING(100*[.B331]*InterestRateMonthly)/100" office:value-type="currency" office:currency="USD" office:value="1208.9" calcext:value-type="currency">
            <text:p>$1,208.90</text:p>
          </table:table-cell>
          <table:table-cell table:style-name="ce18" table:formula="of:=[.E330]+[.D331]" office:value-type="currency" office:currency="USD" office:value="1580380.3" calcext:value-type="currency">
            <text:p>$1,580,380.30</text:p>
          </table:table-cell>
          <table:table-cell table:number-columns-repeated="16379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18" table:formula="of:=[.B331]-[.C331]" office:value-type="currency" office:currency="USD" office:value="225190.2" calcext:value-type="currency">
            <text:p>$225,190.20</text:p>
          </table:table-cell>
          <table:table-cell table:style-name="ce18" table:formula="of:=MIN(Payment - [.D332];[.B332])" office:value-type="currency" office:currency="USD" office:value="6954.6" calcext:value-type="currency">
            <text:p>$6,954.60</text:p>
          </table:table-cell>
          <table:table-cell table:style-name="ce18" table:formula="of:=CEILING(100*[.B332]*InterestRateMonthly)/100" office:value-type="currency" office:currency="USD" office:value="1172.87" calcext:value-type="currency">
            <text:p>$1,172.87</text:p>
          </table:table-cell>
          <table:table-cell table:style-name="ce18" table:formula="of:=[.E331]+[.D332]" office:value-type="currency" office:currency="USD" office:value="1581553.17" calcext:value-type="currency">
            <text:p>$1,581,553.17</text:p>
          </table:table-cell>
          <table:table-cell table:number-columns-repeated="16379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8" table:formula="of:=[.B332]-[.C332]" office:value-type="currency" office:currency="USD" office:value="218235.6" calcext:value-type="currency">
            <text:p>$218,235.60</text:p>
          </table:table-cell>
          <table:table-cell table:style-name="ce18" table:formula="of:=MIN(Payment - [.D333];[.B333])" office:value-type="currency" office:currency="USD" office:value="6990.82" calcext:value-type="currency">
            <text:p>$6,990.82</text:p>
          </table:table-cell>
          <table:table-cell table:style-name="ce18" table:formula="of:=CEILING(100*[.B333]*InterestRateMonthly)/100" office:value-type="currency" office:currency="USD" office:value="1136.65" calcext:value-type="currency">
            <text:p>$1,136.65</text:p>
          </table:table-cell>
          <table:table-cell table:style-name="ce18" table:formula="of:=[.E332]+[.D333]" office:value-type="currency" office:currency="USD" office:value="1582689.82" calcext:value-type="currency">
            <text:p>$1,582,689.82</text:p>
          </table:table-cell>
          <table:table-cell table:number-columns-repeated="16379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8" table:formula="of:=[.B333]-[.C333]" office:value-type="currency" office:currency="USD" office:value="211244.78" calcext:value-type="currency">
            <text:p>$211,244.78</text:p>
          </table:table-cell>
          <table:table-cell table:style-name="ce18" table:formula="of:=MIN(Payment - [.D334];[.B334])" office:value-type="currency" office:currency="USD" office:value="7027.23" calcext:value-type="currency">
            <text:p>$7,027.23</text:p>
          </table:table-cell>
          <table:table-cell table:style-name="ce18" table:formula="of:=CEILING(100*[.B334]*InterestRateMonthly)/100" office:value-type="currency" office:currency="USD" office:value="1100.24" calcext:value-type="currency">
            <text:p>$1,100.24</text:p>
          </table:table-cell>
          <table:table-cell table:style-name="ce18" table:formula="of:=[.E333]+[.D334]" office:value-type="currency" office:currency="USD" office:value="1583790.06" calcext:value-type="currency">
            <text:p>$1,583,790.06</text:p>
          </table:table-cell>
          <table:table-cell table:number-columns-repeated="16379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8" table:formula="of:=[.B334]-[.C334]" office:value-type="currency" office:currency="USD" office:value="204217.55" calcext:value-type="currency">
            <text:p>$204,217.55</text:p>
          </table:table-cell>
          <table:table-cell table:style-name="ce18" table:formula="of:=MIN(Payment - [.D335];[.B335])" office:value-type="currency" office:currency="USD" office:value="7063.83" calcext:value-type="currency">
            <text:p>$7,063.83</text:p>
          </table:table-cell>
          <table:table-cell table:style-name="ce18" table:formula="of:=CEILING(100*[.B335]*InterestRateMonthly)/100" office:value-type="currency" office:currency="USD" office:value="1063.64" calcext:value-type="currency">
            <text:p>$1,063.64</text:p>
          </table:table-cell>
          <table:table-cell table:style-name="ce18" table:formula="of:=[.E334]+[.D335]" office:value-type="currency" office:currency="USD" office:value="1584853.7" calcext:value-type="currency">
            <text:p>$1,584,853.70</text:p>
          </table:table-cell>
          <table:table-cell table:number-columns-repeated="16379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8" table:formula="of:=[.B335]-[.C335]" office:value-type="currency" office:currency="USD" office:value="197153.72" calcext:value-type="currency">
            <text:p>$197,153.72</text:p>
          </table:table-cell>
          <table:table-cell table:style-name="ce18" table:formula="of:=MIN(Payment - [.D336];[.B336])" office:value-type="currency" office:currency="USD" office:value="7100.62" calcext:value-type="currency">
            <text:p>$7,100.62</text:p>
          </table:table-cell>
          <table:table-cell table:style-name="ce18" table:formula="of:=CEILING(100*[.B336]*InterestRateMonthly)/100" office:value-type="currency" office:currency="USD" office:value="1026.85" calcext:value-type="currency">
            <text:p>$1,026.85</text:p>
          </table:table-cell>
          <table:table-cell table:style-name="ce18" table:formula="of:=[.E335]+[.D336]" office:value-type="currency" office:currency="USD" office:value="1585880.55" calcext:value-type="currency">
            <text:p>$1,585,880.55</text:p>
          </table:table-cell>
          <table:table-cell table:number-columns-repeated="16379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8" table:formula="of:=[.B336]-[.C336]" office:value-type="currency" office:currency="USD" office:value="190053.1" calcext:value-type="currency">
            <text:p>$190,053.10</text:p>
          </table:table-cell>
          <table:table-cell table:style-name="ce18" table:formula="of:=MIN(Payment - [.D337];[.B337])" office:value-type="currency" office:currency="USD" office:value="7137.61" calcext:value-type="currency">
            <text:p>$7,137.61</text:p>
          </table:table-cell>
          <table:table-cell table:style-name="ce18" table:formula="of:=CEILING(100*[.B337]*InterestRateMonthly)/100" office:value-type="currency" office:currency="USD" office:value="989.86" calcext:value-type="currency">
            <text:p>$989.86</text:p>
          </table:table-cell>
          <table:table-cell table:style-name="ce18" table:formula="of:=[.E336]+[.D337]" office:value-type="currency" office:currency="USD" office:value="1586870.41" calcext:value-type="currency">
            <text:p>$1,586,870.41</text:p>
          </table:table-cell>
          <table:table-cell table:number-columns-repeated="16379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8" table:formula="of:=[.B337]-[.C337]" office:value-type="currency" office:currency="USD" office:value="182915.49" calcext:value-type="currency">
            <text:p>$182,915.49</text:p>
          </table:table-cell>
          <table:table-cell table:style-name="ce18" table:formula="of:=MIN(Payment - [.D338];[.B338])" office:value-type="currency" office:currency="USD" office:value="7174.78" calcext:value-type="currency">
            <text:p>$7,174.78</text:p>
          </table:table-cell>
          <table:table-cell table:style-name="ce18" table:formula="of:=CEILING(100*[.B338]*InterestRateMonthly)/100" office:value-type="currency" office:currency="USD" office:value="952.69" calcext:value-type="currency">
            <text:p>$952.69</text:p>
          </table:table-cell>
          <table:table-cell table:style-name="ce18" table:formula="of:=[.E337]+[.D338]" office:value-type="currency" office:currency="USD" office:value="1587823.1" calcext:value-type="currency">
            <text:p>$1,587,823.10</text:p>
          </table:table-cell>
          <table:table-cell table:number-columns-repeated="16379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8" table:formula="of:=[.B338]-[.C338]" office:value-type="currency" office:currency="USD" office:value="175740.71" calcext:value-type="currency">
            <text:p>$175,740.71</text:p>
          </table:table-cell>
          <table:table-cell table:style-name="ce18" table:formula="of:=MIN(Payment - [.D339];[.B339])" office:value-type="currency" office:currency="USD" office:value="7212.15" calcext:value-type="currency">
            <text:p>$7,212.15</text:p>
          </table:table-cell>
          <table:table-cell table:style-name="ce18" table:formula="of:=CEILING(100*[.B339]*InterestRateMonthly)/100" office:value-type="currency" office:currency="USD" office:value="915.32" calcext:value-type="currency">
            <text:p>$915.32</text:p>
          </table:table-cell>
          <table:table-cell table:style-name="ce18" table:formula="of:=[.E338]+[.D339]" office:value-type="currency" office:currency="USD" office:value="1588738.42" calcext:value-type="currency">
            <text:p>$1,588,738.42</text:p>
          </table:table-cell>
          <table:table-cell table:number-columns-repeated="16379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8" table:formula="of:=[.B339]-[.C339]" office:value-type="currency" office:currency="USD" office:value="168528.56" calcext:value-type="currency">
            <text:p>$168,528.56</text:p>
          </table:table-cell>
          <table:table-cell table:style-name="ce18" table:formula="of:=MIN(Payment - [.D340];[.B340])" office:value-type="currency" office:currency="USD" office:value="7249.71" calcext:value-type="currency">
            <text:p>$7,249.71</text:p>
          </table:table-cell>
          <table:table-cell table:style-name="ce18" table:formula="of:=CEILING(100*[.B340]*InterestRateMonthly)/100" office:value-type="currency" office:currency="USD" office:value="877.76" calcext:value-type="currency">
            <text:p>$877.76</text:p>
          </table:table-cell>
          <table:table-cell table:style-name="ce18" table:formula="of:=[.E339]+[.D340]" office:value-type="currency" office:currency="USD" office:value="1589616.18" calcext:value-type="currency">
            <text:p>$1,589,616.18</text:p>
          </table:table-cell>
          <table:table-cell table:number-columns-repeated="16379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18" table:formula="of:=[.B340]-[.C340]" office:value-type="currency" office:currency="USD" office:value="161278.85" calcext:value-type="currency">
            <text:p>$161,278.85</text:p>
          </table:table-cell>
          <table:table-cell table:style-name="ce18" table:formula="of:=MIN(Payment - [.D341];[.B341])" office:value-type="currency" office:currency="USD" office:value="7287.47" calcext:value-type="currency">
            <text:p>$7,287.47</text:p>
          </table:table-cell>
          <table:table-cell table:style-name="ce18" table:formula="of:=CEILING(100*[.B341]*InterestRateMonthly)/100" office:value-type="currency" office:currency="USD" office:value="840" calcext:value-type="currency">
            <text:p>$840.00</text:p>
          </table:table-cell>
          <table:table-cell table:style-name="ce18" table:formula="of:=[.E340]+[.D341]" office:value-type="currency" office:currency="USD" office:value="1590456.18" calcext:value-type="currency">
            <text:p>$1,590,456.18</text:p>
          </table:table-cell>
          <table:table-cell table:number-columns-repeated="16379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18" table:formula="of:=[.B341]-[.C341]" office:value-type="currency" office:currency="USD" office:value="153991.38" calcext:value-type="currency">
            <text:p>$153,991.38</text:p>
          </table:table-cell>
          <table:table-cell table:style-name="ce18" table:formula="of:=MIN(Payment - [.D342];[.B342])" office:value-type="currency" office:currency="USD" office:value="7325.43" calcext:value-type="currency">
            <text:p>$7,325.43</text:p>
          </table:table-cell>
          <table:table-cell table:style-name="ce18" table:formula="of:=CEILING(100*[.B342]*InterestRateMonthly)/100" office:value-type="currency" office:currency="USD" office:value="802.04" calcext:value-type="currency">
            <text:p>$802.04</text:p>
          </table:table-cell>
          <table:table-cell table:style-name="ce18" table:formula="of:=[.E341]+[.D342]" office:value-type="currency" office:currency="USD" office:value="1591258.22" calcext:value-type="currency">
            <text:p>$1,591,258.22</text:p>
          </table:table-cell>
          <table:table-cell table:number-columns-repeated="16379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18" table:formula="of:=[.B342]-[.C342]" office:value-type="currency" office:currency="USD" office:value="146665.95" calcext:value-type="currency">
            <text:p>$146,665.95</text:p>
          </table:table-cell>
          <table:table-cell table:style-name="ce18" table:formula="of:=MIN(Payment - [.D343];[.B343])" office:value-type="currency" office:currency="USD" office:value="7363.58" calcext:value-type="currency">
            <text:p>$7,363.58</text:p>
          </table:table-cell>
          <table:table-cell table:style-name="ce18" table:formula="of:=CEILING(100*[.B343]*InterestRateMonthly)/100" office:value-type="currency" office:currency="USD" office:value="763.89" calcext:value-type="currency">
            <text:p>$763.89</text:p>
          </table:table-cell>
          <table:table-cell table:style-name="ce18" table:formula="of:=[.E342]+[.D343]" office:value-type="currency" office:currency="USD" office:value="1592022.11" calcext:value-type="currency">
            <text:p>$1,592,022.11</text:p>
          </table:table-cell>
          <table:table-cell table:number-columns-repeated="16379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18" table:formula="of:=[.B343]-[.C343]" office:value-type="currency" office:currency="USD" office:value="139302.37" calcext:value-type="currency">
            <text:p>$139,302.37</text:p>
          </table:table-cell>
          <table:table-cell table:style-name="ce18" table:formula="of:=MIN(Payment - [.D344];[.B344])" office:value-type="currency" office:currency="USD" office:value="7401.93" calcext:value-type="currency">
            <text:p>$7,401.93</text:p>
          </table:table-cell>
          <table:table-cell table:style-name="ce18" table:formula="of:=CEILING(100*[.B344]*InterestRateMonthly)/100" office:value-type="currency" office:currency="USD" office:value="725.54" calcext:value-type="currency">
            <text:p>$725.54</text:p>
          </table:table-cell>
          <table:table-cell table:style-name="ce18" table:formula="of:=[.E343]+[.D344]" office:value-type="currency" office:currency="USD" office:value="1592747.65" calcext:value-type="currency">
            <text:p>$1,592,747.65</text:p>
          </table:table-cell>
          <table:table-cell table:number-columns-repeated="16379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18" table:formula="of:=[.B344]-[.C344]" office:value-type="currency" office:currency="USD" office:value="131900.44" calcext:value-type="currency">
            <text:p>$131,900.44</text:p>
          </table:table-cell>
          <table:table-cell table:style-name="ce18" table:formula="of:=MIN(Payment - [.D345];[.B345])" office:value-type="currency" office:currency="USD" office:value="7440.48" calcext:value-type="currency">
            <text:p>$7,440.48</text:p>
          </table:table-cell>
          <table:table-cell table:style-name="ce18" table:formula="of:=CEILING(100*[.B345]*InterestRateMonthly)/100" office:value-type="currency" office:currency="USD" office:value="686.99" calcext:value-type="currency">
            <text:p>$686.99</text:p>
          </table:table-cell>
          <table:table-cell table:style-name="ce18" table:formula="of:=[.E344]+[.D345]" office:value-type="currency" office:currency="USD" office:value="1593434.64" calcext:value-type="currency">
            <text:p>$1,593,434.64</text:p>
          </table:table-cell>
          <table:table-cell table:number-columns-repeated="16379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18" table:formula="of:=[.B345]-[.C345]" office:value-type="currency" office:currency="USD" office:value="124459.96" calcext:value-type="currency">
            <text:p>$124,459.96</text:p>
          </table:table-cell>
          <table:table-cell table:style-name="ce18" table:formula="of:=MIN(Payment - [.D346];[.B346])" office:value-type="currency" office:currency="USD" office:value="7479.24" calcext:value-type="currency">
            <text:p>$7,479.24</text:p>
          </table:table-cell>
          <table:table-cell table:style-name="ce18" table:formula="of:=CEILING(100*[.B346]*InterestRateMonthly)/100" office:value-type="currency" office:currency="USD" office:value="648.23" calcext:value-type="currency">
            <text:p>$648.23</text:p>
          </table:table-cell>
          <table:table-cell table:style-name="ce18" table:formula="of:=[.E345]+[.D346]" office:value-type="currency" office:currency="USD" office:value="1594082.87" calcext:value-type="currency">
            <text:p>$1,594,082.87</text:p>
          </table:table-cell>
          <table:table-cell table:number-columns-repeated="16379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18" table:formula="of:=[.B346]-[.C346]" office:value-type="currency" office:currency="USD" office:value="116980.72" calcext:value-type="currency">
            <text:p>$116,980.72</text:p>
          </table:table-cell>
          <table:table-cell table:style-name="ce18" table:formula="of:=MIN(Payment - [.D347];[.B347])" office:value-type="currency" office:currency="USD" office:value="7518.19" calcext:value-type="currency">
            <text:p>$7,518.19</text:p>
          </table:table-cell>
          <table:table-cell table:style-name="ce18" table:formula="of:=CEILING(100*[.B347]*InterestRateMonthly)/100" office:value-type="currency" office:currency="USD" office:value="609.28" calcext:value-type="currency">
            <text:p>$609.28</text:p>
          </table:table-cell>
          <table:table-cell table:style-name="ce18" table:formula="of:=[.E346]+[.D347]" office:value-type="currency" office:currency="USD" office:value="1594692.15" calcext:value-type="currency">
            <text:p>$1,594,692.15</text:p>
          </table:table-cell>
          <table:table-cell table:number-columns-repeated="16379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18" table:formula="of:=[.B347]-[.C347]" office:value-type="currency" office:currency="USD" office:value="109462.53" calcext:value-type="currency">
            <text:p>$109,462.53</text:p>
          </table:table-cell>
          <table:table-cell table:style-name="ce18" table:formula="of:=MIN(Payment - [.D348];[.B348])" office:value-type="currency" office:currency="USD" office:value="7557.35" calcext:value-type="currency">
            <text:p>$7,557.35</text:p>
          </table:table-cell>
          <table:table-cell table:style-name="ce18" table:formula="of:=CEILING(100*[.B348]*InterestRateMonthly)/100" office:value-type="currency" office:currency="USD" office:value="570.12" calcext:value-type="currency">
            <text:p>$570.12</text:p>
          </table:table-cell>
          <table:table-cell table:style-name="ce18" table:formula="of:=[.E347]+[.D348]" office:value-type="currency" office:currency="USD" office:value="1595262.27" calcext:value-type="currency">
            <text:p>$1,595,262.27</text:p>
          </table:table-cell>
          <table:table-cell table:number-columns-repeated="16379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18" table:formula="of:=[.B348]-[.C348]" office:value-type="currency" office:currency="USD" office:value="101905.18" calcext:value-type="currency">
            <text:p>$101,905.18</text:p>
          </table:table-cell>
          <table:table-cell table:style-name="ce18" table:formula="of:=MIN(Payment - [.D349];[.B349])" office:value-type="currency" office:currency="USD" office:value="7596.71" calcext:value-type="currency">
            <text:p>$7,596.71</text:p>
          </table:table-cell>
          <table:table-cell table:style-name="ce18" table:formula="of:=CEILING(100*[.B349]*InterestRateMonthly)/100" office:value-type="currency" office:currency="USD" office:value="530.76" calcext:value-type="currency">
            <text:p>$530.76</text:p>
          </table:table-cell>
          <table:table-cell table:style-name="ce18" table:formula="of:=[.E348]+[.D349]" office:value-type="currency" office:currency="USD" office:value="1595793.03" calcext:value-type="currency">
            <text:p>$1,595,793.03</text:p>
          </table:table-cell>
          <table:table-cell table:number-columns-repeated="16379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18" table:formula="of:=[.B349]-[.C349]" office:value-type="currency" office:currency="USD" office:value="94308.4700000004" calcext:value-type="currency">
            <text:p>$94,308.47</text:p>
          </table:table-cell>
          <table:table-cell table:style-name="ce18" table:formula="of:=MIN(Payment - [.D350];[.B350])" office:value-type="currency" office:currency="USD" office:value="7636.28" calcext:value-type="currency">
            <text:p>$7,636.28</text:p>
          </table:table-cell>
          <table:table-cell table:style-name="ce18" table:formula="of:=CEILING(100*[.B350]*InterestRateMonthly)/100" office:value-type="currency" office:currency="USD" office:value="491.19" calcext:value-type="currency">
            <text:p>$491.19</text:p>
          </table:table-cell>
          <table:table-cell table:style-name="ce18" table:formula="of:=[.E349]+[.D350]" office:value-type="currency" office:currency="USD" office:value="1596284.22" calcext:value-type="currency">
            <text:p>$1,596,284.22</text:p>
          </table:table-cell>
          <table:table-cell table:number-columns-repeated="16379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18" table:formula="of:=[.B350]-[.C350]" office:value-type="currency" office:currency="USD" office:value="86672.1900000004" calcext:value-type="currency">
            <text:p>$86,672.19</text:p>
          </table:table-cell>
          <table:table-cell table:style-name="ce18" table:formula="of:=MIN(Payment - [.D351];[.B351])" office:value-type="currency" office:currency="USD" office:value="7676.05" calcext:value-type="currency">
            <text:p>$7,676.05</text:p>
          </table:table-cell>
          <table:table-cell table:style-name="ce18" table:formula="of:=CEILING(100*[.B351]*InterestRateMonthly)/100" office:value-type="currency" office:currency="USD" office:value="451.42" calcext:value-type="currency">
            <text:p>$451.42</text:p>
          </table:table-cell>
          <table:table-cell table:style-name="ce18" table:formula="of:=[.E350]+[.D351]" office:value-type="currency" office:currency="USD" office:value="1596735.64" calcext:value-type="currency">
            <text:p>$1,596,735.64</text:p>
          </table:table-cell>
          <table:table-cell table:number-columns-repeated="16379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18" table:formula="of:=[.B351]-[.C351]" office:value-type="currency" office:currency="USD" office:value="78996.1400000004" calcext:value-type="currency">
            <text:p>$78,996.14</text:p>
          </table:table-cell>
          <table:table-cell table:style-name="ce18" table:formula="of:=MIN(Payment - [.D352];[.B352])" office:value-type="currency" office:currency="USD" office:value="7716.03" calcext:value-type="currency">
            <text:p>$7,716.03</text:p>
          </table:table-cell>
          <table:table-cell table:style-name="ce18" table:formula="of:=CEILING(100*[.B352]*InterestRateMonthly)/100" office:value-type="currency" office:currency="USD" office:value="411.44" calcext:value-type="currency">
            <text:p>$411.44</text:p>
          </table:table-cell>
          <table:table-cell table:style-name="ce18" table:formula="of:=[.E351]+[.D352]" office:value-type="currency" office:currency="USD" office:value="1597147.08" calcext:value-type="currency">
            <text:p>$1,597,147.08</text:p>
          </table:table-cell>
          <table:table-cell table:number-columns-repeated="16379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18" table:formula="of:=[.B352]-[.C352]" office:value-type="currency" office:currency="USD" office:value="71280.1100000004" calcext:value-type="currency">
            <text:p>$71,280.11</text:p>
          </table:table-cell>
          <table:table-cell table:style-name="ce18" table:formula="of:=MIN(Payment - [.D353];[.B353])" office:value-type="currency" office:currency="USD" office:value="7756.21" calcext:value-type="currency">
            <text:p>$7,756.21</text:p>
          </table:table-cell>
          <table:table-cell table:style-name="ce18" table:formula="of:=CEILING(100*[.B353]*InterestRateMonthly)/100" office:value-type="currency" office:currency="USD" office:value="371.26" calcext:value-type="currency">
            <text:p>$371.26</text:p>
          </table:table-cell>
          <table:table-cell table:style-name="ce18" table:formula="of:=[.E352]+[.D353]" office:value-type="currency" office:currency="USD" office:value="1597518.34" calcext:value-type="currency">
            <text:p>$1,597,518.34</text:p>
          </table:table-cell>
          <table:table-cell table:number-columns-repeated="16379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18" table:formula="of:=[.B353]-[.C353]" office:value-type="currency" office:currency="USD" office:value="63523.9000000004" calcext:value-type="currency">
            <text:p>$63,523.90</text:p>
          </table:table-cell>
          <table:table-cell table:style-name="ce18" table:formula="of:=MIN(Payment - [.D354];[.B354])" office:value-type="currency" office:currency="USD" office:value="7796.61" calcext:value-type="currency">
            <text:p>$7,796.61</text:p>
          </table:table-cell>
          <table:table-cell table:style-name="ce18" table:formula="of:=CEILING(100*[.B354]*InterestRateMonthly)/100" office:value-type="currency" office:currency="USD" office:value="330.86" calcext:value-type="currency">
            <text:p>$330.86</text:p>
          </table:table-cell>
          <table:table-cell table:style-name="ce18" table:formula="of:=[.E353]+[.D354]" office:value-type="currency" office:currency="USD" office:value="1597849.2" calcext:value-type="currency">
            <text:p>$1,597,849.20</text:p>
          </table:table-cell>
          <table:table-cell table:number-columns-repeated="16379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18" table:formula="of:=[.B354]-[.C354]" office:value-type="currency" office:currency="USD" office:value="55727.2900000004" calcext:value-type="currency">
            <text:p>$55,727.29</text:p>
          </table:table-cell>
          <table:table-cell table:style-name="ce18" table:formula="of:=MIN(Payment - [.D355];[.B355])" office:value-type="currency" office:currency="USD" office:value="7837.22" calcext:value-type="currency">
            <text:p>$7,837.22</text:p>
          </table:table-cell>
          <table:table-cell table:style-name="ce18" table:formula="of:=CEILING(100*[.B355]*InterestRateMonthly)/100" office:value-type="currency" office:currency="USD" office:value="290.25" calcext:value-type="currency">
            <text:p>$290.25</text:p>
          </table:table-cell>
          <table:table-cell table:style-name="ce18" table:formula="of:=[.E354]+[.D355]" office:value-type="currency" office:currency="USD" office:value="1598139.45" calcext:value-type="currency">
            <text:p>$1,598,139.45</text:p>
          </table:table-cell>
          <table:table-cell table:number-columns-repeated="16379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18" table:formula="of:=[.B355]-[.C355]" office:value-type="currency" office:currency="USD" office:value="47890.0700000004" calcext:value-type="currency">
            <text:p>$47,890.07</text:p>
          </table:table-cell>
          <table:table-cell table:style-name="ce18" table:formula="of:=MIN(Payment - [.D356];[.B356])" office:value-type="currency" office:currency="USD" office:value="7878.04" calcext:value-type="currency">
            <text:p>$7,878.04</text:p>
          </table:table-cell>
          <table:table-cell table:style-name="ce18" table:formula="of:=CEILING(100*[.B356]*InterestRateMonthly)/100" office:value-type="currency" office:currency="USD" office:value="249.43" calcext:value-type="currency">
            <text:p>$249.43</text:p>
          </table:table-cell>
          <table:table-cell table:style-name="ce18" table:formula="of:=[.E355]+[.D356]" office:value-type="currency" office:currency="USD" office:value="1598388.88" calcext:value-type="currency">
            <text:p>$1,598,388.88</text:p>
          </table:table-cell>
          <table:table-cell table:number-columns-repeated="16379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18" table:formula="of:=[.B356]-[.C356]" office:value-type="currency" office:currency="USD" office:value="40012.0300000004" calcext:value-type="currency">
            <text:p>$40,012.03</text:p>
          </table:table-cell>
          <table:table-cell table:style-name="ce18" table:formula="of:=MIN(Payment - [.D357];[.B357])" office:value-type="currency" office:currency="USD" office:value="7919.07" calcext:value-type="currency">
            <text:p>$7,919.07</text:p>
          </table:table-cell>
          <table:table-cell table:style-name="ce18" table:formula="of:=CEILING(100*[.B357]*InterestRateMonthly)/100" office:value-type="currency" office:currency="USD" office:value="208.4" calcext:value-type="currency">
            <text:p>$208.40</text:p>
          </table:table-cell>
          <table:table-cell table:style-name="ce18" table:formula="of:=[.E356]+[.D357]" office:value-type="currency" office:currency="USD" office:value="1598597.28" calcext:value-type="currency">
            <text:p>$1,598,597.28</text:p>
          </table:table-cell>
          <table:table-cell table:number-columns-repeated="16379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18" table:formula="of:=[.B357]-[.C357]" office:value-type="currency" office:currency="USD" office:value="32092.9600000004" calcext:value-type="currency">
            <text:p>$32,092.96</text:p>
          </table:table-cell>
          <table:table-cell table:style-name="ce18" table:formula="of:=MIN(Payment - [.D358];[.B358])" office:value-type="currency" office:currency="USD" office:value="7960.31" calcext:value-type="currency">
            <text:p>$7,960.31</text:p>
          </table:table-cell>
          <table:table-cell table:style-name="ce18" table:formula="of:=CEILING(100*[.B358]*InterestRateMonthly)/100" office:value-type="currency" office:currency="USD" office:value="167.16" calcext:value-type="currency">
            <text:p>$167.16</text:p>
          </table:table-cell>
          <table:table-cell table:style-name="ce18" table:formula="of:=[.E357]+[.D358]" office:value-type="currency" office:currency="USD" office:value="1598764.44" calcext:value-type="currency">
            <text:p>$1,598,764.44</text:p>
          </table:table-cell>
          <table:table-cell table:number-columns-repeated="16379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18" table:formula="of:=[.B358]-[.C358]" office:value-type="currency" office:currency="USD" office:value="24132.6500000004" calcext:value-type="currency">
            <text:p>$24,132.65</text:p>
          </table:table-cell>
          <table:table-cell table:style-name="ce18" table:formula="of:=MIN(Payment - [.D359];[.B359])" office:value-type="currency" office:currency="USD" office:value="8001.77" calcext:value-type="currency">
            <text:p>$8,001.77</text:p>
          </table:table-cell>
          <table:table-cell table:style-name="ce18" table:formula="of:=CEILING(100*[.B359]*InterestRateMonthly)/100" office:value-type="currency" office:currency="USD" office:value="125.7" calcext:value-type="currency">
            <text:p>$125.70</text:p>
          </table:table-cell>
          <table:table-cell table:style-name="ce18" table:formula="of:=[.E358]+[.D359]" office:value-type="currency" office:currency="USD" office:value="1598890.14" calcext:value-type="currency">
            <text:p>$1,598,890.14</text:p>
          </table:table-cell>
          <table:table-cell table:number-columns-repeated="16379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18" table:formula="of:=[.B359]-[.C359]" office:value-type="currency" office:currency="USD" office:value="16130.8800000004" calcext:value-type="currency">
            <text:p>$16,130.88</text:p>
          </table:table-cell>
          <table:table-cell table:style-name="ce18" table:formula="of:=MIN(Payment - [.D360];[.B360])" office:value-type="currency" office:currency="USD" office:value="8043.45" calcext:value-type="currency">
            <text:p>$8,043.45</text:p>
          </table:table-cell>
          <table:table-cell table:style-name="ce18" table:formula="of:=CEILING(100*[.B360]*InterestRateMonthly)/100" office:value-type="currency" office:currency="USD" office:value="84.02" calcext:value-type="currency">
            <text:p>$84.02</text:p>
          </table:table-cell>
          <table:table-cell table:style-name="ce18" table:formula="of:=[.E359]+[.D360]" office:value-type="currency" office:currency="USD" office:value="1598974.16" calcext:value-type="currency">
            <text:p>$1,598,974.16</text:p>
          </table:table-cell>
          <table:table-cell table:number-columns-repeated="16379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18" table:formula="of:=[.B360]-[.C360]" office:value-type="currency" office:currency="USD" office:value="8087.43000000036" calcext:value-type="currency">
            <text:p>$8,087.43</text:p>
          </table:table-cell>
          <table:table-cell table:style-name="ce18" table:formula="of:=MIN(Payment - [.D361];[.B361])" office:value-type="currency" office:currency="USD" office:value="8085.34" calcext:value-type="currency">
            <text:p>$8,085.34</text:p>
          </table:table-cell>
          <table:table-cell table:style-name="ce18" table:formula="of:=CEILING(100*[.B361]*InterestRateMonthly)/100" office:value-type="currency" office:currency="USD" office:value="42.13" calcext:value-type="currency">
            <text:p>$42.13</text:p>
          </table:table-cell>
          <table:table-cell table:style-name="ce18" table:formula="of:=[.E360]+[.D361]" office:value-type="currency" office:currency="USD" office:value="1599016.29" calcext:value-type="currency">
            <text:p>$1,599,016.29</text:p>
          </table:table-cell>
          <table:table-cell table:number-columns-repeated="16379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18" table:formula="of:=[.B361]-[.C361]" office:value-type="currency" office:currency="USD" office:value="2.09000000036122" calcext:value-type="currency">
            <text:p>$2.09</text:p>
          </table:table-cell>
          <table:table-cell table:style-name="ce18" table:formula="of:=MIN(Payment - [.D362];[.B362])" office:value-type="currency" office:currency="USD" office:value="2.09000000036122" calcext:value-type="currency">
            <text:p>$2.09</text:p>
          </table:table-cell>
          <table:table-cell table:style-name="ce18" table:formula="of:=CEILING(100*[.B362]*InterestRateMonthly)/100" office:value-type="currency" office:currency="USD" office:value="0.02" calcext:value-type="currency">
            <text:p>$0.02</text:p>
          </table:table-cell>
          <table:table-cell table:style-name="ce18" table:formula="of:=[.E361]+[.D36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18" table:formula="of:=[.B362]-[.C362]" office:value-type="currency" office:currency="USD" office:value="0" calcext:value-type="currency">
            <text:p>$0.00</text:p>
          </table:table-cell>
          <table:table-cell table:style-name="ce18" table:formula="of:=MIN(Payment - [.D363];[.B363])" office:value-type="currency" office:currency="USD" office:value="0" calcext:value-type="currency">
            <text:p>$0.00</text:p>
          </table:table-cell>
          <table:table-cell table:style-name="ce18" table:formula="of:=CEILING(100*[.B363]*InterestRateMonthly)/100" office:value-type="currency" office:currency="USD" office:value="0" calcext:value-type="currency">
            <text:p>$0.00</text:p>
          </table:table-cell>
          <table:table-cell table:style-name="ce18" table:formula="of:=[.E362]+[.D36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18" table:formula="of:=[.B363]-[.C363]" office:value-type="currency" office:currency="USD" office:value="0" calcext:value-type="currency">
            <text:p>$0.00</text:p>
          </table:table-cell>
          <table:table-cell table:style-name="ce18" table:formula="of:=MIN(Payment - [.D364];[.B364])" office:value-type="currency" office:currency="USD" office:value="0" calcext:value-type="currency">
            <text:p>$0.00</text:p>
          </table:table-cell>
          <table:table-cell table:style-name="ce18" table:formula="of:=CEILING(100*[.B364]*InterestRateMonthly)/100" office:value-type="currency" office:currency="USD" office:value="0" calcext:value-type="currency">
            <text:p>$0.00</text:p>
          </table:table-cell>
          <table:table-cell table:style-name="ce18" table:formula="of:=[.E363]+[.D36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18" table:formula="of:=[.B364]-[.C364]" office:value-type="currency" office:currency="USD" office:value="0" calcext:value-type="currency">
            <text:p>$0.00</text:p>
          </table:table-cell>
          <table:table-cell table:style-name="ce18" table:formula="of:=MIN(Payment - [.D365];[.B365])" office:value-type="currency" office:currency="USD" office:value="0" calcext:value-type="currency">
            <text:p>$0.00</text:p>
          </table:table-cell>
          <table:table-cell table:style-name="ce18" table:formula="of:=CEILING(100*[.B365]*InterestRateMonthly)/100" office:value-type="currency" office:currency="USD" office:value="0" calcext:value-type="currency">
            <text:p>$0.00</text:p>
          </table:table-cell>
          <table:table-cell table:style-name="ce18" table:formula="of:=[.E364]+[.D36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18" table:formula="of:=[.B365]-[.C365]" office:value-type="currency" office:currency="USD" office:value="0" calcext:value-type="currency">
            <text:p>$0.00</text:p>
          </table:table-cell>
          <table:table-cell table:style-name="ce18" table:formula="of:=MIN(Payment - [.D366];[.B366])" office:value-type="currency" office:currency="USD" office:value="0" calcext:value-type="currency">
            <text:p>$0.00</text:p>
          </table:table-cell>
          <table:table-cell table:style-name="ce18" table:formula="of:=CEILING(100*[.B366]*InterestRateMonthly)/100" office:value-type="currency" office:currency="USD" office:value="0" calcext:value-type="currency">
            <text:p>$0.00</text:p>
          </table:table-cell>
          <table:table-cell table:style-name="ce18" table:formula="of:=[.E365]+[.D36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18" table:formula="of:=[.B366]-[.C366]" office:value-type="currency" office:currency="USD" office:value="0" calcext:value-type="currency">
            <text:p>$0.00</text:p>
          </table:table-cell>
          <table:table-cell table:style-name="ce18" table:formula="of:=MIN(Payment - [.D367];[.B367])" office:value-type="currency" office:currency="USD" office:value="0" calcext:value-type="currency">
            <text:p>$0.00</text:p>
          </table:table-cell>
          <table:table-cell table:style-name="ce18" table:formula="of:=CEILING(100*[.B367]*InterestRateMonthly)/100" office:value-type="currency" office:currency="USD" office:value="0" calcext:value-type="currency">
            <text:p>$0.00</text:p>
          </table:table-cell>
          <table:table-cell table:style-name="ce18" table:formula="of:=[.E366]+[.D36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18" table:formula="of:=[.B367]-[.C367]" office:value-type="currency" office:currency="USD" office:value="0" calcext:value-type="currency">
            <text:p>$0.00</text:p>
          </table:table-cell>
          <table:table-cell table:style-name="ce18" table:formula="of:=MIN(Payment - [.D368];[.B368])" office:value-type="currency" office:currency="USD" office:value="0" calcext:value-type="currency">
            <text:p>$0.00</text:p>
          </table:table-cell>
          <table:table-cell table:style-name="ce18" table:formula="of:=CEILING(100*[.B368]*InterestRateMonthly)/100" office:value-type="currency" office:currency="USD" office:value="0" calcext:value-type="currency">
            <text:p>$0.00</text:p>
          </table:table-cell>
          <table:table-cell table:style-name="ce18" table:formula="of:=[.E367]+[.D36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18" table:formula="of:=[.B368]-[.C368]" office:value-type="currency" office:currency="USD" office:value="0" calcext:value-type="currency">
            <text:p>$0.00</text:p>
          </table:table-cell>
          <table:table-cell table:style-name="ce18" table:formula="of:=MIN(Payment - [.D369];[.B369])" office:value-type="currency" office:currency="USD" office:value="0" calcext:value-type="currency">
            <text:p>$0.00</text:p>
          </table:table-cell>
          <table:table-cell table:style-name="ce18" table:formula="of:=CEILING(100*[.B369]*InterestRateMonthly)/100" office:value-type="currency" office:currency="USD" office:value="0" calcext:value-type="currency">
            <text:p>$0.00</text:p>
          </table:table-cell>
          <table:table-cell table:style-name="ce18" table:formula="of:=[.E368]+[.D36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18" table:formula="of:=[.B369]-[.C369]" office:value-type="currency" office:currency="USD" office:value="0" calcext:value-type="currency">
            <text:p>$0.00</text:p>
          </table:table-cell>
          <table:table-cell table:style-name="ce18" table:formula="of:=MIN(Payment - [.D370];[.B370])" office:value-type="currency" office:currency="USD" office:value="0" calcext:value-type="currency">
            <text:p>$0.00</text:p>
          </table:table-cell>
          <table:table-cell table:style-name="ce18" table:formula="of:=CEILING(100*[.B370]*InterestRateMonthly)/100" office:value-type="currency" office:currency="USD" office:value="0" calcext:value-type="currency">
            <text:p>$0.00</text:p>
          </table:table-cell>
          <table:table-cell table:style-name="ce18" table:formula="of:=[.E369]+[.D37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18" table:formula="of:=[.B370]-[.C370]" office:value-type="currency" office:currency="USD" office:value="0" calcext:value-type="currency">
            <text:p>$0.00</text:p>
          </table:table-cell>
          <table:table-cell table:style-name="ce18" table:formula="of:=MIN(Payment - [.D371];[.B371])" office:value-type="currency" office:currency="USD" office:value="0" calcext:value-type="currency">
            <text:p>$0.00</text:p>
          </table:table-cell>
          <table:table-cell table:style-name="ce18" table:formula="of:=CEILING(100*[.B371]*InterestRateMonthly)/100" office:value-type="currency" office:currency="USD" office:value="0" calcext:value-type="currency">
            <text:p>$0.00</text:p>
          </table:table-cell>
          <table:table-cell table:style-name="ce18" table:formula="of:=[.E370]+[.D37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18" table:formula="of:=[.B371]-[.C371]" office:value-type="currency" office:currency="USD" office:value="0" calcext:value-type="currency">
            <text:p>$0.00</text:p>
          </table:table-cell>
          <table:table-cell table:style-name="ce18" table:formula="of:=MIN(Payment - [.D372];[.B372])" office:value-type="currency" office:currency="USD" office:value="0" calcext:value-type="currency">
            <text:p>$0.00</text:p>
          </table:table-cell>
          <table:table-cell table:style-name="ce18" table:formula="of:=CEILING(100*[.B372]*InterestRateMonthly)/100" office:value-type="currency" office:currency="USD" office:value="0" calcext:value-type="currency">
            <text:p>$0.00</text:p>
          </table:table-cell>
          <table:table-cell table:style-name="ce18" table:formula="of:=[.E371]+[.D37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18" table:formula="of:=[.B372]-[.C372]" office:value-type="currency" office:currency="USD" office:value="0" calcext:value-type="currency">
            <text:p>$0.00</text:p>
          </table:table-cell>
          <table:table-cell table:style-name="ce18" table:formula="of:=MIN(Payment - [.D373];[.B373])" office:value-type="currency" office:currency="USD" office:value="0" calcext:value-type="currency">
            <text:p>$0.00</text:p>
          </table:table-cell>
          <table:table-cell table:style-name="ce18" table:formula="of:=CEILING(100*[.B373]*InterestRateMonthly)/100" office:value-type="currency" office:currency="USD" office:value="0" calcext:value-type="currency">
            <text:p>$0.00</text:p>
          </table:table-cell>
          <table:table-cell table:style-name="ce18" table:formula="of:=[.E372]+[.D37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18" table:formula="of:=[.B373]-[.C373]" office:value-type="currency" office:currency="USD" office:value="0" calcext:value-type="currency">
            <text:p>$0.00</text:p>
          </table:table-cell>
          <table:table-cell table:style-name="ce18" table:formula="of:=MIN(Payment - [.D374];[.B374])" office:value-type="currency" office:currency="USD" office:value="0" calcext:value-type="currency">
            <text:p>$0.00</text:p>
          </table:table-cell>
          <table:table-cell table:style-name="ce18" table:formula="of:=CEILING(100*[.B374]*InterestRateMonthly)/100" office:value-type="currency" office:currency="USD" office:value="0" calcext:value-type="currency">
            <text:p>$0.00</text:p>
          </table:table-cell>
          <table:table-cell table:style-name="ce18" table:formula="of:=[.E373]+[.D37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18" table:formula="of:=[.B374]-[.C374]" office:value-type="currency" office:currency="USD" office:value="0" calcext:value-type="currency">
            <text:p>$0.00</text:p>
          </table:table-cell>
          <table:table-cell table:style-name="ce18" table:formula="of:=MIN(Payment - [.D375];[.B375])" office:value-type="currency" office:currency="USD" office:value="0" calcext:value-type="currency">
            <text:p>$0.00</text:p>
          </table:table-cell>
          <table:table-cell table:style-name="ce18" table:formula="of:=CEILING(100*[.B375]*InterestRateMonthly)/100" office:value-type="currency" office:currency="USD" office:value="0" calcext:value-type="currency">
            <text:p>$0.00</text:p>
          </table:table-cell>
          <table:table-cell table:style-name="ce18" table:formula="of:=[.E374]+[.D37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18" table:formula="of:=[.B375]-[.C375]" office:value-type="currency" office:currency="USD" office:value="0" calcext:value-type="currency">
            <text:p>$0.00</text:p>
          </table:table-cell>
          <table:table-cell table:style-name="ce18" table:formula="of:=MIN(Payment - [.D376];[.B376])" office:value-type="currency" office:currency="USD" office:value="0" calcext:value-type="currency">
            <text:p>$0.00</text:p>
          </table:table-cell>
          <table:table-cell table:style-name="ce18" table:formula="of:=CEILING(100*[.B376]*InterestRateMonthly)/100" office:value-type="currency" office:currency="USD" office:value="0" calcext:value-type="currency">
            <text:p>$0.00</text:p>
          </table:table-cell>
          <table:table-cell table:style-name="ce18" table:formula="of:=[.E375]+[.D37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18" table:formula="of:=[.B376]-[.C376]" office:value-type="currency" office:currency="USD" office:value="0" calcext:value-type="currency">
            <text:p>$0.00</text:p>
          </table:table-cell>
          <table:table-cell table:style-name="ce18" table:formula="of:=MIN(Payment - [.D377];[.B377])" office:value-type="currency" office:currency="USD" office:value="0" calcext:value-type="currency">
            <text:p>$0.00</text:p>
          </table:table-cell>
          <table:table-cell table:style-name="ce18" table:formula="of:=CEILING(100*[.B377]*InterestRateMonthly)/100" office:value-type="currency" office:currency="USD" office:value="0" calcext:value-type="currency">
            <text:p>$0.00</text:p>
          </table:table-cell>
          <table:table-cell table:style-name="ce18" table:formula="of:=[.E376]+[.D37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18" table:formula="of:=[.B377]-[.C377]" office:value-type="currency" office:currency="USD" office:value="0" calcext:value-type="currency">
            <text:p>$0.00</text:p>
          </table:table-cell>
          <table:table-cell table:style-name="ce18" table:formula="of:=MIN(Payment - [.D378];[.B378])" office:value-type="currency" office:currency="USD" office:value="0" calcext:value-type="currency">
            <text:p>$0.00</text:p>
          </table:table-cell>
          <table:table-cell table:style-name="ce18" table:formula="of:=CEILING(100*[.B378]*InterestRateMonthly)/100" office:value-type="currency" office:currency="USD" office:value="0" calcext:value-type="currency">
            <text:p>$0.00</text:p>
          </table:table-cell>
          <table:table-cell table:style-name="ce18" table:formula="of:=[.E377]+[.D37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18" table:formula="of:=[.B378]-[.C378]" office:value-type="currency" office:currency="USD" office:value="0" calcext:value-type="currency">
            <text:p>$0.00</text:p>
          </table:table-cell>
          <table:table-cell table:style-name="ce18" table:formula="of:=MIN(Payment - [.D379];[.B379])" office:value-type="currency" office:currency="USD" office:value="0" calcext:value-type="currency">
            <text:p>$0.00</text:p>
          </table:table-cell>
          <table:table-cell table:style-name="ce18" table:formula="of:=CEILING(100*[.B379]*InterestRateMonthly)/100" office:value-type="currency" office:currency="USD" office:value="0" calcext:value-type="currency">
            <text:p>$0.00</text:p>
          </table:table-cell>
          <table:table-cell table:style-name="ce18" table:formula="of:=[.E378]+[.D37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18" table:formula="of:=[.B379]-[.C379]" office:value-type="currency" office:currency="USD" office:value="0" calcext:value-type="currency">
            <text:p>$0.00</text:p>
          </table:table-cell>
          <table:table-cell table:style-name="ce18" table:formula="of:=MIN(Payment - [.D380];[.B380])" office:value-type="currency" office:currency="USD" office:value="0" calcext:value-type="currency">
            <text:p>$0.00</text:p>
          </table:table-cell>
          <table:table-cell table:style-name="ce18" table:formula="of:=CEILING(100*[.B380]*InterestRateMonthly)/100" office:value-type="currency" office:currency="USD" office:value="0" calcext:value-type="currency">
            <text:p>$0.00</text:p>
          </table:table-cell>
          <table:table-cell table:style-name="ce18" table:formula="of:=[.E379]+[.D38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18" table:formula="of:=[.B380]-[.C380]" office:value-type="currency" office:currency="USD" office:value="0" calcext:value-type="currency">
            <text:p>$0.00</text:p>
          </table:table-cell>
          <table:table-cell table:style-name="ce18" table:formula="of:=MIN(Payment - [.D381];[.B381])" office:value-type="currency" office:currency="USD" office:value="0" calcext:value-type="currency">
            <text:p>$0.00</text:p>
          </table:table-cell>
          <table:table-cell table:style-name="ce18" table:formula="of:=CEILING(100*[.B381]*InterestRateMonthly)/100" office:value-type="currency" office:currency="USD" office:value="0" calcext:value-type="currency">
            <text:p>$0.00</text:p>
          </table:table-cell>
          <table:table-cell table:style-name="ce18" table:formula="of:=[.E380]+[.D38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18" table:formula="of:=[.B381]-[.C381]" office:value-type="currency" office:currency="USD" office:value="0" calcext:value-type="currency">
            <text:p>$0.00</text:p>
          </table:table-cell>
          <table:table-cell table:style-name="ce18" table:formula="of:=MIN(Payment - [.D382];[.B382])" office:value-type="currency" office:currency="USD" office:value="0" calcext:value-type="currency">
            <text:p>$0.00</text:p>
          </table:table-cell>
          <table:table-cell table:style-name="ce18" table:formula="of:=CEILING(100*[.B382]*InterestRateMonthly)/100" office:value-type="currency" office:currency="USD" office:value="0" calcext:value-type="currency">
            <text:p>$0.00</text:p>
          </table:table-cell>
          <table:table-cell table:style-name="ce18" table:formula="of:=[.E381]+[.D38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18" table:formula="of:=[.B382]-[.C382]" office:value-type="currency" office:currency="USD" office:value="0" calcext:value-type="currency">
            <text:p>$0.00</text:p>
          </table:table-cell>
          <table:table-cell table:style-name="ce18" table:formula="of:=MIN(Payment - [.D383];[.B383])" office:value-type="currency" office:currency="USD" office:value="0" calcext:value-type="currency">
            <text:p>$0.00</text:p>
          </table:table-cell>
          <table:table-cell table:style-name="ce18" table:formula="of:=CEILING(100*[.B383]*InterestRateMonthly)/100" office:value-type="currency" office:currency="USD" office:value="0" calcext:value-type="currency">
            <text:p>$0.00</text:p>
          </table:table-cell>
          <table:table-cell table:style-name="ce18" table:formula="of:=[.E382]+[.D38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18" table:formula="of:=[.B383]-[.C383]" office:value-type="currency" office:currency="USD" office:value="0" calcext:value-type="currency">
            <text:p>$0.00</text:p>
          </table:table-cell>
          <table:table-cell table:style-name="ce18" table:formula="of:=MIN(Payment - [.D384];[.B384])" office:value-type="currency" office:currency="USD" office:value="0" calcext:value-type="currency">
            <text:p>$0.00</text:p>
          </table:table-cell>
          <table:table-cell table:style-name="ce18" table:formula="of:=CEILING(100*[.B384]*InterestRateMonthly)/100" office:value-type="currency" office:currency="USD" office:value="0" calcext:value-type="currency">
            <text:p>$0.00</text:p>
          </table:table-cell>
          <table:table-cell table:style-name="ce18" table:formula="of:=[.E383]+[.D38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18" table:formula="of:=[.B384]-[.C384]" office:value-type="currency" office:currency="USD" office:value="0" calcext:value-type="currency">
            <text:p>$0.00</text:p>
          </table:table-cell>
          <table:table-cell table:style-name="ce18" table:formula="of:=MIN(Payment - [.D385];[.B385])" office:value-type="currency" office:currency="USD" office:value="0" calcext:value-type="currency">
            <text:p>$0.00</text:p>
          </table:table-cell>
          <table:table-cell table:style-name="ce18" table:formula="of:=CEILING(100*[.B385]*InterestRateMonthly)/100" office:value-type="currency" office:currency="USD" office:value="0" calcext:value-type="currency">
            <text:p>$0.00</text:p>
          </table:table-cell>
          <table:table-cell table:style-name="ce18" table:formula="of:=[.E384]+[.D38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18" table:formula="of:=[.B385]-[.C385]" office:value-type="currency" office:currency="USD" office:value="0" calcext:value-type="currency">
            <text:p>$0.00</text:p>
          </table:table-cell>
          <table:table-cell table:style-name="ce18" table:formula="of:=MIN(Payment - [.D386];[.B386])" office:value-type="currency" office:currency="USD" office:value="0" calcext:value-type="currency">
            <text:p>$0.00</text:p>
          </table:table-cell>
          <table:table-cell table:style-name="ce18" table:formula="of:=CEILING(100*[.B386]*InterestRateMonthly)/100" office:value-type="currency" office:currency="USD" office:value="0" calcext:value-type="currency">
            <text:p>$0.00</text:p>
          </table:table-cell>
          <table:table-cell table:style-name="ce18" table:formula="of:=[.E385]+[.D38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18" table:formula="of:=[.B386]-[.C386]" office:value-type="currency" office:currency="USD" office:value="0" calcext:value-type="currency">
            <text:p>$0.00</text:p>
          </table:table-cell>
          <table:table-cell table:style-name="ce18" table:formula="of:=MIN(Payment - [.D387];[.B387])" office:value-type="currency" office:currency="USD" office:value="0" calcext:value-type="currency">
            <text:p>$0.00</text:p>
          </table:table-cell>
          <table:table-cell table:style-name="ce18" table:formula="of:=CEILING(100*[.B387]*InterestRateMonthly)/100" office:value-type="currency" office:currency="USD" office:value="0" calcext:value-type="currency">
            <text:p>$0.00</text:p>
          </table:table-cell>
          <table:table-cell table:style-name="ce18" table:formula="of:=[.E386]+[.D38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18" table:formula="of:=[.B387]-[.C387]" office:value-type="currency" office:currency="USD" office:value="0" calcext:value-type="currency">
            <text:p>$0.00</text:p>
          </table:table-cell>
          <table:table-cell table:style-name="ce18" table:formula="of:=MIN(Payment - [.D388];[.B388])" office:value-type="currency" office:currency="USD" office:value="0" calcext:value-type="currency">
            <text:p>$0.00</text:p>
          </table:table-cell>
          <table:table-cell table:style-name="ce18" table:formula="of:=CEILING(100*[.B388]*InterestRateMonthly)/100" office:value-type="currency" office:currency="USD" office:value="0" calcext:value-type="currency">
            <text:p>$0.00</text:p>
          </table:table-cell>
          <table:table-cell table:style-name="ce18" table:formula="of:=[.E387]+[.D38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18" table:formula="of:=[.B388]-[.C388]" office:value-type="currency" office:currency="USD" office:value="0" calcext:value-type="currency">
            <text:p>$0.00</text:p>
          </table:table-cell>
          <table:table-cell table:style-name="ce18" table:formula="of:=MIN(Payment - [.D389];[.B389])" office:value-type="currency" office:currency="USD" office:value="0" calcext:value-type="currency">
            <text:p>$0.00</text:p>
          </table:table-cell>
          <table:table-cell table:style-name="ce18" table:formula="of:=CEILING(100*[.B389]*InterestRateMonthly)/100" office:value-type="currency" office:currency="USD" office:value="0" calcext:value-type="currency">
            <text:p>$0.00</text:p>
          </table:table-cell>
          <table:table-cell table:style-name="ce18" table:formula="of:=[.E388]+[.D38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18" table:formula="of:=[.B389]-[.C389]" office:value-type="currency" office:currency="USD" office:value="0" calcext:value-type="currency">
            <text:p>$0.00</text:p>
          </table:table-cell>
          <table:table-cell table:style-name="ce18" table:formula="of:=MIN(Payment - [.D390];[.B390])" office:value-type="currency" office:currency="USD" office:value="0" calcext:value-type="currency">
            <text:p>$0.00</text:p>
          </table:table-cell>
          <table:table-cell table:style-name="ce18" table:formula="of:=CEILING(100*[.B390]*InterestRateMonthly)/100" office:value-type="currency" office:currency="USD" office:value="0" calcext:value-type="currency">
            <text:p>$0.00</text:p>
          </table:table-cell>
          <table:table-cell table:style-name="ce18" table:formula="of:=[.E389]+[.D39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18" table:formula="of:=[.B390]-[.C390]" office:value-type="currency" office:currency="USD" office:value="0" calcext:value-type="currency">
            <text:p>$0.00</text:p>
          </table:table-cell>
          <table:table-cell table:style-name="ce18" table:formula="of:=MIN(Payment - [.D391];[.B391])" office:value-type="currency" office:currency="USD" office:value="0" calcext:value-type="currency">
            <text:p>$0.00</text:p>
          </table:table-cell>
          <table:table-cell table:style-name="ce18" table:formula="of:=CEILING(100*[.B391]*InterestRateMonthly)/100" office:value-type="currency" office:currency="USD" office:value="0" calcext:value-type="currency">
            <text:p>$0.00</text:p>
          </table:table-cell>
          <table:table-cell table:style-name="ce18" table:formula="of:=[.E390]+[.D39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18" table:formula="of:=[.B391]-[.C391]" office:value-type="currency" office:currency="USD" office:value="0" calcext:value-type="currency">
            <text:p>$0.00</text:p>
          </table:table-cell>
          <table:table-cell table:style-name="ce18" table:formula="of:=MIN(Payment - [.D392];[.B392])" office:value-type="currency" office:currency="USD" office:value="0" calcext:value-type="currency">
            <text:p>$0.00</text:p>
          </table:table-cell>
          <table:table-cell table:style-name="ce18" table:formula="of:=CEILING(100*[.B392]*InterestRateMonthly)/100" office:value-type="currency" office:currency="USD" office:value="0" calcext:value-type="currency">
            <text:p>$0.00</text:p>
          </table:table-cell>
          <table:table-cell table:style-name="ce18" table:formula="of:=[.E391]+[.D39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18" table:formula="of:=[.B392]-[.C392]" office:value-type="currency" office:currency="USD" office:value="0" calcext:value-type="currency">
            <text:p>$0.00</text:p>
          </table:table-cell>
          <table:table-cell table:style-name="ce18" table:formula="of:=MIN(Payment - [.D393];[.B393])" office:value-type="currency" office:currency="USD" office:value="0" calcext:value-type="currency">
            <text:p>$0.00</text:p>
          </table:table-cell>
          <table:table-cell table:style-name="ce18" table:formula="of:=CEILING(100*[.B393]*InterestRateMonthly)/100" office:value-type="currency" office:currency="USD" office:value="0" calcext:value-type="currency">
            <text:p>$0.00</text:p>
          </table:table-cell>
          <table:table-cell table:style-name="ce18" table:formula="of:=[.E392]+[.D39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18" table:formula="of:=[.B393]-[.C393]" office:value-type="currency" office:currency="USD" office:value="0" calcext:value-type="currency">
            <text:p>$0.00</text:p>
          </table:table-cell>
          <table:table-cell table:style-name="ce18" table:formula="of:=MIN(Payment - [.D394];[.B394])" office:value-type="currency" office:currency="USD" office:value="0" calcext:value-type="currency">
            <text:p>$0.00</text:p>
          </table:table-cell>
          <table:table-cell table:style-name="ce18" table:formula="of:=CEILING(100*[.B394]*InterestRateMonthly)/100" office:value-type="currency" office:currency="USD" office:value="0" calcext:value-type="currency">
            <text:p>$0.00</text:p>
          </table:table-cell>
          <table:table-cell table:style-name="ce18" table:formula="of:=[.E393]+[.D39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18" table:formula="of:=[.B394]-[.C394]" office:value-type="currency" office:currency="USD" office:value="0" calcext:value-type="currency">
            <text:p>$0.00</text:p>
          </table:table-cell>
          <table:table-cell table:style-name="ce18" table:formula="of:=MIN(Payment - [.D395];[.B395])" office:value-type="currency" office:currency="USD" office:value="0" calcext:value-type="currency">
            <text:p>$0.00</text:p>
          </table:table-cell>
          <table:table-cell table:style-name="ce18" table:formula="of:=CEILING(100*[.B395]*InterestRateMonthly)/100" office:value-type="currency" office:currency="USD" office:value="0" calcext:value-type="currency">
            <text:p>$0.00</text:p>
          </table:table-cell>
          <table:table-cell table:style-name="ce18" table:formula="of:=[.E394]+[.D39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18" table:formula="of:=[.B395]-[.C395]" office:value-type="currency" office:currency="USD" office:value="0" calcext:value-type="currency">
            <text:p>$0.00</text:p>
          </table:table-cell>
          <table:table-cell table:style-name="ce18" table:formula="of:=MIN(Payment - [.D396];[.B396])" office:value-type="currency" office:currency="USD" office:value="0" calcext:value-type="currency">
            <text:p>$0.00</text:p>
          </table:table-cell>
          <table:table-cell table:style-name="ce18" table:formula="of:=CEILING(100*[.B396]*InterestRateMonthly)/100" office:value-type="currency" office:currency="USD" office:value="0" calcext:value-type="currency">
            <text:p>$0.00</text:p>
          </table:table-cell>
          <table:table-cell table:style-name="ce18" table:formula="of:=[.E395]+[.D39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18" table:formula="of:=[.B396]-[.C396]" office:value-type="currency" office:currency="USD" office:value="0" calcext:value-type="currency">
            <text:p>$0.00</text:p>
          </table:table-cell>
          <table:table-cell table:style-name="ce18" table:formula="of:=MIN(Payment - [.D397];[.B397])" office:value-type="currency" office:currency="USD" office:value="0" calcext:value-type="currency">
            <text:p>$0.00</text:p>
          </table:table-cell>
          <table:table-cell table:style-name="ce18" table:formula="of:=CEILING(100*[.B397]*InterestRateMonthly)/100" office:value-type="currency" office:currency="USD" office:value="0" calcext:value-type="currency">
            <text:p>$0.00</text:p>
          </table:table-cell>
          <table:table-cell table:style-name="ce18" table:formula="of:=[.E396]+[.D39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18" table:formula="of:=[.B397]-[.C397]" office:value-type="currency" office:currency="USD" office:value="0" calcext:value-type="currency">
            <text:p>$0.00</text:p>
          </table:table-cell>
          <table:table-cell table:style-name="ce18" table:formula="of:=MIN(Payment - [.D398];[.B398])" office:value-type="currency" office:currency="USD" office:value="0" calcext:value-type="currency">
            <text:p>$0.00</text:p>
          </table:table-cell>
          <table:table-cell table:style-name="ce18" table:formula="of:=CEILING(100*[.B398]*InterestRateMonthly)/100" office:value-type="currency" office:currency="USD" office:value="0" calcext:value-type="currency">
            <text:p>$0.00</text:p>
          </table:table-cell>
          <table:table-cell table:style-name="ce18" table:formula="of:=[.E397]+[.D39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18" table:formula="of:=[.B398]-[.C398]" office:value-type="currency" office:currency="USD" office:value="0" calcext:value-type="currency">
            <text:p>$0.00</text:p>
          </table:table-cell>
          <table:table-cell table:style-name="ce18" table:formula="of:=MIN(Payment - [.D399];[.B399])" office:value-type="currency" office:currency="USD" office:value="0" calcext:value-type="currency">
            <text:p>$0.00</text:p>
          </table:table-cell>
          <table:table-cell table:style-name="ce18" table:formula="of:=CEILING(100*[.B399]*InterestRateMonthly)/100" office:value-type="currency" office:currency="USD" office:value="0" calcext:value-type="currency">
            <text:p>$0.00</text:p>
          </table:table-cell>
          <table:table-cell table:style-name="ce18" table:formula="of:=[.E398]+[.D39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18" table:formula="of:=[.B399]-[.C399]" office:value-type="currency" office:currency="USD" office:value="0" calcext:value-type="currency">
            <text:p>$0.00</text:p>
          </table:table-cell>
          <table:table-cell table:style-name="ce18" table:formula="of:=MIN(Payment - [.D400];[.B400])" office:value-type="currency" office:currency="USD" office:value="0" calcext:value-type="currency">
            <text:p>$0.00</text:p>
          </table:table-cell>
          <table:table-cell table:style-name="ce18" table:formula="of:=CEILING(100*[.B400]*InterestRateMonthly)/100" office:value-type="currency" office:currency="USD" office:value="0" calcext:value-type="currency">
            <text:p>$0.00</text:p>
          </table:table-cell>
          <table:table-cell table:style-name="ce18" table:formula="of:=[.E399]+[.D40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18" table:formula="of:=[.B400]-[.C400]" office:value-type="currency" office:currency="USD" office:value="0" calcext:value-type="currency">
            <text:p>$0.00</text:p>
          </table:table-cell>
          <table:table-cell table:style-name="ce18" table:formula="of:=MIN(Payment - [.D401];[.B401])" office:value-type="currency" office:currency="USD" office:value="0" calcext:value-type="currency">
            <text:p>$0.00</text:p>
          </table:table-cell>
          <table:table-cell table:style-name="ce18" table:formula="of:=CEILING(100*[.B401]*InterestRateMonthly)/100" office:value-type="currency" office:currency="USD" office:value="0" calcext:value-type="currency">
            <text:p>$0.00</text:p>
          </table:table-cell>
          <table:table-cell table:style-name="ce18" table:formula="of:=[.E400]+[.D40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8" table:formula="of:=[.B401]-[.C401]" office:value-type="currency" office:currency="USD" office:value="0" calcext:value-type="currency">
            <text:p>$0.00</text:p>
          </table:table-cell>
          <table:table-cell table:style-name="ce18" table:formula="of:=MIN(Payment - [.D402];[.B402])" office:value-type="currency" office:currency="USD" office:value="0" calcext:value-type="currency">
            <text:p>$0.00</text:p>
          </table:table-cell>
          <table:table-cell table:style-name="ce18" table:formula="of:=CEILING(100*[.B402]*InterestRateMonthly)/100" office:value-type="currency" office:currency="USD" office:value="0" calcext:value-type="currency">
            <text:p>$0.00</text:p>
          </table:table-cell>
          <table:table-cell table:style-name="ce18" table:formula="of:=[.E401]+[.D40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18" table:formula="of:=[.B402]-[.C402]" office:value-type="currency" office:currency="USD" office:value="0" calcext:value-type="currency">
            <text:p>$0.00</text:p>
          </table:table-cell>
          <table:table-cell table:style-name="ce18" table:formula="of:=MIN(Payment - [.D403];[.B403])" office:value-type="currency" office:currency="USD" office:value="0" calcext:value-type="currency">
            <text:p>$0.00</text:p>
          </table:table-cell>
          <table:table-cell table:style-name="ce18" table:formula="of:=CEILING(100*[.B403]*InterestRateMonthly)/100" office:value-type="currency" office:currency="USD" office:value="0" calcext:value-type="currency">
            <text:p>$0.00</text:p>
          </table:table-cell>
          <table:table-cell table:style-name="ce18" table:formula="of:=[.E402]+[.D40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18" table:formula="of:=[.B403]-[.C403]" office:value-type="currency" office:currency="USD" office:value="0" calcext:value-type="currency">
            <text:p>$0.00</text:p>
          </table:table-cell>
          <table:table-cell table:style-name="ce18" table:formula="of:=MIN(Payment - [.D404];[.B404])" office:value-type="currency" office:currency="USD" office:value="0" calcext:value-type="currency">
            <text:p>$0.00</text:p>
          </table:table-cell>
          <table:table-cell table:style-name="ce18" table:formula="of:=CEILING(100*[.B404]*InterestRateMonthly)/100" office:value-type="currency" office:currency="USD" office:value="0" calcext:value-type="currency">
            <text:p>$0.00</text:p>
          </table:table-cell>
          <table:table-cell table:style-name="ce18" table:formula="of:=[.E403]+[.D40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18" table:formula="of:=[.B404]-[.C404]" office:value-type="currency" office:currency="USD" office:value="0" calcext:value-type="currency">
            <text:p>$0.00</text:p>
          </table:table-cell>
          <table:table-cell table:style-name="ce18" table:formula="of:=MIN(Payment - [.D405];[.B405])" office:value-type="currency" office:currency="USD" office:value="0" calcext:value-type="currency">
            <text:p>$0.00</text:p>
          </table:table-cell>
          <table:table-cell table:style-name="ce18" table:formula="of:=CEILING(100*[.B405]*InterestRateMonthly)/100" office:value-type="currency" office:currency="USD" office:value="0" calcext:value-type="currency">
            <text:p>$0.00</text:p>
          </table:table-cell>
          <table:table-cell table:style-name="ce18" table:formula="of:=[.E404]+[.D40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18" table:formula="of:=[.B405]-[.C405]" office:value-type="currency" office:currency="USD" office:value="0" calcext:value-type="currency">
            <text:p>$0.00</text:p>
          </table:table-cell>
          <table:table-cell table:style-name="ce18" table:formula="of:=MIN(Payment - [.D406];[.B406])" office:value-type="currency" office:currency="USD" office:value="0" calcext:value-type="currency">
            <text:p>$0.00</text:p>
          </table:table-cell>
          <table:table-cell table:style-name="ce18" table:formula="of:=CEILING(100*[.B406]*InterestRateMonthly)/100" office:value-type="currency" office:currency="USD" office:value="0" calcext:value-type="currency">
            <text:p>$0.00</text:p>
          </table:table-cell>
          <table:table-cell table:style-name="ce18" table:formula="of:=[.E405]+[.D40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18" table:formula="of:=[.B406]-[.C406]" office:value-type="currency" office:currency="USD" office:value="0" calcext:value-type="currency">
            <text:p>$0.00</text:p>
          </table:table-cell>
          <table:table-cell table:style-name="ce18" table:formula="of:=MIN(Payment - [.D407];[.B407])" office:value-type="currency" office:currency="USD" office:value="0" calcext:value-type="currency">
            <text:p>$0.00</text:p>
          </table:table-cell>
          <table:table-cell table:style-name="ce18" table:formula="of:=CEILING(100*[.B407]*InterestRateMonthly)/100" office:value-type="currency" office:currency="USD" office:value="0" calcext:value-type="currency">
            <text:p>$0.00</text:p>
          </table:table-cell>
          <table:table-cell table:style-name="ce18" table:formula="of:=[.E406]+[.D40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18" table:formula="of:=[.B407]-[.C407]" office:value-type="currency" office:currency="USD" office:value="0" calcext:value-type="currency">
            <text:p>$0.00</text:p>
          </table:table-cell>
          <table:table-cell table:style-name="ce18" table:formula="of:=MIN(Payment - [.D408];[.B408])" office:value-type="currency" office:currency="USD" office:value="0" calcext:value-type="currency">
            <text:p>$0.00</text:p>
          </table:table-cell>
          <table:table-cell table:style-name="ce18" table:formula="of:=CEILING(100*[.B408]*InterestRateMonthly)/100" office:value-type="currency" office:currency="USD" office:value="0" calcext:value-type="currency">
            <text:p>$0.00</text:p>
          </table:table-cell>
          <table:table-cell table:style-name="ce18" table:formula="of:=[.E407]+[.D40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18" table:formula="of:=[.B408]-[.C408]" office:value-type="currency" office:currency="USD" office:value="0" calcext:value-type="currency">
            <text:p>$0.00</text:p>
          </table:table-cell>
          <table:table-cell table:style-name="ce18" table:formula="of:=MIN(Payment - [.D409];[.B409])" office:value-type="currency" office:currency="USD" office:value="0" calcext:value-type="currency">
            <text:p>$0.00</text:p>
          </table:table-cell>
          <table:table-cell table:style-name="ce18" table:formula="of:=CEILING(100*[.B409]*InterestRateMonthly)/100" office:value-type="currency" office:currency="USD" office:value="0" calcext:value-type="currency">
            <text:p>$0.00</text:p>
          </table:table-cell>
          <table:table-cell table:style-name="ce18" table:formula="of:=[.E408]+[.D40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18" table:formula="of:=[.B409]-[.C409]" office:value-type="currency" office:currency="USD" office:value="0" calcext:value-type="currency">
            <text:p>$0.00</text:p>
          </table:table-cell>
          <table:table-cell table:style-name="ce18" table:formula="of:=MIN(Payment - [.D410];[.B410])" office:value-type="currency" office:currency="USD" office:value="0" calcext:value-type="currency">
            <text:p>$0.00</text:p>
          </table:table-cell>
          <table:table-cell table:style-name="ce18" table:formula="of:=CEILING(100*[.B410]*InterestRateMonthly)/100" office:value-type="currency" office:currency="USD" office:value="0" calcext:value-type="currency">
            <text:p>$0.00</text:p>
          </table:table-cell>
          <table:table-cell table:style-name="ce18" table:formula="of:=[.E409]+[.D41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18" table:formula="of:=[.B410]-[.C410]" office:value-type="currency" office:currency="USD" office:value="0" calcext:value-type="currency">
            <text:p>$0.00</text:p>
          </table:table-cell>
          <table:table-cell table:style-name="ce18" table:formula="of:=MIN(Payment - [.D411];[.B411])" office:value-type="currency" office:currency="USD" office:value="0" calcext:value-type="currency">
            <text:p>$0.00</text:p>
          </table:table-cell>
          <table:table-cell table:style-name="ce18" table:formula="of:=CEILING(100*[.B411]*InterestRateMonthly)/100" office:value-type="currency" office:currency="USD" office:value="0" calcext:value-type="currency">
            <text:p>$0.00</text:p>
          </table:table-cell>
          <table:table-cell table:style-name="ce18" table:formula="of:=[.E410]+[.D41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18" table:formula="of:=[.B411]-[.C411]" office:value-type="currency" office:currency="USD" office:value="0" calcext:value-type="currency">
            <text:p>$0.00</text:p>
          </table:table-cell>
          <table:table-cell table:style-name="ce18" table:formula="of:=MIN(Payment - [.D412];[.B412])" office:value-type="currency" office:currency="USD" office:value="0" calcext:value-type="currency">
            <text:p>$0.00</text:p>
          </table:table-cell>
          <table:table-cell table:style-name="ce18" table:formula="of:=CEILING(100*[.B412]*InterestRateMonthly)/100" office:value-type="currency" office:currency="USD" office:value="0" calcext:value-type="currency">
            <text:p>$0.00</text:p>
          </table:table-cell>
          <table:table-cell table:style-name="ce18" table:formula="of:=[.E411]+[.D41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18" table:formula="of:=[.B412]-[.C412]" office:value-type="currency" office:currency="USD" office:value="0" calcext:value-type="currency">
            <text:p>$0.00</text:p>
          </table:table-cell>
          <table:table-cell table:style-name="ce18" table:formula="of:=MIN(Payment - [.D413];[.B413])" office:value-type="currency" office:currency="USD" office:value="0" calcext:value-type="currency">
            <text:p>$0.00</text:p>
          </table:table-cell>
          <table:table-cell table:style-name="ce18" table:formula="of:=CEILING(100*[.B413]*InterestRateMonthly)/100" office:value-type="currency" office:currency="USD" office:value="0" calcext:value-type="currency">
            <text:p>$0.00</text:p>
          </table:table-cell>
          <table:table-cell table:style-name="ce18" table:formula="of:=[.E412]+[.D41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18" table:formula="of:=[.B413]-[.C413]" office:value-type="currency" office:currency="USD" office:value="0" calcext:value-type="currency">
            <text:p>$0.00</text:p>
          </table:table-cell>
          <table:table-cell table:style-name="ce18" table:formula="of:=MIN(Payment - [.D414];[.B414])" office:value-type="currency" office:currency="USD" office:value="0" calcext:value-type="currency">
            <text:p>$0.00</text:p>
          </table:table-cell>
          <table:table-cell table:style-name="ce18" table:formula="of:=CEILING(100*[.B414]*InterestRateMonthly)/100" office:value-type="currency" office:currency="USD" office:value="0" calcext:value-type="currency">
            <text:p>$0.00</text:p>
          </table:table-cell>
          <table:table-cell table:style-name="ce18" table:formula="of:=[.E413]+[.D41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18" table:formula="of:=[.B414]-[.C414]" office:value-type="currency" office:currency="USD" office:value="0" calcext:value-type="currency">
            <text:p>$0.00</text:p>
          </table:table-cell>
          <table:table-cell table:style-name="ce18" table:formula="of:=MIN(Payment - [.D415];[.B415])" office:value-type="currency" office:currency="USD" office:value="0" calcext:value-type="currency">
            <text:p>$0.00</text:p>
          </table:table-cell>
          <table:table-cell table:style-name="ce18" table:formula="of:=CEILING(100*[.B415]*InterestRateMonthly)/100" office:value-type="currency" office:currency="USD" office:value="0" calcext:value-type="currency">
            <text:p>$0.00</text:p>
          </table:table-cell>
          <table:table-cell table:style-name="ce18" table:formula="of:=[.E414]+[.D41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18" table:formula="of:=[.B415]-[.C415]" office:value-type="currency" office:currency="USD" office:value="0" calcext:value-type="currency">
            <text:p>$0.00</text:p>
          </table:table-cell>
          <table:table-cell table:style-name="ce18" table:formula="of:=MIN(Payment - [.D416];[.B416])" office:value-type="currency" office:currency="USD" office:value="0" calcext:value-type="currency">
            <text:p>$0.00</text:p>
          </table:table-cell>
          <table:table-cell table:style-name="ce18" table:formula="of:=CEILING(100*[.B416]*InterestRateMonthly)/100" office:value-type="currency" office:currency="USD" office:value="0" calcext:value-type="currency">
            <text:p>$0.00</text:p>
          </table:table-cell>
          <table:table-cell table:style-name="ce18" table:formula="of:=[.E415]+[.D41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18" table:formula="of:=[.B416]-[.C416]" office:value-type="currency" office:currency="USD" office:value="0" calcext:value-type="currency">
            <text:p>$0.00</text:p>
          </table:table-cell>
          <table:table-cell table:style-name="ce18" table:formula="of:=MIN(Payment - [.D417];[.B417])" office:value-type="currency" office:currency="USD" office:value="0" calcext:value-type="currency">
            <text:p>$0.00</text:p>
          </table:table-cell>
          <table:table-cell table:style-name="ce18" table:formula="of:=CEILING(100*[.B417]*InterestRateMonthly)/100" office:value-type="currency" office:currency="USD" office:value="0" calcext:value-type="currency">
            <text:p>$0.00</text:p>
          </table:table-cell>
          <table:table-cell table:style-name="ce18" table:formula="of:=[.E416]+[.D41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18" table:formula="of:=[.B417]-[.C417]" office:value-type="currency" office:currency="USD" office:value="0" calcext:value-type="currency">
            <text:p>$0.00</text:p>
          </table:table-cell>
          <table:table-cell table:style-name="ce18" table:formula="of:=MIN(Payment - [.D418];[.B418])" office:value-type="currency" office:currency="USD" office:value="0" calcext:value-type="currency">
            <text:p>$0.00</text:p>
          </table:table-cell>
          <table:table-cell table:style-name="ce18" table:formula="of:=CEILING(100*[.B418]*InterestRateMonthly)/100" office:value-type="currency" office:currency="USD" office:value="0" calcext:value-type="currency">
            <text:p>$0.00</text:p>
          </table:table-cell>
          <table:table-cell table:style-name="ce18" table:formula="of:=[.E417]+[.D41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18" table:formula="of:=[.B418]-[.C418]" office:value-type="currency" office:currency="USD" office:value="0" calcext:value-type="currency">
            <text:p>$0.00</text:p>
          </table:table-cell>
          <table:table-cell table:style-name="ce18" table:formula="of:=MIN(Payment - [.D419];[.B419])" office:value-type="currency" office:currency="USD" office:value="0" calcext:value-type="currency">
            <text:p>$0.00</text:p>
          </table:table-cell>
          <table:table-cell table:style-name="ce18" table:formula="of:=CEILING(100*[.B419]*InterestRateMonthly)/100" office:value-type="currency" office:currency="USD" office:value="0" calcext:value-type="currency">
            <text:p>$0.00</text:p>
          </table:table-cell>
          <table:table-cell table:style-name="ce18" table:formula="of:=[.E418]+[.D41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18" table:formula="of:=[.B419]-[.C419]" office:value-type="currency" office:currency="USD" office:value="0" calcext:value-type="currency">
            <text:p>$0.00</text:p>
          </table:table-cell>
          <table:table-cell table:style-name="ce18" table:formula="of:=MIN(Payment - [.D420];[.B420])" office:value-type="currency" office:currency="USD" office:value="0" calcext:value-type="currency">
            <text:p>$0.00</text:p>
          </table:table-cell>
          <table:table-cell table:style-name="ce18" table:formula="of:=CEILING(100*[.B420]*InterestRateMonthly)/100" office:value-type="currency" office:currency="USD" office:value="0" calcext:value-type="currency">
            <text:p>$0.00</text:p>
          </table:table-cell>
          <table:table-cell table:style-name="ce18" table:formula="of:=[.E419]+[.D42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18" table:formula="of:=[.B420]-[.C420]" office:value-type="currency" office:currency="USD" office:value="0" calcext:value-type="currency">
            <text:p>$0.00</text:p>
          </table:table-cell>
          <table:table-cell table:style-name="ce18" table:formula="of:=MIN(Payment - [.D421];[.B421])" office:value-type="currency" office:currency="USD" office:value="0" calcext:value-type="currency">
            <text:p>$0.00</text:p>
          </table:table-cell>
          <table:table-cell table:style-name="ce18" table:formula="of:=CEILING(100*[.B421]*InterestRateMonthly)/100" office:value-type="currency" office:currency="USD" office:value="0" calcext:value-type="currency">
            <text:p>$0.00</text:p>
          </table:table-cell>
          <table:table-cell table:style-name="ce18" table:formula="of:=[.E420]+[.D42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18" table:formula="of:=[.B421]-[.C421]" office:value-type="currency" office:currency="USD" office:value="0" calcext:value-type="currency">
            <text:p>$0.00</text:p>
          </table:table-cell>
          <table:table-cell table:style-name="ce18" table:formula="of:=MIN(Payment - [.D422];[.B422])" office:value-type="currency" office:currency="USD" office:value="0" calcext:value-type="currency">
            <text:p>$0.00</text:p>
          </table:table-cell>
          <table:table-cell table:style-name="ce18" table:formula="of:=CEILING(100*[.B422]*InterestRateMonthly)/100" office:value-type="currency" office:currency="USD" office:value="0" calcext:value-type="currency">
            <text:p>$0.00</text:p>
          </table:table-cell>
          <table:table-cell table:style-name="ce18" table:formula="of:=[.E421]+[.D42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18" table:formula="of:=[.B422]-[.C422]" office:value-type="currency" office:currency="USD" office:value="0" calcext:value-type="currency">
            <text:p>$0.00</text:p>
          </table:table-cell>
          <table:table-cell table:style-name="ce18" table:formula="of:=MIN(Payment - [.D423];[.B423])" office:value-type="currency" office:currency="USD" office:value="0" calcext:value-type="currency">
            <text:p>$0.00</text:p>
          </table:table-cell>
          <table:table-cell table:style-name="ce18" table:formula="of:=CEILING(100*[.B423]*InterestRateMonthly)/100" office:value-type="currency" office:currency="USD" office:value="0" calcext:value-type="currency">
            <text:p>$0.00</text:p>
          </table:table-cell>
          <table:table-cell table:style-name="ce18" table:formula="of:=[.E422]+[.D42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18" table:formula="of:=[.B423]-[.C423]" office:value-type="currency" office:currency="USD" office:value="0" calcext:value-type="currency">
            <text:p>$0.00</text:p>
          </table:table-cell>
          <table:table-cell table:style-name="ce18" table:formula="of:=MIN(Payment - [.D424];[.B424])" office:value-type="currency" office:currency="USD" office:value="0" calcext:value-type="currency">
            <text:p>$0.00</text:p>
          </table:table-cell>
          <table:table-cell table:style-name="ce18" table:formula="of:=CEILING(100*[.B424]*InterestRateMonthly)/100" office:value-type="currency" office:currency="USD" office:value="0" calcext:value-type="currency">
            <text:p>$0.00</text:p>
          </table:table-cell>
          <table:table-cell table:style-name="ce18" table:formula="of:=[.E423]+[.D42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18" table:formula="of:=[.B424]-[.C424]" office:value-type="currency" office:currency="USD" office:value="0" calcext:value-type="currency">
            <text:p>$0.00</text:p>
          </table:table-cell>
          <table:table-cell table:style-name="ce18" table:formula="of:=MIN(Payment - [.D425];[.B425])" office:value-type="currency" office:currency="USD" office:value="0" calcext:value-type="currency">
            <text:p>$0.00</text:p>
          </table:table-cell>
          <table:table-cell table:style-name="ce18" table:formula="of:=CEILING(100*[.B425]*InterestRateMonthly)/100" office:value-type="currency" office:currency="USD" office:value="0" calcext:value-type="currency">
            <text:p>$0.00</text:p>
          </table:table-cell>
          <table:table-cell table:style-name="ce18" table:formula="of:=[.E424]+[.D42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18" table:formula="of:=[.B425]-[.C425]" office:value-type="currency" office:currency="USD" office:value="0" calcext:value-type="currency">
            <text:p>$0.00</text:p>
          </table:table-cell>
          <table:table-cell table:style-name="ce18" table:formula="of:=MIN(Payment - [.D426];[.B426])" office:value-type="currency" office:currency="USD" office:value="0" calcext:value-type="currency">
            <text:p>$0.00</text:p>
          </table:table-cell>
          <table:table-cell table:style-name="ce18" table:formula="of:=CEILING(100*[.B426]*InterestRateMonthly)/100" office:value-type="currency" office:currency="USD" office:value="0" calcext:value-type="currency">
            <text:p>$0.00</text:p>
          </table:table-cell>
          <table:table-cell table:style-name="ce18" table:formula="of:=[.E425]+[.D42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18" table:formula="of:=[.B426]-[.C426]" office:value-type="currency" office:currency="USD" office:value="0" calcext:value-type="currency">
            <text:p>$0.00</text:p>
          </table:table-cell>
          <table:table-cell table:style-name="ce18" table:formula="of:=MIN(Payment - [.D427];[.B427])" office:value-type="currency" office:currency="USD" office:value="0" calcext:value-type="currency">
            <text:p>$0.00</text:p>
          </table:table-cell>
          <table:table-cell table:style-name="ce18" table:formula="of:=CEILING(100*[.B427]*InterestRateMonthly)/100" office:value-type="currency" office:currency="USD" office:value="0" calcext:value-type="currency">
            <text:p>$0.00</text:p>
          </table:table-cell>
          <table:table-cell table:style-name="ce18" table:formula="of:=[.E426]+[.D42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18" table:formula="of:=[.B427]-[.C427]" office:value-type="currency" office:currency="USD" office:value="0" calcext:value-type="currency">
            <text:p>$0.00</text:p>
          </table:table-cell>
          <table:table-cell table:style-name="ce18" table:formula="of:=MIN(Payment - [.D428];[.B428])" office:value-type="currency" office:currency="USD" office:value="0" calcext:value-type="currency">
            <text:p>$0.00</text:p>
          </table:table-cell>
          <table:table-cell table:style-name="ce18" table:formula="of:=CEILING(100*[.B428]*InterestRateMonthly)/100" office:value-type="currency" office:currency="USD" office:value="0" calcext:value-type="currency">
            <text:p>$0.00</text:p>
          </table:table-cell>
          <table:table-cell table:style-name="ce18" table:formula="of:=[.E427]+[.D42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18" table:formula="of:=[.B428]-[.C428]" office:value-type="currency" office:currency="USD" office:value="0" calcext:value-type="currency">
            <text:p>$0.00</text:p>
          </table:table-cell>
          <table:table-cell table:style-name="ce18" table:formula="of:=MIN(Payment - [.D429];[.B429])" office:value-type="currency" office:currency="USD" office:value="0" calcext:value-type="currency">
            <text:p>$0.00</text:p>
          </table:table-cell>
          <table:table-cell table:style-name="ce18" table:formula="of:=CEILING(100*[.B429]*InterestRateMonthly)/100" office:value-type="currency" office:currency="USD" office:value="0" calcext:value-type="currency">
            <text:p>$0.00</text:p>
          </table:table-cell>
          <table:table-cell table:style-name="ce18" table:formula="of:=[.E428]+[.D42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18" table:formula="of:=[.B429]-[.C429]" office:value-type="currency" office:currency="USD" office:value="0" calcext:value-type="currency">
            <text:p>$0.00</text:p>
          </table:table-cell>
          <table:table-cell table:style-name="ce18" table:formula="of:=MIN(Payment - [.D430];[.B430])" office:value-type="currency" office:currency="USD" office:value="0" calcext:value-type="currency">
            <text:p>$0.00</text:p>
          </table:table-cell>
          <table:table-cell table:style-name="ce18" table:formula="of:=CEILING(100*[.B430]*InterestRateMonthly)/100" office:value-type="currency" office:currency="USD" office:value="0" calcext:value-type="currency">
            <text:p>$0.00</text:p>
          </table:table-cell>
          <table:table-cell table:style-name="ce18" table:formula="of:=[.E429]+[.D43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18" table:formula="of:=[.B430]-[.C430]" office:value-type="currency" office:currency="USD" office:value="0" calcext:value-type="currency">
            <text:p>$0.00</text:p>
          </table:table-cell>
          <table:table-cell table:style-name="ce18" table:formula="of:=MIN(Payment - [.D431];[.B431])" office:value-type="currency" office:currency="USD" office:value="0" calcext:value-type="currency">
            <text:p>$0.00</text:p>
          </table:table-cell>
          <table:table-cell table:style-name="ce18" table:formula="of:=CEILING(100*[.B431]*InterestRateMonthly)/100" office:value-type="currency" office:currency="USD" office:value="0" calcext:value-type="currency">
            <text:p>$0.00</text:p>
          </table:table-cell>
          <table:table-cell table:style-name="ce18" table:formula="of:=[.E430]+[.D43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18" table:formula="of:=[.B431]-[.C431]" office:value-type="currency" office:currency="USD" office:value="0" calcext:value-type="currency">
            <text:p>$0.00</text:p>
          </table:table-cell>
          <table:table-cell table:style-name="ce18" table:formula="of:=MIN(Payment - [.D432];[.B432])" office:value-type="currency" office:currency="USD" office:value="0" calcext:value-type="currency">
            <text:p>$0.00</text:p>
          </table:table-cell>
          <table:table-cell table:style-name="ce18" table:formula="of:=CEILING(100*[.B432]*InterestRateMonthly)/100" office:value-type="currency" office:currency="USD" office:value="0" calcext:value-type="currency">
            <text:p>$0.00</text:p>
          </table:table-cell>
          <table:table-cell table:style-name="ce18" table:formula="of:=[.E431]+[.D43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18" table:formula="of:=[.B432]-[.C432]" office:value-type="currency" office:currency="USD" office:value="0" calcext:value-type="currency">
            <text:p>$0.00</text:p>
          </table:table-cell>
          <table:table-cell table:style-name="ce18" table:formula="of:=MIN(Payment - [.D433];[.B433])" office:value-type="currency" office:currency="USD" office:value="0" calcext:value-type="currency">
            <text:p>$0.00</text:p>
          </table:table-cell>
          <table:table-cell table:style-name="ce18" table:formula="of:=CEILING(100*[.B433]*InterestRateMonthly)/100" office:value-type="currency" office:currency="USD" office:value="0" calcext:value-type="currency">
            <text:p>$0.00</text:p>
          </table:table-cell>
          <table:table-cell table:style-name="ce18" table:formula="of:=[.E432]+[.D43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18" table:formula="of:=[.B433]-[.C433]" office:value-type="currency" office:currency="USD" office:value="0" calcext:value-type="currency">
            <text:p>$0.00</text:p>
          </table:table-cell>
          <table:table-cell table:style-name="ce18" table:formula="of:=MIN(Payment - [.D434];[.B434])" office:value-type="currency" office:currency="USD" office:value="0" calcext:value-type="currency">
            <text:p>$0.00</text:p>
          </table:table-cell>
          <table:table-cell table:style-name="ce18" table:formula="of:=CEILING(100*[.B434]*InterestRateMonthly)/100" office:value-type="currency" office:currency="USD" office:value="0" calcext:value-type="currency">
            <text:p>$0.00</text:p>
          </table:table-cell>
          <table:table-cell table:style-name="ce18" table:formula="of:=[.E433]+[.D43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18" table:formula="of:=[.B434]-[.C434]" office:value-type="currency" office:currency="USD" office:value="0" calcext:value-type="currency">
            <text:p>$0.00</text:p>
          </table:table-cell>
          <table:table-cell table:style-name="ce18" table:formula="of:=MIN(Payment - [.D435];[.B435])" office:value-type="currency" office:currency="USD" office:value="0" calcext:value-type="currency">
            <text:p>$0.00</text:p>
          </table:table-cell>
          <table:table-cell table:style-name="ce18" table:formula="of:=CEILING(100*[.B435]*InterestRateMonthly)/100" office:value-type="currency" office:currency="USD" office:value="0" calcext:value-type="currency">
            <text:p>$0.00</text:p>
          </table:table-cell>
          <table:table-cell table:style-name="ce18" table:formula="of:=[.E434]+[.D43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18" table:formula="of:=[.B435]-[.C435]" office:value-type="currency" office:currency="USD" office:value="0" calcext:value-type="currency">
            <text:p>$0.00</text:p>
          </table:table-cell>
          <table:table-cell table:style-name="ce18" table:formula="of:=MIN(Payment - [.D436];[.B436])" office:value-type="currency" office:currency="USD" office:value="0" calcext:value-type="currency">
            <text:p>$0.00</text:p>
          </table:table-cell>
          <table:table-cell table:style-name="ce18" table:formula="of:=CEILING(100*[.B436]*InterestRateMonthly)/100" office:value-type="currency" office:currency="USD" office:value="0" calcext:value-type="currency">
            <text:p>$0.00</text:p>
          </table:table-cell>
          <table:table-cell table:style-name="ce18" table:formula="of:=[.E435]+[.D43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18" table:formula="of:=[.B436]-[.C436]" office:value-type="currency" office:currency="USD" office:value="0" calcext:value-type="currency">
            <text:p>$0.00</text:p>
          </table:table-cell>
          <table:table-cell table:style-name="ce18" table:formula="of:=MIN(Payment - [.D437];[.B437])" office:value-type="currency" office:currency="USD" office:value="0" calcext:value-type="currency">
            <text:p>$0.00</text:p>
          </table:table-cell>
          <table:table-cell table:style-name="ce18" table:formula="of:=CEILING(100*[.B437]*InterestRateMonthly)/100" office:value-type="currency" office:currency="USD" office:value="0" calcext:value-type="currency">
            <text:p>$0.00</text:p>
          </table:table-cell>
          <table:table-cell table:style-name="ce18" table:formula="of:=[.E436]+[.D43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18" table:formula="of:=[.B437]-[.C437]" office:value-type="currency" office:currency="USD" office:value="0" calcext:value-type="currency">
            <text:p>$0.00</text:p>
          </table:table-cell>
          <table:table-cell table:style-name="ce18" table:formula="of:=MIN(Payment - [.D438];[.B438])" office:value-type="currency" office:currency="USD" office:value="0" calcext:value-type="currency">
            <text:p>$0.00</text:p>
          </table:table-cell>
          <table:table-cell table:style-name="ce18" table:formula="of:=CEILING(100*[.B438]*InterestRateMonthly)/100" office:value-type="currency" office:currency="USD" office:value="0" calcext:value-type="currency">
            <text:p>$0.00</text:p>
          </table:table-cell>
          <table:table-cell table:style-name="ce18" table:formula="of:=[.E437]+[.D43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18" table:formula="of:=[.B438]-[.C438]" office:value-type="currency" office:currency="USD" office:value="0" calcext:value-type="currency">
            <text:p>$0.00</text:p>
          </table:table-cell>
          <table:table-cell table:style-name="ce18" table:formula="of:=MIN(Payment - [.D439];[.B439])" office:value-type="currency" office:currency="USD" office:value="0" calcext:value-type="currency">
            <text:p>$0.00</text:p>
          </table:table-cell>
          <table:table-cell table:style-name="ce18" table:formula="of:=CEILING(100*[.B439]*InterestRateMonthly)/100" office:value-type="currency" office:currency="USD" office:value="0" calcext:value-type="currency">
            <text:p>$0.00</text:p>
          </table:table-cell>
          <table:table-cell table:style-name="ce18" table:formula="of:=[.E438]+[.D43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18" table:formula="of:=[.B439]-[.C439]" office:value-type="currency" office:currency="USD" office:value="0" calcext:value-type="currency">
            <text:p>$0.00</text:p>
          </table:table-cell>
          <table:table-cell table:style-name="ce18" table:formula="of:=MIN(Payment - [.D440];[.B440])" office:value-type="currency" office:currency="USD" office:value="0" calcext:value-type="currency">
            <text:p>$0.00</text:p>
          </table:table-cell>
          <table:table-cell table:style-name="ce18" table:formula="of:=CEILING(100*[.B440]*InterestRateMonthly)/100" office:value-type="currency" office:currency="USD" office:value="0" calcext:value-type="currency">
            <text:p>$0.00</text:p>
          </table:table-cell>
          <table:table-cell table:style-name="ce18" table:formula="of:=[.E439]+[.D44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18" table:formula="of:=[.B440]-[.C440]" office:value-type="currency" office:currency="USD" office:value="0" calcext:value-type="currency">
            <text:p>$0.00</text:p>
          </table:table-cell>
          <table:table-cell table:style-name="ce18" table:formula="of:=MIN(Payment - [.D441];[.B441])" office:value-type="currency" office:currency="USD" office:value="0" calcext:value-type="currency">
            <text:p>$0.00</text:p>
          </table:table-cell>
          <table:table-cell table:style-name="ce18" table:formula="of:=CEILING(100*[.B441]*InterestRateMonthly)/100" office:value-type="currency" office:currency="USD" office:value="0" calcext:value-type="currency">
            <text:p>$0.00</text:p>
          </table:table-cell>
          <table:table-cell table:style-name="ce18" table:formula="of:=[.E440]+[.D44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18" table:formula="of:=[.B441]-[.C441]" office:value-type="currency" office:currency="USD" office:value="0" calcext:value-type="currency">
            <text:p>$0.00</text:p>
          </table:table-cell>
          <table:table-cell table:style-name="ce18" table:formula="of:=MIN(Payment - [.D442];[.B442])" office:value-type="currency" office:currency="USD" office:value="0" calcext:value-type="currency">
            <text:p>$0.00</text:p>
          </table:table-cell>
          <table:table-cell table:style-name="ce18" table:formula="of:=CEILING(100*[.B442]*InterestRateMonthly)/100" office:value-type="currency" office:currency="USD" office:value="0" calcext:value-type="currency">
            <text:p>$0.00</text:p>
          </table:table-cell>
          <table:table-cell table:style-name="ce18" table:formula="of:=[.E441]+[.D44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18" table:formula="of:=[.B442]-[.C442]" office:value-type="currency" office:currency="USD" office:value="0" calcext:value-type="currency">
            <text:p>$0.00</text:p>
          </table:table-cell>
          <table:table-cell table:style-name="ce18" table:formula="of:=MIN(Payment - [.D443];[.B443])" office:value-type="currency" office:currency="USD" office:value="0" calcext:value-type="currency">
            <text:p>$0.00</text:p>
          </table:table-cell>
          <table:table-cell table:style-name="ce18" table:formula="of:=CEILING(100*[.B443]*InterestRateMonthly)/100" office:value-type="currency" office:currency="USD" office:value="0" calcext:value-type="currency">
            <text:p>$0.00</text:p>
          </table:table-cell>
          <table:table-cell table:style-name="ce18" table:formula="of:=[.E442]+[.D44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18" table:formula="of:=[.B443]-[.C443]" office:value-type="currency" office:currency="USD" office:value="0" calcext:value-type="currency">
            <text:p>$0.00</text:p>
          </table:table-cell>
          <table:table-cell table:style-name="ce18" table:formula="of:=MIN(Payment - [.D444];[.B444])" office:value-type="currency" office:currency="USD" office:value="0" calcext:value-type="currency">
            <text:p>$0.00</text:p>
          </table:table-cell>
          <table:table-cell table:style-name="ce18" table:formula="of:=CEILING(100*[.B444]*InterestRateMonthly)/100" office:value-type="currency" office:currency="USD" office:value="0" calcext:value-type="currency">
            <text:p>$0.00</text:p>
          </table:table-cell>
          <table:table-cell table:style-name="ce18" table:formula="of:=[.E443]+[.D44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18" table:formula="of:=[.B444]-[.C444]" office:value-type="currency" office:currency="USD" office:value="0" calcext:value-type="currency">
            <text:p>$0.00</text:p>
          </table:table-cell>
          <table:table-cell table:style-name="ce18" table:formula="of:=MIN(Payment - [.D445];[.B445])" office:value-type="currency" office:currency="USD" office:value="0" calcext:value-type="currency">
            <text:p>$0.00</text:p>
          </table:table-cell>
          <table:table-cell table:style-name="ce18" table:formula="of:=CEILING(100*[.B445]*InterestRateMonthly)/100" office:value-type="currency" office:currency="USD" office:value="0" calcext:value-type="currency">
            <text:p>$0.00</text:p>
          </table:table-cell>
          <table:table-cell table:style-name="ce18" table:formula="of:=[.E444]+[.D44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18" table:formula="of:=[.B445]-[.C445]" office:value-type="currency" office:currency="USD" office:value="0" calcext:value-type="currency">
            <text:p>$0.00</text:p>
          </table:table-cell>
          <table:table-cell table:style-name="ce18" table:formula="of:=MIN(Payment - [.D446];[.B446])" office:value-type="currency" office:currency="USD" office:value="0" calcext:value-type="currency">
            <text:p>$0.00</text:p>
          </table:table-cell>
          <table:table-cell table:style-name="ce18" table:formula="of:=CEILING(100*[.B446]*InterestRateMonthly)/100" office:value-type="currency" office:currency="USD" office:value="0" calcext:value-type="currency">
            <text:p>$0.00</text:p>
          </table:table-cell>
          <table:table-cell table:style-name="ce18" table:formula="of:=[.E445]+[.D44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18" table:formula="of:=[.B446]-[.C446]" office:value-type="currency" office:currency="USD" office:value="0" calcext:value-type="currency">
            <text:p>$0.00</text:p>
          </table:table-cell>
          <table:table-cell table:style-name="ce18" table:formula="of:=MIN(Payment - [.D447];[.B447])" office:value-type="currency" office:currency="USD" office:value="0" calcext:value-type="currency">
            <text:p>$0.00</text:p>
          </table:table-cell>
          <table:table-cell table:style-name="ce18" table:formula="of:=CEILING(100*[.B447]*InterestRateMonthly)/100" office:value-type="currency" office:currency="USD" office:value="0" calcext:value-type="currency">
            <text:p>$0.00</text:p>
          </table:table-cell>
          <table:table-cell table:style-name="ce18" table:formula="of:=[.E446]+[.D44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18" table:formula="of:=[.B447]-[.C447]" office:value-type="currency" office:currency="USD" office:value="0" calcext:value-type="currency">
            <text:p>$0.00</text:p>
          </table:table-cell>
          <table:table-cell table:style-name="ce18" table:formula="of:=MIN(Payment - [.D448];[.B448])" office:value-type="currency" office:currency="USD" office:value="0" calcext:value-type="currency">
            <text:p>$0.00</text:p>
          </table:table-cell>
          <table:table-cell table:style-name="ce18" table:formula="of:=CEILING(100*[.B448]*InterestRateMonthly)/100" office:value-type="currency" office:currency="USD" office:value="0" calcext:value-type="currency">
            <text:p>$0.00</text:p>
          </table:table-cell>
          <table:table-cell table:style-name="ce18" table:formula="of:=[.E447]+[.D44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18" table:formula="of:=[.B448]-[.C448]" office:value-type="currency" office:currency="USD" office:value="0" calcext:value-type="currency">
            <text:p>$0.00</text:p>
          </table:table-cell>
          <table:table-cell table:style-name="ce18" table:formula="of:=MIN(Payment - [.D449];[.B449])" office:value-type="currency" office:currency="USD" office:value="0" calcext:value-type="currency">
            <text:p>$0.00</text:p>
          </table:table-cell>
          <table:table-cell table:style-name="ce18" table:formula="of:=CEILING(100*[.B449]*InterestRateMonthly)/100" office:value-type="currency" office:currency="USD" office:value="0" calcext:value-type="currency">
            <text:p>$0.00</text:p>
          </table:table-cell>
          <table:table-cell table:style-name="ce18" table:formula="of:=[.E448]+[.D44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18" table:formula="of:=[.B449]-[.C449]" office:value-type="currency" office:currency="USD" office:value="0" calcext:value-type="currency">
            <text:p>$0.00</text:p>
          </table:table-cell>
          <table:table-cell table:style-name="ce18" table:formula="of:=MIN(Payment - [.D450];[.B450])" office:value-type="currency" office:currency="USD" office:value="0" calcext:value-type="currency">
            <text:p>$0.00</text:p>
          </table:table-cell>
          <table:table-cell table:style-name="ce18" table:formula="of:=CEILING(100*[.B450]*InterestRateMonthly)/100" office:value-type="currency" office:currency="USD" office:value="0" calcext:value-type="currency">
            <text:p>$0.00</text:p>
          </table:table-cell>
          <table:table-cell table:style-name="ce18" table:formula="of:=[.E449]+[.D45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18" table:formula="of:=[.B450]-[.C450]" office:value-type="currency" office:currency="USD" office:value="0" calcext:value-type="currency">
            <text:p>$0.00</text:p>
          </table:table-cell>
          <table:table-cell table:style-name="ce18" table:formula="of:=MIN(Payment - [.D451];[.B451])" office:value-type="currency" office:currency="USD" office:value="0" calcext:value-type="currency">
            <text:p>$0.00</text:p>
          </table:table-cell>
          <table:table-cell table:style-name="ce18" table:formula="of:=CEILING(100*[.B451]*InterestRateMonthly)/100" office:value-type="currency" office:currency="USD" office:value="0" calcext:value-type="currency">
            <text:p>$0.00</text:p>
          </table:table-cell>
          <table:table-cell table:style-name="ce18" table:formula="of:=[.E450]+[.D45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18" table:formula="of:=[.B451]-[.C451]" office:value-type="currency" office:currency="USD" office:value="0" calcext:value-type="currency">
            <text:p>$0.00</text:p>
          </table:table-cell>
          <table:table-cell table:style-name="ce18" table:formula="of:=MIN(Payment - [.D452];[.B452])" office:value-type="currency" office:currency="USD" office:value="0" calcext:value-type="currency">
            <text:p>$0.00</text:p>
          </table:table-cell>
          <table:table-cell table:style-name="ce18" table:formula="of:=CEILING(100*[.B452]*InterestRateMonthly)/100" office:value-type="currency" office:currency="USD" office:value="0" calcext:value-type="currency">
            <text:p>$0.00</text:p>
          </table:table-cell>
          <table:table-cell table:style-name="ce18" table:formula="of:=[.E451]+[.D45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18" table:formula="of:=[.B452]-[.C452]" office:value-type="currency" office:currency="USD" office:value="0" calcext:value-type="currency">
            <text:p>$0.00</text:p>
          </table:table-cell>
          <table:table-cell table:style-name="ce18" table:formula="of:=MIN(Payment - [.D453];[.B453])" office:value-type="currency" office:currency="USD" office:value="0" calcext:value-type="currency">
            <text:p>$0.00</text:p>
          </table:table-cell>
          <table:table-cell table:style-name="ce18" table:formula="of:=CEILING(100*[.B453]*InterestRateMonthly)/100" office:value-type="currency" office:currency="USD" office:value="0" calcext:value-type="currency">
            <text:p>$0.00</text:p>
          </table:table-cell>
          <table:table-cell table:style-name="ce18" table:formula="of:=[.E452]+[.D45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18" table:formula="of:=[.B453]-[.C453]" office:value-type="currency" office:currency="USD" office:value="0" calcext:value-type="currency">
            <text:p>$0.00</text:p>
          </table:table-cell>
          <table:table-cell table:style-name="ce18" table:formula="of:=MIN(Payment - [.D454];[.B454])" office:value-type="currency" office:currency="USD" office:value="0" calcext:value-type="currency">
            <text:p>$0.00</text:p>
          </table:table-cell>
          <table:table-cell table:style-name="ce18" table:formula="of:=CEILING(100*[.B454]*InterestRateMonthly)/100" office:value-type="currency" office:currency="USD" office:value="0" calcext:value-type="currency">
            <text:p>$0.00</text:p>
          </table:table-cell>
          <table:table-cell table:style-name="ce18" table:formula="of:=[.E453]+[.D45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18" table:formula="of:=[.B454]-[.C454]" office:value-type="currency" office:currency="USD" office:value="0" calcext:value-type="currency">
            <text:p>$0.00</text:p>
          </table:table-cell>
          <table:table-cell table:style-name="ce18" table:formula="of:=MIN(Payment - [.D455];[.B455])" office:value-type="currency" office:currency="USD" office:value="0" calcext:value-type="currency">
            <text:p>$0.00</text:p>
          </table:table-cell>
          <table:table-cell table:style-name="ce18" table:formula="of:=CEILING(100*[.B455]*InterestRateMonthly)/100" office:value-type="currency" office:currency="USD" office:value="0" calcext:value-type="currency">
            <text:p>$0.00</text:p>
          </table:table-cell>
          <table:table-cell table:style-name="ce18" table:formula="of:=[.E454]+[.D45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18" table:formula="of:=[.B455]-[.C455]" office:value-type="currency" office:currency="USD" office:value="0" calcext:value-type="currency">
            <text:p>$0.00</text:p>
          </table:table-cell>
          <table:table-cell table:style-name="ce18" table:formula="of:=MIN(Payment - [.D456];[.B456])" office:value-type="currency" office:currency="USD" office:value="0" calcext:value-type="currency">
            <text:p>$0.00</text:p>
          </table:table-cell>
          <table:table-cell table:style-name="ce18" table:formula="of:=CEILING(100*[.B456]*InterestRateMonthly)/100" office:value-type="currency" office:currency="USD" office:value="0" calcext:value-type="currency">
            <text:p>$0.00</text:p>
          </table:table-cell>
          <table:table-cell table:style-name="ce18" table:formula="of:=[.E455]+[.D45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18" table:formula="of:=[.B456]-[.C456]" office:value-type="currency" office:currency="USD" office:value="0" calcext:value-type="currency">
            <text:p>$0.00</text:p>
          </table:table-cell>
          <table:table-cell table:style-name="ce18" table:formula="of:=MIN(Payment - [.D457];[.B457])" office:value-type="currency" office:currency="USD" office:value="0" calcext:value-type="currency">
            <text:p>$0.00</text:p>
          </table:table-cell>
          <table:table-cell table:style-name="ce18" table:formula="of:=CEILING(100*[.B457]*InterestRateMonthly)/100" office:value-type="currency" office:currency="USD" office:value="0" calcext:value-type="currency">
            <text:p>$0.00</text:p>
          </table:table-cell>
          <table:table-cell table:style-name="ce18" table:formula="of:=[.E456]+[.D45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18" table:formula="of:=[.B457]-[.C457]" office:value-type="currency" office:currency="USD" office:value="0" calcext:value-type="currency">
            <text:p>$0.00</text:p>
          </table:table-cell>
          <table:table-cell table:style-name="ce18" table:formula="of:=MIN(Payment - [.D458];[.B458])" office:value-type="currency" office:currency="USD" office:value="0" calcext:value-type="currency">
            <text:p>$0.00</text:p>
          </table:table-cell>
          <table:table-cell table:style-name="ce18" table:formula="of:=CEILING(100*[.B458]*InterestRateMonthly)/100" office:value-type="currency" office:currency="USD" office:value="0" calcext:value-type="currency">
            <text:p>$0.00</text:p>
          </table:table-cell>
          <table:table-cell table:style-name="ce18" table:formula="of:=[.E457]+[.D45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18" table:formula="of:=[.B458]-[.C458]" office:value-type="currency" office:currency="USD" office:value="0" calcext:value-type="currency">
            <text:p>$0.00</text:p>
          </table:table-cell>
          <table:table-cell table:style-name="ce18" table:formula="of:=MIN(Payment - [.D459];[.B459])" office:value-type="currency" office:currency="USD" office:value="0" calcext:value-type="currency">
            <text:p>$0.00</text:p>
          </table:table-cell>
          <table:table-cell table:style-name="ce18" table:formula="of:=CEILING(100*[.B459]*InterestRateMonthly)/100" office:value-type="currency" office:currency="USD" office:value="0" calcext:value-type="currency">
            <text:p>$0.00</text:p>
          </table:table-cell>
          <table:table-cell table:style-name="ce18" table:formula="of:=[.E458]+[.D45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18" table:formula="of:=[.B459]-[.C459]" office:value-type="currency" office:currency="USD" office:value="0" calcext:value-type="currency">
            <text:p>$0.00</text:p>
          </table:table-cell>
          <table:table-cell table:style-name="ce18" table:formula="of:=MIN(Payment - [.D460];[.B460])" office:value-type="currency" office:currency="USD" office:value="0" calcext:value-type="currency">
            <text:p>$0.00</text:p>
          </table:table-cell>
          <table:table-cell table:style-name="ce18" table:formula="of:=CEILING(100*[.B460]*InterestRateMonthly)/100" office:value-type="currency" office:currency="USD" office:value="0" calcext:value-type="currency">
            <text:p>$0.00</text:p>
          </table:table-cell>
          <table:table-cell table:style-name="ce18" table:formula="of:=[.E459]+[.D46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18" table:formula="of:=[.B460]-[.C460]" office:value-type="currency" office:currency="USD" office:value="0" calcext:value-type="currency">
            <text:p>$0.00</text:p>
          </table:table-cell>
          <table:table-cell table:style-name="ce18" table:formula="of:=MIN(Payment - [.D461];[.B461])" office:value-type="currency" office:currency="USD" office:value="0" calcext:value-type="currency">
            <text:p>$0.00</text:p>
          </table:table-cell>
          <table:table-cell table:style-name="ce18" table:formula="of:=CEILING(100*[.B461]*InterestRateMonthly)/100" office:value-type="currency" office:currency="USD" office:value="0" calcext:value-type="currency">
            <text:p>$0.00</text:p>
          </table:table-cell>
          <table:table-cell table:style-name="ce18" table:formula="of:=[.E460]+[.D46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18" table:formula="of:=[.B461]-[.C461]" office:value-type="currency" office:currency="USD" office:value="0" calcext:value-type="currency">
            <text:p>$0.00</text:p>
          </table:table-cell>
          <table:table-cell table:style-name="ce18" table:formula="of:=MIN(Payment - [.D462];[.B462])" office:value-type="currency" office:currency="USD" office:value="0" calcext:value-type="currency">
            <text:p>$0.00</text:p>
          </table:table-cell>
          <table:table-cell table:style-name="ce18" table:formula="of:=CEILING(100*[.B462]*InterestRateMonthly)/100" office:value-type="currency" office:currency="USD" office:value="0" calcext:value-type="currency">
            <text:p>$0.00</text:p>
          </table:table-cell>
          <table:table-cell table:style-name="ce18" table:formula="of:=[.E461]+[.D46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18" table:formula="of:=[.B462]-[.C462]" office:value-type="currency" office:currency="USD" office:value="0" calcext:value-type="currency">
            <text:p>$0.00</text:p>
          </table:table-cell>
          <table:table-cell table:style-name="ce18" table:formula="of:=MIN(Payment - [.D463];[.B463])" office:value-type="currency" office:currency="USD" office:value="0" calcext:value-type="currency">
            <text:p>$0.00</text:p>
          </table:table-cell>
          <table:table-cell table:style-name="ce18" table:formula="of:=CEILING(100*[.B463]*InterestRateMonthly)/100" office:value-type="currency" office:currency="USD" office:value="0" calcext:value-type="currency">
            <text:p>$0.00</text:p>
          </table:table-cell>
          <table:table-cell table:style-name="ce18" table:formula="of:=[.E462]+[.D46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18" table:formula="of:=[.B463]-[.C463]" office:value-type="currency" office:currency="USD" office:value="0" calcext:value-type="currency">
            <text:p>$0.00</text:p>
          </table:table-cell>
          <table:table-cell table:style-name="ce18" table:formula="of:=MIN(Payment - [.D464];[.B464])" office:value-type="currency" office:currency="USD" office:value="0" calcext:value-type="currency">
            <text:p>$0.00</text:p>
          </table:table-cell>
          <table:table-cell table:style-name="ce18" table:formula="of:=CEILING(100*[.B464]*InterestRateMonthly)/100" office:value-type="currency" office:currency="USD" office:value="0" calcext:value-type="currency">
            <text:p>$0.00</text:p>
          </table:table-cell>
          <table:table-cell table:style-name="ce18" table:formula="of:=[.E463]+[.D46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18" table:formula="of:=[.B464]-[.C464]" office:value-type="currency" office:currency="USD" office:value="0" calcext:value-type="currency">
            <text:p>$0.00</text:p>
          </table:table-cell>
          <table:table-cell table:style-name="ce18" table:formula="of:=MIN(Payment - [.D465];[.B465])" office:value-type="currency" office:currency="USD" office:value="0" calcext:value-type="currency">
            <text:p>$0.00</text:p>
          </table:table-cell>
          <table:table-cell table:style-name="ce18" table:formula="of:=CEILING(100*[.B465]*InterestRateMonthly)/100" office:value-type="currency" office:currency="USD" office:value="0" calcext:value-type="currency">
            <text:p>$0.00</text:p>
          </table:table-cell>
          <table:table-cell table:style-name="ce18" table:formula="of:=[.E464]+[.D46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18" table:formula="of:=[.B465]-[.C465]" office:value-type="currency" office:currency="USD" office:value="0" calcext:value-type="currency">
            <text:p>$0.00</text:p>
          </table:table-cell>
          <table:table-cell table:style-name="ce18" table:formula="of:=MIN(Payment - [.D466];[.B466])" office:value-type="currency" office:currency="USD" office:value="0" calcext:value-type="currency">
            <text:p>$0.00</text:p>
          </table:table-cell>
          <table:table-cell table:style-name="ce18" table:formula="of:=CEILING(100*[.B466]*InterestRateMonthly)/100" office:value-type="currency" office:currency="USD" office:value="0" calcext:value-type="currency">
            <text:p>$0.00</text:p>
          </table:table-cell>
          <table:table-cell table:style-name="ce18" table:formula="of:=[.E465]+[.D46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18" table:formula="of:=[.B466]-[.C466]" office:value-type="currency" office:currency="USD" office:value="0" calcext:value-type="currency">
            <text:p>$0.00</text:p>
          </table:table-cell>
          <table:table-cell table:style-name="ce18" table:formula="of:=MIN(Payment - [.D467];[.B467])" office:value-type="currency" office:currency="USD" office:value="0" calcext:value-type="currency">
            <text:p>$0.00</text:p>
          </table:table-cell>
          <table:table-cell table:style-name="ce18" table:formula="of:=CEILING(100*[.B467]*InterestRateMonthly)/100" office:value-type="currency" office:currency="USD" office:value="0" calcext:value-type="currency">
            <text:p>$0.00</text:p>
          </table:table-cell>
          <table:table-cell table:style-name="ce18" table:formula="of:=[.E466]+[.D46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18" table:formula="of:=[.B467]-[.C467]" office:value-type="currency" office:currency="USD" office:value="0" calcext:value-type="currency">
            <text:p>$0.00</text:p>
          </table:table-cell>
          <table:table-cell table:style-name="ce18" table:formula="of:=MIN(Payment - [.D468];[.B468])" office:value-type="currency" office:currency="USD" office:value="0" calcext:value-type="currency">
            <text:p>$0.00</text:p>
          </table:table-cell>
          <table:table-cell table:style-name="ce18" table:formula="of:=CEILING(100*[.B468]*InterestRateMonthly)/100" office:value-type="currency" office:currency="USD" office:value="0" calcext:value-type="currency">
            <text:p>$0.00</text:p>
          </table:table-cell>
          <table:table-cell table:style-name="ce18" table:formula="of:=[.E467]+[.D46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18" table:formula="of:=[.B468]-[.C468]" office:value-type="currency" office:currency="USD" office:value="0" calcext:value-type="currency">
            <text:p>$0.00</text:p>
          </table:table-cell>
          <table:table-cell table:style-name="ce18" table:formula="of:=MIN(Payment - [.D469];[.B469])" office:value-type="currency" office:currency="USD" office:value="0" calcext:value-type="currency">
            <text:p>$0.00</text:p>
          </table:table-cell>
          <table:table-cell table:style-name="ce18" table:formula="of:=CEILING(100*[.B469]*InterestRateMonthly)/100" office:value-type="currency" office:currency="USD" office:value="0" calcext:value-type="currency">
            <text:p>$0.00</text:p>
          </table:table-cell>
          <table:table-cell table:style-name="ce18" table:formula="of:=[.E468]+[.D46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18" table:formula="of:=[.B469]-[.C469]" office:value-type="currency" office:currency="USD" office:value="0" calcext:value-type="currency">
            <text:p>$0.00</text:p>
          </table:table-cell>
          <table:table-cell table:style-name="ce18" table:formula="of:=MIN(Payment - [.D470];[.B470])" office:value-type="currency" office:currency="USD" office:value="0" calcext:value-type="currency">
            <text:p>$0.00</text:p>
          </table:table-cell>
          <table:table-cell table:style-name="ce18" table:formula="of:=CEILING(100*[.B470]*InterestRateMonthly)/100" office:value-type="currency" office:currency="USD" office:value="0" calcext:value-type="currency">
            <text:p>$0.00</text:p>
          </table:table-cell>
          <table:table-cell table:style-name="ce18" table:formula="of:=[.E469]+[.D47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18" table:formula="of:=[.B470]-[.C470]" office:value-type="currency" office:currency="USD" office:value="0" calcext:value-type="currency">
            <text:p>$0.00</text:p>
          </table:table-cell>
          <table:table-cell table:style-name="ce18" table:formula="of:=MIN(Payment - [.D471];[.B471])" office:value-type="currency" office:currency="USD" office:value="0" calcext:value-type="currency">
            <text:p>$0.00</text:p>
          </table:table-cell>
          <table:table-cell table:style-name="ce18" table:formula="of:=CEILING(100*[.B471]*InterestRateMonthly)/100" office:value-type="currency" office:currency="USD" office:value="0" calcext:value-type="currency">
            <text:p>$0.00</text:p>
          </table:table-cell>
          <table:table-cell table:style-name="ce18" table:formula="of:=[.E470]+[.D47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18" table:formula="of:=[.B471]-[.C471]" office:value-type="currency" office:currency="USD" office:value="0" calcext:value-type="currency">
            <text:p>$0.00</text:p>
          </table:table-cell>
          <table:table-cell table:style-name="ce18" table:formula="of:=MIN(Payment - [.D472];[.B472])" office:value-type="currency" office:currency="USD" office:value="0" calcext:value-type="currency">
            <text:p>$0.00</text:p>
          </table:table-cell>
          <table:table-cell table:style-name="ce18" table:formula="of:=CEILING(100*[.B472]*InterestRateMonthly)/100" office:value-type="currency" office:currency="USD" office:value="0" calcext:value-type="currency">
            <text:p>$0.00</text:p>
          </table:table-cell>
          <table:table-cell table:style-name="ce18" table:formula="of:=[.E471]+[.D47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18" table:formula="of:=[.B472]-[.C472]" office:value-type="currency" office:currency="USD" office:value="0" calcext:value-type="currency">
            <text:p>$0.00</text:p>
          </table:table-cell>
          <table:table-cell table:style-name="ce18" table:formula="of:=MIN(Payment - [.D473];[.B473])" office:value-type="currency" office:currency="USD" office:value="0" calcext:value-type="currency">
            <text:p>$0.00</text:p>
          </table:table-cell>
          <table:table-cell table:style-name="ce18" table:formula="of:=CEILING(100*[.B473]*InterestRateMonthly)/100" office:value-type="currency" office:currency="USD" office:value="0" calcext:value-type="currency">
            <text:p>$0.00</text:p>
          </table:table-cell>
          <table:table-cell table:style-name="ce18" table:formula="of:=[.E472]+[.D47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18" table:formula="of:=[.B473]-[.C473]" office:value-type="currency" office:currency="USD" office:value="0" calcext:value-type="currency">
            <text:p>$0.00</text:p>
          </table:table-cell>
          <table:table-cell table:style-name="ce18" table:formula="of:=MIN(Payment - [.D474];[.B474])" office:value-type="currency" office:currency="USD" office:value="0" calcext:value-type="currency">
            <text:p>$0.00</text:p>
          </table:table-cell>
          <table:table-cell table:style-name="ce18" table:formula="of:=CEILING(100*[.B474]*InterestRateMonthly)/100" office:value-type="currency" office:currency="USD" office:value="0" calcext:value-type="currency">
            <text:p>$0.00</text:p>
          </table:table-cell>
          <table:table-cell table:style-name="ce18" table:formula="of:=[.E473]+[.D47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18" table:formula="of:=[.B474]-[.C474]" office:value-type="currency" office:currency="USD" office:value="0" calcext:value-type="currency">
            <text:p>$0.00</text:p>
          </table:table-cell>
          <table:table-cell table:style-name="ce18" table:formula="of:=MIN(Payment - [.D475];[.B475])" office:value-type="currency" office:currency="USD" office:value="0" calcext:value-type="currency">
            <text:p>$0.00</text:p>
          </table:table-cell>
          <table:table-cell table:style-name="ce18" table:formula="of:=CEILING(100*[.B475]*InterestRateMonthly)/100" office:value-type="currency" office:currency="USD" office:value="0" calcext:value-type="currency">
            <text:p>$0.00</text:p>
          </table:table-cell>
          <table:table-cell table:style-name="ce18" table:formula="of:=[.E474]+[.D47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18" table:formula="of:=[.B475]-[.C475]" office:value-type="currency" office:currency="USD" office:value="0" calcext:value-type="currency">
            <text:p>$0.00</text:p>
          </table:table-cell>
          <table:table-cell table:style-name="ce18" table:formula="of:=MIN(Payment - [.D476];[.B476])" office:value-type="currency" office:currency="USD" office:value="0" calcext:value-type="currency">
            <text:p>$0.00</text:p>
          </table:table-cell>
          <table:table-cell table:style-name="ce18" table:formula="of:=CEILING(100*[.B476]*InterestRateMonthly)/100" office:value-type="currency" office:currency="USD" office:value="0" calcext:value-type="currency">
            <text:p>$0.00</text:p>
          </table:table-cell>
          <table:table-cell table:style-name="ce18" table:formula="of:=[.E475]+[.D47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18" table:formula="of:=[.B476]-[.C476]" office:value-type="currency" office:currency="USD" office:value="0" calcext:value-type="currency">
            <text:p>$0.00</text:p>
          </table:table-cell>
          <table:table-cell table:style-name="ce18" table:formula="of:=MIN(Payment - [.D477];[.B477])" office:value-type="currency" office:currency="USD" office:value="0" calcext:value-type="currency">
            <text:p>$0.00</text:p>
          </table:table-cell>
          <table:table-cell table:style-name="ce18" table:formula="of:=CEILING(100*[.B477]*InterestRateMonthly)/100" office:value-type="currency" office:currency="USD" office:value="0" calcext:value-type="currency">
            <text:p>$0.00</text:p>
          </table:table-cell>
          <table:table-cell table:style-name="ce18" table:formula="of:=[.E476]+[.D47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18" table:formula="of:=[.B477]-[.C477]" office:value-type="currency" office:currency="USD" office:value="0" calcext:value-type="currency">
            <text:p>$0.00</text:p>
          </table:table-cell>
          <table:table-cell table:style-name="ce18" table:formula="of:=MIN(Payment - [.D478];[.B478])" office:value-type="currency" office:currency="USD" office:value="0" calcext:value-type="currency">
            <text:p>$0.00</text:p>
          </table:table-cell>
          <table:table-cell table:style-name="ce18" table:formula="of:=CEILING(100*[.B478]*InterestRateMonthly)/100" office:value-type="currency" office:currency="USD" office:value="0" calcext:value-type="currency">
            <text:p>$0.00</text:p>
          </table:table-cell>
          <table:table-cell table:style-name="ce18" table:formula="of:=[.E477]+[.D47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18" table:formula="of:=[.B478]-[.C478]" office:value-type="currency" office:currency="USD" office:value="0" calcext:value-type="currency">
            <text:p>$0.00</text:p>
          </table:table-cell>
          <table:table-cell table:style-name="ce18" table:formula="of:=MIN(Payment - [.D479];[.B479])" office:value-type="currency" office:currency="USD" office:value="0" calcext:value-type="currency">
            <text:p>$0.00</text:p>
          </table:table-cell>
          <table:table-cell table:style-name="ce18" table:formula="of:=CEILING(100*[.B479]*InterestRateMonthly)/100" office:value-type="currency" office:currency="USD" office:value="0" calcext:value-type="currency">
            <text:p>$0.00</text:p>
          </table:table-cell>
          <table:table-cell table:style-name="ce18" table:formula="of:=[.E478]+[.D47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18" table:formula="of:=[.B479]-[.C479]" office:value-type="currency" office:currency="USD" office:value="0" calcext:value-type="currency">
            <text:p>$0.00</text:p>
          </table:table-cell>
          <table:table-cell table:style-name="ce18" table:formula="of:=MIN(Payment - [.D480];[.B480])" office:value-type="currency" office:currency="USD" office:value="0" calcext:value-type="currency">
            <text:p>$0.00</text:p>
          </table:table-cell>
          <table:table-cell table:style-name="ce18" table:formula="of:=CEILING(100*[.B480]*InterestRateMonthly)/100" office:value-type="currency" office:currency="USD" office:value="0" calcext:value-type="currency">
            <text:p>$0.00</text:p>
          </table:table-cell>
          <table:table-cell table:style-name="ce18" table:formula="of:=[.E479]+[.D48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18" table:formula="of:=[.B480]-[.C480]" office:value-type="currency" office:currency="USD" office:value="0" calcext:value-type="currency">
            <text:p>$0.00</text:p>
          </table:table-cell>
          <table:table-cell table:style-name="ce18" table:formula="of:=MIN(Payment - [.D481];[.B481])" office:value-type="currency" office:currency="USD" office:value="0" calcext:value-type="currency">
            <text:p>$0.00</text:p>
          </table:table-cell>
          <table:table-cell table:style-name="ce18" table:formula="of:=CEILING(100*[.B481]*InterestRateMonthly)/100" office:value-type="currency" office:currency="USD" office:value="0" calcext:value-type="currency">
            <text:p>$0.00</text:p>
          </table:table-cell>
          <table:table-cell table:style-name="ce18" table:formula="of:=[.E480]+[.D48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18" table:formula="of:=[.B481]-[.C481]" office:value-type="currency" office:currency="USD" office:value="0" calcext:value-type="currency">
            <text:p>$0.00</text:p>
          </table:table-cell>
          <table:table-cell table:style-name="ce18" table:formula="of:=MIN(Payment - [.D482];[.B482])" office:value-type="currency" office:currency="USD" office:value="0" calcext:value-type="currency">
            <text:p>$0.00</text:p>
          </table:table-cell>
          <table:table-cell table:style-name="ce18" table:formula="of:=CEILING(100*[.B482]*InterestRateMonthly)/100" office:value-type="currency" office:currency="USD" office:value="0" calcext:value-type="currency">
            <text:p>$0.00</text:p>
          </table:table-cell>
          <table:table-cell table:style-name="ce18" table:formula="of:=[.E481]+[.D48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18" table:formula="of:=[.B482]-[.C482]" office:value-type="currency" office:currency="USD" office:value="0" calcext:value-type="currency">
            <text:p>$0.00</text:p>
          </table:table-cell>
          <table:table-cell table:style-name="ce18" table:formula="of:=MIN(Payment - [.D483];[.B483])" office:value-type="currency" office:currency="USD" office:value="0" calcext:value-type="currency">
            <text:p>$0.00</text:p>
          </table:table-cell>
          <table:table-cell table:style-name="ce18" table:formula="of:=CEILING(100*[.B483]*InterestRateMonthly)/100" office:value-type="currency" office:currency="USD" office:value="0" calcext:value-type="currency">
            <text:p>$0.00</text:p>
          </table:table-cell>
          <table:table-cell table:style-name="ce18" table:formula="of:=[.E482]+[.D48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18" table:formula="of:=[.B483]-[.C483]" office:value-type="currency" office:currency="USD" office:value="0" calcext:value-type="currency">
            <text:p>$0.00</text:p>
          </table:table-cell>
          <table:table-cell table:style-name="ce18" table:formula="of:=MIN(Payment - [.D484];[.B484])" office:value-type="currency" office:currency="USD" office:value="0" calcext:value-type="currency">
            <text:p>$0.00</text:p>
          </table:table-cell>
          <table:table-cell table:style-name="ce18" table:formula="of:=CEILING(100*[.B484]*InterestRateMonthly)/100" office:value-type="currency" office:currency="USD" office:value="0" calcext:value-type="currency">
            <text:p>$0.00</text:p>
          </table:table-cell>
          <table:table-cell table:style-name="ce18" table:formula="of:=[.E483]+[.D48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18" table:formula="of:=[.B484]-[.C484]" office:value-type="currency" office:currency="USD" office:value="0" calcext:value-type="currency">
            <text:p>$0.00</text:p>
          </table:table-cell>
          <table:table-cell table:style-name="ce18" table:formula="of:=MIN(Payment - [.D485];[.B485])" office:value-type="currency" office:currency="USD" office:value="0" calcext:value-type="currency">
            <text:p>$0.00</text:p>
          </table:table-cell>
          <table:table-cell table:style-name="ce18" table:formula="of:=CEILING(100*[.B485]*InterestRateMonthly)/100" office:value-type="currency" office:currency="USD" office:value="0" calcext:value-type="currency">
            <text:p>$0.00</text:p>
          </table:table-cell>
          <table:table-cell table:style-name="ce18" table:formula="of:=[.E484]+[.D48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18" table:formula="of:=[.B485]-[.C485]" office:value-type="currency" office:currency="USD" office:value="0" calcext:value-type="currency">
            <text:p>$0.00</text:p>
          </table:table-cell>
          <table:table-cell table:style-name="ce18" table:formula="of:=MIN(Payment - [.D486];[.B486])" office:value-type="currency" office:currency="USD" office:value="0" calcext:value-type="currency">
            <text:p>$0.00</text:p>
          </table:table-cell>
          <table:table-cell table:style-name="ce18" table:formula="of:=CEILING(100*[.B486]*InterestRateMonthly)/100" office:value-type="currency" office:currency="USD" office:value="0" calcext:value-type="currency">
            <text:p>$0.00</text:p>
          </table:table-cell>
          <table:table-cell table:style-name="ce18" table:formula="of:=[.E485]+[.D48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18" table:formula="of:=[.B486]-[.C486]" office:value-type="currency" office:currency="USD" office:value="0" calcext:value-type="currency">
            <text:p>$0.00</text:p>
          </table:table-cell>
          <table:table-cell table:style-name="ce18" table:formula="of:=MIN(Payment - [.D487];[.B487])" office:value-type="currency" office:currency="USD" office:value="0" calcext:value-type="currency">
            <text:p>$0.00</text:p>
          </table:table-cell>
          <table:table-cell table:style-name="ce18" table:formula="of:=CEILING(100*[.B487]*InterestRateMonthly)/100" office:value-type="currency" office:currency="USD" office:value="0" calcext:value-type="currency">
            <text:p>$0.00</text:p>
          </table:table-cell>
          <table:table-cell table:style-name="ce18" table:formula="of:=[.E486]+[.D48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18" table:formula="of:=[.B487]-[.C487]" office:value-type="currency" office:currency="USD" office:value="0" calcext:value-type="currency">
            <text:p>$0.00</text:p>
          </table:table-cell>
          <table:table-cell table:style-name="ce18" table:formula="of:=MIN(Payment - [.D488];[.B488])" office:value-type="currency" office:currency="USD" office:value="0" calcext:value-type="currency">
            <text:p>$0.00</text:p>
          </table:table-cell>
          <table:table-cell table:style-name="ce18" table:formula="of:=CEILING(100*[.B488]*InterestRateMonthly)/100" office:value-type="currency" office:currency="USD" office:value="0" calcext:value-type="currency">
            <text:p>$0.00</text:p>
          </table:table-cell>
          <table:table-cell table:style-name="ce18" table:formula="of:=[.E487]+[.D48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18" table:formula="of:=[.B488]-[.C488]" office:value-type="currency" office:currency="USD" office:value="0" calcext:value-type="currency">
            <text:p>$0.00</text:p>
          </table:table-cell>
          <table:table-cell table:style-name="ce18" table:formula="of:=MIN(Payment - [.D489];[.B489])" office:value-type="currency" office:currency="USD" office:value="0" calcext:value-type="currency">
            <text:p>$0.00</text:p>
          </table:table-cell>
          <table:table-cell table:style-name="ce18" table:formula="of:=CEILING(100*[.B489]*InterestRateMonthly)/100" office:value-type="currency" office:currency="USD" office:value="0" calcext:value-type="currency">
            <text:p>$0.00</text:p>
          </table:table-cell>
          <table:table-cell table:style-name="ce18" table:formula="of:=[.E488]+[.D48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18" table:formula="of:=[.B489]-[.C489]" office:value-type="currency" office:currency="USD" office:value="0" calcext:value-type="currency">
            <text:p>$0.00</text:p>
          </table:table-cell>
          <table:table-cell table:style-name="ce18" table:formula="of:=MIN(Payment - [.D490];[.B490])" office:value-type="currency" office:currency="USD" office:value="0" calcext:value-type="currency">
            <text:p>$0.00</text:p>
          </table:table-cell>
          <table:table-cell table:style-name="ce18" table:formula="of:=CEILING(100*[.B490]*InterestRateMonthly)/100" office:value-type="currency" office:currency="USD" office:value="0" calcext:value-type="currency">
            <text:p>$0.00</text:p>
          </table:table-cell>
          <table:table-cell table:style-name="ce18" table:formula="of:=[.E489]+[.D49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18" table:formula="of:=[.B490]-[.C490]" office:value-type="currency" office:currency="USD" office:value="0" calcext:value-type="currency">
            <text:p>$0.00</text:p>
          </table:table-cell>
          <table:table-cell table:style-name="ce18" table:formula="of:=MIN(Payment - [.D491];[.B491])" office:value-type="currency" office:currency="USD" office:value="0" calcext:value-type="currency">
            <text:p>$0.00</text:p>
          </table:table-cell>
          <table:table-cell table:style-name="ce18" table:formula="of:=CEILING(100*[.B491]*InterestRateMonthly)/100" office:value-type="currency" office:currency="USD" office:value="0" calcext:value-type="currency">
            <text:p>$0.00</text:p>
          </table:table-cell>
          <table:table-cell table:style-name="ce18" table:formula="of:=[.E490]+[.D49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18" table:formula="of:=[.B491]-[.C491]" office:value-type="currency" office:currency="USD" office:value="0" calcext:value-type="currency">
            <text:p>$0.00</text:p>
          </table:table-cell>
          <table:table-cell table:style-name="ce18" table:formula="of:=MIN(Payment - [.D492];[.B492])" office:value-type="currency" office:currency="USD" office:value="0" calcext:value-type="currency">
            <text:p>$0.00</text:p>
          </table:table-cell>
          <table:table-cell table:style-name="ce18" table:formula="of:=CEILING(100*[.B492]*InterestRateMonthly)/100" office:value-type="currency" office:currency="USD" office:value="0" calcext:value-type="currency">
            <text:p>$0.00</text:p>
          </table:table-cell>
          <table:table-cell table:style-name="ce18" table:formula="of:=[.E491]+[.D49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18" table:formula="of:=[.B492]-[.C492]" office:value-type="currency" office:currency="USD" office:value="0" calcext:value-type="currency">
            <text:p>$0.00</text:p>
          </table:table-cell>
          <table:table-cell table:style-name="ce18" table:formula="of:=MIN(Payment - [.D493];[.B493])" office:value-type="currency" office:currency="USD" office:value="0" calcext:value-type="currency">
            <text:p>$0.00</text:p>
          </table:table-cell>
          <table:table-cell table:style-name="ce18" table:formula="of:=CEILING(100*[.B493]*InterestRateMonthly)/100" office:value-type="currency" office:currency="USD" office:value="0" calcext:value-type="currency">
            <text:p>$0.00</text:p>
          </table:table-cell>
          <table:table-cell table:style-name="ce18" table:formula="of:=[.E492]+[.D49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18" table:formula="of:=[.B493]-[.C493]" office:value-type="currency" office:currency="USD" office:value="0" calcext:value-type="currency">
            <text:p>$0.00</text:p>
          </table:table-cell>
          <table:table-cell table:style-name="ce18" table:formula="of:=MIN(Payment - [.D494];[.B494])" office:value-type="currency" office:currency="USD" office:value="0" calcext:value-type="currency">
            <text:p>$0.00</text:p>
          </table:table-cell>
          <table:table-cell table:style-name="ce18" table:formula="of:=CEILING(100*[.B494]*InterestRateMonthly)/100" office:value-type="currency" office:currency="USD" office:value="0" calcext:value-type="currency">
            <text:p>$0.00</text:p>
          </table:table-cell>
          <table:table-cell table:style-name="ce18" table:formula="of:=[.E493]+[.D49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18" table:formula="of:=[.B494]-[.C494]" office:value-type="currency" office:currency="USD" office:value="0" calcext:value-type="currency">
            <text:p>$0.00</text:p>
          </table:table-cell>
          <table:table-cell table:style-name="ce18" table:formula="of:=MIN(Payment - [.D495];[.B495])" office:value-type="currency" office:currency="USD" office:value="0" calcext:value-type="currency">
            <text:p>$0.00</text:p>
          </table:table-cell>
          <table:table-cell table:style-name="ce18" table:formula="of:=CEILING(100*[.B495]*InterestRateMonthly)/100" office:value-type="currency" office:currency="USD" office:value="0" calcext:value-type="currency">
            <text:p>$0.00</text:p>
          </table:table-cell>
          <table:table-cell table:style-name="ce18" table:formula="of:=[.E494]+[.D49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18" table:formula="of:=[.B495]-[.C495]" office:value-type="currency" office:currency="USD" office:value="0" calcext:value-type="currency">
            <text:p>$0.00</text:p>
          </table:table-cell>
          <table:table-cell table:style-name="ce18" table:formula="of:=MIN(Payment - [.D496];[.B496])" office:value-type="currency" office:currency="USD" office:value="0" calcext:value-type="currency">
            <text:p>$0.00</text:p>
          </table:table-cell>
          <table:table-cell table:style-name="ce18" table:formula="of:=CEILING(100*[.B496]*InterestRateMonthly)/100" office:value-type="currency" office:currency="USD" office:value="0" calcext:value-type="currency">
            <text:p>$0.00</text:p>
          </table:table-cell>
          <table:table-cell table:style-name="ce18" table:formula="of:=[.E495]+[.D49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18" table:formula="of:=[.B496]-[.C496]" office:value-type="currency" office:currency="USD" office:value="0" calcext:value-type="currency">
            <text:p>$0.00</text:p>
          </table:table-cell>
          <table:table-cell table:style-name="ce18" table:formula="of:=MIN(Payment - [.D497];[.B497])" office:value-type="currency" office:currency="USD" office:value="0" calcext:value-type="currency">
            <text:p>$0.00</text:p>
          </table:table-cell>
          <table:table-cell table:style-name="ce18" table:formula="of:=CEILING(100*[.B497]*InterestRateMonthly)/100" office:value-type="currency" office:currency="USD" office:value="0" calcext:value-type="currency">
            <text:p>$0.00</text:p>
          </table:table-cell>
          <table:table-cell table:style-name="ce18" table:formula="of:=[.E496]+[.D49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18" table:formula="of:=[.B497]-[.C497]" office:value-type="currency" office:currency="USD" office:value="0" calcext:value-type="currency">
            <text:p>$0.00</text:p>
          </table:table-cell>
          <table:table-cell table:style-name="ce18" table:formula="of:=MIN(Payment - [.D498];[.B498])" office:value-type="currency" office:currency="USD" office:value="0" calcext:value-type="currency">
            <text:p>$0.00</text:p>
          </table:table-cell>
          <table:table-cell table:style-name="ce18" table:formula="of:=CEILING(100*[.B498]*InterestRateMonthly)/100" office:value-type="currency" office:currency="USD" office:value="0" calcext:value-type="currency">
            <text:p>$0.00</text:p>
          </table:table-cell>
          <table:table-cell table:style-name="ce18" table:formula="of:=[.E497]+[.D49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18" table:formula="of:=[.B498]-[.C498]" office:value-type="currency" office:currency="USD" office:value="0" calcext:value-type="currency">
            <text:p>$0.00</text:p>
          </table:table-cell>
          <table:table-cell table:style-name="ce18" table:formula="of:=MIN(Payment - [.D499];[.B499])" office:value-type="currency" office:currency="USD" office:value="0" calcext:value-type="currency">
            <text:p>$0.00</text:p>
          </table:table-cell>
          <table:table-cell table:style-name="ce18" table:formula="of:=CEILING(100*[.B499]*InterestRateMonthly)/100" office:value-type="currency" office:currency="USD" office:value="0" calcext:value-type="currency">
            <text:p>$0.00</text:p>
          </table:table-cell>
          <table:table-cell table:style-name="ce18" table:formula="of:=[.E498]+[.D49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18" table:formula="of:=[.B499]-[.C499]" office:value-type="currency" office:currency="USD" office:value="0" calcext:value-type="currency">
            <text:p>$0.00</text:p>
          </table:table-cell>
          <table:table-cell table:style-name="ce18" table:formula="of:=MIN(Payment - [.D500];[.B500])" office:value-type="currency" office:currency="USD" office:value="0" calcext:value-type="currency">
            <text:p>$0.00</text:p>
          </table:table-cell>
          <table:table-cell table:style-name="ce18" table:formula="of:=CEILING(100*[.B500]*InterestRateMonthly)/100" office:value-type="currency" office:currency="USD" office:value="0" calcext:value-type="currency">
            <text:p>$0.00</text:p>
          </table:table-cell>
          <table:table-cell table:style-name="ce18" table:formula="of:=[.E499]+[.D50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18" table:formula="of:=[.B500]-[.C500]" office:value-type="currency" office:currency="USD" office:value="0" calcext:value-type="currency">
            <text:p>$0.00</text:p>
          </table:table-cell>
          <table:table-cell table:style-name="ce18" table:formula="of:=MIN(Payment - [.D501];[.B501])" office:value-type="currency" office:currency="USD" office:value="0" calcext:value-type="currency">
            <text:p>$0.00</text:p>
          </table:table-cell>
          <table:table-cell table:style-name="ce18" table:formula="of:=CEILING(100*[.B501]*InterestRateMonthly)/100" office:value-type="currency" office:currency="USD" office:value="0" calcext:value-type="currency">
            <text:p>$0.00</text:p>
          </table:table-cell>
          <table:table-cell table:style-name="ce18" table:formula="of:=[.E500]+[.D50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18" table:formula="of:=[.B501]-[.C501]" office:value-type="currency" office:currency="USD" office:value="0" calcext:value-type="currency">
            <text:p>$0.00</text:p>
          </table:table-cell>
          <table:table-cell table:style-name="ce18" table:formula="of:=MIN(Payment - [.D502];[.B502])" office:value-type="currency" office:currency="USD" office:value="0" calcext:value-type="currency">
            <text:p>$0.00</text:p>
          </table:table-cell>
          <table:table-cell table:style-name="ce18" table:formula="of:=CEILING(100*[.B502]*InterestRateMonthly)/100" office:value-type="currency" office:currency="USD" office:value="0" calcext:value-type="currency">
            <text:p>$0.00</text:p>
          </table:table-cell>
          <table:table-cell table:style-name="ce18" table:formula="of:=[.E501]+[.D50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18" table:formula="of:=[.B502]-[.C502]" office:value-type="currency" office:currency="USD" office:value="0" calcext:value-type="currency">
            <text:p>$0.00</text:p>
          </table:table-cell>
          <table:table-cell table:style-name="ce18" table:formula="of:=MIN(Payment - [.D503];[.B503])" office:value-type="currency" office:currency="USD" office:value="0" calcext:value-type="currency">
            <text:p>$0.00</text:p>
          </table:table-cell>
          <table:table-cell table:style-name="ce18" table:formula="of:=CEILING(100*[.B503]*InterestRateMonthly)/100" office:value-type="currency" office:currency="USD" office:value="0" calcext:value-type="currency">
            <text:p>$0.00</text:p>
          </table:table-cell>
          <table:table-cell table:style-name="ce18" table:formula="of:=[.E502]+[.D50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18" table:formula="of:=[.B503]-[.C503]" office:value-type="currency" office:currency="USD" office:value="0" calcext:value-type="currency">
            <text:p>$0.00</text:p>
          </table:table-cell>
          <table:table-cell table:style-name="ce18" table:formula="of:=MIN(Payment - [.D504];[.B504])" office:value-type="currency" office:currency="USD" office:value="0" calcext:value-type="currency">
            <text:p>$0.00</text:p>
          </table:table-cell>
          <table:table-cell table:style-name="ce18" table:formula="of:=CEILING(100*[.B504]*InterestRateMonthly)/100" office:value-type="currency" office:currency="USD" office:value="0" calcext:value-type="currency">
            <text:p>$0.00</text:p>
          </table:table-cell>
          <table:table-cell table:style-name="ce18" table:formula="of:=[.E503]+[.D50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18" table:formula="of:=[.B504]-[.C504]" office:value-type="currency" office:currency="USD" office:value="0" calcext:value-type="currency">
            <text:p>$0.00</text:p>
          </table:table-cell>
          <table:table-cell table:style-name="ce18" table:formula="of:=MIN(Payment - [.D505];[.B505])" office:value-type="currency" office:currency="USD" office:value="0" calcext:value-type="currency">
            <text:p>$0.00</text:p>
          </table:table-cell>
          <table:table-cell table:style-name="ce18" table:formula="of:=CEILING(100*[.B505]*InterestRateMonthly)/100" office:value-type="currency" office:currency="USD" office:value="0" calcext:value-type="currency">
            <text:p>$0.00</text:p>
          </table:table-cell>
          <table:table-cell table:style-name="ce18" table:formula="of:=[.E504]+[.D50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18" table:formula="of:=[.B505]-[.C505]" office:value-type="currency" office:currency="USD" office:value="0" calcext:value-type="currency">
            <text:p>$0.00</text:p>
          </table:table-cell>
          <table:table-cell table:style-name="ce18" table:formula="of:=MIN(Payment - [.D506];[.B506])" office:value-type="currency" office:currency="USD" office:value="0" calcext:value-type="currency">
            <text:p>$0.00</text:p>
          </table:table-cell>
          <table:table-cell table:style-name="ce18" table:formula="of:=CEILING(100*[.B506]*InterestRateMonthly)/100" office:value-type="currency" office:currency="USD" office:value="0" calcext:value-type="currency">
            <text:p>$0.00</text:p>
          </table:table-cell>
          <table:table-cell table:style-name="ce18" table:formula="of:=[.E505]+[.D50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18" table:formula="of:=[.B506]-[.C506]" office:value-type="currency" office:currency="USD" office:value="0" calcext:value-type="currency">
            <text:p>$0.00</text:p>
          </table:table-cell>
          <table:table-cell table:style-name="ce18" table:formula="of:=MIN(Payment - [.D507];[.B507])" office:value-type="currency" office:currency="USD" office:value="0" calcext:value-type="currency">
            <text:p>$0.00</text:p>
          </table:table-cell>
          <table:table-cell table:style-name="ce18" table:formula="of:=CEILING(100*[.B507]*InterestRateMonthly)/100" office:value-type="currency" office:currency="USD" office:value="0" calcext:value-type="currency">
            <text:p>$0.00</text:p>
          </table:table-cell>
          <table:table-cell table:style-name="ce18" table:formula="of:=[.E506]+[.D50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18" table:formula="of:=[.B507]-[.C507]" office:value-type="currency" office:currency="USD" office:value="0" calcext:value-type="currency">
            <text:p>$0.00</text:p>
          </table:table-cell>
          <table:table-cell table:style-name="ce18" table:formula="of:=MIN(Payment - [.D508];[.B508])" office:value-type="currency" office:currency="USD" office:value="0" calcext:value-type="currency">
            <text:p>$0.00</text:p>
          </table:table-cell>
          <table:table-cell table:style-name="ce18" table:formula="of:=CEILING(100*[.B508]*InterestRateMonthly)/100" office:value-type="currency" office:currency="USD" office:value="0" calcext:value-type="currency">
            <text:p>$0.00</text:p>
          </table:table-cell>
          <table:table-cell table:style-name="ce18" table:formula="of:=[.E507]+[.D50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18" table:formula="of:=[.B508]-[.C508]" office:value-type="currency" office:currency="USD" office:value="0" calcext:value-type="currency">
            <text:p>$0.00</text:p>
          </table:table-cell>
          <table:table-cell table:style-name="ce18" table:formula="of:=MIN(Payment - [.D509];[.B509])" office:value-type="currency" office:currency="USD" office:value="0" calcext:value-type="currency">
            <text:p>$0.00</text:p>
          </table:table-cell>
          <table:table-cell table:style-name="ce18" table:formula="of:=CEILING(100*[.B509]*InterestRateMonthly)/100" office:value-type="currency" office:currency="USD" office:value="0" calcext:value-type="currency">
            <text:p>$0.00</text:p>
          </table:table-cell>
          <table:table-cell table:style-name="ce18" table:formula="of:=[.E508]+[.D50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18" table:formula="of:=[.B509]-[.C509]" office:value-type="currency" office:currency="USD" office:value="0" calcext:value-type="currency">
            <text:p>$0.00</text:p>
          </table:table-cell>
          <table:table-cell table:style-name="ce18" table:formula="of:=MIN(Payment - [.D510];[.B510])" office:value-type="currency" office:currency="USD" office:value="0" calcext:value-type="currency">
            <text:p>$0.00</text:p>
          </table:table-cell>
          <table:table-cell table:style-name="ce18" table:formula="of:=CEILING(100*[.B510]*InterestRateMonthly)/100" office:value-type="currency" office:currency="USD" office:value="0" calcext:value-type="currency">
            <text:p>$0.00</text:p>
          </table:table-cell>
          <table:table-cell table:style-name="ce18" table:formula="of:=[.E509]+[.D51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18" table:formula="of:=[.B510]-[.C510]" office:value-type="currency" office:currency="USD" office:value="0" calcext:value-type="currency">
            <text:p>$0.00</text:p>
          </table:table-cell>
          <table:table-cell table:style-name="ce18" table:formula="of:=MIN(Payment - [.D511];[.B511])" office:value-type="currency" office:currency="USD" office:value="0" calcext:value-type="currency">
            <text:p>$0.00</text:p>
          </table:table-cell>
          <table:table-cell table:style-name="ce18" table:formula="of:=CEILING(100*[.B511]*InterestRateMonthly)/100" office:value-type="currency" office:currency="USD" office:value="0" calcext:value-type="currency">
            <text:p>$0.00</text:p>
          </table:table-cell>
          <table:table-cell table:style-name="ce18" table:formula="of:=[.E510]+[.D51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18" table:formula="of:=[.B511]-[.C511]" office:value-type="currency" office:currency="USD" office:value="0" calcext:value-type="currency">
            <text:p>$0.00</text:p>
          </table:table-cell>
          <table:table-cell table:style-name="ce18" table:formula="of:=MIN(Payment - [.D512];[.B512])" office:value-type="currency" office:currency="USD" office:value="0" calcext:value-type="currency">
            <text:p>$0.00</text:p>
          </table:table-cell>
          <table:table-cell table:style-name="ce18" table:formula="of:=CEILING(100*[.B512]*InterestRateMonthly)/100" office:value-type="currency" office:currency="USD" office:value="0" calcext:value-type="currency">
            <text:p>$0.00</text:p>
          </table:table-cell>
          <table:table-cell table:style-name="ce18" table:formula="of:=[.E511]+[.D51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18" table:formula="of:=[.B512]-[.C512]" office:value-type="currency" office:currency="USD" office:value="0" calcext:value-type="currency">
            <text:p>$0.00</text:p>
          </table:table-cell>
          <table:table-cell table:style-name="ce18" table:formula="of:=MIN(Payment - [.D513];[.B513])" office:value-type="currency" office:currency="USD" office:value="0" calcext:value-type="currency">
            <text:p>$0.00</text:p>
          </table:table-cell>
          <table:table-cell table:style-name="ce18" table:formula="of:=CEILING(100*[.B513]*InterestRateMonthly)/100" office:value-type="currency" office:currency="USD" office:value="0" calcext:value-type="currency">
            <text:p>$0.00</text:p>
          </table:table-cell>
          <table:table-cell table:style-name="ce18" table:formula="of:=[.E512]+[.D51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8" table:formula="of:=[.B513]-[.C513]" office:value-type="currency" office:currency="USD" office:value="0" calcext:value-type="currency">
            <text:p>$0.00</text:p>
          </table:table-cell>
          <table:table-cell table:style-name="ce18" table:formula="of:=MIN(Payment - [.D514];[.B514])" office:value-type="currency" office:currency="USD" office:value="0" calcext:value-type="currency">
            <text:p>$0.00</text:p>
          </table:table-cell>
          <table:table-cell table:style-name="ce18" table:formula="of:=CEILING(100*[.B514]*InterestRateMonthly)/100" office:value-type="currency" office:currency="USD" office:value="0" calcext:value-type="currency">
            <text:p>$0.00</text:p>
          </table:table-cell>
          <table:table-cell table:style-name="ce18" table:formula="of:=[.E513]+[.D51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18" table:formula="of:=[.B514]-[.C514]" office:value-type="currency" office:currency="USD" office:value="0" calcext:value-type="currency">
            <text:p>$0.00</text:p>
          </table:table-cell>
          <table:table-cell table:style-name="ce18" table:formula="of:=MIN(Payment - [.D515];[.B515])" office:value-type="currency" office:currency="USD" office:value="0" calcext:value-type="currency">
            <text:p>$0.00</text:p>
          </table:table-cell>
          <table:table-cell table:style-name="ce18" table:formula="of:=CEILING(100*[.B515]*InterestRateMonthly)/100" office:value-type="currency" office:currency="USD" office:value="0" calcext:value-type="currency">
            <text:p>$0.00</text:p>
          </table:table-cell>
          <table:table-cell table:style-name="ce18" table:formula="of:=[.E514]+[.D51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18" table:formula="of:=[.B515]-[.C515]" office:value-type="currency" office:currency="USD" office:value="0" calcext:value-type="currency">
            <text:p>$0.00</text:p>
          </table:table-cell>
          <table:table-cell table:style-name="ce18" table:formula="of:=MIN(Payment - [.D516];[.B516])" office:value-type="currency" office:currency="USD" office:value="0" calcext:value-type="currency">
            <text:p>$0.00</text:p>
          </table:table-cell>
          <table:table-cell table:style-name="ce18" table:formula="of:=CEILING(100*[.B516]*InterestRateMonthly)/100" office:value-type="currency" office:currency="USD" office:value="0" calcext:value-type="currency">
            <text:p>$0.00</text:p>
          </table:table-cell>
          <table:table-cell table:style-name="ce18" table:formula="of:=[.E515]+[.D51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18" table:formula="of:=[.B516]-[.C516]" office:value-type="currency" office:currency="USD" office:value="0" calcext:value-type="currency">
            <text:p>$0.00</text:p>
          </table:table-cell>
          <table:table-cell table:style-name="ce18" table:formula="of:=MIN(Payment - [.D517];[.B517])" office:value-type="currency" office:currency="USD" office:value="0" calcext:value-type="currency">
            <text:p>$0.00</text:p>
          </table:table-cell>
          <table:table-cell table:style-name="ce18" table:formula="of:=CEILING(100*[.B517]*InterestRateMonthly)/100" office:value-type="currency" office:currency="USD" office:value="0" calcext:value-type="currency">
            <text:p>$0.00</text:p>
          </table:table-cell>
          <table:table-cell table:style-name="ce18" table:formula="of:=[.E516]+[.D51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18" table:formula="of:=[.B517]-[.C517]" office:value-type="currency" office:currency="USD" office:value="0" calcext:value-type="currency">
            <text:p>$0.00</text:p>
          </table:table-cell>
          <table:table-cell table:style-name="ce18" table:formula="of:=MIN(Payment - [.D518];[.B518])" office:value-type="currency" office:currency="USD" office:value="0" calcext:value-type="currency">
            <text:p>$0.00</text:p>
          </table:table-cell>
          <table:table-cell table:style-name="ce18" table:formula="of:=CEILING(100*[.B518]*InterestRateMonthly)/100" office:value-type="currency" office:currency="USD" office:value="0" calcext:value-type="currency">
            <text:p>$0.00</text:p>
          </table:table-cell>
          <table:table-cell table:style-name="ce18" table:formula="of:=[.E517]+[.D51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18" table:formula="of:=[.B518]-[.C518]" office:value-type="currency" office:currency="USD" office:value="0" calcext:value-type="currency">
            <text:p>$0.00</text:p>
          </table:table-cell>
          <table:table-cell table:style-name="ce18" table:formula="of:=MIN(Payment - [.D519];[.B519])" office:value-type="currency" office:currency="USD" office:value="0" calcext:value-type="currency">
            <text:p>$0.00</text:p>
          </table:table-cell>
          <table:table-cell table:style-name="ce18" table:formula="of:=CEILING(100*[.B519]*InterestRateMonthly)/100" office:value-type="currency" office:currency="USD" office:value="0" calcext:value-type="currency">
            <text:p>$0.00</text:p>
          </table:table-cell>
          <table:table-cell table:style-name="ce18" table:formula="of:=[.E518]+[.D51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18" table:formula="of:=[.B519]-[.C519]" office:value-type="currency" office:currency="USD" office:value="0" calcext:value-type="currency">
            <text:p>$0.00</text:p>
          </table:table-cell>
          <table:table-cell table:style-name="ce18" table:formula="of:=MIN(Payment - [.D520];[.B520])" office:value-type="currency" office:currency="USD" office:value="0" calcext:value-type="currency">
            <text:p>$0.00</text:p>
          </table:table-cell>
          <table:table-cell table:style-name="ce18" table:formula="of:=CEILING(100*[.B520]*InterestRateMonthly)/100" office:value-type="currency" office:currency="USD" office:value="0" calcext:value-type="currency">
            <text:p>$0.00</text:p>
          </table:table-cell>
          <table:table-cell table:style-name="ce18" table:formula="of:=[.E519]+[.D52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18" table:formula="of:=[.B520]-[.C520]" office:value-type="currency" office:currency="USD" office:value="0" calcext:value-type="currency">
            <text:p>$0.00</text:p>
          </table:table-cell>
          <table:table-cell table:style-name="ce18" table:formula="of:=MIN(Payment - [.D521];[.B521])" office:value-type="currency" office:currency="USD" office:value="0" calcext:value-type="currency">
            <text:p>$0.00</text:p>
          </table:table-cell>
          <table:table-cell table:style-name="ce18" table:formula="of:=CEILING(100*[.B521]*InterestRateMonthly)/100" office:value-type="currency" office:currency="USD" office:value="0" calcext:value-type="currency">
            <text:p>$0.00</text:p>
          </table:table-cell>
          <table:table-cell table:style-name="ce18" table:formula="of:=[.E520]+[.D52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18" table:formula="of:=[.B521]-[.C521]" office:value-type="currency" office:currency="USD" office:value="0" calcext:value-type="currency">
            <text:p>$0.00</text:p>
          </table:table-cell>
          <table:table-cell table:style-name="ce18" table:formula="of:=MIN(Payment - [.D522];[.B522])" office:value-type="currency" office:currency="USD" office:value="0" calcext:value-type="currency">
            <text:p>$0.00</text:p>
          </table:table-cell>
          <table:table-cell table:style-name="ce18" table:formula="of:=CEILING(100*[.B522]*InterestRateMonthly)/100" office:value-type="currency" office:currency="USD" office:value="0" calcext:value-type="currency">
            <text:p>$0.00</text:p>
          </table:table-cell>
          <table:table-cell table:style-name="ce18" table:formula="of:=[.E521]+[.D52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18" table:formula="of:=[.B522]-[.C522]" office:value-type="currency" office:currency="USD" office:value="0" calcext:value-type="currency">
            <text:p>$0.00</text:p>
          </table:table-cell>
          <table:table-cell table:style-name="ce18" table:formula="of:=MIN(Payment - [.D523];[.B523])" office:value-type="currency" office:currency="USD" office:value="0" calcext:value-type="currency">
            <text:p>$0.00</text:p>
          </table:table-cell>
          <table:table-cell table:style-name="ce18" table:formula="of:=CEILING(100*[.B523]*InterestRateMonthly)/100" office:value-type="currency" office:currency="USD" office:value="0" calcext:value-type="currency">
            <text:p>$0.00</text:p>
          </table:table-cell>
          <table:table-cell table:style-name="ce18" table:formula="of:=[.E522]+[.D52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18" table:formula="of:=[.B523]-[.C523]" office:value-type="currency" office:currency="USD" office:value="0" calcext:value-type="currency">
            <text:p>$0.00</text:p>
          </table:table-cell>
          <table:table-cell table:style-name="ce18" table:formula="of:=MIN(Payment - [.D524];[.B524])" office:value-type="currency" office:currency="USD" office:value="0" calcext:value-type="currency">
            <text:p>$0.00</text:p>
          </table:table-cell>
          <table:table-cell table:style-name="ce18" table:formula="of:=CEILING(100*[.B524]*InterestRateMonthly)/100" office:value-type="currency" office:currency="USD" office:value="0" calcext:value-type="currency">
            <text:p>$0.00</text:p>
          </table:table-cell>
          <table:table-cell table:style-name="ce18" table:formula="of:=[.E523]+[.D52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18" table:formula="of:=[.B524]-[.C524]" office:value-type="currency" office:currency="USD" office:value="0" calcext:value-type="currency">
            <text:p>$0.00</text:p>
          </table:table-cell>
          <table:table-cell table:style-name="ce18" table:formula="of:=MIN(Payment - [.D525];[.B525])" office:value-type="currency" office:currency="USD" office:value="0" calcext:value-type="currency">
            <text:p>$0.00</text:p>
          </table:table-cell>
          <table:table-cell table:style-name="ce18" table:formula="of:=CEILING(100*[.B525]*InterestRateMonthly)/100" office:value-type="currency" office:currency="USD" office:value="0" calcext:value-type="currency">
            <text:p>$0.00</text:p>
          </table:table-cell>
          <table:table-cell table:style-name="ce18" table:formula="of:=[.E524]+[.D52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18" table:formula="of:=[.B525]-[.C525]" office:value-type="currency" office:currency="USD" office:value="0" calcext:value-type="currency">
            <text:p>$0.00</text:p>
          </table:table-cell>
          <table:table-cell table:style-name="ce18" table:formula="of:=MIN(Payment - [.D526];[.B526])" office:value-type="currency" office:currency="USD" office:value="0" calcext:value-type="currency">
            <text:p>$0.00</text:p>
          </table:table-cell>
          <table:table-cell table:style-name="ce18" table:formula="of:=CEILING(100*[.B526]*InterestRateMonthly)/100" office:value-type="currency" office:currency="USD" office:value="0" calcext:value-type="currency">
            <text:p>$0.00</text:p>
          </table:table-cell>
          <table:table-cell table:style-name="ce18" table:formula="of:=[.E525]+[.D52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18" table:formula="of:=[.B526]-[.C526]" office:value-type="currency" office:currency="USD" office:value="0" calcext:value-type="currency">
            <text:p>$0.00</text:p>
          </table:table-cell>
          <table:table-cell table:style-name="ce18" table:formula="of:=MIN(Payment - [.D527];[.B527])" office:value-type="currency" office:currency="USD" office:value="0" calcext:value-type="currency">
            <text:p>$0.00</text:p>
          </table:table-cell>
          <table:table-cell table:style-name="ce18" table:formula="of:=CEILING(100*[.B527]*InterestRateMonthly)/100" office:value-type="currency" office:currency="USD" office:value="0" calcext:value-type="currency">
            <text:p>$0.00</text:p>
          </table:table-cell>
          <table:table-cell table:style-name="ce18" table:formula="of:=[.E526]+[.D52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18" table:formula="of:=[.B527]-[.C527]" office:value-type="currency" office:currency="USD" office:value="0" calcext:value-type="currency">
            <text:p>$0.00</text:p>
          </table:table-cell>
          <table:table-cell table:style-name="ce18" table:formula="of:=MIN(Payment - [.D528];[.B528])" office:value-type="currency" office:currency="USD" office:value="0" calcext:value-type="currency">
            <text:p>$0.00</text:p>
          </table:table-cell>
          <table:table-cell table:style-name="ce18" table:formula="of:=CEILING(100*[.B528]*InterestRateMonthly)/100" office:value-type="currency" office:currency="USD" office:value="0" calcext:value-type="currency">
            <text:p>$0.00</text:p>
          </table:table-cell>
          <table:table-cell table:style-name="ce18" table:formula="of:=[.E527]+[.D52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18" table:formula="of:=[.B528]-[.C528]" office:value-type="currency" office:currency="USD" office:value="0" calcext:value-type="currency">
            <text:p>$0.00</text:p>
          </table:table-cell>
          <table:table-cell table:style-name="ce18" table:formula="of:=MIN(Payment - [.D529];[.B529])" office:value-type="currency" office:currency="USD" office:value="0" calcext:value-type="currency">
            <text:p>$0.00</text:p>
          </table:table-cell>
          <table:table-cell table:style-name="ce18" table:formula="of:=CEILING(100*[.B529]*InterestRateMonthly)/100" office:value-type="currency" office:currency="USD" office:value="0" calcext:value-type="currency">
            <text:p>$0.00</text:p>
          </table:table-cell>
          <table:table-cell table:style-name="ce18" table:formula="of:=[.E528]+[.D52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18" table:formula="of:=[.B529]-[.C529]" office:value-type="currency" office:currency="USD" office:value="0" calcext:value-type="currency">
            <text:p>$0.00</text:p>
          </table:table-cell>
          <table:table-cell table:style-name="ce18" table:formula="of:=MIN(Payment - [.D530];[.B530])" office:value-type="currency" office:currency="USD" office:value="0" calcext:value-type="currency">
            <text:p>$0.00</text:p>
          </table:table-cell>
          <table:table-cell table:style-name="ce18" table:formula="of:=CEILING(100*[.B530]*InterestRateMonthly)/100" office:value-type="currency" office:currency="USD" office:value="0" calcext:value-type="currency">
            <text:p>$0.00</text:p>
          </table:table-cell>
          <table:table-cell table:style-name="ce18" table:formula="of:=[.E529]+[.D53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18" table:formula="of:=[.B530]-[.C530]" office:value-type="currency" office:currency="USD" office:value="0" calcext:value-type="currency">
            <text:p>$0.00</text:p>
          </table:table-cell>
          <table:table-cell table:style-name="ce18" table:formula="of:=MIN(Payment - [.D531];[.B531])" office:value-type="currency" office:currency="USD" office:value="0" calcext:value-type="currency">
            <text:p>$0.00</text:p>
          </table:table-cell>
          <table:table-cell table:style-name="ce18" table:formula="of:=CEILING(100*[.B531]*InterestRateMonthly)/100" office:value-type="currency" office:currency="USD" office:value="0" calcext:value-type="currency">
            <text:p>$0.00</text:p>
          </table:table-cell>
          <table:table-cell table:style-name="ce18" table:formula="of:=[.E530]+[.D53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18" table:formula="of:=[.B531]-[.C531]" office:value-type="currency" office:currency="USD" office:value="0" calcext:value-type="currency">
            <text:p>$0.00</text:p>
          </table:table-cell>
          <table:table-cell table:style-name="ce18" table:formula="of:=MIN(Payment - [.D532];[.B532])" office:value-type="currency" office:currency="USD" office:value="0" calcext:value-type="currency">
            <text:p>$0.00</text:p>
          </table:table-cell>
          <table:table-cell table:style-name="ce18" table:formula="of:=CEILING(100*[.B532]*InterestRateMonthly)/100" office:value-type="currency" office:currency="USD" office:value="0" calcext:value-type="currency">
            <text:p>$0.00</text:p>
          </table:table-cell>
          <table:table-cell table:style-name="ce18" table:formula="of:=[.E531]+[.D53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18" table:formula="of:=[.B532]-[.C532]" office:value-type="currency" office:currency="USD" office:value="0" calcext:value-type="currency">
            <text:p>$0.00</text:p>
          </table:table-cell>
          <table:table-cell table:style-name="ce18" table:formula="of:=MIN(Payment - [.D533];[.B533])" office:value-type="currency" office:currency="USD" office:value="0" calcext:value-type="currency">
            <text:p>$0.00</text:p>
          </table:table-cell>
          <table:table-cell table:style-name="ce18" table:formula="of:=CEILING(100*[.B533]*InterestRateMonthly)/100" office:value-type="currency" office:currency="USD" office:value="0" calcext:value-type="currency">
            <text:p>$0.00</text:p>
          </table:table-cell>
          <table:table-cell table:style-name="ce18" table:formula="of:=[.E532]+[.D53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18" table:formula="of:=[.B533]-[.C533]" office:value-type="currency" office:currency="USD" office:value="0" calcext:value-type="currency">
            <text:p>$0.00</text:p>
          </table:table-cell>
          <table:table-cell table:style-name="ce18" table:formula="of:=MIN(Payment - [.D534];[.B534])" office:value-type="currency" office:currency="USD" office:value="0" calcext:value-type="currency">
            <text:p>$0.00</text:p>
          </table:table-cell>
          <table:table-cell table:style-name="ce18" table:formula="of:=CEILING(100*[.B534]*InterestRateMonthly)/100" office:value-type="currency" office:currency="USD" office:value="0" calcext:value-type="currency">
            <text:p>$0.00</text:p>
          </table:table-cell>
          <table:table-cell table:style-name="ce18" table:formula="of:=[.E533]+[.D53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18" table:formula="of:=[.B534]-[.C534]" office:value-type="currency" office:currency="USD" office:value="0" calcext:value-type="currency">
            <text:p>$0.00</text:p>
          </table:table-cell>
          <table:table-cell table:style-name="ce18" table:formula="of:=MIN(Payment - [.D535];[.B535])" office:value-type="currency" office:currency="USD" office:value="0" calcext:value-type="currency">
            <text:p>$0.00</text:p>
          </table:table-cell>
          <table:table-cell table:style-name="ce18" table:formula="of:=CEILING(100*[.B535]*InterestRateMonthly)/100" office:value-type="currency" office:currency="USD" office:value="0" calcext:value-type="currency">
            <text:p>$0.00</text:p>
          </table:table-cell>
          <table:table-cell table:style-name="ce18" table:formula="of:=[.E534]+[.D53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18" table:formula="of:=[.B535]-[.C535]" office:value-type="currency" office:currency="USD" office:value="0" calcext:value-type="currency">
            <text:p>$0.00</text:p>
          </table:table-cell>
          <table:table-cell table:style-name="ce18" table:formula="of:=MIN(Payment - [.D536];[.B536])" office:value-type="currency" office:currency="USD" office:value="0" calcext:value-type="currency">
            <text:p>$0.00</text:p>
          </table:table-cell>
          <table:table-cell table:style-name="ce18" table:formula="of:=CEILING(100*[.B536]*InterestRateMonthly)/100" office:value-type="currency" office:currency="USD" office:value="0" calcext:value-type="currency">
            <text:p>$0.00</text:p>
          </table:table-cell>
          <table:table-cell table:style-name="ce18" table:formula="of:=[.E535]+[.D53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18" table:formula="of:=[.B536]-[.C536]" office:value-type="currency" office:currency="USD" office:value="0" calcext:value-type="currency">
            <text:p>$0.00</text:p>
          </table:table-cell>
          <table:table-cell table:style-name="ce18" table:formula="of:=MIN(Payment - [.D537];[.B537])" office:value-type="currency" office:currency="USD" office:value="0" calcext:value-type="currency">
            <text:p>$0.00</text:p>
          </table:table-cell>
          <table:table-cell table:style-name="ce18" table:formula="of:=CEILING(100*[.B537]*InterestRateMonthly)/100" office:value-type="currency" office:currency="USD" office:value="0" calcext:value-type="currency">
            <text:p>$0.00</text:p>
          </table:table-cell>
          <table:table-cell table:style-name="ce18" table:formula="of:=[.E536]+[.D53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18" table:formula="of:=[.B537]-[.C537]" office:value-type="currency" office:currency="USD" office:value="0" calcext:value-type="currency">
            <text:p>$0.00</text:p>
          </table:table-cell>
          <table:table-cell table:style-name="ce18" table:formula="of:=MIN(Payment - [.D538];[.B538])" office:value-type="currency" office:currency="USD" office:value="0" calcext:value-type="currency">
            <text:p>$0.00</text:p>
          </table:table-cell>
          <table:table-cell table:style-name="ce18" table:formula="of:=CEILING(100*[.B538]*InterestRateMonthly)/100" office:value-type="currency" office:currency="USD" office:value="0" calcext:value-type="currency">
            <text:p>$0.00</text:p>
          </table:table-cell>
          <table:table-cell table:style-name="ce18" table:formula="of:=[.E537]+[.D53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18" table:formula="of:=[.B538]-[.C538]" office:value-type="currency" office:currency="USD" office:value="0" calcext:value-type="currency">
            <text:p>$0.00</text:p>
          </table:table-cell>
          <table:table-cell table:style-name="ce18" table:formula="of:=MIN(Payment - [.D539];[.B539])" office:value-type="currency" office:currency="USD" office:value="0" calcext:value-type="currency">
            <text:p>$0.00</text:p>
          </table:table-cell>
          <table:table-cell table:style-name="ce18" table:formula="of:=CEILING(100*[.B539]*InterestRateMonthly)/100" office:value-type="currency" office:currency="USD" office:value="0" calcext:value-type="currency">
            <text:p>$0.00</text:p>
          </table:table-cell>
          <table:table-cell table:style-name="ce18" table:formula="of:=[.E538]+[.D53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18" table:formula="of:=[.B539]-[.C539]" office:value-type="currency" office:currency="USD" office:value="0" calcext:value-type="currency">
            <text:p>$0.00</text:p>
          </table:table-cell>
          <table:table-cell table:style-name="ce18" table:formula="of:=MIN(Payment - [.D540];[.B540])" office:value-type="currency" office:currency="USD" office:value="0" calcext:value-type="currency">
            <text:p>$0.00</text:p>
          </table:table-cell>
          <table:table-cell table:style-name="ce18" table:formula="of:=CEILING(100*[.B540]*InterestRateMonthly)/100" office:value-type="currency" office:currency="USD" office:value="0" calcext:value-type="currency">
            <text:p>$0.00</text:p>
          </table:table-cell>
          <table:table-cell table:style-name="ce18" table:formula="of:=[.E539]+[.D54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18" table:formula="of:=[.B540]-[.C540]" office:value-type="currency" office:currency="USD" office:value="0" calcext:value-type="currency">
            <text:p>$0.00</text:p>
          </table:table-cell>
          <table:table-cell table:style-name="ce18" table:formula="of:=MIN(Payment - [.D541];[.B541])" office:value-type="currency" office:currency="USD" office:value="0" calcext:value-type="currency">
            <text:p>$0.00</text:p>
          </table:table-cell>
          <table:table-cell table:style-name="ce18" table:formula="of:=CEILING(100*[.B541]*InterestRateMonthly)/100" office:value-type="currency" office:currency="USD" office:value="0" calcext:value-type="currency">
            <text:p>$0.00</text:p>
          </table:table-cell>
          <table:table-cell table:style-name="ce18" table:formula="of:=[.E540]+[.D54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18" table:formula="of:=[.B541]-[.C541]" office:value-type="currency" office:currency="USD" office:value="0" calcext:value-type="currency">
            <text:p>$0.00</text:p>
          </table:table-cell>
          <table:table-cell table:style-name="ce18" table:formula="of:=MIN(Payment - [.D542];[.B542])" office:value-type="currency" office:currency="USD" office:value="0" calcext:value-type="currency">
            <text:p>$0.00</text:p>
          </table:table-cell>
          <table:table-cell table:style-name="ce18" table:formula="of:=CEILING(100*[.B542]*InterestRateMonthly)/100" office:value-type="currency" office:currency="USD" office:value="0" calcext:value-type="currency">
            <text:p>$0.00</text:p>
          </table:table-cell>
          <table:table-cell table:style-name="ce18" table:formula="of:=[.E541]+[.D54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18" table:formula="of:=[.B542]-[.C542]" office:value-type="currency" office:currency="USD" office:value="0" calcext:value-type="currency">
            <text:p>$0.00</text:p>
          </table:table-cell>
          <table:table-cell table:style-name="ce18" table:formula="of:=MIN(Payment - [.D543];[.B543])" office:value-type="currency" office:currency="USD" office:value="0" calcext:value-type="currency">
            <text:p>$0.00</text:p>
          </table:table-cell>
          <table:table-cell table:style-name="ce18" table:formula="of:=CEILING(100*[.B543]*InterestRateMonthly)/100" office:value-type="currency" office:currency="USD" office:value="0" calcext:value-type="currency">
            <text:p>$0.00</text:p>
          </table:table-cell>
          <table:table-cell table:style-name="ce18" table:formula="of:=[.E542]+[.D54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18" table:formula="of:=[.B543]-[.C543]" office:value-type="currency" office:currency="USD" office:value="0" calcext:value-type="currency">
            <text:p>$0.00</text:p>
          </table:table-cell>
          <table:table-cell table:style-name="ce18" table:formula="of:=MIN(Payment - [.D544];[.B544])" office:value-type="currency" office:currency="USD" office:value="0" calcext:value-type="currency">
            <text:p>$0.00</text:p>
          </table:table-cell>
          <table:table-cell table:style-name="ce18" table:formula="of:=CEILING(100*[.B544]*InterestRateMonthly)/100" office:value-type="currency" office:currency="USD" office:value="0" calcext:value-type="currency">
            <text:p>$0.00</text:p>
          </table:table-cell>
          <table:table-cell table:style-name="ce18" table:formula="of:=[.E543]+[.D54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18" table:formula="of:=[.B544]-[.C544]" office:value-type="currency" office:currency="USD" office:value="0" calcext:value-type="currency">
            <text:p>$0.00</text:p>
          </table:table-cell>
          <table:table-cell table:style-name="ce18" table:formula="of:=MIN(Payment - [.D545];[.B545])" office:value-type="currency" office:currency="USD" office:value="0" calcext:value-type="currency">
            <text:p>$0.00</text:p>
          </table:table-cell>
          <table:table-cell table:style-name="ce18" table:formula="of:=CEILING(100*[.B545]*InterestRateMonthly)/100" office:value-type="currency" office:currency="USD" office:value="0" calcext:value-type="currency">
            <text:p>$0.00</text:p>
          </table:table-cell>
          <table:table-cell table:style-name="ce18" table:formula="of:=[.E544]+[.D54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18" table:formula="of:=[.B545]-[.C545]" office:value-type="currency" office:currency="USD" office:value="0" calcext:value-type="currency">
            <text:p>$0.00</text:p>
          </table:table-cell>
          <table:table-cell table:style-name="ce18" table:formula="of:=MIN(Payment - [.D546];[.B546])" office:value-type="currency" office:currency="USD" office:value="0" calcext:value-type="currency">
            <text:p>$0.00</text:p>
          </table:table-cell>
          <table:table-cell table:style-name="ce18" table:formula="of:=CEILING(100*[.B546]*InterestRateMonthly)/100" office:value-type="currency" office:currency="USD" office:value="0" calcext:value-type="currency">
            <text:p>$0.00</text:p>
          </table:table-cell>
          <table:table-cell table:style-name="ce18" table:formula="of:=[.E545]+[.D54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18" table:formula="of:=[.B546]-[.C546]" office:value-type="currency" office:currency="USD" office:value="0" calcext:value-type="currency">
            <text:p>$0.00</text:p>
          </table:table-cell>
          <table:table-cell table:style-name="ce18" table:formula="of:=MIN(Payment - [.D547];[.B547])" office:value-type="currency" office:currency="USD" office:value="0" calcext:value-type="currency">
            <text:p>$0.00</text:p>
          </table:table-cell>
          <table:table-cell table:style-name="ce18" table:formula="of:=CEILING(100*[.B547]*InterestRateMonthly)/100" office:value-type="currency" office:currency="USD" office:value="0" calcext:value-type="currency">
            <text:p>$0.00</text:p>
          </table:table-cell>
          <table:table-cell table:style-name="ce18" table:formula="of:=[.E546]+[.D54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18" table:formula="of:=[.B547]-[.C547]" office:value-type="currency" office:currency="USD" office:value="0" calcext:value-type="currency">
            <text:p>$0.00</text:p>
          </table:table-cell>
          <table:table-cell table:style-name="ce18" table:formula="of:=MIN(Payment - [.D548];[.B548])" office:value-type="currency" office:currency="USD" office:value="0" calcext:value-type="currency">
            <text:p>$0.00</text:p>
          </table:table-cell>
          <table:table-cell table:style-name="ce18" table:formula="of:=CEILING(100*[.B548]*InterestRateMonthly)/100" office:value-type="currency" office:currency="USD" office:value="0" calcext:value-type="currency">
            <text:p>$0.00</text:p>
          </table:table-cell>
          <table:table-cell table:style-name="ce18" table:formula="of:=[.E547]+[.D54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18" table:formula="of:=[.B548]-[.C548]" office:value-type="currency" office:currency="USD" office:value="0" calcext:value-type="currency">
            <text:p>$0.00</text:p>
          </table:table-cell>
          <table:table-cell table:style-name="ce18" table:formula="of:=MIN(Payment - [.D549];[.B549])" office:value-type="currency" office:currency="USD" office:value="0" calcext:value-type="currency">
            <text:p>$0.00</text:p>
          </table:table-cell>
          <table:table-cell table:style-name="ce18" table:formula="of:=CEILING(100*[.B549]*InterestRateMonthly)/100" office:value-type="currency" office:currency="USD" office:value="0" calcext:value-type="currency">
            <text:p>$0.00</text:p>
          </table:table-cell>
          <table:table-cell table:style-name="ce18" table:formula="of:=[.E548]+[.D54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18" table:formula="of:=[.B549]-[.C549]" office:value-type="currency" office:currency="USD" office:value="0" calcext:value-type="currency">
            <text:p>$0.00</text:p>
          </table:table-cell>
          <table:table-cell table:style-name="ce18" table:formula="of:=MIN(Payment - [.D550];[.B550])" office:value-type="currency" office:currency="USD" office:value="0" calcext:value-type="currency">
            <text:p>$0.00</text:p>
          </table:table-cell>
          <table:table-cell table:style-name="ce18" table:formula="of:=CEILING(100*[.B550]*InterestRateMonthly)/100" office:value-type="currency" office:currency="USD" office:value="0" calcext:value-type="currency">
            <text:p>$0.00</text:p>
          </table:table-cell>
          <table:table-cell table:style-name="ce18" table:formula="of:=[.E549]+[.D55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18" table:formula="of:=[.B550]-[.C550]" office:value-type="currency" office:currency="USD" office:value="0" calcext:value-type="currency">
            <text:p>$0.00</text:p>
          </table:table-cell>
          <table:table-cell table:style-name="ce18" table:formula="of:=MIN(Payment - [.D551];[.B551])" office:value-type="currency" office:currency="USD" office:value="0" calcext:value-type="currency">
            <text:p>$0.00</text:p>
          </table:table-cell>
          <table:table-cell table:style-name="ce18" table:formula="of:=CEILING(100*[.B551]*InterestRateMonthly)/100" office:value-type="currency" office:currency="USD" office:value="0" calcext:value-type="currency">
            <text:p>$0.00</text:p>
          </table:table-cell>
          <table:table-cell table:style-name="ce18" table:formula="of:=[.E550]+[.D55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18" table:formula="of:=[.B551]-[.C551]" office:value-type="currency" office:currency="USD" office:value="0" calcext:value-type="currency">
            <text:p>$0.00</text:p>
          </table:table-cell>
          <table:table-cell table:style-name="ce18" table:formula="of:=MIN(Payment - [.D552];[.B552])" office:value-type="currency" office:currency="USD" office:value="0" calcext:value-type="currency">
            <text:p>$0.00</text:p>
          </table:table-cell>
          <table:table-cell table:style-name="ce18" table:formula="of:=CEILING(100*[.B552]*InterestRateMonthly)/100" office:value-type="currency" office:currency="USD" office:value="0" calcext:value-type="currency">
            <text:p>$0.00</text:p>
          </table:table-cell>
          <table:table-cell table:style-name="ce18" table:formula="of:=[.E551]+[.D55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18" table:formula="of:=[.B552]-[.C552]" office:value-type="currency" office:currency="USD" office:value="0" calcext:value-type="currency">
            <text:p>$0.00</text:p>
          </table:table-cell>
          <table:table-cell table:style-name="ce18" table:formula="of:=MIN(Payment - [.D553];[.B553])" office:value-type="currency" office:currency="USD" office:value="0" calcext:value-type="currency">
            <text:p>$0.00</text:p>
          </table:table-cell>
          <table:table-cell table:style-name="ce18" table:formula="of:=CEILING(100*[.B553]*InterestRateMonthly)/100" office:value-type="currency" office:currency="USD" office:value="0" calcext:value-type="currency">
            <text:p>$0.00</text:p>
          </table:table-cell>
          <table:table-cell table:style-name="ce18" table:formula="of:=[.E552]+[.D55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18" table:formula="of:=[.B553]-[.C553]" office:value-type="currency" office:currency="USD" office:value="0" calcext:value-type="currency">
            <text:p>$0.00</text:p>
          </table:table-cell>
          <table:table-cell table:style-name="ce18" table:formula="of:=MIN(Payment - [.D554];[.B554])" office:value-type="currency" office:currency="USD" office:value="0" calcext:value-type="currency">
            <text:p>$0.00</text:p>
          </table:table-cell>
          <table:table-cell table:style-name="ce18" table:formula="of:=CEILING(100*[.B554]*InterestRateMonthly)/100" office:value-type="currency" office:currency="USD" office:value="0" calcext:value-type="currency">
            <text:p>$0.00</text:p>
          </table:table-cell>
          <table:table-cell table:style-name="ce18" table:formula="of:=[.E553]+[.D55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18" table:formula="of:=[.B554]-[.C554]" office:value-type="currency" office:currency="USD" office:value="0" calcext:value-type="currency">
            <text:p>$0.00</text:p>
          </table:table-cell>
          <table:table-cell table:style-name="ce18" table:formula="of:=MIN(Payment - [.D555];[.B555])" office:value-type="currency" office:currency="USD" office:value="0" calcext:value-type="currency">
            <text:p>$0.00</text:p>
          </table:table-cell>
          <table:table-cell table:style-name="ce18" table:formula="of:=CEILING(100*[.B555]*InterestRateMonthly)/100" office:value-type="currency" office:currency="USD" office:value="0" calcext:value-type="currency">
            <text:p>$0.00</text:p>
          </table:table-cell>
          <table:table-cell table:style-name="ce18" table:formula="of:=[.E554]+[.D55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18" table:formula="of:=[.B555]-[.C555]" office:value-type="currency" office:currency="USD" office:value="0" calcext:value-type="currency">
            <text:p>$0.00</text:p>
          </table:table-cell>
          <table:table-cell table:style-name="ce18" table:formula="of:=MIN(Payment - [.D556];[.B556])" office:value-type="currency" office:currency="USD" office:value="0" calcext:value-type="currency">
            <text:p>$0.00</text:p>
          </table:table-cell>
          <table:table-cell table:style-name="ce18" table:formula="of:=CEILING(100*[.B556]*InterestRateMonthly)/100" office:value-type="currency" office:currency="USD" office:value="0" calcext:value-type="currency">
            <text:p>$0.00</text:p>
          </table:table-cell>
          <table:table-cell table:style-name="ce18" table:formula="of:=[.E555]+[.D55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18" table:formula="of:=[.B556]-[.C556]" office:value-type="currency" office:currency="USD" office:value="0" calcext:value-type="currency">
            <text:p>$0.00</text:p>
          </table:table-cell>
          <table:table-cell table:style-name="ce18" table:formula="of:=MIN(Payment - [.D557];[.B557])" office:value-type="currency" office:currency="USD" office:value="0" calcext:value-type="currency">
            <text:p>$0.00</text:p>
          </table:table-cell>
          <table:table-cell table:style-name="ce18" table:formula="of:=CEILING(100*[.B557]*InterestRateMonthly)/100" office:value-type="currency" office:currency="USD" office:value="0" calcext:value-type="currency">
            <text:p>$0.00</text:p>
          </table:table-cell>
          <table:table-cell table:style-name="ce18" table:formula="of:=[.E556]+[.D55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18" table:formula="of:=[.B557]-[.C557]" office:value-type="currency" office:currency="USD" office:value="0" calcext:value-type="currency">
            <text:p>$0.00</text:p>
          </table:table-cell>
          <table:table-cell table:style-name="ce18" table:formula="of:=MIN(Payment - [.D558];[.B558])" office:value-type="currency" office:currency="USD" office:value="0" calcext:value-type="currency">
            <text:p>$0.00</text:p>
          </table:table-cell>
          <table:table-cell table:style-name="ce18" table:formula="of:=CEILING(100*[.B558]*InterestRateMonthly)/100" office:value-type="currency" office:currency="USD" office:value="0" calcext:value-type="currency">
            <text:p>$0.00</text:p>
          </table:table-cell>
          <table:table-cell table:style-name="ce18" table:formula="of:=[.E557]+[.D55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18" table:formula="of:=[.B558]-[.C558]" office:value-type="currency" office:currency="USD" office:value="0" calcext:value-type="currency">
            <text:p>$0.00</text:p>
          </table:table-cell>
          <table:table-cell table:style-name="ce18" table:formula="of:=MIN(Payment - [.D559];[.B559])" office:value-type="currency" office:currency="USD" office:value="0" calcext:value-type="currency">
            <text:p>$0.00</text:p>
          </table:table-cell>
          <table:table-cell table:style-name="ce18" table:formula="of:=CEILING(100*[.B559]*InterestRateMonthly)/100" office:value-type="currency" office:currency="USD" office:value="0" calcext:value-type="currency">
            <text:p>$0.00</text:p>
          </table:table-cell>
          <table:table-cell table:style-name="ce18" table:formula="of:=[.E558]+[.D55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18" table:formula="of:=[.B559]-[.C559]" office:value-type="currency" office:currency="USD" office:value="0" calcext:value-type="currency">
            <text:p>$0.00</text:p>
          </table:table-cell>
          <table:table-cell table:style-name="ce18" table:formula="of:=MIN(Payment - [.D560];[.B560])" office:value-type="currency" office:currency="USD" office:value="0" calcext:value-type="currency">
            <text:p>$0.00</text:p>
          </table:table-cell>
          <table:table-cell table:style-name="ce18" table:formula="of:=CEILING(100*[.B560]*InterestRateMonthly)/100" office:value-type="currency" office:currency="USD" office:value="0" calcext:value-type="currency">
            <text:p>$0.00</text:p>
          </table:table-cell>
          <table:table-cell table:style-name="ce18" table:formula="of:=[.E559]+[.D56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18" table:formula="of:=[.B560]-[.C560]" office:value-type="currency" office:currency="USD" office:value="0" calcext:value-type="currency">
            <text:p>$0.00</text:p>
          </table:table-cell>
          <table:table-cell table:style-name="ce18" table:formula="of:=MIN(Payment - [.D561];[.B561])" office:value-type="currency" office:currency="USD" office:value="0" calcext:value-type="currency">
            <text:p>$0.00</text:p>
          </table:table-cell>
          <table:table-cell table:style-name="ce18" table:formula="of:=CEILING(100*[.B561]*InterestRateMonthly)/100" office:value-type="currency" office:currency="USD" office:value="0" calcext:value-type="currency">
            <text:p>$0.00</text:p>
          </table:table-cell>
          <table:table-cell table:style-name="ce18" table:formula="of:=[.E560]+[.D56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18" table:formula="of:=[.B561]-[.C561]" office:value-type="currency" office:currency="USD" office:value="0" calcext:value-type="currency">
            <text:p>$0.00</text:p>
          </table:table-cell>
          <table:table-cell table:style-name="ce18" table:formula="of:=MIN(Payment - [.D562];[.B562])" office:value-type="currency" office:currency="USD" office:value="0" calcext:value-type="currency">
            <text:p>$0.00</text:p>
          </table:table-cell>
          <table:table-cell table:style-name="ce18" table:formula="of:=CEILING(100*[.B562]*InterestRateMonthly)/100" office:value-type="currency" office:currency="USD" office:value="0" calcext:value-type="currency">
            <text:p>$0.00</text:p>
          </table:table-cell>
          <table:table-cell table:style-name="ce18" table:formula="of:=[.E561]+[.D56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18" table:formula="of:=[.B562]-[.C562]" office:value-type="currency" office:currency="USD" office:value="0" calcext:value-type="currency">
            <text:p>$0.00</text:p>
          </table:table-cell>
          <table:table-cell table:style-name="ce18" table:formula="of:=MIN(Payment - [.D563];[.B563])" office:value-type="currency" office:currency="USD" office:value="0" calcext:value-type="currency">
            <text:p>$0.00</text:p>
          </table:table-cell>
          <table:table-cell table:style-name="ce18" table:formula="of:=CEILING(100*[.B563]*InterestRateMonthly)/100" office:value-type="currency" office:currency="USD" office:value="0" calcext:value-type="currency">
            <text:p>$0.00</text:p>
          </table:table-cell>
          <table:table-cell table:style-name="ce18" table:formula="of:=[.E562]+[.D56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18" table:formula="of:=[.B563]-[.C563]" office:value-type="currency" office:currency="USD" office:value="0" calcext:value-type="currency">
            <text:p>$0.00</text:p>
          </table:table-cell>
          <table:table-cell table:style-name="ce18" table:formula="of:=MIN(Payment - [.D564];[.B564])" office:value-type="currency" office:currency="USD" office:value="0" calcext:value-type="currency">
            <text:p>$0.00</text:p>
          </table:table-cell>
          <table:table-cell table:style-name="ce18" table:formula="of:=CEILING(100*[.B564]*InterestRateMonthly)/100" office:value-type="currency" office:currency="USD" office:value="0" calcext:value-type="currency">
            <text:p>$0.00</text:p>
          </table:table-cell>
          <table:table-cell table:style-name="ce18" table:formula="of:=[.E563]+[.D56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18" table:formula="of:=[.B564]-[.C564]" office:value-type="currency" office:currency="USD" office:value="0" calcext:value-type="currency">
            <text:p>$0.00</text:p>
          </table:table-cell>
          <table:table-cell table:style-name="ce18" table:formula="of:=MIN(Payment - [.D565];[.B565])" office:value-type="currency" office:currency="USD" office:value="0" calcext:value-type="currency">
            <text:p>$0.00</text:p>
          </table:table-cell>
          <table:table-cell table:style-name="ce18" table:formula="of:=CEILING(100*[.B565]*InterestRateMonthly)/100" office:value-type="currency" office:currency="USD" office:value="0" calcext:value-type="currency">
            <text:p>$0.00</text:p>
          </table:table-cell>
          <table:table-cell table:style-name="ce18" table:formula="of:=[.E564]+[.D56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18" table:formula="of:=[.B565]-[.C565]" office:value-type="currency" office:currency="USD" office:value="0" calcext:value-type="currency">
            <text:p>$0.00</text:p>
          </table:table-cell>
          <table:table-cell table:style-name="ce18" table:formula="of:=MIN(Payment - [.D566];[.B566])" office:value-type="currency" office:currency="USD" office:value="0" calcext:value-type="currency">
            <text:p>$0.00</text:p>
          </table:table-cell>
          <table:table-cell table:style-name="ce18" table:formula="of:=CEILING(100*[.B566]*InterestRateMonthly)/100" office:value-type="currency" office:currency="USD" office:value="0" calcext:value-type="currency">
            <text:p>$0.00</text:p>
          </table:table-cell>
          <table:table-cell table:style-name="ce18" table:formula="of:=[.E565]+[.D56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18" table:formula="of:=[.B566]-[.C566]" office:value-type="currency" office:currency="USD" office:value="0" calcext:value-type="currency">
            <text:p>$0.00</text:p>
          </table:table-cell>
          <table:table-cell table:style-name="ce18" table:formula="of:=MIN(Payment - [.D567];[.B567])" office:value-type="currency" office:currency="USD" office:value="0" calcext:value-type="currency">
            <text:p>$0.00</text:p>
          </table:table-cell>
          <table:table-cell table:style-name="ce18" table:formula="of:=CEILING(100*[.B567]*InterestRateMonthly)/100" office:value-type="currency" office:currency="USD" office:value="0" calcext:value-type="currency">
            <text:p>$0.00</text:p>
          </table:table-cell>
          <table:table-cell table:style-name="ce18" table:formula="of:=[.E566]+[.D56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18" table:formula="of:=[.B567]-[.C567]" office:value-type="currency" office:currency="USD" office:value="0" calcext:value-type="currency">
            <text:p>$0.00</text:p>
          </table:table-cell>
          <table:table-cell table:style-name="ce18" table:formula="of:=MIN(Payment - [.D568];[.B568])" office:value-type="currency" office:currency="USD" office:value="0" calcext:value-type="currency">
            <text:p>$0.00</text:p>
          </table:table-cell>
          <table:table-cell table:style-name="ce18" table:formula="of:=CEILING(100*[.B568]*InterestRateMonthly)/100" office:value-type="currency" office:currency="USD" office:value="0" calcext:value-type="currency">
            <text:p>$0.00</text:p>
          </table:table-cell>
          <table:table-cell table:style-name="ce18" table:formula="of:=[.E567]+[.D56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18" table:formula="of:=[.B568]-[.C568]" office:value-type="currency" office:currency="USD" office:value="0" calcext:value-type="currency">
            <text:p>$0.00</text:p>
          </table:table-cell>
          <table:table-cell table:style-name="ce18" table:formula="of:=MIN(Payment - [.D569];[.B569])" office:value-type="currency" office:currency="USD" office:value="0" calcext:value-type="currency">
            <text:p>$0.00</text:p>
          </table:table-cell>
          <table:table-cell table:style-name="ce18" table:formula="of:=CEILING(100*[.B569]*InterestRateMonthly)/100" office:value-type="currency" office:currency="USD" office:value="0" calcext:value-type="currency">
            <text:p>$0.00</text:p>
          </table:table-cell>
          <table:table-cell table:style-name="ce18" table:formula="of:=[.E568]+[.D56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18" table:formula="of:=[.B569]-[.C569]" office:value-type="currency" office:currency="USD" office:value="0" calcext:value-type="currency">
            <text:p>$0.00</text:p>
          </table:table-cell>
          <table:table-cell table:style-name="ce18" table:formula="of:=MIN(Payment - [.D570];[.B570])" office:value-type="currency" office:currency="USD" office:value="0" calcext:value-type="currency">
            <text:p>$0.00</text:p>
          </table:table-cell>
          <table:table-cell table:style-name="ce18" table:formula="of:=CEILING(100*[.B570]*InterestRateMonthly)/100" office:value-type="currency" office:currency="USD" office:value="0" calcext:value-type="currency">
            <text:p>$0.00</text:p>
          </table:table-cell>
          <table:table-cell table:style-name="ce18" table:formula="of:=[.E569]+[.D57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18" table:formula="of:=[.B570]-[.C570]" office:value-type="currency" office:currency="USD" office:value="0" calcext:value-type="currency">
            <text:p>$0.00</text:p>
          </table:table-cell>
          <table:table-cell table:style-name="ce18" table:formula="of:=MIN(Payment - [.D571];[.B571])" office:value-type="currency" office:currency="USD" office:value="0" calcext:value-type="currency">
            <text:p>$0.00</text:p>
          </table:table-cell>
          <table:table-cell table:style-name="ce18" table:formula="of:=CEILING(100*[.B571]*InterestRateMonthly)/100" office:value-type="currency" office:currency="USD" office:value="0" calcext:value-type="currency">
            <text:p>$0.00</text:p>
          </table:table-cell>
          <table:table-cell table:style-name="ce18" table:formula="of:=[.E570]+[.D57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18" table:formula="of:=[.B571]-[.C571]" office:value-type="currency" office:currency="USD" office:value="0" calcext:value-type="currency">
            <text:p>$0.00</text:p>
          </table:table-cell>
          <table:table-cell table:style-name="ce18" table:formula="of:=MIN(Payment - [.D572];[.B572])" office:value-type="currency" office:currency="USD" office:value="0" calcext:value-type="currency">
            <text:p>$0.00</text:p>
          </table:table-cell>
          <table:table-cell table:style-name="ce18" table:formula="of:=CEILING(100*[.B572]*InterestRateMonthly)/100" office:value-type="currency" office:currency="USD" office:value="0" calcext:value-type="currency">
            <text:p>$0.00</text:p>
          </table:table-cell>
          <table:table-cell table:style-name="ce18" table:formula="of:=[.E571]+[.D57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18" table:formula="of:=[.B572]-[.C572]" office:value-type="currency" office:currency="USD" office:value="0" calcext:value-type="currency">
            <text:p>$0.00</text:p>
          </table:table-cell>
          <table:table-cell table:style-name="ce18" table:formula="of:=MIN(Payment - [.D573];[.B573])" office:value-type="currency" office:currency="USD" office:value="0" calcext:value-type="currency">
            <text:p>$0.00</text:p>
          </table:table-cell>
          <table:table-cell table:style-name="ce18" table:formula="of:=CEILING(100*[.B573]*InterestRateMonthly)/100" office:value-type="currency" office:currency="USD" office:value="0" calcext:value-type="currency">
            <text:p>$0.00</text:p>
          </table:table-cell>
          <table:table-cell table:style-name="ce18" table:formula="of:=[.E572]+[.D57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18" table:formula="of:=[.B573]-[.C573]" office:value-type="currency" office:currency="USD" office:value="0" calcext:value-type="currency">
            <text:p>$0.00</text:p>
          </table:table-cell>
          <table:table-cell table:style-name="ce18" table:formula="of:=MIN(Payment - [.D574];[.B574])" office:value-type="currency" office:currency="USD" office:value="0" calcext:value-type="currency">
            <text:p>$0.00</text:p>
          </table:table-cell>
          <table:table-cell table:style-name="ce18" table:formula="of:=CEILING(100*[.B574]*InterestRateMonthly)/100" office:value-type="currency" office:currency="USD" office:value="0" calcext:value-type="currency">
            <text:p>$0.00</text:p>
          </table:table-cell>
          <table:table-cell table:style-name="ce18" table:formula="of:=[.E573]+[.D57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18" table:formula="of:=[.B574]-[.C574]" office:value-type="currency" office:currency="USD" office:value="0" calcext:value-type="currency">
            <text:p>$0.00</text:p>
          </table:table-cell>
          <table:table-cell table:style-name="ce18" table:formula="of:=MIN(Payment - [.D575];[.B575])" office:value-type="currency" office:currency="USD" office:value="0" calcext:value-type="currency">
            <text:p>$0.00</text:p>
          </table:table-cell>
          <table:table-cell table:style-name="ce18" table:formula="of:=CEILING(100*[.B575]*InterestRateMonthly)/100" office:value-type="currency" office:currency="USD" office:value="0" calcext:value-type="currency">
            <text:p>$0.00</text:p>
          </table:table-cell>
          <table:table-cell table:style-name="ce18" table:formula="of:=[.E574]+[.D57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18" table:formula="of:=[.B575]-[.C575]" office:value-type="currency" office:currency="USD" office:value="0" calcext:value-type="currency">
            <text:p>$0.00</text:p>
          </table:table-cell>
          <table:table-cell table:style-name="ce18" table:formula="of:=MIN(Payment - [.D576];[.B576])" office:value-type="currency" office:currency="USD" office:value="0" calcext:value-type="currency">
            <text:p>$0.00</text:p>
          </table:table-cell>
          <table:table-cell table:style-name="ce18" table:formula="of:=CEILING(100*[.B576]*InterestRateMonthly)/100" office:value-type="currency" office:currency="USD" office:value="0" calcext:value-type="currency">
            <text:p>$0.00</text:p>
          </table:table-cell>
          <table:table-cell table:style-name="ce18" table:formula="of:=[.E575]+[.D57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18" table:formula="of:=[.B576]-[.C576]" office:value-type="currency" office:currency="USD" office:value="0" calcext:value-type="currency">
            <text:p>$0.00</text:p>
          </table:table-cell>
          <table:table-cell table:style-name="ce18" table:formula="of:=MIN(Payment - [.D577];[.B577])" office:value-type="currency" office:currency="USD" office:value="0" calcext:value-type="currency">
            <text:p>$0.00</text:p>
          </table:table-cell>
          <table:table-cell table:style-name="ce18" table:formula="of:=CEILING(100*[.B577]*InterestRateMonthly)/100" office:value-type="currency" office:currency="USD" office:value="0" calcext:value-type="currency">
            <text:p>$0.00</text:p>
          </table:table-cell>
          <table:table-cell table:style-name="ce18" table:formula="of:=[.E576]+[.D57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18" table:formula="of:=[.B577]-[.C577]" office:value-type="currency" office:currency="USD" office:value="0" calcext:value-type="currency">
            <text:p>$0.00</text:p>
          </table:table-cell>
          <table:table-cell table:style-name="ce18" table:formula="of:=MIN(Payment - [.D578];[.B578])" office:value-type="currency" office:currency="USD" office:value="0" calcext:value-type="currency">
            <text:p>$0.00</text:p>
          </table:table-cell>
          <table:table-cell table:style-name="ce18" table:formula="of:=CEILING(100*[.B578]*InterestRateMonthly)/100" office:value-type="currency" office:currency="USD" office:value="0" calcext:value-type="currency">
            <text:p>$0.00</text:p>
          </table:table-cell>
          <table:table-cell table:style-name="ce18" table:formula="of:=[.E577]+[.D57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18" table:formula="of:=[.B578]-[.C578]" office:value-type="currency" office:currency="USD" office:value="0" calcext:value-type="currency">
            <text:p>$0.00</text:p>
          </table:table-cell>
          <table:table-cell table:style-name="ce18" table:formula="of:=MIN(Payment - [.D579];[.B579])" office:value-type="currency" office:currency="USD" office:value="0" calcext:value-type="currency">
            <text:p>$0.00</text:p>
          </table:table-cell>
          <table:table-cell table:style-name="ce18" table:formula="of:=CEILING(100*[.B579]*InterestRateMonthly)/100" office:value-type="currency" office:currency="USD" office:value="0" calcext:value-type="currency">
            <text:p>$0.00</text:p>
          </table:table-cell>
          <table:table-cell table:style-name="ce18" table:formula="of:=[.E578]+[.D57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18" table:formula="of:=[.B579]-[.C579]" office:value-type="currency" office:currency="USD" office:value="0" calcext:value-type="currency">
            <text:p>$0.00</text:p>
          </table:table-cell>
          <table:table-cell table:style-name="ce18" table:formula="of:=MIN(Payment - [.D580];[.B580])" office:value-type="currency" office:currency="USD" office:value="0" calcext:value-type="currency">
            <text:p>$0.00</text:p>
          </table:table-cell>
          <table:table-cell table:style-name="ce18" table:formula="of:=CEILING(100*[.B580]*InterestRateMonthly)/100" office:value-type="currency" office:currency="USD" office:value="0" calcext:value-type="currency">
            <text:p>$0.00</text:p>
          </table:table-cell>
          <table:table-cell table:style-name="ce18" table:formula="of:=[.E579]+[.D58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18" table:formula="of:=[.B580]-[.C580]" office:value-type="currency" office:currency="USD" office:value="0" calcext:value-type="currency">
            <text:p>$0.00</text:p>
          </table:table-cell>
          <table:table-cell table:style-name="ce18" table:formula="of:=MIN(Payment - [.D581];[.B581])" office:value-type="currency" office:currency="USD" office:value="0" calcext:value-type="currency">
            <text:p>$0.00</text:p>
          </table:table-cell>
          <table:table-cell table:style-name="ce18" table:formula="of:=CEILING(100*[.B581]*InterestRateMonthly)/100" office:value-type="currency" office:currency="USD" office:value="0" calcext:value-type="currency">
            <text:p>$0.00</text:p>
          </table:table-cell>
          <table:table-cell table:style-name="ce18" table:formula="of:=[.E580]+[.D58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18" table:formula="of:=[.B581]-[.C581]" office:value-type="currency" office:currency="USD" office:value="0" calcext:value-type="currency">
            <text:p>$0.00</text:p>
          </table:table-cell>
          <table:table-cell table:style-name="ce18" table:formula="of:=MIN(Payment - [.D582];[.B582])" office:value-type="currency" office:currency="USD" office:value="0" calcext:value-type="currency">
            <text:p>$0.00</text:p>
          </table:table-cell>
          <table:table-cell table:style-name="ce18" table:formula="of:=CEILING(100*[.B582]*InterestRateMonthly)/100" office:value-type="currency" office:currency="USD" office:value="0" calcext:value-type="currency">
            <text:p>$0.00</text:p>
          </table:table-cell>
          <table:table-cell table:style-name="ce18" table:formula="of:=[.E581]+[.D58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18" table:formula="of:=[.B582]-[.C582]" office:value-type="currency" office:currency="USD" office:value="0" calcext:value-type="currency">
            <text:p>$0.00</text:p>
          </table:table-cell>
          <table:table-cell table:style-name="ce18" table:formula="of:=MIN(Payment - [.D583];[.B583])" office:value-type="currency" office:currency="USD" office:value="0" calcext:value-type="currency">
            <text:p>$0.00</text:p>
          </table:table-cell>
          <table:table-cell table:style-name="ce18" table:formula="of:=CEILING(100*[.B583]*InterestRateMonthly)/100" office:value-type="currency" office:currency="USD" office:value="0" calcext:value-type="currency">
            <text:p>$0.00</text:p>
          </table:table-cell>
          <table:table-cell table:style-name="ce18" table:formula="of:=[.E582]+[.D58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18" table:formula="of:=[.B583]-[.C583]" office:value-type="currency" office:currency="USD" office:value="0" calcext:value-type="currency">
            <text:p>$0.00</text:p>
          </table:table-cell>
          <table:table-cell table:style-name="ce18" table:formula="of:=MIN(Payment - [.D584];[.B584])" office:value-type="currency" office:currency="USD" office:value="0" calcext:value-type="currency">
            <text:p>$0.00</text:p>
          </table:table-cell>
          <table:table-cell table:style-name="ce18" table:formula="of:=CEILING(100*[.B584]*InterestRateMonthly)/100" office:value-type="currency" office:currency="USD" office:value="0" calcext:value-type="currency">
            <text:p>$0.00</text:p>
          </table:table-cell>
          <table:table-cell table:style-name="ce18" table:formula="of:=[.E583]+[.D58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18" table:formula="of:=[.B584]-[.C584]" office:value-type="currency" office:currency="USD" office:value="0" calcext:value-type="currency">
            <text:p>$0.00</text:p>
          </table:table-cell>
          <table:table-cell table:style-name="ce18" table:formula="of:=MIN(Payment - [.D585];[.B585])" office:value-type="currency" office:currency="USD" office:value="0" calcext:value-type="currency">
            <text:p>$0.00</text:p>
          </table:table-cell>
          <table:table-cell table:style-name="ce18" table:formula="of:=CEILING(100*[.B585]*InterestRateMonthly)/100" office:value-type="currency" office:currency="USD" office:value="0" calcext:value-type="currency">
            <text:p>$0.00</text:p>
          </table:table-cell>
          <table:table-cell table:style-name="ce18" table:formula="of:=[.E584]+[.D58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18" table:formula="of:=[.B585]-[.C585]" office:value-type="currency" office:currency="USD" office:value="0" calcext:value-type="currency">
            <text:p>$0.00</text:p>
          </table:table-cell>
          <table:table-cell table:style-name="ce18" table:formula="of:=MIN(Payment - [.D586];[.B586])" office:value-type="currency" office:currency="USD" office:value="0" calcext:value-type="currency">
            <text:p>$0.00</text:p>
          </table:table-cell>
          <table:table-cell table:style-name="ce18" table:formula="of:=CEILING(100*[.B586]*InterestRateMonthly)/100" office:value-type="currency" office:currency="USD" office:value="0" calcext:value-type="currency">
            <text:p>$0.00</text:p>
          </table:table-cell>
          <table:table-cell table:style-name="ce18" table:formula="of:=[.E585]+[.D58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18" table:formula="of:=[.B586]-[.C586]" office:value-type="currency" office:currency="USD" office:value="0" calcext:value-type="currency">
            <text:p>$0.00</text:p>
          </table:table-cell>
          <table:table-cell table:style-name="ce18" table:formula="of:=MIN(Payment - [.D587];[.B587])" office:value-type="currency" office:currency="USD" office:value="0" calcext:value-type="currency">
            <text:p>$0.00</text:p>
          </table:table-cell>
          <table:table-cell table:style-name="ce18" table:formula="of:=CEILING(100*[.B587]*InterestRateMonthly)/100" office:value-type="currency" office:currency="USD" office:value="0" calcext:value-type="currency">
            <text:p>$0.00</text:p>
          </table:table-cell>
          <table:table-cell table:style-name="ce18" table:formula="of:=[.E586]+[.D58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18" table:formula="of:=[.B587]-[.C587]" office:value-type="currency" office:currency="USD" office:value="0" calcext:value-type="currency">
            <text:p>$0.00</text:p>
          </table:table-cell>
          <table:table-cell table:style-name="ce18" table:formula="of:=MIN(Payment - [.D588];[.B588])" office:value-type="currency" office:currency="USD" office:value="0" calcext:value-type="currency">
            <text:p>$0.00</text:p>
          </table:table-cell>
          <table:table-cell table:style-name="ce18" table:formula="of:=CEILING(100*[.B588]*InterestRateMonthly)/100" office:value-type="currency" office:currency="USD" office:value="0" calcext:value-type="currency">
            <text:p>$0.00</text:p>
          </table:table-cell>
          <table:table-cell table:style-name="ce18" table:formula="of:=[.E587]+[.D58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18" table:formula="of:=[.B588]-[.C588]" office:value-type="currency" office:currency="USD" office:value="0" calcext:value-type="currency">
            <text:p>$0.00</text:p>
          </table:table-cell>
          <table:table-cell table:style-name="ce18" table:formula="of:=MIN(Payment - [.D589];[.B589])" office:value-type="currency" office:currency="USD" office:value="0" calcext:value-type="currency">
            <text:p>$0.00</text:p>
          </table:table-cell>
          <table:table-cell table:style-name="ce18" table:formula="of:=CEILING(100*[.B589]*InterestRateMonthly)/100" office:value-type="currency" office:currency="USD" office:value="0" calcext:value-type="currency">
            <text:p>$0.00</text:p>
          </table:table-cell>
          <table:table-cell table:style-name="ce18" table:formula="of:=[.E588]+[.D58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18" table:formula="of:=[.B589]-[.C589]" office:value-type="currency" office:currency="USD" office:value="0" calcext:value-type="currency">
            <text:p>$0.00</text:p>
          </table:table-cell>
          <table:table-cell table:style-name="ce18" table:formula="of:=MIN(Payment - [.D590];[.B590])" office:value-type="currency" office:currency="USD" office:value="0" calcext:value-type="currency">
            <text:p>$0.00</text:p>
          </table:table-cell>
          <table:table-cell table:style-name="ce18" table:formula="of:=CEILING(100*[.B590]*InterestRateMonthly)/100" office:value-type="currency" office:currency="USD" office:value="0" calcext:value-type="currency">
            <text:p>$0.00</text:p>
          </table:table-cell>
          <table:table-cell table:style-name="ce18" table:formula="of:=[.E589]+[.D59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18" table:formula="of:=[.B590]-[.C590]" office:value-type="currency" office:currency="USD" office:value="0" calcext:value-type="currency">
            <text:p>$0.00</text:p>
          </table:table-cell>
          <table:table-cell table:style-name="ce18" table:formula="of:=MIN(Payment - [.D591];[.B591])" office:value-type="currency" office:currency="USD" office:value="0" calcext:value-type="currency">
            <text:p>$0.00</text:p>
          </table:table-cell>
          <table:table-cell table:style-name="ce18" table:formula="of:=CEILING(100*[.B591]*InterestRateMonthly)/100" office:value-type="currency" office:currency="USD" office:value="0" calcext:value-type="currency">
            <text:p>$0.00</text:p>
          </table:table-cell>
          <table:table-cell table:style-name="ce18" table:formula="of:=[.E590]+[.D59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18" table:formula="of:=[.B591]-[.C591]" office:value-type="currency" office:currency="USD" office:value="0" calcext:value-type="currency">
            <text:p>$0.00</text:p>
          </table:table-cell>
          <table:table-cell table:style-name="ce18" table:formula="of:=MIN(Payment - [.D592];[.B592])" office:value-type="currency" office:currency="USD" office:value="0" calcext:value-type="currency">
            <text:p>$0.00</text:p>
          </table:table-cell>
          <table:table-cell table:style-name="ce18" table:formula="of:=CEILING(100*[.B592]*InterestRateMonthly)/100" office:value-type="currency" office:currency="USD" office:value="0" calcext:value-type="currency">
            <text:p>$0.00</text:p>
          </table:table-cell>
          <table:table-cell table:style-name="ce18" table:formula="of:=[.E591]+[.D59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18" table:formula="of:=[.B592]-[.C592]" office:value-type="currency" office:currency="USD" office:value="0" calcext:value-type="currency">
            <text:p>$0.00</text:p>
          </table:table-cell>
          <table:table-cell table:style-name="ce18" table:formula="of:=MIN(Payment - [.D593];[.B593])" office:value-type="currency" office:currency="USD" office:value="0" calcext:value-type="currency">
            <text:p>$0.00</text:p>
          </table:table-cell>
          <table:table-cell table:style-name="ce18" table:formula="of:=CEILING(100*[.B593]*InterestRateMonthly)/100" office:value-type="currency" office:currency="USD" office:value="0" calcext:value-type="currency">
            <text:p>$0.00</text:p>
          </table:table-cell>
          <table:table-cell table:style-name="ce18" table:formula="of:=[.E592]+[.D59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18" table:formula="of:=[.B593]-[.C593]" office:value-type="currency" office:currency="USD" office:value="0" calcext:value-type="currency">
            <text:p>$0.00</text:p>
          </table:table-cell>
          <table:table-cell table:style-name="ce18" table:formula="of:=MIN(Payment - [.D594];[.B594])" office:value-type="currency" office:currency="USD" office:value="0" calcext:value-type="currency">
            <text:p>$0.00</text:p>
          </table:table-cell>
          <table:table-cell table:style-name="ce18" table:formula="of:=CEILING(100*[.B594]*InterestRateMonthly)/100" office:value-type="currency" office:currency="USD" office:value="0" calcext:value-type="currency">
            <text:p>$0.00</text:p>
          </table:table-cell>
          <table:table-cell table:style-name="ce18" table:formula="of:=[.E593]+[.D59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18" table:formula="of:=[.B594]-[.C594]" office:value-type="currency" office:currency="USD" office:value="0" calcext:value-type="currency">
            <text:p>$0.00</text:p>
          </table:table-cell>
          <table:table-cell table:style-name="ce18" table:formula="of:=MIN(Payment - [.D595];[.B595])" office:value-type="currency" office:currency="USD" office:value="0" calcext:value-type="currency">
            <text:p>$0.00</text:p>
          </table:table-cell>
          <table:table-cell table:style-name="ce18" table:formula="of:=CEILING(100*[.B595]*InterestRateMonthly)/100" office:value-type="currency" office:currency="USD" office:value="0" calcext:value-type="currency">
            <text:p>$0.00</text:p>
          </table:table-cell>
          <table:table-cell table:style-name="ce18" table:formula="of:=[.E594]+[.D59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18" table:formula="of:=[.B595]-[.C595]" office:value-type="currency" office:currency="USD" office:value="0" calcext:value-type="currency">
            <text:p>$0.00</text:p>
          </table:table-cell>
          <table:table-cell table:style-name="ce18" table:formula="of:=MIN(Payment - [.D596];[.B596])" office:value-type="currency" office:currency="USD" office:value="0" calcext:value-type="currency">
            <text:p>$0.00</text:p>
          </table:table-cell>
          <table:table-cell table:style-name="ce18" table:formula="of:=CEILING(100*[.B596]*InterestRateMonthly)/100" office:value-type="currency" office:currency="USD" office:value="0" calcext:value-type="currency">
            <text:p>$0.00</text:p>
          </table:table-cell>
          <table:table-cell table:style-name="ce18" table:formula="of:=[.E595]+[.D59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18" table:formula="of:=[.B596]-[.C596]" office:value-type="currency" office:currency="USD" office:value="0" calcext:value-type="currency">
            <text:p>$0.00</text:p>
          </table:table-cell>
          <table:table-cell table:style-name="ce18" table:formula="of:=MIN(Payment - [.D597];[.B597])" office:value-type="currency" office:currency="USD" office:value="0" calcext:value-type="currency">
            <text:p>$0.00</text:p>
          </table:table-cell>
          <table:table-cell table:style-name="ce18" table:formula="of:=CEILING(100*[.B597]*InterestRateMonthly)/100" office:value-type="currency" office:currency="USD" office:value="0" calcext:value-type="currency">
            <text:p>$0.00</text:p>
          </table:table-cell>
          <table:table-cell table:style-name="ce18" table:formula="of:=[.E596]+[.D59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18" table:formula="of:=[.B597]-[.C597]" office:value-type="currency" office:currency="USD" office:value="0" calcext:value-type="currency">
            <text:p>$0.00</text:p>
          </table:table-cell>
          <table:table-cell table:style-name="ce18" table:formula="of:=MIN(Payment - [.D598];[.B598])" office:value-type="currency" office:currency="USD" office:value="0" calcext:value-type="currency">
            <text:p>$0.00</text:p>
          </table:table-cell>
          <table:table-cell table:style-name="ce18" table:formula="of:=CEILING(100*[.B598]*InterestRateMonthly)/100" office:value-type="currency" office:currency="USD" office:value="0" calcext:value-type="currency">
            <text:p>$0.00</text:p>
          </table:table-cell>
          <table:table-cell table:style-name="ce18" table:formula="of:=[.E597]+[.D59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18" table:formula="of:=[.B598]-[.C598]" office:value-type="currency" office:currency="USD" office:value="0" calcext:value-type="currency">
            <text:p>$0.00</text:p>
          </table:table-cell>
          <table:table-cell table:style-name="ce18" table:formula="of:=MIN(Payment - [.D599];[.B599])" office:value-type="currency" office:currency="USD" office:value="0" calcext:value-type="currency">
            <text:p>$0.00</text:p>
          </table:table-cell>
          <table:table-cell table:style-name="ce18" table:formula="of:=CEILING(100*[.B599]*InterestRateMonthly)/100" office:value-type="currency" office:currency="USD" office:value="0" calcext:value-type="currency">
            <text:p>$0.00</text:p>
          </table:table-cell>
          <table:table-cell table:style-name="ce18" table:formula="of:=[.E598]+[.D59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18" table:formula="of:=[.B599]-[.C599]" office:value-type="currency" office:currency="USD" office:value="0" calcext:value-type="currency">
            <text:p>$0.00</text:p>
          </table:table-cell>
          <table:table-cell table:style-name="ce18" table:formula="of:=MIN(Payment - [.D600];[.B600])" office:value-type="currency" office:currency="USD" office:value="0" calcext:value-type="currency">
            <text:p>$0.00</text:p>
          </table:table-cell>
          <table:table-cell table:style-name="ce18" table:formula="of:=CEILING(100*[.B600]*InterestRateMonthly)/100" office:value-type="currency" office:currency="USD" office:value="0" calcext:value-type="currency">
            <text:p>$0.00</text:p>
          </table:table-cell>
          <table:table-cell table:style-name="ce18" table:formula="of:=[.E599]+[.D60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18" table:formula="of:=[.B600]-[.C600]" office:value-type="currency" office:currency="USD" office:value="0" calcext:value-type="currency">
            <text:p>$0.00</text:p>
          </table:table-cell>
          <table:table-cell table:style-name="ce18" table:formula="of:=MIN(Payment - [.D601];[.B601])" office:value-type="currency" office:currency="USD" office:value="0" calcext:value-type="currency">
            <text:p>$0.00</text:p>
          </table:table-cell>
          <table:table-cell table:style-name="ce18" table:formula="of:=CEILING(100*[.B601]*InterestRateMonthly)/100" office:value-type="currency" office:currency="USD" office:value="0" calcext:value-type="currency">
            <text:p>$0.00</text:p>
          </table:table-cell>
          <table:table-cell table:style-name="ce18" table:formula="of:=[.E600]+[.D60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18" table:formula="of:=[.B601]-[.C601]" office:value-type="currency" office:currency="USD" office:value="0" calcext:value-type="currency">
            <text:p>$0.00</text:p>
          </table:table-cell>
          <table:table-cell table:style-name="ce18" table:formula="of:=MIN(Payment - [.D602];[.B602])" office:value-type="currency" office:currency="USD" office:value="0" calcext:value-type="currency">
            <text:p>$0.00</text:p>
          </table:table-cell>
          <table:table-cell table:style-name="ce18" table:formula="of:=CEILING(100*[.B602]*InterestRateMonthly)/100" office:value-type="currency" office:currency="USD" office:value="0" calcext:value-type="currency">
            <text:p>$0.00</text:p>
          </table:table-cell>
          <table:table-cell table:style-name="ce18" table:formula="of:=[.E601]+[.D60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18" table:formula="of:=[.B602]-[.C602]" office:value-type="currency" office:currency="USD" office:value="0" calcext:value-type="currency">
            <text:p>$0.00</text:p>
          </table:table-cell>
          <table:table-cell table:style-name="ce18" table:formula="of:=MIN(Payment - [.D603];[.B603])" office:value-type="currency" office:currency="USD" office:value="0" calcext:value-type="currency">
            <text:p>$0.00</text:p>
          </table:table-cell>
          <table:table-cell table:style-name="ce18" table:formula="of:=CEILING(100*[.B603]*InterestRateMonthly)/100" office:value-type="currency" office:currency="USD" office:value="0" calcext:value-type="currency">
            <text:p>$0.00</text:p>
          </table:table-cell>
          <table:table-cell table:style-name="ce18" table:formula="of:=[.E602]+[.D60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18" table:formula="of:=[.B603]-[.C603]" office:value-type="currency" office:currency="USD" office:value="0" calcext:value-type="currency">
            <text:p>$0.00</text:p>
          </table:table-cell>
          <table:table-cell table:style-name="ce18" table:formula="of:=MIN(Payment - [.D604];[.B604])" office:value-type="currency" office:currency="USD" office:value="0" calcext:value-type="currency">
            <text:p>$0.00</text:p>
          </table:table-cell>
          <table:table-cell table:style-name="ce18" table:formula="of:=CEILING(100*[.B604]*InterestRateMonthly)/100" office:value-type="currency" office:currency="USD" office:value="0" calcext:value-type="currency">
            <text:p>$0.00</text:p>
          </table:table-cell>
          <table:table-cell table:style-name="ce18" table:formula="of:=[.E603]+[.D60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18" table:formula="of:=[.B604]-[.C604]" office:value-type="currency" office:currency="USD" office:value="0" calcext:value-type="currency">
            <text:p>$0.00</text:p>
          </table:table-cell>
          <table:table-cell table:style-name="ce18" table:formula="of:=MIN(Payment - [.D605];[.B605])" office:value-type="currency" office:currency="USD" office:value="0" calcext:value-type="currency">
            <text:p>$0.00</text:p>
          </table:table-cell>
          <table:table-cell table:style-name="ce18" table:formula="of:=CEILING(100*[.B605]*InterestRateMonthly)/100" office:value-type="currency" office:currency="USD" office:value="0" calcext:value-type="currency">
            <text:p>$0.00</text:p>
          </table:table-cell>
          <table:table-cell table:style-name="ce18" table:formula="of:=[.E604]+[.D60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18" table:formula="of:=[.B605]-[.C605]" office:value-type="currency" office:currency="USD" office:value="0" calcext:value-type="currency">
            <text:p>$0.00</text:p>
          </table:table-cell>
          <table:table-cell table:style-name="ce18" table:formula="of:=MIN(Payment - [.D606];[.B606])" office:value-type="currency" office:currency="USD" office:value="0" calcext:value-type="currency">
            <text:p>$0.00</text:p>
          </table:table-cell>
          <table:table-cell table:style-name="ce18" table:formula="of:=CEILING(100*[.B606]*InterestRateMonthly)/100" office:value-type="currency" office:currency="USD" office:value="0" calcext:value-type="currency">
            <text:p>$0.00</text:p>
          </table:table-cell>
          <table:table-cell table:style-name="ce18" table:formula="of:=[.E605]+[.D60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18" table:formula="of:=[.B606]-[.C606]" office:value-type="currency" office:currency="USD" office:value="0" calcext:value-type="currency">
            <text:p>$0.00</text:p>
          </table:table-cell>
          <table:table-cell table:style-name="ce18" table:formula="of:=MIN(Payment - [.D607];[.B607])" office:value-type="currency" office:currency="USD" office:value="0" calcext:value-type="currency">
            <text:p>$0.00</text:p>
          </table:table-cell>
          <table:table-cell table:style-name="ce18" table:formula="of:=CEILING(100*[.B607]*InterestRateMonthly)/100" office:value-type="currency" office:currency="USD" office:value="0" calcext:value-type="currency">
            <text:p>$0.00</text:p>
          </table:table-cell>
          <table:table-cell table:style-name="ce18" table:formula="of:=[.E606]+[.D60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18" table:formula="of:=[.B607]-[.C607]" office:value-type="currency" office:currency="USD" office:value="0" calcext:value-type="currency">
            <text:p>$0.00</text:p>
          </table:table-cell>
          <table:table-cell table:style-name="ce18" table:formula="of:=MIN(Payment - [.D608];[.B608])" office:value-type="currency" office:currency="USD" office:value="0" calcext:value-type="currency">
            <text:p>$0.00</text:p>
          </table:table-cell>
          <table:table-cell table:style-name="ce18" table:formula="of:=CEILING(100*[.B608]*InterestRateMonthly)/100" office:value-type="currency" office:currency="USD" office:value="0" calcext:value-type="currency">
            <text:p>$0.00</text:p>
          </table:table-cell>
          <table:table-cell table:style-name="ce18" table:formula="of:=[.E607]+[.D60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18" table:formula="of:=[.B608]-[.C608]" office:value-type="currency" office:currency="USD" office:value="0" calcext:value-type="currency">
            <text:p>$0.00</text:p>
          </table:table-cell>
          <table:table-cell table:style-name="ce18" table:formula="of:=MIN(Payment - [.D609];[.B609])" office:value-type="currency" office:currency="USD" office:value="0" calcext:value-type="currency">
            <text:p>$0.00</text:p>
          </table:table-cell>
          <table:table-cell table:style-name="ce18" table:formula="of:=CEILING(100*[.B609]*InterestRateMonthly)/100" office:value-type="currency" office:currency="USD" office:value="0" calcext:value-type="currency">
            <text:p>$0.00</text:p>
          </table:table-cell>
          <table:table-cell table:style-name="ce18" table:formula="of:=[.E608]+[.D60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18" table:formula="of:=[.B609]-[.C609]" office:value-type="currency" office:currency="USD" office:value="0" calcext:value-type="currency">
            <text:p>$0.00</text:p>
          </table:table-cell>
          <table:table-cell table:style-name="ce18" table:formula="of:=MIN(Payment - [.D610];[.B610])" office:value-type="currency" office:currency="USD" office:value="0" calcext:value-type="currency">
            <text:p>$0.00</text:p>
          </table:table-cell>
          <table:table-cell table:style-name="ce18" table:formula="of:=CEILING(100*[.B610]*InterestRateMonthly)/100" office:value-type="currency" office:currency="USD" office:value="0" calcext:value-type="currency">
            <text:p>$0.00</text:p>
          </table:table-cell>
          <table:table-cell table:style-name="ce18" table:formula="of:=[.E609]+[.D61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18" table:formula="of:=[.B610]-[.C610]" office:value-type="currency" office:currency="USD" office:value="0" calcext:value-type="currency">
            <text:p>$0.00</text:p>
          </table:table-cell>
          <table:table-cell table:style-name="ce18" table:formula="of:=MIN(Payment - [.D611];[.B611])" office:value-type="currency" office:currency="USD" office:value="0" calcext:value-type="currency">
            <text:p>$0.00</text:p>
          </table:table-cell>
          <table:table-cell table:style-name="ce18" table:formula="of:=CEILING(100*[.B611]*InterestRateMonthly)/100" office:value-type="currency" office:currency="USD" office:value="0" calcext:value-type="currency">
            <text:p>$0.00</text:p>
          </table:table-cell>
          <table:table-cell table:style-name="ce18" table:formula="of:=[.E610]+[.D61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18" table:formula="of:=[.B611]-[.C611]" office:value-type="currency" office:currency="USD" office:value="0" calcext:value-type="currency">
            <text:p>$0.00</text:p>
          </table:table-cell>
          <table:table-cell table:style-name="ce18" table:formula="of:=MIN(Payment - [.D612];[.B612])" office:value-type="currency" office:currency="USD" office:value="0" calcext:value-type="currency">
            <text:p>$0.00</text:p>
          </table:table-cell>
          <table:table-cell table:style-name="ce18" table:formula="of:=CEILING(100*[.B612]*InterestRateMonthly)/100" office:value-type="currency" office:currency="USD" office:value="0" calcext:value-type="currency">
            <text:p>$0.00</text:p>
          </table:table-cell>
          <table:table-cell table:style-name="ce18" table:formula="of:=[.E611]+[.D61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18" table:formula="of:=[.B612]-[.C612]" office:value-type="currency" office:currency="USD" office:value="0" calcext:value-type="currency">
            <text:p>$0.00</text:p>
          </table:table-cell>
          <table:table-cell table:style-name="ce18" table:formula="of:=MIN(Payment - [.D613];[.B613])" office:value-type="currency" office:currency="USD" office:value="0" calcext:value-type="currency">
            <text:p>$0.00</text:p>
          </table:table-cell>
          <table:table-cell table:style-name="ce18" table:formula="of:=CEILING(100*[.B613]*InterestRateMonthly)/100" office:value-type="currency" office:currency="USD" office:value="0" calcext:value-type="currency">
            <text:p>$0.00</text:p>
          </table:table-cell>
          <table:table-cell table:style-name="ce18" table:formula="of:=[.E612]+[.D61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18" table:formula="of:=[.B613]-[.C613]" office:value-type="currency" office:currency="USD" office:value="0" calcext:value-type="currency">
            <text:p>$0.00</text:p>
          </table:table-cell>
          <table:table-cell table:style-name="ce18" table:formula="of:=MIN(Payment - [.D614];[.B614])" office:value-type="currency" office:currency="USD" office:value="0" calcext:value-type="currency">
            <text:p>$0.00</text:p>
          </table:table-cell>
          <table:table-cell table:style-name="ce18" table:formula="of:=CEILING(100*[.B614]*InterestRateMonthly)/100" office:value-type="currency" office:currency="USD" office:value="0" calcext:value-type="currency">
            <text:p>$0.00</text:p>
          </table:table-cell>
          <table:table-cell table:style-name="ce18" table:formula="of:=[.E613]+[.D61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18" table:formula="of:=[.B614]-[.C614]" office:value-type="currency" office:currency="USD" office:value="0" calcext:value-type="currency">
            <text:p>$0.00</text:p>
          </table:table-cell>
          <table:table-cell table:style-name="ce18" table:formula="of:=MIN(Payment - [.D615];[.B615])" office:value-type="currency" office:currency="USD" office:value="0" calcext:value-type="currency">
            <text:p>$0.00</text:p>
          </table:table-cell>
          <table:table-cell table:style-name="ce18" table:formula="of:=CEILING(100*[.B615]*InterestRateMonthly)/100" office:value-type="currency" office:currency="USD" office:value="0" calcext:value-type="currency">
            <text:p>$0.00</text:p>
          </table:table-cell>
          <table:table-cell table:style-name="ce18" table:formula="of:=[.E614]+[.D61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18" table:formula="of:=[.B615]-[.C615]" office:value-type="currency" office:currency="USD" office:value="0" calcext:value-type="currency">
            <text:p>$0.00</text:p>
          </table:table-cell>
          <table:table-cell table:style-name="ce18" table:formula="of:=MIN(Payment - [.D616];[.B616])" office:value-type="currency" office:currency="USD" office:value="0" calcext:value-type="currency">
            <text:p>$0.00</text:p>
          </table:table-cell>
          <table:table-cell table:style-name="ce18" table:formula="of:=CEILING(100*[.B616]*InterestRateMonthly)/100" office:value-type="currency" office:currency="USD" office:value="0" calcext:value-type="currency">
            <text:p>$0.00</text:p>
          </table:table-cell>
          <table:table-cell table:style-name="ce18" table:formula="of:=[.E615]+[.D61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18" table:formula="of:=[.B616]-[.C616]" office:value-type="currency" office:currency="USD" office:value="0" calcext:value-type="currency">
            <text:p>$0.00</text:p>
          </table:table-cell>
          <table:table-cell table:style-name="ce18" table:formula="of:=MIN(Payment - [.D617];[.B617])" office:value-type="currency" office:currency="USD" office:value="0" calcext:value-type="currency">
            <text:p>$0.00</text:p>
          </table:table-cell>
          <table:table-cell table:style-name="ce18" table:formula="of:=CEILING(100*[.B617]*InterestRateMonthly)/100" office:value-type="currency" office:currency="USD" office:value="0" calcext:value-type="currency">
            <text:p>$0.00</text:p>
          </table:table-cell>
          <table:table-cell table:style-name="ce18" table:formula="of:=[.E616]+[.D61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18" table:formula="of:=[.B617]-[.C617]" office:value-type="currency" office:currency="USD" office:value="0" calcext:value-type="currency">
            <text:p>$0.00</text:p>
          </table:table-cell>
          <table:table-cell table:style-name="ce18" table:formula="of:=MIN(Payment - [.D618];[.B618])" office:value-type="currency" office:currency="USD" office:value="0" calcext:value-type="currency">
            <text:p>$0.00</text:p>
          </table:table-cell>
          <table:table-cell table:style-name="ce18" table:formula="of:=CEILING(100*[.B618]*InterestRateMonthly)/100" office:value-type="currency" office:currency="USD" office:value="0" calcext:value-type="currency">
            <text:p>$0.00</text:p>
          </table:table-cell>
          <table:table-cell table:style-name="ce18" table:formula="of:=[.E617]+[.D61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18" table:formula="of:=[.B618]-[.C618]" office:value-type="currency" office:currency="USD" office:value="0" calcext:value-type="currency">
            <text:p>$0.00</text:p>
          </table:table-cell>
          <table:table-cell table:style-name="ce18" table:formula="of:=MIN(Payment - [.D619];[.B619])" office:value-type="currency" office:currency="USD" office:value="0" calcext:value-type="currency">
            <text:p>$0.00</text:p>
          </table:table-cell>
          <table:table-cell table:style-name="ce18" table:formula="of:=CEILING(100*[.B619]*InterestRateMonthly)/100" office:value-type="currency" office:currency="USD" office:value="0" calcext:value-type="currency">
            <text:p>$0.00</text:p>
          </table:table-cell>
          <table:table-cell table:style-name="ce18" table:formula="of:=[.E618]+[.D61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18" table:formula="of:=[.B619]-[.C619]" office:value-type="currency" office:currency="USD" office:value="0" calcext:value-type="currency">
            <text:p>$0.00</text:p>
          </table:table-cell>
          <table:table-cell table:style-name="ce18" table:formula="of:=MIN(Payment - [.D620];[.B620])" office:value-type="currency" office:currency="USD" office:value="0" calcext:value-type="currency">
            <text:p>$0.00</text:p>
          </table:table-cell>
          <table:table-cell table:style-name="ce18" table:formula="of:=CEILING(100*[.B620]*InterestRateMonthly)/100" office:value-type="currency" office:currency="USD" office:value="0" calcext:value-type="currency">
            <text:p>$0.00</text:p>
          </table:table-cell>
          <table:table-cell table:style-name="ce18" table:formula="of:=[.E619]+[.D62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18" table:formula="of:=[.B620]-[.C620]" office:value-type="currency" office:currency="USD" office:value="0" calcext:value-type="currency">
            <text:p>$0.00</text:p>
          </table:table-cell>
          <table:table-cell table:style-name="ce18" table:formula="of:=MIN(Payment - [.D621];[.B621])" office:value-type="currency" office:currency="USD" office:value="0" calcext:value-type="currency">
            <text:p>$0.00</text:p>
          </table:table-cell>
          <table:table-cell table:style-name="ce18" table:formula="of:=CEILING(100*[.B621]*InterestRateMonthly)/100" office:value-type="currency" office:currency="USD" office:value="0" calcext:value-type="currency">
            <text:p>$0.00</text:p>
          </table:table-cell>
          <table:table-cell table:style-name="ce18" table:formula="of:=[.E620]+[.D62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18" table:formula="of:=[.B621]-[.C621]" office:value-type="currency" office:currency="USD" office:value="0" calcext:value-type="currency">
            <text:p>$0.00</text:p>
          </table:table-cell>
          <table:table-cell table:style-name="ce18" table:formula="of:=MIN(Payment - [.D622];[.B622])" office:value-type="currency" office:currency="USD" office:value="0" calcext:value-type="currency">
            <text:p>$0.00</text:p>
          </table:table-cell>
          <table:table-cell table:style-name="ce18" table:formula="of:=CEILING(100*[.B622]*InterestRateMonthly)/100" office:value-type="currency" office:currency="USD" office:value="0" calcext:value-type="currency">
            <text:p>$0.00</text:p>
          </table:table-cell>
          <table:table-cell table:style-name="ce18" table:formula="of:=[.E621]+[.D62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18" table:formula="of:=[.B622]-[.C622]" office:value-type="currency" office:currency="USD" office:value="0" calcext:value-type="currency">
            <text:p>$0.00</text:p>
          </table:table-cell>
          <table:table-cell table:style-name="ce18" table:formula="of:=MIN(Payment - [.D623];[.B623])" office:value-type="currency" office:currency="USD" office:value="0" calcext:value-type="currency">
            <text:p>$0.00</text:p>
          </table:table-cell>
          <table:table-cell table:style-name="ce18" table:formula="of:=CEILING(100*[.B623]*InterestRateMonthly)/100" office:value-type="currency" office:currency="USD" office:value="0" calcext:value-type="currency">
            <text:p>$0.00</text:p>
          </table:table-cell>
          <table:table-cell table:style-name="ce18" table:formula="of:=[.E622]+[.D62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18" table:formula="of:=[.B623]-[.C623]" office:value-type="currency" office:currency="USD" office:value="0" calcext:value-type="currency">
            <text:p>$0.00</text:p>
          </table:table-cell>
          <table:table-cell table:style-name="ce18" table:formula="of:=MIN(Payment - [.D624];[.B624])" office:value-type="currency" office:currency="USD" office:value="0" calcext:value-type="currency">
            <text:p>$0.00</text:p>
          </table:table-cell>
          <table:table-cell table:style-name="ce18" table:formula="of:=CEILING(100*[.B624]*InterestRateMonthly)/100" office:value-type="currency" office:currency="USD" office:value="0" calcext:value-type="currency">
            <text:p>$0.00</text:p>
          </table:table-cell>
          <table:table-cell table:style-name="ce18" table:formula="of:=[.E623]+[.D62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18" table:formula="of:=[.B624]-[.C624]" office:value-type="currency" office:currency="USD" office:value="0" calcext:value-type="currency">
            <text:p>$0.00</text:p>
          </table:table-cell>
          <table:table-cell table:style-name="ce18" table:formula="of:=MIN(Payment - [.D625];[.B625])" office:value-type="currency" office:currency="USD" office:value="0" calcext:value-type="currency">
            <text:p>$0.00</text:p>
          </table:table-cell>
          <table:table-cell table:style-name="ce18" table:formula="of:=CEILING(100*[.B625]*InterestRateMonthly)/100" office:value-type="currency" office:currency="USD" office:value="0" calcext:value-type="currency">
            <text:p>$0.00</text:p>
          </table:table-cell>
          <table:table-cell table:style-name="ce18" table:formula="of:=[.E624]+[.D62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18" table:formula="of:=[.B625]-[.C625]" office:value-type="currency" office:currency="USD" office:value="0" calcext:value-type="currency">
            <text:p>$0.00</text:p>
          </table:table-cell>
          <table:table-cell table:style-name="ce18" table:formula="of:=MIN(Payment - [.D626];[.B626])" office:value-type="currency" office:currency="USD" office:value="0" calcext:value-type="currency">
            <text:p>$0.00</text:p>
          </table:table-cell>
          <table:table-cell table:style-name="ce18" table:formula="of:=CEILING(100*[.B626]*InterestRateMonthly)/100" office:value-type="currency" office:currency="USD" office:value="0" calcext:value-type="currency">
            <text:p>$0.00</text:p>
          </table:table-cell>
          <table:table-cell table:style-name="ce18" table:formula="of:=[.E625]+[.D62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18" table:formula="of:=[.B626]-[.C626]" office:value-type="currency" office:currency="USD" office:value="0" calcext:value-type="currency">
            <text:p>$0.00</text:p>
          </table:table-cell>
          <table:table-cell table:style-name="ce18" table:formula="of:=MIN(Payment - [.D627];[.B627])" office:value-type="currency" office:currency="USD" office:value="0" calcext:value-type="currency">
            <text:p>$0.00</text:p>
          </table:table-cell>
          <table:table-cell table:style-name="ce18" table:formula="of:=CEILING(100*[.B627]*InterestRateMonthly)/100" office:value-type="currency" office:currency="USD" office:value="0" calcext:value-type="currency">
            <text:p>$0.00</text:p>
          </table:table-cell>
          <table:table-cell table:style-name="ce18" table:formula="of:=[.E626]+[.D62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18" table:formula="of:=[.B627]-[.C627]" office:value-type="currency" office:currency="USD" office:value="0" calcext:value-type="currency">
            <text:p>$0.00</text:p>
          </table:table-cell>
          <table:table-cell table:style-name="ce18" table:formula="of:=MIN(Payment - [.D628];[.B628])" office:value-type="currency" office:currency="USD" office:value="0" calcext:value-type="currency">
            <text:p>$0.00</text:p>
          </table:table-cell>
          <table:table-cell table:style-name="ce18" table:formula="of:=CEILING(100*[.B628]*InterestRateMonthly)/100" office:value-type="currency" office:currency="USD" office:value="0" calcext:value-type="currency">
            <text:p>$0.00</text:p>
          </table:table-cell>
          <table:table-cell table:style-name="ce18" table:formula="of:=[.E627]+[.D62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18" table:formula="of:=[.B628]-[.C628]" office:value-type="currency" office:currency="USD" office:value="0" calcext:value-type="currency">
            <text:p>$0.00</text:p>
          </table:table-cell>
          <table:table-cell table:style-name="ce18" table:formula="of:=MIN(Payment - [.D629];[.B629])" office:value-type="currency" office:currency="USD" office:value="0" calcext:value-type="currency">
            <text:p>$0.00</text:p>
          </table:table-cell>
          <table:table-cell table:style-name="ce18" table:formula="of:=CEILING(100*[.B629]*InterestRateMonthly)/100" office:value-type="currency" office:currency="USD" office:value="0" calcext:value-type="currency">
            <text:p>$0.00</text:p>
          </table:table-cell>
          <table:table-cell table:style-name="ce18" table:formula="of:=[.E628]+[.D62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18" table:formula="of:=[.B629]-[.C629]" office:value-type="currency" office:currency="USD" office:value="0" calcext:value-type="currency">
            <text:p>$0.00</text:p>
          </table:table-cell>
          <table:table-cell table:style-name="ce18" table:formula="of:=MIN(Payment - [.D630];[.B630])" office:value-type="currency" office:currency="USD" office:value="0" calcext:value-type="currency">
            <text:p>$0.00</text:p>
          </table:table-cell>
          <table:table-cell table:style-name="ce18" table:formula="of:=CEILING(100*[.B630]*InterestRateMonthly)/100" office:value-type="currency" office:currency="USD" office:value="0" calcext:value-type="currency">
            <text:p>$0.00</text:p>
          </table:table-cell>
          <table:table-cell table:style-name="ce18" table:formula="of:=[.E629]+[.D63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18" table:formula="of:=[.B630]-[.C630]" office:value-type="currency" office:currency="USD" office:value="0" calcext:value-type="currency">
            <text:p>$0.00</text:p>
          </table:table-cell>
          <table:table-cell table:style-name="ce18" table:formula="of:=MIN(Payment - [.D631];[.B631])" office:value-type="currency" office:currency="USD" office:value="0" calcext:value-type="currency">
            <text:p>$0.00</text:p>
          </table:table-cell>
          <table:table-cell table:style-name="ce18" table:formula="of:=CEILING(100*[.B631]*InterestRateMonthly)/100" office:value-type="currency" office:currency="USD" office:value="0" calcext:value-type="currency">
            <text:p>$0.00</text:p>
          </table:table-cell>
          <table:table-cell table:style-name="ce18" table:formula="of:=[.E630]+[.D63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18" table:formula="of:=[.B631]-[.C631]" office:value-type="currency" office:currency="USD" office:value="0" calcext:value-type="currency">
            <text:p>$0.00</text:p>
          </table:table-cell>
          <table:table-cell table:style-name="ce18" table:formula="of:=MIN(Payment - [.D632];[.B632])" office:value-type="currency" office:currency="USD" office:value="0" calcext:value-type="currency">
            <text:p>$0.00</text:p>
          </table:table-cell>
          <table:table-cell table:style-name="ce18" table:formula="of:=CEILING(100*[.B632]*InterestRateMonthly)/100" office:value-type="currency" office:currency="USD" office:value="0" calcext:value-type="currency">
            <text:p>$0.00</text:p>
          </table:table-cell>
          <table:table-cell table:style-name="ce18" table:formula="of:=[.E631]+[.D63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18" table:formula="of:=[.B632]-[.C632]" office:value-type="currency" office:currency="USD" office:value="0" calcext:value-type="currency">
            <text:p>$0.00</text:p>
          </table:table-cell>
          <table:table-cell table:style-name="ce18" table:formula="of:=MIN(Payment - [.D633];[.B633])" office:value-type="currency" office:currency="USD" office:value="0" calcext:value-type="currency">
            <text:p>$0.00</text:p>
          </table:table-cell>
          <table:table-cell table:style-name="ce18" table:formula="of:=CEILING(100*[.B633]*InterestRateMonthly)/100" office:value-type="currency" office:currency="USD" office:value="0" calcext:value-type="currency">
            <text:p>$0.00</text:p>
          </table:table-cell>
          <table:table-cell table:style-name="ce18" table:formula="of:=[.E632]+[.D633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18" table:formula="of:=[.B633]-[.C633]" office:value-type="currency" office:currency="USD" office:value="0" calcext:value-type="currency">
            <text:p>$0.00</text:p>
          </table:table-cell>
          <table:table-cell table:style-name="ce18" table:formula="of:=MIN(Payment - [.D634];[.B634])" office:value-type="currency" office:currency="USD" office:value="0" calcext:value-type="currency">
            <text:p>$0.00</text:p>
          </table:table-cell>
          <table:table-cell table:style-name="ce18" table:formula="of:=CEILING(100*[.B634]*InterestRateMonthly)/100" office:value-type="currency" office:currency="USD" office:value="0" calcext:value-type="currency">
            <text:p>$0.00</text:p>
          </table:table-cell>
          <table:table-cell table:style-name="ce18" table:formula="of:=[.E633]+[.D634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18" table:formula="of:=[.B634]-[.C634]" office:value-type="currency" office:currency="USD" office:value="0" calcext:value-type="currency">
            <text:p>$0.00</text:p>
          </table:table-cell>
          <table:table-cell table:style-name="ce18" table:formula="of:=MIN(Payment - [.D635];[.B635])" office:value-type="currency" office:currency="USD" office:value="0" calcext:value-type="currency">
            <text:p>$0.00</text:p>
          </table:table-cell>
          <table:table-cell table:style-name="ce18" table:formula="of:=CEILING(100*[.B635]*InterestRateMonthly)/100" office:value-type="currency" office:currency="USD" office:value="0" calcext:value-type="currency">
            <text:p>$0.00</text:p>
          </table:table-cell>
          <table:table-cell table:style-name="ce18" table:formula="of:=[.E634]+[.D635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18" table:formula="of:=[.B635]-[.C635]" office:value-type="currency" office:currency="USD" office:value="0" calcext:value-type="currency">
            <text:p>$0.00</text:p>
          </table:table-cell>
          <table:table-cell table:style-name="ce18" table:formula="of:=MIN(Payment - [.D636];[.B636])" office:value-type="currency" office:currency="USD" office:value="0" calcext:value-type="currency">
            <text:p>$0.00</text:p>
          </table:table-cell>
          <table:table-cell table:style-name="ce18" table:formula="of:=CEILING(100*[.B636]*InterestRateMonthly)/100" office:value-type="currency" office:currency="USD" office:value="0" calcext:value-type="currency">
            <text:p>$0.00</text:p>
          </table:table-cell>
          <table:table-cell table:style-name="ce18" table:formula="of:=[.E635]+[.D636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18" table:formula="of:=[.B636]-[.C636]" office:value-type="currency" office:currency="USD" office:value="0" calcext:value-type="currency">
            <text:p>$0.00</text:p>
          </table:table-cell>
          <table:table-cell table:style-name="ce18" table:formula="of:=MIN(Payment - [.D637];[.B637])" office:value-type="currency" office:currency="USD" office:value="0" calcext:value-type="currency">
            <text:p>$0.00</text:p>
          </table:table-cell>
          <table:table-cell table:style-name="ce18" table:formula="of:=CEILING(100*[.B637]*InterestRateMonthly)/100" office:value-type="currency" office:currency="USD" office:value="0" calcext:value-type="currency">
            <text:p>$0.00</text:p>
          </table:table-cell>
          <table:table-cell table:style-name="ce18" table:formula="of:=[.E636]+[.D637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18" table:formula="of:=[.B637]-[.C637]" office:value-type="currency" office:currency="USD" office:value="0" calcext:value-type="currency">
            <text:p>$0.00</text:p>
          </table:table-cell>
          <table:table-cell table:style-name="ce18" table:formula="of:=MIN(Payment - [.D638];[.B638])" office:value-type="currency" office:currency="USD" office:value="0" calcext:value-type="currency">
            <text:p>$0.00</text:p>
          </table:table-cell>
          <table:table-cell table:style-name="ce18" table:formula="of:=CEILING(100*[.B638]*InterestRateMonthly)/100" office:value-type="currency" office:currency="USD" office:value="0" calcext:value-type="currency">
            <text:p>$0.00</text:p>
          </table:table-cell>
          <table:table-cell table:style-name="ce18" table:formula="of:=[.E637]+[.D638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18" table:formula="of:=[.B638]-[.C638]" office:value-type="currency" office:currency="USD" office:value="0" calcext:value-type="currency">
            <text:p>$0.00</text:p>
          </table:table-cell>
          <table:table-cell table:style-name="ce18" table:formula="of:=MIN(Payment - [.D639];[.B639])" office:value-type="currency" office:currency="USD" office:value="0" calcext:value-type="currency">
            <text:p>$0.00</text:p>
          </table:table-cell>
          <table:table-cell table:style-name="ce18" table:formula="of:=CEILING(100*[.B639]*InterestRateMonthly)/100" office:value-type="currency" office:currency="USD" office:value="0" calcext:value-type="currency">
            <text:p>$0.00</text:p>
          </table:table-cell>
          <table:table-cell table:style-name="ce18" table:formula="of:=[.E638]+[.D639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18" table:formula="of:=[.B639]-[.C639]" office:value-type="currency" office:currency="USD" office:value="0" calcext:value-type="currency">
            <text:p>$0.00</text:p>
          </table:table-cell>
          <table:table-cell table:style-name="ce18" table:formula="of:=MIN(Payment - [.D640];[.B640])" office:value-type="currency" office:currency="USD" office:value="0" calcext:value-type="currency">
            <text:p>$0.00</text:p>
          </table:table-cell>
          <table:table-cell table:style-name="ce18" table:formula="of:=CEILING(100*[.B640]*InterestRateMonthly)/100" office:value-type="currency" office:currency="USD" office:value="0" calcext:value-type="currency">
            <text:p>$0.00</text:p>
          </table:table-cell>
          <table:table-cell table:style-name="ce18" table:formula="of:=[.E639]+[.D640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18" table:formula="of:=[.B640]-[.C640]" office:value-type="currency" office:currency="USD" office:value="0" calcext:value-type="currency">
            <text:p>$0.00</text:p>
          </table:table-cell>
          <table:table-cell table:style-name="ce18" table:formula="of:=MIN(Payment - [.D641];[.B641])" office:value-type="currency" office:currency="USD" office:value="0" calcext:value-type="currency">
            <text:p>$0.00</text:p>
          </table:table-cell>
          <table:table-cell table:style-name="ce18" table:formula="of:=CEILING(100*[.B641]*InterestRateMonthly)/100" office:value-type="currency" office:currency="USD" office:value="0" calcext:value-type="currency">
            <text:p>$0.00</text:p>
          </table:table-cell>
          <table:table-cell table:style-name="ce18" table:formula="of:=[.E640]+[.D641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18" table:formula="of:=[.B641]-[.C641]" office:value-type="currency" office:currency="USD" office:value="0" calcext:value-type="currency">
            <text:p>$0.00</text:p>
          </table:table-cell>
          <table:table-cell table:style-name="ce18" table:formula="of:=MIN(Payment - [.D642];[.B642])" office:value-type="currency" office:currency="USD" office:value="0" calcext:value-type="currency">
            <text:p>$0.00</text:p>
          </table:table-cell>
          <table:table-cell table:style-name="ce18" table:formula="of:=CEILING(100*[.B642]*InterestRateMonthly)/100" office:value-type="currency" office:currency="USD" office:value="0" calcext:value-type="currency">
            <text:p>$0.00</text:p>
          </table:table-cell>
          <table:table-cell table:style-name="ce18" table:formula="of:=[.E641]+[.D642]" office:value-type="currency" office:currency="USD" office:value="1599016.31" calcext:value-type="currency">
            <text:p>$1,599,016.31</text:p>
          </table:table-cell>
          <table:table-cell table:number-columns-repeated="16379"/>
        </table:table-row>
        <table:table-row table:style-name="ro2" table:number-rows-repeated="10479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>
        <table:named-range table:name="AnnualPaymentTotal" table:base-cell-address="$Parameters.$B$6" table:cell-range-address="$Parameters.$B$6"/>
        <table:named-range table:name="InterestRate" table:base-cell-address="$Parameters.$B$4" table:cell-range-address="$Parameters.$B$3"/>
        <table:named-range table:name="InterestRateMonthly" table:base-cell-address="$Parameters.$C$4" table:cell-range-address="$Parameters.$C$3"/>
        <table:named-range table:name="LoanAmount" table:base-cell-address="$Parameters.$B$1" table:cell-range-address="$Parameters.$B$1"/>
        <table:named-range table:name="Payment" table:base-cell-address="$Parameters.$C$6" table:cell-range-address="$Parameters.$C$6"/>
        <table:named-range table:name="TermMonths" table:base-cell-address="$Parameters.$C$5" table:cell-range-address="$Parameters.$C$4"/>
        <table:named-range table:name="TermYears" table:base-cell-address="$Parameters.$B$5" table:cell-range-address="$Parameters.$B$4"/>
        <table:named-range table:name="TotalRepayment" table:base-cell-address="$Parameters.$B$8" table:cell-range-address="$Parameters.$B$7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 SemiLight" svg:font-family="'Cascadia Code SemiLight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5" number:min-decimal-places="5" number:min-integer-digits="1"/>
      <number:text>%</number:text>
    </number:percentage-style>
    <number:percentage-style style:name="N132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08:11:19.459000000</meta:creation-date>
    <meta:generator>LibreOffice/24.2.1.2$Windows_X86_64 LibreOffice_project/db4def46b0453cc22e2d0305797cf981b68ef5ac</meta:generator>
    <dc:date>2024-08-18T09:47:22.628000000</dc:date>
    <meta:editing-duration>PT6M4S</meta:editing-duration>
    <meta:editing-cycles>2</meta:editing-cycles>
    <meta:document-statistic meta:table-count="3" meta:cell-count="322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7cm" svg:height="9.183cm" xlink:href=".." xlink:type="simple" chart:class="chart:line" chart:style-name="ch1">
        <chart:legend chart:legend-position="end" svg:x="21.251cm" svg:y="4.048cm" style:legend-expansion="high" chart:style-name="ch2"/>
        <chart:plot-area chart:style-name="ch3" table:cell-range-address="Schedule.A1:Schedule.B362 Schedule.E1:Schedule.E362" chart:data-source-has-labels="both" svg:x="0.492cm" svg:y="0.183cm" svg:width="20.267cm" svg:height="8.817cm">
          <chart:coordinate-region svg:x="2.976cm" svg:y="0.38cm" svg:width="17.644cm" svg:height="7.681cm"/>
          <chart:axis chart:dimension="x" chart:name="primary-x" chart:style-name="ch4" chartooo:axis-type="auto">
            <chartooo:date-scale/>
            <chart:categories table:cell-range-address="Schedule.A2:Schedule.A3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hedule.B2:Schedule.B362" chart:label-cell-address="Schedule.B1:Schedule.B1" chart:class="chart:line">
            <chart:data-point chart:repeated="361"/>
          </chart:series>
          <chart:series chart:style-name="ch8" chart:values-cell-range-address="Schedule.E2:Schedule.E362" chart:label-cell-address="Schedule.E1:Schedule.E1" chart:class="chart:line">
            <chart:data-point chart:repeated="3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e</text:p>
                <draw:g>
                  <svg:desc>Schedule.B1:Schedule.B1</svg:desc>
                </draw:g>
              </table:table-cell>
              <table:table-cell office:value-type="string">
                <text:p>Interest Total</text:p>
                <draw:g>
                  <svg:desc>Schedule.E1:Schedule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chedule.A2:Schedule.A362</svg:desc>
                </draw:g>
              </table:table-cell>
              <table:table-cell office:value-type="float" office:value="1320000">
                <text:p>1320000</text:p>
                <draw:g>
                  <svg:desc>Schedule.B2:Schedule.B362</svg:desc>
                </draw:g>
              </table:table-cell>
              <table:table-cell office:value-type="float" office:value="0">
                <text:p>0</text:p>
                <draw:g>
                  <svg:desc>Schedule.E2:Schedule.E36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18747.53">
                <text:p>1318747.53</text:p>
              </table:table-cell>
              <table:table-cell office:value-type="float" office:value="6868.48">
                <text:p>6868.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17488.54">
                <text:p>1317488.54</text:p>
              </table:table-cell>
              <table:table-cell office:value-type="float" office:value="13730.4">
                <text:p>1373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16222.99">
                <text:p>1316222.99</text:p>
              </table:table-cell>
              <table:table-cell office:value-type="float" office:value="20585.73">
                <text:p>20585.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14950.85">
                <text:p>1314950.85</text:p>
              </table:table-cell>
              <table:table-cell office:value-type="float" office:value="27434.44">
                <text:p>27434.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3672.09">
                <text:p>1313672.09</text:p>
              </table:table-cell>
              <table:table-cell office:value-type="float" office:value="34276.49">
                <text:p>34276.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2386.67">
                <text:p>1312386.67</text:p>
              </table:table-cell>
              <table:table-cell office:value-type="float" office:value="41111.84">
                <text:p>41111.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11094.55">
                <text:p>1311094.55</text:p>
              </table:table-cell>
              <table:table-cell office:value-type="float" office:value="47940.46">
                <text:p>47940.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09795.7">
                <text:p>1309795.7</text:p>
              </table:table-cell>
              <table:table-cell office:value-type="float" office:value="54762.32">
                <text:p>54762.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08490.09">
                <text:p>1308490.09</text:p>
              </table:table-cell>
              <table:table-cell office:value-type="float" office:value="61577.38">
                <text:p>61577.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7177.68">
                <text:p>1307177.68</text:p>
              </table:table-cell>
              <table:table-cell office:value-type="float" office:value="68385.6">
                <text:p>68385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05858.43">
                <text:p>1305858.43</text:p>
              </table:table-cell>
              <table:table-cell office:value-type="float" office:value="75186.95">
                <text:p>75186.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04532.31">
                <text:p>1304532.31</text:p>
              </table:table-cell>
              <table:table-cell office:value-type="float" office:value="81981.39">
                <text:p>81981.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03199.28">
                <text:p>1303199.28</text:p>
              </table:table-cell>
              <table:table-cell office:value-type="float" office:value="88768.89">
                <text:p>88768.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01859.31">
                <text:p>1301859.31</text:p>
              </table:table-cell>
              <table:table-cell office:value-type="float" office:value="95549.41">
                <text:p>95549.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0512.36">
                <text:p>1300512.36</text:p>
              </table:table-cell>
              <table:table-cell office:value-type="float" office:value="102322.92">
                <text:p>102322.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99158.4">
                <text:p>1299158.4</text:p>
              </table:table-cell>
              <table:table-cell office:value-type="float" office:value="109089.37">
                <text:p>109089.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97797.38">
                <text:p>1297797.38</text:p>
              </table:table-cell>
              <table:table-cell office:value-type="float" office:value="115848.74">
                <text:p>115848.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96429.28">
                <text:p>1296429.28</text:p>
              </table:table-cell>
              <table:table-cell office:value-type="float" office:value="122600.98">
                <text:p>122600.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5054.05">
                <text:p>1295054.05</text:p>
              </table:table-cell>
              <table:table-cell office:value-type="float" office:value="129346.06">
                <text:p>129346.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93671.66">
                <text:p>1293671.66</text:p>
              </table:table-cell>
              <table:table-cell office:value-type="float" office:value="136083.94">
                <text:p>136083.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92282.07">
                <text:p>1292282.07</text:p>
              </table:table-cell>
              <table:table-cell office:value-type="float" office:value="142814.58">
                <text:p>142814.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90885.24">
                <text:p>1290885.24</text:p>
              </table:table-cell>
              <table:table-cell office:value-type="float" office:value="149537.95">
                <text:p>149537.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89481.14">
                <text:p>1289481.14</text:p>
              </table:table-cell>
              <table:table-cell office:value-type="float" office:value="156254">
                <text:p>1562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88069.72">
                <text:p>1288069.72</text:p>
              </table:table-cell>
              <table:table-cell office:value-type="float" office:value="162962.7">
                <text:p>162962.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86650.95">
                <text:p>1286650.95</text:p>
              </table:table-cell>
              <table:table-cell office:value-type="float" office:value="169664.01">
                <text:p>169664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85224.79">
                <text:p>1285224.79</text:p>
              </table:table-cell>
              <table:table-cell office:value-type="float" office:value="176357.89">
                <text:p>176357.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83791.2">
                <text:p>1283791.2</text:p>
              </table:table-cell>
              <table:table-cell office:value-type="float" office:value="183044.31">
                <text:p>183044.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82350.15">
                <text:p>1282350.15</text:p>
              </table:table-cell>
              <table:table-cell office:value-type="float" office:value="189723.22">
                <text:p>189723.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80901.59">
                <text:p>1280901.59</text:p>
              </table:table-cell>
              <table:table-cell office:value-type="float" office:value="196394.59">
                <text:p>196394.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79445.49">
                <text:p>1279445.49</text:p>
              </table:table-cell>
              <table:table-cell office:value-type="float" office:value="203058.37">
                <text:p>203058.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77981.8">
                <text:p>1277981.8</text:p>
              </table:table-cell>
              <table:table-cell office:value-type="float" office:value="209714.53">
                <text:p>209714.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76510.49">
                <text:p>1276510.49</text:p>
              </table:table-cell>
              <table:table-cell office:value-type="float" office:value="216363.03">
                <text:p>216363.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75031.52">
                <text:p>1275031.52</text:p>
              </table:table-cell>
              <table:table-cell office:value-type="float" office:value="223003.82">
                <text:p>223003.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73544.84">
                <text:p>1273544.84</text:p>
              </table:table-cell>
              <table:table-cell office:value-type="float" office:value="229636.87">
                <text:p>229636.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72050.42">
                <text:p>1272050.42</text:p>
              </table:table-cell>
              <table:table-cell office:value-type="float" office:value="236262.14">
                <text:p>236262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70548.22">
                <text:p>1270548.22</text:p>
              </table:table-cell>
              <table:table-cell office:value-type="float" office:value="242879.58">
                <text:p>242879.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69038.19">
                <text:p>1269038.19</text:p>
              </table:table-cell>
              <table:table-cell office:value-type="float" office:value="249489.16">
                <text:p>249489.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67520.3">
                <text:p>1267520.3</text:p>
              </table:table-cell>
              <table:table-cell office:value-type="float" office:value="256090.83">
                <text:p>256090.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5994.5">
                <text:p>1265994.5</text:p>
              </table:table-cell>
              <table:table-cell office:value-type="float" office:value="262684.56">
                <text:p>262684.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64460.76">
                <text:p>1264460.76</text:p>
              </table:table-cell>
              <table:table-cell office:value-type="float" office:value="269270.3">
                <text:p>269270.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62919.03">
                <text:p>1262919.03</text:p>
              </table:table-cell>
              <table:table-cell office:value-type="float" office:value="275848.01">
                <text:p>275848.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61369.27">
                <text:p>1261369.27</text:p>
              </table:table-cell>
              <table:table-cell office:value-type="float" office:value="282417.65">
                <text:p>282417.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59811.44">
                <text:p>1259811.44</text:p>
              </table:table-cell>
              <table:table-cell office:value-type="float" office:value="288979.17">
                <text:p>288979.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58245.49">
                <text:p>1258245.49</text:p>
              </table:table-cell>
              <table:table-cell office:value-type="float" office:value="295532.54">
                <text:p>295532.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56671.39">
                <text:p>1256671.39</text:p>
              </table:table-cell>
              <table:table-cell office:value-type="float" office:value="302077.71">
                <text:p>302077.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55089.09">
                <text:p>1255089.09</text:p>
              </table:table-cell>
              <table:table-cell office:value-type="float" office:value="308614.64">
                <text:p>308614.6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53498.55">
                <text:p>1253498.55</text:p>
              </table:table-cell>
              <table:table-cell office:value-type="float" office:value="315143.28">
                <text:p>315143.2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1899.72">
                <text:p>1251899.72</text:p>
              </table:table-cell>
              <table:table-cell office:value-type="float" office:value="321663.6">
                <text:p>321663.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50292.57">
                <text:p>1250292.57</text:p>
              </table:table-cell>
              <table:table-cell office:value-type="float" office:value="328175.55">
                <text:p>328175.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48677.05">
                <text:p>1248677.05</text:p>
              </table:table-cell>
              <table:table-cell office:value-type="float" office:value="334679.08">
                <text:p>334679.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47053.11">
                <text:p>1247053.11</text:p>
              </table:table-cell>
              <table:table-cell office:value-type="float" office:value="341174.15">
                <text:p>341174.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245420.71">
                <text:p>1245420.71</text:p>
              </table:table-cell>
              <table:table-cell office:value-type="float" office:value="347660.72">
                <text:p>347660.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43779.81">
                <text:p>1243779.81</text:p>
              </table:table-cell>
              <table:table-cell office:value-type="float" office:value="354138.74">
                <text:p>354138.7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242130.36">
                <text:p>1242130.36</text:p>
              </table:table-cell>
              <table:table-cell office:value-type="float" office:value="360608.17">
                <text:p>360608.1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40472.32">
                <text:p>1240472.32</text:p>
              </table:table-cell>
              <table:table-cell office:value-type="float" office:value="367068.97">
                <text:p>367068.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38805.65">
                <text:p>1238805.65</text:p>
              </table:table-cell>
              <table:table-cell office:value-type="float" office:value="373521.09">
                <text:p>373521.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237130.3">
                <text:p>1237130.3</text:p>
              </table:table-cell>
              <table:table-cell office:value-type="float" office:value="379964.48">
                <text:p>379964.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235446.22">
                <text:p>1235446.22</text:p>
              </table:table-cell>
              <table:table-cell office:value-type="float" office:value="386399.1">
                <text:p>386399.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33753.37">
                <text:p>1233753.37</text:p>
              </table:table-cell>
              <table:table-cell office:value-type="float" office:value="392824.9">
                <text:p>39282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32051.7">
                <text:p>1232051.7</text:p>
              </table:table-cell>
              <table:table-cell office:value-type="float" office:value="399241.84">
                <text:p>399241.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230341.17">
                <text:p>1230341.17</text:p>
              </table:table-cell>
              <table:table-cell office:value-type="float" office:value="405649.87">
                <text:p>405649.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228621.73">
                <text:p>1228621.73</text:p>
              </table:table-cell>
              <table:table-cell office:value-type="float" office:value="412048.95">
                <text:p>412048.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226893.34">
                <text:p>1226893.34</text:p>
              </table:table-cell>
              <table:table-cell office:value-type="float" office:value="418439.02">
                <text:p>418439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25155.94">
                <text:p>1225155.94</text:p>
              </table:table-cell>
              <table:table-cell office:value-type="float" office:value="424820.05">
                <text:p>424820.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23409.5">
                <text:p>1223409.5</text:p>
              </table:table-cell>
              <table:table-cell office:value-type="float" office:value="431191.98">
                <text:p>431191.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21653.96">
                <text:p>1221653.96</text:p>
              </table:table-cell>
              <table:table-cell office:value-type="float" office:value="437554.77">
                <text:p>437554.7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19889.28">
                <text:p>1219889.28</text:p>
              </table:table-cell>
              <table:table-cell office:value-type="float" office:value="443908.36">
                <text:p>443908.3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18115.4">
                <text:p>1218115.4</text:p>
              </table:table-cell>
              <table:table-cell office:value-type="float" office:value="450252.72">
                <text:p>450252.7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16332.29">
                <text:p>1216332.29</text:p>
              </table:table-cell>
              <table:table-cell office:value-type="float" office:value="456587.79">
                <text:p>456587.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14539.89">
                <text:p>1214539.89</text:p>
              </table:table-cell>
              <table:table-cell office:value-type="float" office:value="462913.52">
                <text:p>462913.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12738.15">
                <text:p>1212738.15</text:p>
              </table:table-cell>
              <table:table-cell office:value-type="float" office:value="469229.87">
                <text:p>469229.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210927.03">
                <text:p>1210927.03</text:p>
              </table:table-cell>
              <table:table-cell office:value-type="float" office:value="475536.79">
                <text:p>475536.7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09106.48">
                <text:p>1209106.48</text:p>
              </table:table-cell>
              <table:table-cell office:value-type="float" office:value="481834.22">
                <text:p>481834.2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07276.44">
                <text:p>1207276.44</text:p>
              </table:table-cell>
              <table:table-cell office:value-type="float" office:value="488122.12">
                <text:p>488122.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05436.87">
                <text:p>1205436.87</text:p>
              </table:table-cell>
              <table:table-cell office:value-type="float" office:value="494400.44">
                <text:p>494400.4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203587.72">
                <text:p>1203587.72</text:p>
              </table:table-cell>
              <table:table-cell office:value-type="float" office:value="500669.13">
                <text:p>500669.1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201728.94">
                <text:p>1201728.94</text:p>
              </table:table-cell>
              <table:table-cell office:value-type="float" office:value="506928.14">
                <text:p>506928.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99860.48">
                <text:p>1199860.48</text:p>
              </table:table-cell>
              <table:table-cell office:value-type="float" office:value="513177.42">
                <text:p>513177.4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97982.29">
                <text:p>1197982.29</text:p>
              </table:table-cell>
              <table:table-cell office:value-type="float" office:value="519416.92">
                <text:p>519416.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96094.32">
                <text:p>1196094.32</text:p>
              </table:table-cell>
              <table:table-cell office:value-type="float" office:value="525646.58">
                <text:p>525646.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94196.51">
                <text:p>1194196.51</text:p>
              </table:table-cell>
              <table:table-cell office:value-type="float" office:value="531866.36">
                <text:p>531866.3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92288.82">
                <text:p>1192288.82</text:p>
              </table:table-cell>
              <table:table-cell office:value-type="float" office:value="538076.2">
                <text:p>538076.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90371.19">
                <text:p>1190371.19</text:p>
              </table:table-cell>
              <table:table-cell office:value-type="float" office:value="544276.05">
                <text:p>544276.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88443.57">
                <text:p>1188443.57</text:p>
              </table:table-cell>
              <table:table-cell office:value-type="float" office:value="550465.87">
                <text:p>550465.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86505.92">
                <text:p>1186505.92</text:p>
              </table:table-cell>
              <table:table-cell office:value-type="float" office:value="556645.59">
                <text:p>556645.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84558.17">
                <text:p>1184558.17</text:p>
              </table:table-cell>
              <table:table-cell office:value-type="float" office:value="562815.17">
                <text:p>562815.1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82600.28">
                <text:p>1182600.28</text:p>
              </table:table-cell>
              <table:table-cell office:value-type="float" office:value="568974.55">
                <text:p>568974.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80632.19">
                <text:p>1180632.19</text:p>
              </table:table-cell>
              <table:table-cell office:value-type="float" office:value="575123.68">
                <text:p>575123.6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78653.85">
                <text:p>1178653.85</text:p>
              </table:table-cell>
              <table:table-cell office:value-type="float" office:value="581262.51">
                <text:p>581262.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76665.21">
                <text:p>1176665.21</text:p>
              </table:table-cell>
              <table:table-cell office:value-type="float" office:value="587390.98">
                <text:p>587390.9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74666.21">
                <text:p>1174666.21</text:p>
              </table:table-cell>
              <table:table-cell office:value-type="float" office:value="593509.04">
                <text:p>593509.0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72656.8">
                <text:p>1172656.8</text:p>
              </table:table-cell>
              <table:table-cell office:value-type="float" office:value="599616.63">
                <text:p>599616.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70636.92">
                <text:p>1170636.92</text:p>
              </table:table-cell>
              <table:table-cell office:value-type="float" office:value="605713.7">
                <text:p>605713.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68606.52">
                <text:p>1168606.52</text:p>
              </table:table-cell>
              <table:table-cell office:value-type="float" office:value="611800.2">
                <text:p>611800.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66565.55">
                <text:p>1166565.55</text:p>
              </table:table-cell>
              <table:table-cell office:value-type="float" office:value="617876.07">
                <text:p>617876.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64513.95">
                <text:p>1164513.95</text:p>
              </table:table-cell>
              <table:table-cell office:value-type="float" office:value="623941.25">
                <text:p>623941.2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62451.66">
                <text:p>1162451.66</text:p>
              </table:table-cell>
              <table:table-cell office:value-type="float" office:value="629995.69">
                <text:p>629995.6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60378.63">
                <text:p>1160378.63</text:p>
              </table:table-cell>
              <table:table-cell office:value-type="float" office:value="636039.33">
                <text:p>636039.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58294.8">
                <text:p>1158294.8</text:p>
              </table:table-cell>
              <table:table-cell office:value-type="float" office:value="642072.12">
                <text:p>642072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6200.12">
                <text:p>1156200.12</text:p>
              </table:table-cell>
              <table:table-cell office:value-type="float" office:value="648094">
                <text:p>64809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54094.53">
                <text:p>1154094.53</text:p>
              </table:table-cell>
              <table:table-cell office:value-type="float" office:value="654104.91">
                <text:p>654104.9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51977.97">
                <text:p>1151977.97</text:p>
              </table:table-cell>
              <table:table-cell office:value-type="float" office:value="660104.8">
                <text:p>660104.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49850.39">
                <text:p>1149850.39</text:p>
              </table:table-cell>
              <table:table-cell office:value-type="float" office:value="666093.61">
                <text:p>666093.6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47711.73">
                <text:p>1147711.73</text:p>
              </table:table-cell>
              <table:table-cell office:value-type="float" office:value="672071.28">
                <text:p>672071.2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45561.93">
                <text:p>1145561.93</text:p>
              </table:table-cell>
              <table:table-cell office:value-type="float" office:value="678037.75">
                <text:p>678037.7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43400.93">
                <text:p>1143400.93</text:p>
              </table:table-cell>
              <table:table-cell office:value-type="float" office:value="683992.97">
                <text:p>683992.9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41228.68">
                <text:p>1141228.68</text:p>
              </table:table-cell>
              <table:table-cell office:value-type="float" office:value="689936.87">
                <text:p>689936.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39045.11">
                <text:p>1139045.11</text:p>
              </table:table-cell>
              <table:table-cell office:value-type="float" office:value="695869.4">
                <text:p>695869.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36850.17">
                <text:p>1136850.17</text:p>
              </table:table-cell>
              <table:table-cell office:value-type="float" office:value="701790.5">
                <text:p>701790.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4643.8">
                <text:p>1134643.8</text:p>
              </table:table-cell>
              <table:table-cell office:value-type="float" office:value="707700.11">
                <text:p>707700.1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32425.94">
                <text:p>1132425.94</text:p>
              </table:table-cell>
              <table:table-cell office:value-type="float" office:value="713598.17">
                <text:p>713598.1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30196.53">
                <text:p>1130196.53</text:p>
              </table:table-cell>
              <table:table-cell office:value-type="float" office:value="719484.62">
                <text:p>719484.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27955.51">
                <text:p>1127955.51</text:p>
              </table:table-cell>
              <table:table-cell office:value-type="float" office:value="725359.39">
                <text:p>725359.3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25702.81">
                <text:p>1125702.81</text:p>
              </table:table-cell>
              <table:table-cell office:value-type="float" office:value="731222.43">
                <text:p>731222.4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23438.38">
                <text:p>1123438.38</text:p>
              </table:table-cell>
              <table:table-cell office:value-type="float" office:value="737073.68">
                <text:p>737073.6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21162.16">
                <text:p>1121162.16</text:p>
              </table:table-cell>
              <table:table-cell office:value-type="float" office:value="742913.07">
                <text:p>742913.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18874.08">
                <text:p>1118874.08</text:p>
              </table:table-cell>
              <table:table-cell office:value-type="float" office:value="748740.54">
                <text:p>748740.5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16574.08">
                <text:p>1116574.08</text:p>
              </table:table-cell>
              <table:table-cell office:value-type="float" office:value="754556.03">
                <text:p>754556.0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14262.1">
                <text:p>1114262.1</text:p>
              </table:table-cell>
              <table:table-cell office:value-type="float" office:value="760359.48">
                <text:p>760359.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11938.08">
                <text:p>1111938.08</text:p>
              </table:table-cell>
              <table:table-cell office:value-type="float" office:value="766150.83">
                <text:p>766150.8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09601.96">
                <text:p>1109601.96</text:p>
              </table:table-cell>
              <table:table-cell office:value-type="float" office:value="771930.01">
                <text:p>771930.0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07253.67">
                <text:p>1107253.67</text:p>
              </table:table-cell>
              <table:table-cell office:value-type="float" office:value="777696.96">
                <text:p>777696.9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04893.15">
                <text:p>1104893.15</text:p>
              </table:table-cell>
              <table:table-cell office:value-type="float" office:value="783451.62">
                <text:p>783451.6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102520.34">
                <text:p>1102520.34</text:p>
              </table:table-cell>
              <table:table-cell office:value-type="float" office:value="789193.92">
                <text:p>789193.9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00135.17">
                <text:p>1100135.17</text:p>
              </table:table-cell>
              <table:table-cell office:value-type="float" office:value="794923.8">
                <text:p>794923.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097737.58">
                <text:p>1097737.58</text:p>
              </table:table-cell>
              <table:table-cell office:value-type="float" office:value="800641.19">
                <text:p>800641.1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95327.5">
                <text:p>1095327.5</text:p>
              </table:table-cell>
              <table:table-cell office:value-type="float" office:value="806346.03">
                <text:p>806346.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92904.87">
                <text:p>1092904.87</text:p>
              </table:table-cell>
              <table:table-cell office:value-type="float" office:value="812038.25">
                <text:p>812038.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90469.62">
                <text:p>1090469.62</text:p>
              </table:table-cell>
              <table:table-cell office:value-type="float" office:value="817717.78">
                <text:p>817717.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88021.68">
                <text:p>1088021.68</text:p>
              </table:table-cell>
              <table:table-cell office:value-type="float" office:value="823384.56">
                <text:p>823384.5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085560.99">
                <text:p>1085560.99</text:p>
              </table:table-cell>
              <table:table-cell office:value-type="float" office:value="829038.53">
                <text:p>829038.5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083087.49">
                <text:p>1083087.49</text:p>
              </table:table-cell>
              <table:table-cell office:value-type="float" office:value="834679.62">
                <text:p>834679.6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080601.11">
                <text:p>1080601.11</text:p>
              </table:table-cell>
              <table:table-cell office:value-type="float" office:value="840307.76">
                <text:p>840307.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78101.78">
                <text:p>1078101.78</text:p>
              </table:table-cell>
              <table:table-cell office:value-type="float" office:value="845922.88">
                <text:p>845922.8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75589.43">
                <text:p>1075589.43</text:p>
              </table:table-cell>
              <table:table-cell office:value-type="float" office:value="851524.91">
                <text:p>851524.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73063.99">
                <text:p>1073063.99</text:p>
              </table:table-cell>
              <table:table-cell office:value-type="float" office:value="857113.79">
                <text:p>857113.7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70525.4">
                <text:p>1070525.4</text:p>
              </table:table-cell>
              <table:table-cell office:value-type="float" office:value="862689.45">
                <text:p>862689.4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67973.59">
                <text:p>1067973.59</text:p>
              </table:table-cell>
              <table:table-cell office:value-type="float" office:value="868251.82">
                <text:p>868251.8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65408.49">
                <text:p>1065408.49</text:p>
              </table:table-cell>
              <table:table-cell office:value-type="float" office:value="873800.83">
                <text:p>873800.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62830.03">
                <text:p>1062830.03</text:p>
              </table:table-cell>
              <table:table-cell office:value-type="float" office:value="879336.41">
                <text:p>879336.4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060238.14">
                <text:p>1060238.14</text:p>
              </table:table-cell>
              <table:table-cell office:value-type="float" office:value="884858.49">
                <text:p>884858.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57632.75">
                <text:p>1057632.75</text:p>
              </table:table-cell>
              <table:table-cell office:value-type="float" office:value="890367">
                <text:p>89036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55013.79">
                <text:p>1055013.79</text:p>
              </table:table-cell>
              <table:table-cell office:value-type="float" office:value="895861.87">
                <text:p>895861.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52381.19">
                <text:p>1052381.19</text:p>
              </table:table-cell>
              <table:table-cell office:value-type="float" office:value="901343.03">
                <text:p>901343.0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49734.88">
                <text:p>1049734.88</text:p>
              </table:table-cell>
              <table:table-cell office:value-type="float" office:value="906810.4">
                <text:p>906810.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47074.78">
                <text:p>1047074.78</text:p>
              </table:table-cell>
              <table:table-cell office:value-type="float" office:value="912263.92">
                <text:p>912263.9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44400.83">
                <text:p>1044400.83</text:p>
              </table:table-cell>
              <table:table-cell office:value-type="float" office:value="917703.51">
                <text:p>917703.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41712.95">
                <text:p>1041712.95</text:p>
              </table:table-cell>
              <table:table-cell office:value-type="float" office:value="923129.1">
                <text:p>923129.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39011.07">
                <text:p>1039011.07</text:p>
              </table:table-cell>
              <table:table-cell office:value-type="float" office:value="928540.62">
                <text:p>928540.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36295.12">
                <text:p>1036295.12</text:p>
              </table:table-cell>
              <table:table-cell office:value-type="float" office:value="933938">
                <text:p>93393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33565.03">
                <text:p>1033565.03</text:p>
              </table:table-cell>
              <table:table-cell office:value-type="float" office:value="939321.16">
                <text:p>939321.1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30820.72">
                <text:p>1030820.72</text:p>
              </table:table-cell>
              <table:table-cell office:value-type="float" office:value="944690.02">
                <text:p>944690.0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28062.11">
                <text:p>1028062.11</text:p>
              </table:table-cell>
              <table:table-cell office:value-type="float" office:value="950044.52">
                <text:p>950044.5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25289.14">
                <text:p>1025289.14</text:p>
              </table:table-cell>
              <table:table-cell office:value-type="float" office:value="955384.57">
                <text:p>955384.5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22501.72">
                <text:p>1022501.72</text:p>
              </table:table-cell>
              <table:table-cell office:value-type="float" office:value="960710.1">
                <text:p>960710.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19699.78">
                <text:p>1019699.78</text:p>
              </table:table-cell>
              <table:table-cell office:value-type="float" office:value="966021.04">
                <text:p>966021.0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16883.25">
                <text:p>1016883.25</text:p>
              </table:table-cell>
              <table:table-cell office:value-type="float" office:value="971317.31">
                <text:p>971317.3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014052.05">
                <text:p>1014052.05</text:p>
              </table:table-cell>
              <table:table-cell office:value-type="float" office:value="976598.84">
                <text:p>976598.8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11206.11">
                <text:p>1011206.11</text:p>
              </table:table-cell>
              <table:table-cell office:value-type="float" office:value="981865.54">
                <text:p>981865.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8345.34">
                <text:p>1008345.34</text:p>
              </table:table-cell>
              <table:table-cell office:value-type="float" office:value="987117.34">
                <text:p>987117.3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05469.67">
                <text:p>1005469.67</text:p>
              </table:table-cell>
              <table:table-cell office:value-type="float" office:value="992354.17">
                <text:p>992354.1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02579.03">
                <text:p>1002579.03</text:p>
              </table:table-cell>
              <table:table-cell office:value-type="float" office:value="997575.94">
                <text:p>997575.9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999673.33">
                <text:p>999673.33</text:p>
              </table:table-cell>
              <table:table-cell office:value-type="float" office:value="1002782.58">
                <text:p>1002782.5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996752.5">
                <text:p>996752.5</text:p>
              </table:table-cell>
              <table:table-cell office:value-type="float" office:value="1007974">
                <text:p>100797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993816.45">
                <text:p>993816.45</text:p>
              </table:table-cell>
              <table:table-cell office:value-type="float" office:value="1013150.13">
                <text:p>1013150.1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990865.11">
                <text:p>990865.11</text:p>
              </table:table-cell>
              <table:table-cell office:value-type="float" office:value="1018310.89">
                <text:p>1018310.8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987898.4">
                <text:p>987898.4</text:p>
              </table:table-cell>
              <table:table-cell office:value-type="float" office:value="1023456.2">
                <text:p>1023456.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984916.24">
                <text:p>984916.24</text:p>
              </table:table-cell>
              <table:table-cell office:value-type="float" office:value="1028585.98">
                <text:p>1028585.9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81918.55">
                <text:p>981918.55</text:p>
              </table:table-cell>
              <table:table-cell office:value-type="float" office:value="1033700.14">
                <text:p>1033700.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78905.24">
                <text:p>978905.24</text:p>
              </table:table-cell>
              <table:table-cell office:value-type="float" office:value="1038798.61">
                <text:p>1038798.6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975876.24">
                <text:p>975876.24</text:p>
              </table:table-cell>
              <table:table-cell office:value-type="float" office:value="1043881.3">
                <text:p>1043881.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972831.46">
                <text:p>972831.46</text:p>
              </table:table-cell>
              <table:table-cell office:value-type="float" office:value="1048948.14">
                <text:p>1048948.1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969770.83">
                <text:p>969770.83</text:p>
              </table:table-cell>
              <table:table-cell office:value-type="float" office:value="1053999.03">
                <text:p>1053999.0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966694.25">
                <text:p>966694.25</text:p>
              </table:table-cell>
              <table:table-cell office:value-type="float" office:value="1059033.9">
                <text:p>1059033.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963601.65">
                <text:p>963601.65</text:p>
              </table:table-cell>
              <table:table-cell office:value-type="float" office:value="1064052.66">
                <text:p>1064052.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960492.94">
                <text:p>960492.94</text:p>
              </table:table-cell>
              <table:table-cell office:value-type="float" office:value="1069055.23">
                <text:p>1069055.2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957368.04">
                <text:p>957368.04</text:p>
              </table:table-cell>
              <table:table-cell office:value-type="float" office:value="1074041.53">
                <text:p>1074041.5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954226.87">
                <text:p>954226.87</text:p>
              </table:table-cell>
              <table:table-cell office:value-type="float" office:value="1079011.47">
                <text:p>1079011.4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951069.34">
                <text:p>951069.34</text:p>
              </table:table-cell>
              <table:table-cell office:value-type="float" office:value="1083964.96">
                <text:p>1083964.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47895.36">
                <text:p>947895.36</text:p>
              </table:table-cell>
              <table:table-cell office:value-type="float" office:value="1088901.92">
                <text:p>1088901.9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944704.85">
                <text:p>944704.85</text:p>
              </table:table-cell>
              <table:table-cell office:value-type="float" office:value="1093822.26">
                <text:p>1093822.2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941497.72">
                <text:p>941497.72</text:p>
              </table:table-cell>
              <table:table-cell office:value-type="float" office:value="1098725.9">
                <text:p>1098725.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938273.89">
                <text:p>938273.89</text:p>
              </table:table-cell>
              <table:table-cell office:value-type="float" office:value="1103612.75">
                <text:p>1103612.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935033.27">
                <text:p>935033.27</text:p>
              </table:table-cell>
              <table:table-cell office:value-type="float" office:value="1108482.72">
                <text:p>1108482.7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931775.77">
                <text:p>931775.77</text:p>
              </table:table-cell>
              <table:table-cell office:value-type="float" office:value="1113335.72">
                <text:p>1113335.7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928501.3">
                <text:p>928501.3</text:p>
              </table:table-cell>
              <table:table-cell office:value-type="float" office:value="1118171.67">
                <text:p>1118171.6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925209.78">
                <text:p>925209.78</text:p>
              </table:table-cell>
              <table:table-cell office:value-type="float" office:value="1122990.48">
                <text:p>1122990.4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921901.12">
                <text:p>921901.12</text:p>
              </table:table-cell>
              <table:table-cell office:value-type="float" office:value="1127792.05">
                <text:p>1127792.0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918575.22">
                <text:p>918575.22</text:p>
              </table:table-cell>
              <table:table-cell office:value-type="float" office:value="1132576.3">
                <text:p>1132576.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15232">
                <text:p>915232</text:p>
              </table:table-cell>
              <table:table-cell office:value-type="float" office:value="1137343.14">
                <text:p>1137343.1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11871.37">
                <text:p>911871.37</text:p>
              </table:table-cell>
              <table:table-cell office:value-type="float" office:value="1142092.48">
                <text:p>1142092.4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908493.24">
                <text:p>908493.24</text:p>
              </table:table-cell>
              <table:table-cell office:value-type="float" office:value="1146824.22">
                <text:p>1146824.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905097.51">
                <text:p>905097.51</text:p>
              </table:table-cell>
              <table:table-cell office:value-type="float" office:value="1151538.27">
                <text:p>1151538.2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01684.09">
                <text:p>901684.09</text:p>
              </table:table-cell>
              <table:table-cell office:value-type="float" office:value="1156234.55">
                <text:p>1156234.5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898252.9">
                <text:p>898252.9</text:p>
              </table:table-cell>
              <table:table-cell office:value-type="float" office:value="1160912.96">
                <text:p>1160912.9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94803.84">
                <text:p>894803.84</text:p>
              </table:table-cell>
              <table:table-cell office:value-type="float" office:value="1165573.4">
                <text:p>1165573.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891336.81">
                <text:p>891336.81</text:p>
              </table:table-cell>
              <table:table-cell office:value-type="float" office:value="1170215.78">
                <text:p>1170215.7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87851.72">
                <text:p>887851.72</text:p>
              </table:table-cell>
              <table:table-cell office:value-type="float" office:value="1174840.01">
                <text:p>1174840.0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884348.48">
                <text:p>884348.48</text:p>
              </table:table-cell>
              <table:table-cell office:value-type="float" office:value="1179446">
                <text:p>11794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0827">
                <text:p>880827</text:p>
              </table:table-cell>
              <table:table-cell office:value-type="float" office:value="1184033.65">
                <text:p>1184033.6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877287.18">
                <text:p>877287.18</text:p>
              </table:table-cell>
              <table:table-cell office:value-type="float" office:value="1188602.86">
                <text:p>1188602.8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873728.92">
                <text:p>873728.92</text:p>
              </table:table-cell>
              <table:table-cell office:value-type="float" office:value="1193153.54">
                <text:p>1193153.5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70152.13">
                <text:p>870152.13</text:p>
              </table:table-cell>
              <table:table-cell office:value-type="float" office:value="1197685.59">
                <text:p>1197685.5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66556.71">
                <text:p>866556.71</text:p>
              </table:table-cell>
              <table:table-cell office:value-type="float" office:value="1202198.91">
                <text:p>1202198.9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862942.56">
                <text:p>862942.56</text:p>
              </table:table-cell>
              <table:table-cell office:value-type="float" office:value="1206693.41">
                <text:p>1206693.4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859309.59">
                <text:p>859309.59</text:p>
              </table:table-cell>
              <table:table-cell office:value-type="float" office:value="1211168.99">
                <text:p>1211168.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855657.7">
                <text:p>855657.7</text:p>
              </table:table-cell>
              <table:table-cell office:value-type="float" office:value="1215625.55">
                <text:p>1215625.5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51986.79">
                <text:p>851986.79</text:p>
              </table:table-cell>
              <table:table-cell office:value-type="float" office:value="1220062.99">
                <text:p>1220062.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848296.76">
                <text:p>848296.76</text:p>
              </table:table-cell>
              <table:table-cell office:value-type="float" office:value="1224481.21">
                <text:p>1224481.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44587.51">
                <text:p>844587.51</text:p>
              </table:table-cell>
              <table:table-cell office:value-type="float" office:value="1228880.11">
                <text:p>1228880.1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840858.94">
                <text:p>840858.94</text:p>
              </table:table-cell>
              <table:table-cell office:value-type="float" office:value="1233259.59">
                <text:p>1233259.5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37110.95">
                <text:p>837110.95</text:p>
              </table:table-cell>
              <table:table-cell office:value-type="float" office:value="1237619.55">
                <text:p>1237619.5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833343.44">
                <text:p>833343.44</text:p>
              </table:table-cell>
              <table:table-cell office:value-type="float" office:value="1241959.89">
                <text:p>1241959.8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829556.31">
                <text:p>829556.31</text:p>
              </table:table-cell>
              <table:table-cell office:value-type="float" office:value="1246280.5">
                <text:p>1246280.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825749.45">
                <text:p>825749.45</text:p>
              </table:table-cell>
              <table:table-cell office:value-type="float" office:value="1250581.28">
                <text:p>1250581.2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821922.76">
                <text:p>821922.76</text:p>
              </table:table-cell>
              <table:table-cell office:value-type="float" office:value="1254862.13">
                <text:p>1254862.1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818076.14">
                <text:p>818076.14</text:p>
              </table:table-cell>
              <table:table-cell office:value-type="float" office:value="1259122.95">
                <text:p>1259122.9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814209.49">
                <text:p>814209.49</text:p>
              </table:table-cell>
              <table:table-cell office:value-type="float" office:value="1263363.63">
                <text:p>1263363.6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10322.7">
                <text:p>810322.7</text:p>
              </table:table-cell>
              <table:table-cell office:value-type="float" office:value="1267584.07">
                <text:p>1267584.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06415.67">
                <text:p>806415.67</text:p>
              </table:table-cell>
              <table:table-cell office:value-type="float" office:value="1271784.16">
                <text:p>1271784.1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802488.29">
                <text:p>802488.29</text:p>
              </table:table-cell>
              <table:table-cell office:value-type="float" office:value="1275963.79">
                <text:p>1275963.7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798540.45">
                <text:p>798540.45</text:p>
              </table:table-cell>
              <table:table-cell office:value-type="float" office:value="1280122.86">
                <text:p>1280122.8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94572.05">
                <text:p>794572.05</text:p>
              </table:table-cell>
              <table:table-cell office:value-type="float" office:value="1284261.26">
                <text:p>1284261.2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790582.98">
                <text:p>790582.98</text:p>
              </table:table-cell>
              <table:table-cell office:value-type="float" office:value="1288378.88">
                <text:p>1288378.8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86573.13">
                <text:p>786573.13</text:p>
              </table:table-cell>
              <table:table-cell office:value-type="float" office:value="1292475.62">
                <text:p>1292475.6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82542.4">
                <text:p>782542.4</text:p>
              </table:table-cell>
              <table:table-cell office:value-type="float" office:value="1296551.37">
                <text:p>1296551.3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78490.68">
                <text:p>778490.68</text:p>
              </table:table-cell>
              <table:table-cell office:value-type="float" office:value="1300606.01">
                <text:p>1300606.0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74417.85">
                <text:p>774417.85</text:p>
              </table:table-cell>
              <table:table-cell office:value-type="float" office:value="1304639.44">
                <text:p>1304639.4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70323.81">
                <text:p>770323.81</text:p>
              </table:table-cell>
              <table:table-cell office:value-type="float" office:value="1308651.55">
                <text:p>1308651.5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66208.45">
                <text:p>766208.45</text:p>
              </table:table-cell>
              <table:table-cell office:value-type="float" office:value="1312642.22">
                <text:p>1312642.2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762071.65">
                <text:p>762071.65</text:p>
              </table:table-cell>
              <table:table-cell office:value-type="float" office:value="1316611.35">
                <text:p>1316611.3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757913.31">
                <text:p>757913.31</text:p>
              </table:table-cell>
              <table:table-cell office:value-type="float" office:value="1320558.82">
                <text:p>1320558.8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753733.31">
                <text:p>753733.31</text:p>
              </table:table-cell>
              <table:table-cell office:value-type="float" office:value="1324484.52">
                <text:p>1324484.5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749531.54">
                <text:p>749531.54</text:p>
              </table:table-cell>
              <table:table-cell office:value-type="float" office:value="1328388.34">
                <text:p>1328388.3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745307.89">
                <text:p>745307.89</text:p>
              </table:table-cell>
              <table:table-cell office:value-type="float" office:value="1332270.16">
                <text:p>1332270.1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41062.24">
                <text:p>741062.24</text:p>
              </table:table-cell>
              <table:table-cell office:value-type="float" office:value="1336129.86">
                <text:p>1336129.8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736794.47">
                <text:p>736794.47</text:p>
              </table:table-cell>
              <table:table-cell office:value-type="float" office:value="1339967.34">
                <text:p>1339967.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32504.48">
                <text:p>732504.48</text:p>
              </table:table-cell>
              <table:table-cell office:value-type="float" office:value="1343782.47">
                <text:p>1343782.4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28192.14">
                <text:p>728192.14</text:p>
              </table:table-cell>
              <table:table-cell office:value-type="float" office:value="1347575.14">
                <text:p>1347575.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3857.34">
                <text:p>723857.34</text:p>
              </table:table-cell>
              <table:table-cell office:value-type="float" office:value="1351345.24">
                <text:p>1351345.2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19499.97">
                <text:p>719499.97</text:p>
              </table:table-cell>
              <table:table-cell office:value-type="float" office:value="1355092.64">
                <text:p>1355092.6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715119.9">
                <text:p>715119.9</text:p>
              </table:table-cell>
              <table:table-cell office:value-type="float" office:value="1358817.23">
                <text:p>1358817.2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710717.02">
                <text:p>710717.02</text:p>
              </table:table-cell>
              <table:table-cell office:value-type="float" office:value="1362518.89">
                <text:p>1362518.8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06291.21">
                <text:p>706291.21</text:p>
              </table:table-cell>
              <table:table-cell office:value-type="float" office:value="1366197.5">
                <text:p>1366197.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701842.35">
                <text:p>701842.35</text:p>
              </table:table-cell>
              <table:table-cell office:value-type="float" office:value="1369852.93">
                <text:p>1369852.9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97370.31">
                <text:p>697370.31</text:p>
              </table:table-cell>
              <table:table-cell office:value-type="float" office:value="1373485.07">
                <text:p>1373485.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92874.98">
                <text:p>692874.98</text:p>
              </table:table-cell>
              <table:table-cell office:value-type="float" office:value="1377093.8">
                <text:p>1377093.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88356.24">
                <text:p>688356.24</text:p>
              </table:table-cell>
              <table:table-cell office:value-type="float" office:value="1380678.99">
                <text:p>1380678.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83813.96">
                <text:p>683813.96</text:p>
              </table:table-cell>
              <table:table-cell office:value-type="float" office:value="1384240.53">
                <text:p>1384240.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79248.03">
                <text:p>679248.03</text:p>
              </table:table-cell>
              <table:table-cell office:value-type="float" office:value="1387778.29">
                <text:p>1387778.2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74658.32">
                <text:p>674658.32</text:p>
              </table:table-cell>
              <table:table-cell office:value-type="float" office:value="1391292.14">
                <text:p>1391292.1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70044.7">
                <text:p>670044.7</text:p>
              </table:table-cell>
              <table:table-cell office:value-type="float" office:value="1394781.96">
                <text:p>1394781.9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65407.05">
                <text:p>665407.05</text:p>
              </table:table-cell>
              <table:table-cell office:value-type="float" office:value="1398247.63">
                <text:p>1398247.6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60745.25">
                <text:p>660745.25</text:p>
              </table:table-cell>
              <table:table-cell office:value-type="float" office:value="1401689.02">
                <text:p>1401689.0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56059.17">
                <text:p>656059.17</text:p>
              </table:table-cell>
              <table:table-cell office:value-type="float" office:value="1405106">
                <text:p>140510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51348.68">
                <text:p>651348.68</text:p>
              </table:table-cell>
              <table:table-cell office:value-type="float" office:value="1408498.45">
                <text:p>1408498.4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6613.66">
                <text:p>646613.66</text:p>
              </table:table-cell>
              <table:table-cell office:value-type="float" office:value="1411866.23">
                <text:p>1411866.2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1853.97">
                <text:p>641853.97</text:p>
              </table:table-cell>
              <table:table-cell office:value-type="float" office:value="1415209.22">
                <text:p>1415209.2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7069.49">
                <text:p>637069.49</text:p>
              </table:table-cell>
              <table:table-cell office:value-type="float" office:value="1418527.3">
                <text:p>1418527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2260.1">
                <text:p>632260.1</text:p>
              </table:table-cell>
              <table:table-cell office:value-type="float" office:value="1421820.33">
                <text:p>1421820.3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27425.66">
                <text:p>627425.66</text:p>
              </table:table-cell>
              <table:table-cell office:value-type="float" office:value="1425088.18">
                <text:p>1425088.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22566.04">
                <text:p>622566.04</text:p>
              </table:table-cell>
              <table:table-cell office:value-type="float" office:value="1428330.72">
                <text:p>1428330.7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17681.11">
                <text:p>617681.11</text:p>
              </table:table-cell>
              <table:table-cell office:value-type="float" office:value="1431547.81">
                <text:p>1431547.8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12770.73">
                <text:p>612770.73</text:p>
              </table:table-cell>
              <table:table-cell office:value-type="float" office:value="1434739.33">
                <text:p>1434739.3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07834.78">
                <text:p>607834.78</text:p>
              </table:table-cell>
              <table:table-cell office:value-type="float" office:value="1437905.14">
                <text:p>1437905.1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2873.12">
                <text:p>602873.12</text:p>
              </table:table-cell>
              <table:table-cell office:value-type="float" office:value="1441045.11">
                <text:p>1441045.1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597885.62">
                <text:p>597885.62</text:p>
              </table:table-cell>
              <table:table-cell office:value-type="float" office:value="1444159.1">
                <text:p>1444159.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592872.14">
                <text:p>592872.14</text:p>
              </table:table-cell>
              <table:table-cell office:value-type="float" office:value="1447246.98">
                <text:p>1447246.9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587832.55">
                <text:p>587832.55</text:p>
              </table:table-cell>
              <table:table-cell office:value-type="float" office:value="1450308.61">
                <text:p>1450308.6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82766.71">
                <text:p>582766.71</text:p>
              </table:table-cell>
              <table:table-cell office:value-type="float" office:value="1453343.86">
                <text:p>1453343.8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577674.49">
                <text:p>577674.49</text:p>
              </table:table-cell>
              <table:table-cell office:value-type="float" office:value="1456352.59">
                <text:p>1456352.5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572555.75">
                <text:p>572555.75</text:p>
              </table:table-cell>
              <table:table-cell office:value-type="float" office:value="1459334.66">
                <text:p>1459334.6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67410.35">
                <text:p>567410.35</text:p>
              </table:table-cell>
              <table:table-cell office:value-type="float" office:value="1462289.93">
                <text:p>1462289.9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562238.15">
                <text:p>562238.15</text:p>
              </table:table-cell>
              <table:table-cell office:value-type="float" office:value="1465218.26">
                <text:p>1465218.2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557039.01">
                <text:p>557039.01</text:p>
              </table:table-cell>
              <table:table-cell office:value-type="float" office:value="1468119.51">
                <text:p>1468119.5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551812.79">
                <text:p>551812.79</text:p>
              </table:table-cell>
              <table:table-cell office:value-type="float" office:value="1470993.54">
                <text:p>1470993.5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546559.35">
                <text:p>546559.35</text:p>
              </table:table-cell>
              <table:table-cell office:value-type="float" office:value="1473840.21">
                <text:p>1473840.2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41278.55">
                <text:p>541278.55</text:p>
              </table:table-cell>
              <table:table-cell office:value-type="float" office:value="1476659.37">
                <text:p>1476659.3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535970.24">
                <text:p>535970.24</text:p>
              </table:table-cell>
              <table:table-cell office:value-type="float" office:value="1479450.89">
                <text:p>1479450.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30634.29">
                <text:p>530634.29</text:p>
              </table:table-cell>
              <table:table-cell office:value-type="float" office:value="1482214.62">
                <text:p>1482214.6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25270.55">
                <text:p>525270.55</text:p>
              </table:table-cell>
              <table:table-cell office:value-type="float" office:value="1484950.41">
                <text:p>1484950.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519878.87">
                <text:p>519878.87</text:p>
              </table:table-cell>
              <table:table-cell office:value-type="float" office:value="1487658.12">
                <text:p>1487658.1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514459.11">
                <text:p>514459.11</text:p>
              </table:table-cell>
              <table:table-cell office:value-type="float" office:value="1490337.6">
                <text:p>1490337.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09011.12">
                <text:p>509011.12</text:p>
              </table:table-cell>
              <table:table-cell office:value-type="float" office:value="1492988.7">
                <text:p>1492988.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03534.75">
                <text:p>503534.75</text:p>
              </table:table-cell>
              <table:table-cell office:value-type="float" office:value="1495611.28">
                <text:p>1495611.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98029.86">
                <text:p>498029.86</text:p>
              </table:table-cell>
              <table:table-cell office:value-type="float" office:value="1498205.19">
                <text:p>1498205.1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92496.3">
                <text:p>492496.3</text:p>
              </table:table-cell>
              <table:table-cell office:value-type="float" office:value="1500770.28">
                <text:p>1500770.2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86933.92">
                <text:p>486933.92</text:p>
              </table:table-cell>
              <table:table-cell office:value-type="float" office:value="1503306.4">
                <text:p>1503306.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81342.57">
                <text:p>481342.57</text:p>
              </table:table-cell>
              <table:table-cell office:value-type="float" office:value="1505813.4">
                <text:p>1505813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75722.1">
                <text:p>475722.1</text:p>
              </table:table-cell>
              <table:table-cell office:value-type="float" office:value="1508291.12">
                <text:p>1508291.1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70072.35">
                <text:p>470072.35</text:p>
              </table:table-cell>
              <table:table-cell office:value-type="float" office:value="1510739.42">
                <text:p>1510739.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64393.18">
                <text:p>464393.18</text:p>
              </table:table-cell>
              <table:table-cell office:value-type="float" office:value="1513158.14">
                <text:p>1513158.1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58684.43">
                <text:p>458684.43</text:p>
              </table:table-cell>
              <table:table-cell office:value-type="float" office:value="1515547.13">
                <text:p>1515547.1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52945.95">
                <text:p>452945.95</text:p>
              </table:table-cell>
              <table:table-cell office:value-type="float" office:value="1517906.23">
                <text:p>1517906.2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47177.58">
                <text:p>447177.58</text:p>
              </table:table-cell>
              <table:table-cell office:value-type="float" office:value="1520235.28">
                <text:p>1520235.2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41379.16">
                <text:p>441379.16</text:p>
              </table:table-cell>
              <table:table-cell office:value-type="float" office:value="1522534.13">
                <text:p>1522534.1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35550.54">
                <text:p>435550.54</text:p>
              </table:table-cell>
              <table:table-cell office:value-type="float" office:value="1524802.63">
                <text:p>1524802.6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29691.57">
                <text:p>429691.57</text:p>
              </table:table-cell>
              <table:table-cell office:value-type="float" office:value="1527040.61">
                <text:p>1527040.6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23802.08">
                <text:p>423802.08</text:p>
              </table:table-cell>
              <table:table-cell office:value-type="float" office:value="1529247.92">
                <text:p>1529247.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17881.92">
                <text:p>417881.92</text:p>
              </table:table-cell>
              <table:table-cell office:value-type="float" office:value="1531424.39">
                <text:p>1531424.3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11930.92">
                <text:p>411930.92</text:p>
              </table:table-cell>
              <table:table-cell office:value-type="float" office:value="1533569.87">
                <text:p>1533569.8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05948.93">
                <text:p>405948.93</text:p>
              </table:table-cell>
              <table:table-cell office:value-type="float" office:value="1535684.19">
                <text:p>1535684.1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99935.78">
                <text:p>399935.78</text:p>
              </table:table-cell>
              <table:table-cell office:value-type="float" office:value="1537767.19">
                <text:p>1537767.1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93891.31">
                <text:p>393891.31</text:p>
              </table:table-cell>
              <table:table-cell office:value-type="float" office:value="1539818.71">
                <text:p>1539818.7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87815.36">
                <text:p>387815.36</text:p>
              </table:table-cell>
              <table:table-cell office:value-type="float" office:value="1541838.59">
                <text:p>1541838.5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81707.77">
                <text:p>381707.77</text:p>
              </table:table-cell>
              <table:table-cell office:value-type="float" office:value="1543826.66">
                <text:p>1543826.6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75568.37">
                <text:p>375568.37</text:p>
              </table:table-cell>
              <table:table-cell office:value-type="float" office:value="1545782.75">
                <text:p>1545782.7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69396.99">
                <text:p>369396.99</text:p>
              </table:table-cell>
              <table:table-cell office:value-type="float" office:value="1547706.7">
                <text:p>1547706.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63193.47">
                <text:p>363193.47</text:p>
              </table:table-cell>
              <table:table-cell office:value-type="float" office:value="1549598.34">
                <text:p>1549598.3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56957.64">
                <text:p>356957.64</text:p>
              </table:table-cell>
              <table:table-cell office:value-type="float" office:value="1551457.5">
                <text:p>1551457.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50689.33">
                <text:p>350689.33</text:p>
              </table:table-cell>
              <table:table-cell office:value-type="float" office:value="1553284.01">
                <text:p>1553284.0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44388.37">
                <text:p>344388.37</text:p>
              </table:table-cell>
              <table:table-cell office:value-type="float" office:value="1555077.7">
                <text:p>1555077.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38054.59">
                <text:p>338054.59</text:p>
              </table:table-cell>
              <table:table-cell office:value-type="float" office:value="1556838.41">
                <text:p>1556838.4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31687.83">
                <text:p>331687.83</text:p>
              </table:table-cell>
              <table:table-cell office:value-type="float" office:value="1558565.96">
                <text:p>1558565.9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25287.91">
                <text:p>325287.91</text:p>
              </table:table-cell>
              <table:table-cell office:value-type="float" office:value="1560260.17">
                <text:p>1560260.1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18854.65">
                <text:p>318854.65</text:p>
              </table:table-cell>
              <table:table-cell office:value-type="float" office:value="1561920.88">
                <text:p>1561920.8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12387.89">
                <text:p>312387.89</text:p>
              </table:table-cell>
              <table:table-cell office:value-type="float" office:value="1563547.91">
                <text:p>1563547.9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05887.45">
                <text:p>305887.45</text:p>
              </table:table-cell>
              <table:table-cell office:value-type="float" office:value="1565141.08">
                <text:p>1565141.0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99353.15">
                <text:p>299353.15</text:p>
              </table:table-cell>
              <table:table-cell office:value-type="float" office:value="1566700.22">
                <text:p>1566700.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92784.82">
                <text:p>292784.82</text:p>
              </table:table-cell>
              <table:table-cell office:value-type="float" office:value="1568225.15">
                <text:p>1568225.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86182.28">
                <text:p>286182.28</text:p>
              </table:table-cell>
              <table:table-cell office:value-type="float" office:value="1569715.69">
                <text:p>1569715.6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79545.35">
                <text:p>279545.35</text:p>
              </table:table-cell>
              <table:table-cell office:value-type="float" office:value="1571171.66">
                <text:p>1571171.6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72873.85">
                <text:p>272873.85</text:p>
              </table:table-cell>
              <table:table-cell office:value-type="float" office:value="1572592.88">
                <text:p>1572592.8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66167.6">
                <text:p>266167.6</text:p>
              </table:table-cell>
              <table:table-cell office:value-type="float" office:value="1573979.17">
                <text:p>1573979.17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59426.42">
                <text:p>259426.42</text:p>
              </table:table-cell>
              <table:table-cell office:value-type="float" office:value="1575330.35">
                <text:p>1575330.3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252650.13">
                <text:p>252650.13</text:p>
              </table:table-cell>
              <table:table-cell office:value-type="float" office:value="1576646.24">
                <text:p>1576646.2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45838.55">
                <text:p>245838.55</text:p>
              </table:table-cell>
              <table:table-cell office:value-type="float" office:value="1577926.65">
                <text:p>1577926.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38991.49">
                <text:p>238991.49</text:p>
              </table:table-cell>
              <table:table-cell office:value-type="float" office:value="1579171.4">
                <text:p>1579171.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32108.77">
                <text:p>232108.77</text:p>
              </table:table-cell>
              <table:table-cell office:value-type="float" office:value="1580380.3">
                <text:p>1580380.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25190.2">
                <text:p>225190.2</text:p>
              </table:table-cell>
              <table:table-cell office:value-type="float" office:value="1581553.17">
                <text:p>1581553.1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18235.6">
                <text:p>218235.6</text:p>
              </table:table-cell>
              <table:table-cell office:value-type="float" office:value="1582689.82">
                <text:p>1582689.8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11244.78">
                <text:p>211244.78</text:p>
              </table:table-cell>
              <table:table-cell office:value-type="float" office:value="1583790.06">
                <text:p>1583790.0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04217.55">
                <text:p>204217.55</text:p>
              </table:table-cell>
              <table:table-cell office:value-type="float" office:value="1584853.7">
                <text:p>1584853.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97153.72">
                <text:p>197153.72</text:p>
              </table:table-cell>
              <table:table-cell office:value-type="float" office:value="1585880.55">
                <text:p>1585880.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90053.1">
                <text:p>190053.1</text:p>
              </table:table-cell>
              <table:table-cell office:value-type="float" office:value="1586870.41">
                <text:p>1586870.4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82915.49">
                <text:p>182915.49</text:p>
              </table:table-cell>
              <table:table-cell office:value-type="float" office:value="1587823.1">
                <text:p>1587823.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75740.71">
                <text:p>175740.71</text:p>
              </table:table-cell>
              <table:table-cell office:value-type="float" office:value="1588738.42">
                <text:p>1588738.4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68528.56">
                <text:p>168528.56</text:p>
              </table:table-cell>
              <table:table-cell office:value-type="float" office:value="1589616.18">
                <text:p>1589616.1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61278.85">
                <text:p>161278.85</text:p>
              </table:table-cell>
              <table:table-cell office:value-type="float" office:value="1590456.18">
                <text:p>1590456.1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3991.38">
                <text:p>153991.38</text:p>
              </table:table-cell>
              <table:table-cell office:value-type="float" office:value="1591258.22">
                <text:p>1591258.2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46665.95">
                <text:p>146665.95</text:p>
              </table:table-cell>
              <table:table-cell office:value-type="float" office:value="1592022.11">
                <text:p>1592022.1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39302.37">
                <text:p>139302.37</text:p>
              </table:table-cell>
              <table:table-cell office:value-type="float" office:value="1592747.65">
                <text:p>1592747.6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31900.44">
                <text:p>131900.44</text:p>
              </table:table-cell>
              <table:table-cell office:value-type="float" office:value="1593434.64">
                <text:p>1593434.6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24459.96">
                <text:p>124459.96</text:p>
              </table:table-cell>
              <table:table-cell office:value-type="float" office:value="1594082.87">
                <text:p>1594082.8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6980.72">
                <text:p>116980.72</text:p>
              </table:table-cell>
              <table:table-cell office:value-type="float" office:value="1594692.15">
                <text:p>1594692.1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9462.53">
                <text:p>109462.53</text:p>
              </table:table-cell>
              <table:table-cell office:value-type="float" office:value="1595262.27">
                <text:p>1595262.27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01905.18">
                <text:p>101905.18</text:p>
              </table:table-cell>
              <table:table-cell office:value-type="float" office:value="1595793.03">
                <text:p>1595793.0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94308.4700000004">
                <text:p>94308.4700000004</text:p>
              </table:table-cell>
              <table:table-cell office:value-type="float" office:value="1596284.22">
                <text:p>1596284.2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6672.1900000004">
                <text:p>86672.1900000004</text:p>
              </table:table-cell>
              <table:table-cell office:value-type="float" office:value="1596735.64">
                <text:p>1596735.6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8996.1400000004">
                <text:p>78996.1400000004</text:p>
              </table:table-cell>
              <table:table-cell office:value-type="float" office:value="1597147.08">
                <text:p>1597147.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71280.1100000004">
                <text:p>71280.1100000004</text:p>
              </table:table-cell>
              <table:table-cell office:value-type="float" office:value="1597518.34">
                <text:p>1597518.3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63523.9000000004">
                <text:p>63523.9000000004</text:p>
              </table:table-cell>
              <table:table-cell office:value-type="float" office:value="1597849.2">
                <text:p>1597849.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55727.2900000004">
                <text:p>55727.2900000004</text:p>
              </table:table-cell>
              <table:table-cell office:value-type="float" office:value="1598139.45">
                <text:p>1598139.4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7890.0700000004">
                <text:p>47890.0700000004</text:p>
              </table:table-cell>
              <table:table-cell office:value-type="float" office:value="1598388.88">
                <text:p>1598388.8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0012.0300000004">
                <text:p>40012.0300000004</text:p>
              </table:table-cell>
              <table:table-cell office:value-type="float" office:value="1598597.28">
                <text:p>1598597.2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2092.9600000004">
                <text:p>32092.9600000004</text:p>
              </table:table-cell>
              <table:table-cell office:value-type="float" office:value="1598764.44">
                <text:p>1598764.4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24132.6500000004">
                <text:p>24132.6500000004</text:p>
              </table:table-cell>
              <table:table-cell office:value-type="float" office:value="1598890.14">
                <text:p>1598890.1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6130.8800000004">
                <text:p>16130.8800000004</text:p>
              </table:table-cell>
              <table:table-cell office:value-type="float" office:value="1598974.16">
                <text:p>1598974.1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087.43000000036">
                <text:p>8087.43000000036</text:p>
              </table:table-cell>
              <table:table-cell office:value-type="float" office:value="1599016.29">
                <text:p>1599016.2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.09000000036122">
                <text:p>2.09000000036122</text:p>
              </table:table-cell>
              <table:table-cell office:value-type="float" office:value="1599016.31">
                <text:p>1599016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